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8.223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6.754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6.1cm"/>
    </style:style>
    <style:style style:name="co11" style:family="table-column">
      <style:table-column-properties fo:break-before="auto" style:column-width="8.333cm"/>
    </style:style>
    <style:style style:name="co12" style:family="table-column">
      <style:table-column-properties fo:break-before="auto" style:column-width="5.881cm"/>
    </style:style>
    <style:style style:name="co13" style:family="table-column">
      <style:table-column-properties fo:break-before="auto" style:column-width="6.399cm"/>
    </style:style>
    <style:style style:name="co14" style:family="table-column">
      <style:table-column-properties fo:break-before="auto" style:column-width="6.181cm"/>
    </style:style>
    <style:style style:name="co15" style:family="table-column">
      <style:table-column-properties fo:break-before="auto" style:column-width="4.711cm"/>
    </style:style>
    <style:style style:name="co16" style:family="table-column">
      <style:table-column-properties fo:break-before="auto" style:column-width="3.785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6.726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2.477cm"/>
    </style:style>
    <style:style style:name="co21" style:family="table-column">
      <style:table-column-properties fo:break-before="auto" style:column-width="5.283cm"/>
    </style:style>
    <style:style style:name="co22" style:family="table-column">
      <style:table-column-properties fo:break-before="auto" style:column-width="7.897cm"/>
    </style:style>
    <style:style style:name="co23" style:family="table-column">
      <style:table-column-properties fo:break-before="auto" style:column-width="7.461cm"/>
    </style:style>
    <style:style style:name="co24" style:family="table-column">
      <style:table-column-properties fo:break-before="auto" style:column-width="5.173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6.699cm"/>
    </style:style>
    <style:style style:name="co27" style:family="table-column">
      <style:table-column-properties fo:break-before="auto" style:column-width="3.186cm"/>
    </style:style>
    <style:style style:name="co28" style:family="table-column">
      <style:table-column-properties fo:break-before="auto" style:column-width="2.669cm"/>
    </style:style>
    <style:style style:name="co29" style:family="table-column">
      <style:table-column-properties fo:break-before="auto" style:column-width="5.419cm"/>
    </style:style>
    <style:style style:name="co30" style:family="table-column">
      <style:table-column-properties fo:break-before="auto" style:column-width="6.916cm"/>
    </style:style>
    <style:style style:name="co31" style:family="table-column">
      <style:table-column-properties fo:break-before="auto" style:column-width="7.733cm"/>
    </style:style>
    <style:style style:name="co32" style:family="table-column">
      <style:table-column-properties fo:break-before="auto" style:column-width="4.602cm"/>
    </style:style>
    <style:style style:name="co33" style:family="table-column">
      <style:table-column-properties fo:break-before="auto" style:column-width="4.03cm"/>
    </style:style>
    <style:style style:name="co34" style:family="table-column">
      <style:table-column-properties fo:break-before="auto" style:column-width="7.4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Excel_20_Built-in_20_Explanatory_20_Tex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37"/>
    <style:style style:name="ce1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4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ceipt 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Name 1</text:p>
          </table:table-cell>
          <table:table-cell table:style-name="ce1" office:value-type="string" calcext:value-type="string">
            <text:p>Mobile 1</text:p>
          </table:table-cell>
          <table:table-cell table:style-name="ce1" office:value-type="string" calcext:value-type="string">
            <text:p>Email 1</text:p>
          </table:table-cell>
          <table:table-cell table:style-name="ce1" office:value-type="string" calcext:value-type="string">
            <text:p>Name 2</text:p>
          </table:table-cell>
          <table:table-cell table:style-name="ce1" office:value-type="string" calcext:value-type="string">
            <text:p>Mobile 2</text:p>
          </table:table-cell>
          <table:table-cell table:style-name="ce1" office:value-type="string" calcext:value-type="string">
            <text:p>Email 2</text:p>
          </table:table-cell>
          <table:table-cell table:style-name="ce1" office:value-type="string" calcext:value-type="string">
            <text:p>Name 3</text:p>
          </table:table-cell>
          <table:table-cell table:style-name="ce1" office:value-type="string" calcext:value-type="string">
            <text:p>Mobile 3</text:p>
          </table:table-cell>
          <table:table-cell table:style-name="ce1" office:value-type="string" calcext:value-type="string">
            <text:p>Email 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ishabh mishra</text:p>
          </table:table-cell>
          <table:table-cell table:style-name="ce1" office:value-type="float" office:value="8796754156" calcext:value-type="float">
            <text:p>8796754156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ivyonshu</text:p>
          </table:table-cell>
          <table:table-cell table:style-name="ce1" office:value-type="float" office:value="9967696041" calcext:value-type="float">
            <text:p>9967696041</text:p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dvait patil</text:p>
          </table:table-cell>
          <table:table-cell table:style-name="ce1" office:value-type="float" office:value="8888810185" calcext:value-type="float">
            <text:p>8888810185</text:p>
          </table:table-cell>
          <table:table-cell table:style-name="ce7" office:value-type="string" calcext:value-type="string">
            <text:p><text:a xlink:href="mailto:adwait1234@gmail.com" xlink:type="simple">adwait1234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gaurav dhurjad</text:p>
          </table:table-cell>
          <table:table-cell table:style-name="ce1" office:value-type="float" office:value="7841040794" calcext:value-type="float">
            <text:p>7841040794</text:p>
          </table:table-cell>
          <table:table-cell table:style-name="ce7" office:value-type="string" calcext:value-type="string">
            <text:p><text:a xlink:href="mailto:gaurav.dhurjad@yahoo.com" xlink:type="simple">gaurav.dhurjad@yahoo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ooja udawant</text:p>
          </table:table-cell>
          <table:table-cell table:style-name="ce1" office:value-type="float" office:value="8237319883" calcext:value-type="float">
            <text:p>8237319883</text:p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Chirag Tripathy</text:p>
          </table:table-cell>
          <table:table-cell table:style-name="ce1" office:value-type="float" office:value="7768980224" calcext:value-type="float">
            <text:p>7768980224</text:p>
          </table:table-cell>
          <table:table-cell table:style-name="ce7" office:value-type="string" calcext:value-type="string">
            <text:p><text:a xlink:href="mailto:clktripathy@gmail.com" xlink:type="simple">clktripathy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shish Dhone</text:p>
          </table:table-cell>
          <table:table-cell table:style-name="ce1" office:value-type="float" office:value="7385711194" calcext:value-type="float">
            <text:p>7385711194</text:p>
          </table:table-cell>
          <table:table-cell table:style-name="ce7" office:value-type="string" calcext:value-type="string">
            <text:p><text:a xlink:href="mailto:ashishdhone12165@gmail.com" xlink:type="simple">ashishdhone12165@gmail.com</text:a></text:p>
          </table:table-cell>
          <table:table-cell table:style-name="ce1" office:value-type="string" calcext:value-type="string">
            <text:p>Kapil Kamble</text:p>
          </table:table-cell>
          <table:table-cell table:style-name="ce1" office:value-type="float" office:value="7040590870" calcext:value-type="float">
            <text:p>7040590870</text:p>
          </table:table-cell>
          <table:table-cell table:style-name="ce7" office:value-type="string" calcext:value-type="string">
            <text:p><text:a xlink:href="mailto:kapilk0207@gmail.com" xlink:type="simple">kapilk0207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ikhil Garg</text:p>
          </table:table-cell>
          <table:table-cell table:style-name="ce1" office:value-type="float" office:value="9850468528" calcext:value-type="float">
            <text:p>9850468528</text:p>
          </table:table-cell>
          <table:table-cell table:style-name="ce7" office:value-type="string" calcext:value-type="string">
            <text:p><text:a xlink:href="mailto:nikhilgarg@gmail.com" xlink:type="simple">nikhilgarg@gmail.com</text:a></text:p>
          </table:table-cell>
          <table:table-cell table:style-name="ce1" office:value-type="string" calcext:value-type="string">
            <text:p>Anurag Kulkarni</text:p>
          </table:table-cell>
          <table:table-cell table:style-name="ce1" office:value-type="float" office:value="9422537648" calcext:value-type="float">
            <text:p>9422537648</text:p>
          </table:table-cell>
          <table:table-cell table:style-name="ce7" office:value-type="string" calcext:value-type="string">
            <text:p><text:a xlink:href="mailto:anurag.kulkarni98@gmail.com" xlink:type="simple">anurag.kulkarni98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iket Jire</text:p>
          </table:table-cell>
          <table:table-cell table:style-name="ce1" office:value-type="float" office:value="9168281216" calcext:value-type="float">
            <text:p>9168281216</text:p>
          </table:table-cell>
          <table:table-cell table:style-name="ce7" office:value-type="string" calcext:value-type="string">
            <text:p><text:a xlink:href="mailto:aniketjire@gmail.com" xlink:type="simple">aniketjir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nita Kengar</text:p>
          </table:table-cell>
          <table:table-cell table:style-name="ce1" office:value-type="float" office:value="8798721559" calcext:value-type="float">
            <text:p>8798721559</text:p>
          </table:table-cell>
          <table:table-cell table:style-name="ce7" office:value-type="string" calcext:value-type="string">
            <text:p><text:a xlink:href="mailto:pranitakengar8@gmail.com" xlink:type="simple">pranitakengar8@gmail.com</text:a></text:p>
          </table:table-cell>
          <table:table-cell table:style-name="ce1" office:value-type="string" calcext:value-type="string">
            <text:p>Kajal Hargunai</text:p>
          </table:table-cell>
          <table:table-cell table:style-name="ce1" office:value-type="float" office:value="7350083075" calcext:value-type="float">
            <text:p>7350083075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unil More</text:p>
          </table:table-cell>
          <table:table-cell table:style-name="ce1" office:value-type="float" office:value="8055287997" calcext:value-type="float">
            <text:p>8055287997</text:p>
          </table:table-cell>
          <table:table-cell table:style-name="ce7" office:value-type="string" calcext:value-type="string">
            <text:p><text:a xlink:href="mailto:sunilnhone@yahoo.com" xlink:type="simple">sunilnhone@yahoo.com</text:a></text:p>
          </table:table-cell>
          <table:table-cell table:style-name="ce1" office:value-type="string" calcext:value-type="string">
            <text:p>Rishal Gawade</text:p>
          </table:table-cell>
          <table:table-cell table:style-name="ce1" office:value-type="float" office:value="7709088251" calcext:value-type="float">
            <text:p>7709088251</text:p>
          </table:table-cell>
          <table:table-cell table:style-name="ce7" office:value-type="string" calcext:value-type="string">
            <text:p><text:a xlink:href="mailto:rishalgawade1@gmail.com" xlink:type="simple">rishalgawade1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reya Gaikwad</text:p>
          </table:table-cell>
          <table:table-cell table:style-name="ce1" office:value-type="float" office:value="7507411985" calcext:value-type="float">
            <text:p>7507411985</text:p>
          </table:table-cell>
          <table:table-cell table:style-name="ce7" office:value-type="string" calcext:value-type="string">
            <text:p><text:a xlink:href="mailto:shree.sg98@gmail.com" xlink:type="simple">shree.sg9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kshay Phadnis </text:p>
          </table:table-cell>
          <table:table-cell table:style-name="ce1"/>
          <table:table-cell table:style-name="ce7" office:value-type="string" calcext:value-type="string">
            <text:p><text:a xlink:href="mailto:akshayphadnis1994@gmail.com" xlink:type="simple">akshayphadnis1994@gmail.com</text:a></text:p>
          </table:table-cell>
          <table:table-cell table:style-name="ce1" office:value-type="string" calcext:value-type="string">
            <text:p>Abdul Wasay</text:p>
          </table:table-cell>
          <table:table-cell table:style-name="ce1" office:value-type="float" office:value="9922131178" calcext:value-type="float">
            <text:p>9922131178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kush Pathak</text:p>
          </table:table-cell>
          <table:table-cell table:style-name="ce1" office:value-type="float" office:value="8796955259" calcext:value-type="float">
            <text:p>8796955259</text:p>
          </table:table-cell>
          <table:table-cell table:style-name="ce7" office:value-type="string" calcext:value-type="string">
            <text:p><text:a xlink:href="mailto:ankush.pathak151196@gmail.com" xlink:type="simple">ankush.pathak151196@gmail.com</text:a></text:p>
          </table:table-cell>
          <table:table-cell table:style-name="ce1" office:value-type="string" calcext:value-type="string">
            <text:p>Chandan Singh</text:p>
          </table:table-cell>
          <table:table-cell table:style-name="ce1" office:value-type="float" office:value="9665779206" calcext:value-type="float">
            <text:p>9665779206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 G Kartik</text:p>
          </table:table-cell>
          <table:table-cell table:style-name="ce1" office:value-type="float" office:value="7028443202" calcext:value-type="float">
            <text:p>7028443202</text:p>
          </table:table-cell>
          <table:table-cell table:style-name="ce7" office:value-type="string" calcext:value-type="string">
            <text:p><text:a xlink:href="mailto:sgkartik14091995@gmail.com" xlink:type="simple">sgkartik14091995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ohan Sonawane</text:p>
          </table:table-cell>
          <table:table-cell table:style-name="ce1" office:value-type="float" office:value="8390739983" calcext:value-type="float">
            <text:p>8390739983</text:p>
          </table:table-cell>
          <table:table-cell table:style-name="ce7" office:value-type="string" calcext:value-type="string">
            <text:p><text:a xlink:href="mailto:rohansonawane010296@gmail.com" xlink:type="simple">rohansonawane01029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Omkar Bviade</text:p>
          </table:table-cell>
          <table:table-cell table:style-name="ce1" office:value-type="float" office:value="8411936170" calcext:value-type="float">
            <text:p>8411936170</text:p>
          </table:table-cell>
          <table:table-cell table:style-name="ce7" office:value-type="string" calcext:value-type="string">
            <text:p><text:a xlink:href="mailto:omkarbviade20@gmail.com" xlink:type="simple">omkarbviade20@gmail.com</text:a></text:p>
          </table:table-cell>
          <table:table-cell table:style-name="ce1" office:value-type="string" calcext:value-type="string">
            <text:p>Mohit</text:p>
          </table:table-cell>
          <table:table-cell table:style-name="ce1" office:value-type="float" office:value="9021344769" calcext:value-type="float">
            <text:p>9021344769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omal Kokare</text:p>
          </table:table-cell>
          <table:table-cell table:style-name="ce1" office:value-type="float" office:value="8007344720" calcext:value-type="float">
            <text:p>8007344720</text:p>
          </table:table-cell>
          <table:table-cell table:style-name="ce7" office:value-type="string" calcext:value-type="string">
            <text:p><text:a xlink:href="mailto:kskokare22@gmail.com" xlink:type="simple">kskokare22@gmail.com</text:a></text:p>
          </table:table-cell>
          <table:table-cell table:style-name="ce1" office:value-type="string" calcext:value-type="string">
            <text:p>Shivani Gogavle</text:p>
          </table:table-cell>
          <table:table-cell table:style-name="ce1" office:value-type="float" office:value="8806621600" calcext:value-type="float">
            <text:p>8806621600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nket Thakre</text:p>
          </table:table-cell>
          <table:table-cell table:style-name="ce1" office:value-type="float" office:value="8380837852" calcext:value-type="float">
            <text:p>8380837852</text:p>
          </table:table-cell>
          <table:table-cell table:style-name="ce7" office:value-type="string" calcext:value-type="string">
            <text:p><text:a xlink:href="mailto:thakresanket01@gmail.com" xlink:type="simple">thakresanket01@gmail.com</text:a></text:p>
          </table:table-cell>
          <table:table-cell table:style-name="ce1" office:value-type="string" calcext:value-type="string">
            <text:p>Savan Nahar</text:p>
          </table:table-cell>
          <table:table-cell table:style-name="ce1" office:value-type="float" office:value="9028333089" calcext:value-type="float">
            <text:p>9028333089</text:p>
          </table:table-cell>
          <table:table-cell table:style-name="ce1" office:value-type="string" calcext:value-type="string">
            <text:p>jarvisxxx@hot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tharva Nirale</text:p>
          </table:table-cell>
          <table:table-cell table:style-name="ce1" office:value-type="float" office:value="8888590591" calcext:value-type="float">
            <text:p>8888590591</text:p>
          </table:table-cell>
          <table:table-cell table:style-name="ce7" office:value-type="string" calcext:value-type="string">
            <text:p><text:a xlink:href="mailto:atharva.nirale@gmail.com" xlink:type="simple">atharva.nirale@gmail.com</text:a></text:p>
          </table:table-cell>
          <table:table-cell table:style-name="ce1" office:value-type="string" calcext:value-type="string">
            <text:p>Pratik Patil</text:p>
          </table:table-cell>
          <table:table-cell table:style-name="ce1" office:value-type="float" office:value="9158814409" calcext:value-type="float">
            <text:p>9158814409</text:p>
          </table:table-cell>
          <table:table-cell table:style-name="ce1" office:value-type="string" calcext:value-type="string">
            <text:p>meet.urpratik@gmail.com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hananjay Uday Gavade</text:p>
          </table:table-cell>
          <table:table-cell table:style-name="ce1" office:value-type="float" office:value="8446770995" calcext:value-type="float">
            <text:p>8446770995</text:p>
          </table:table-cell>
          <table:table-cell table:style-name="ce1"/>
          <table:table-cell table:style-name="ce1" office:value-type="string" calcext:value-type="string">
            <text:p>Ashitosh Bhade</text:p>
          </table:table-cell>
          <table:table-cell table:style-name="ce1" office:value-type="float" office:value="9168984080" calcext:value-type="float">
            <text:p>9168984080</text:p>
          </table:table-cell>
          <table:table-cell table:style-name="ce1" office:value-type="string" calcext:value-type="string">
            <text:p>ashitosh.bhade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shant</text:p>
          </table:table-cell>
          <table:table-cell table:style-name="ce1" office:value-type="float" office:value="9594752396" calcext:value-type="float">
            <text:p>9594752396</text:p>
          </table:table-cell>
          <table:table-cell table:style-name="ce7" office:value-type="string" calcext:value-type="string">
            <text:p><text:a xlink:href="mailto:hs192120@gmail.com" xlink:type="simple">hs192120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Chinmay kodaganur</text:p>
          </table:table-cell>
          <table:table-cell table:style-name="ce1" office:value-type="float" office:value="7738929422" calcext:value-type="float">
            <text:p>7738929422</text:p>
          </table:table-cell>
          <table:table-cell table:style-name="ce7" office:value-type="string" calcext:value-type="string">
            <text:p><text:a xlink:href="mailto:ckodag15@gmail.com" xlink:type="simple">ckodag15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idit Chokshi</text:p>
          </table:table-cell>
          <table:table-cell table:style-name="ce1" office:value-type="float" office:value="9099928470" calcext:value-type="float">
            <text:p>9099928470</text:p>
          </table:table-cell>
          <table:table-cell table:style-name="ce7" office:value-type="string" calcext:value-type="string">
            <text:p><text:a xlink:href="mailto:vidit261@gmail.com" xlink:type="simple">vidit26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vi Saxena</text:p>
          </table:table-cell>
          <table:table-cell table:style-name="ce1" office:value-type="float" office:value="7895562128" calcext:value-type="float">
            <text:p>7895562128</text:p>
          </table:table-cell>
          <table:table-cell table:style-name="ce7" office:value-type="string" calcext:value-type="string">
            <text:p><text:a xlink:href="mailto:avi.sxn92@gmail.com" xlink:type="simple">avi.sxn92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lok Parida</text:p>
          </table:table-cell>
          <table:table-cell table:style-name="ce1" office:value-type="float" office:value="9820244277" calcext:value-type="float">
            <text:p>9820244277</text:p>
          </table:table-cell>
          <table:table-cell table:style-name="ce7" office:value-type="string" calcext:value-type="string">
            <text:p><text:a xlink:href="mailto:shlokparida@gmail.com" xlink:type="simple">shlokparida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urus Sethna</text:p>
          </table:table-cell>
          <table:table-cell table:style-name="ce1" office:value-type="float" office:value="9011081302" calcext:value-type="float">
            <text:p>9011081302</text:p>
          </table:table-cell>
          <table:table-cell table:style-name="ce7" office:value-type="string" calcext:value-type="string">
            <text:p><text:a xlink:href="mailto:Kuruss@gmail.com" xlink:type="simple">Kuruss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bhishek Nalawade</text:p>
          </table:table-cell>
          <table:table-cell table:style-name="ce1" office:value-type="float" office:value="7875798462" calcext:value-type="float">
            <text:p>7875798462</text:p>
          </table:table-cell>
          <table:table-cell table:style-name="ce7" office:value-type="string" calcext:value-type="string">
            <text:p>abhisnalawade95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and Pande</text:p>
          </table:table-cell>
          <table:table-cell table:style-name="ce1" office:value-type="float" office:value="8275496110" calcext:value-type="float">
            <text:p>8275496110</text:p>
          </table:table-cell>
          <table:table-cell table:style-name="ce7" office:value-type="string" calcext:value-type="string">
            <text:p>anandpande@outlook.com</text:p>
          </table:table-cell>
          <table:table-cell table:style-name="ce1" office:value-type="string" calcext:value-type="string">
            <text:p>Piyush Bhalerao</text:p>
          </table:table-cell>
          <table:table-cell table:style-name="ce1" office:value-type="float" office:value="9423035830" calcext:value-type="float">
            <text:p>9423035830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etan Jadhav</text:p>
          </table:table-cell>
          <table:table-cell table:style-name="ce1" office:value-type="float" office:value="9764827426" calcext:value-type="float">
            <text:p>9764827426</text:p>
          </table:table-cell>
          <table:table-cell table:style-name="ce7" office:value-type="string" calcext:value-type="string">
            <text:p>jadhavketan14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huta Joshi</text:p>
          </table:table-cell>
          <table:table-cell table:style-name="ce1" office:value-type="float" office:value="9922024868" calcext:value-type="float">
            <text:p>9922024868</text:p>
          </table:table-cell>
          <table:table-cell table:style-name="ce7" office:value-type="string" calcext:value-type="string">
            <text:p>rcj9719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ankaj Jahagirdar</text:p>
          </table:table-cell>
          <table:table-cell table:style-name="ce1" office:value-type="float" office:value="9028185384" calcext:value-type="float">
            <text:p>9028185384</text:p>
          </table:table-cell>
          <table:table-cell table:style-name="ce7" office:value-type="string" calcext:value-type="string">
            <text:p>pankajjahagirdar@ymail.com</text:p>
          </table:table-cell>
          <table:table-cell table:style-name="ce1" office:value-type="string" calcext:value-type="string">
            <text:p>Saransh Dhirendave</text:p>
          </table:table-cell>
          <table:table-cell table:style-name="ce1" office:value-type="float" office:value="7219244301" calcext:value-type="float">
            <text:p>7219244301</text:p>
          </table:table-cell>
          <table:table-cell table:style-name="ce1" office:value-type="string" calcext:value-type="string">
            <text:p>saransh.dave@gmail.com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ayush Garhwal</text:p>
          </table:table-cell>
          <table:table-cell table:style-name="ce1" office:value-type="float" office:value="7720090742" calcext:value-type="float">
            <text:p>7720090742</text:p>
          </table:table-cell>
          <table:table-cell table:style-name="ce7" office:value-type="string" calcext:value-type="string">
            <text:p>aayushgarhwal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ngi Saste</text:p>
          </table:table-cell>
          <table:table-cell table:style-name="ce1" office:value-type="float" office:value="9870045928" calcext:value-type="float">
            <text:p>9870045928</text:p>
          </table:table-cell>
          <table:table-cell table:style-name="ce7" office:value-type="string" calcext:value-type="string">
            <text:p>shubs96@gmail.com</text:p>
          </table:table-cell>
          <table:table-cell table:style-name="ce1" office:value-type="string" calcext:value-type="string">
            <text:p>Poorva Patil</text:p>
          </table:table-cell>
          <table:table-cell table:style-name="ce1" office:value-type="float" office:value="7741975014" calcext:value-type="float">
            <text:p>7741975014</text:p>
          </table:table-cell>
          <table:table-cell table:style-name="ce1" office:value-type="string" calcext:value-type="string">
            <text:p><text:s/>-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raddha Mandekar</text:p>
          </table:table-cell>
          <table:table-cell table:style-name="ce1" office:value-type="float" office:value="9096512103" calcext:value-type="float">
            <text:p>9096512103</text:p>
          </table:table-cell>
          <table:table-cell table:style-name="ce7" office:value-type="string" calcext:value-type="string">
            <text:p>shraddhamandekar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shmi Sarode</text:p>
          </table:table-cell>
          <table:table-cell table:style-name="ce1" office:value-type="float" office:value="8855946253" calcext:value-type="float">
            <text:p>8855946253</text:p>
          </table:table-cell>
          <table:table-cell table:style-name="ce7" office:value-type="string" calcext:value-type="string">
            <text:p>rashmisarode24@gmail.com</text:p>
          </table:table-cell>
          <table:table-cell table:style-name="ce1" office:value-type="string" calcext:value-type="string">
            <text:p>Harshad Parmar</text:p>
          </table:table-cell>
          <table:table-cell table:style-name="ce1" office:value-type="float" office:value="9890528828" calcext:value-type="float">
            <text:p>9890528828</text:p>
          </table:table-cell>
          <table:table-cell table:style-name="ce1" office:value-type="string" calcext:value-type="string">
            <text:p>harshad99parmar@gmail.com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Leena Pawar</text:p>
          </table:table-cell>
          <table:table-cell table:style-name="ce1" office:value-type="float" office:value="8446474169" calcext:value-type="float">
            <text:p>8446474169</text:p>
          </table:table-cell>
          <table:table-cell table:style-name="ce7" office:value-type="string" calcext:value-type="string">
            <text:p>leenapawar152@gmail.com</text:p>
          </table:table-cell>
          <table:table-cell table:style-name="ce1" office:value-type="string" calcext:value-type="string">
            <text:p>Devyani Pandhare</text:p>
          </table:table-cell>
          <table:table-cell table:style-name="ce1" office:value-type="string" calcext:value-type="string">
            <text:p><text:s/>-</text:p>
          </table:table-cell>
          <table:table-cell table:style-name="ce1" office:value-type="string" calcext:value-type="string">
            <text:p>devyanipandhare88@gmail.com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hairyasheel Sutar</text:p>
          </table:table-cell>
          <table:table-cell table:style-name="ce1" office:value-type="float" office:value="7840973429" calcext:value-type="float">
            <text:p>7840973429</text:p>
          </table:table-cell>
          <table:table-cell table:style-name="ce7" office:value-type="string" calcext:value-type="string">
            <text:p>sutardhairya98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uyog Khochikor</text:p>
          </table:table-cell>
          <table:table-cell table:style-name="ce1" office:value-type="float" office:value="7798696261" calcext:value-type="float">
            <text:p>7798696261</text:p>
          </table:table-cell>
          <table:table-cell table:style-name="ce7" office:value-type="string" calcext:value-type="string">
            <text:p>skhochikor9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eetika Ghag</text:p>
          </table:table-cell>
          <table:table-cell table:style-name="ce1" office:value-type="float" office:value="9833441895" calcext:value-type="float">
            <text:p>9833441895</text:p>
          </table:table-cell>
          <table:table-cell table:style-name="ce7" office:value-type="string" calcext:value-type="string">
            <text:p>ghagreetika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diti Kannamwar</text:p>
          </table:table-cell>
          <table:table-cell table:style-name="ce1" office:value-type="float" office:value="9881153150" calcext:value-type="float">
            <text:p>9881153150</text:p>
          </table:table-cell>
          <table:table-cell table:style-name="ce7" office:value-type="string" calcext:value-type="string">
            <text:p>aditi.kannamwar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Ishaan Ballal</text:p>
          </table:table-cell>
          <table:table-cell table:style-name="ce1" office:value-type="float" office:value="9158571746" calcext:value-type="float">
            <text:p>9158571746</text:p>
          </table:table-cell>
          <table:table-cell table:style-name="ce7" office:value-type="string" calcext:value-type="string">
            <text:p>ishaanballal21@gmail.com</text:p>
          </table:table-cell>
          <table:table-cell table:style-name="ce1" office:value-type="string" calcext:value-type="string">
            <text:p>Jeevan Chede</text:p>
          </table:table-cell>
          <table:table-cell table:style-name="ce1" office:value-type="float" office:value="8983384817" calcext:value-type="float">
            <text:p>8983384817</text:p>
          </table:table-cell>
          <table:table-cell table:style-name="ce1" office:value-type="string" calcext:value-type="string">
            <text:p>chedejeevan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TANVI GAIKWAD </text:p>
          </table:table-cell>
          <table:table-cell table:style-name="ce2" office:value-type="float" office:value="9423030292" calcext:value-type="float">
            <text:p>9423030292</text:p>
          </table:table-cell>
          <table:table-cell table:style-name="ce8" office:value-type="string" calcext:value-type="string">
            <text:p><text:a xlink:href="mailto:tanviwhis@gmail.com" xlink:type="simple">tanviwhis@gmail.com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MAHIMA GAGGAD</text:p>
          </table:table-cell>
          <table:table-cell table:style-name="ce2" office:value-type="float" office:value="9823075031" calcext:value-type="float">
            <text:p>9823075031</text:p>
          </table:table-cell>
          <table:table-cell table:style-name="ce8" office:value-type="string" calcext:value-type="string">
            <text:p><text:a xlink:href="mailto:mahimagaggad@gmail.com" xlink:type="simple">mahimagaggad@gmail.com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ADITYA KAUDIA</text:p>
          </table:table-cell>
          <table:table-cell table:style-name="ce2" office:value-type="float" office:value="8696583457" calcext:value-type="float">
            <text:p>8696583457</text:p>
          </table:table-cell>
          <table:table-cell table:style-name="ce8" office:value-type="string" calcext:value-type="string">
            <text:p><text:a xlink:href="mailto:adityakavdia10@gmail.com" xlink:type="simple">adityakavdia10@gmail.com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SAKSHI PAYASI</text:p>
          </table:table-cell>
          <table:table-cell table:style-name="ce2" office:value-type="float" office:value="8806477240" calcext:value-type="float">
            <text:p>8806477240</text:p>
          </table:table-cell>
          <table:table-cell table:style-name="ce8" office:value-type="string" calcext:value-type="string">
            <text:p><text:a xlink:href="mailto:sakshipayasi2611@gmail.com" xlink:type="simple">sakshipayasi2611@gmail.com</text:a></text:p>
          </table:table-cell>
          <table:table-cell table:style-name="ce2" office:value-type="string" calcext:value-type="string">
            <text:p>KRITI KSTYAYAN</text:p>
          </table:table-cell>
          <table:table-cell table:style-name="ce2" office:value-type="float" office:value="9473507210" calcext:value-type="float">
            <text:p>9473507210</text:p>
          </table:table-cell>
          <table:table-cell table:style-name="ce8" office:value-type="string" calcext:value-type="string">
            <text:p><text:a xlink:href="mailto:mkriti69@gmail.com" xlink:type="simple">mkriti69@gmail.com</text:a></text:p>
          </table:table-cell>
          <table:table-cell table:style-name="ce2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BHUMIKA SAINI</text:p>
          </table:table-cell>
          <table:table-cell table:style-name="ce2" office:value-type="float" office:value="7720966641" calcext:value-type="float">
            <text:p>7720966641</text:p>
          </table:table-cell>
          <table:table-cell table:style-name="ce8" office:value-type="string" calcext:value-type="string">
            <text:p><text:a xlink:href="mailto:bs98.saini@gmail.com" xlink:type="simple">bs98.saini@gmail.com</text:a></text:p>
          </table:table-cell>
          <table:table-cell table:style-name="ce2" office:value-type="string" calcext:value-type="string">
            <text:p>ARPAN SRIVASIAVA</text:p>
          </table:table-cell>
          <table:table-cell table:style-name="ce2" office:value-type="float" office:value="9767345940" calcext:value-type="float">
            <text:p>9767345940</text:p>
          </table:table-cell>
          <table:table-cell table:style-name="ce8" office:value-type="string" calcext:value-type="string">
            <text:p><text:a xlink:href="mailto:arpansri98@gmail.com" xlink:type="simple">arpansri98@gmail.com</text:a></text:p>
          </table:table-cell>
          <table:table-cell table:style-name="ce2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NEERAV PANDEY</text:p>
          </table:table-cell>
          <table:table-cell table:style-name="ce2" office:value-type="float" office:value="9011854568" calcext:value-type="float">
            <text:p>9011854568</text:p>
          </table:table-cell>
          <table:table-cell table:style-name="ce8" office:value-type="string" calcext:value-type="string">
            <text:p><text:a xlink:href="mailto:neeravpandey24@gmail.com" xlink:type="simple">neeravpandey24@gmail.com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SAKSHAM TRIVEDI</text:p>
          </table:table-cell>
          <table:table-cell table:style-name="ce2" office:value-type="float" office:value="9130592672" calcext:value-type="float">
            <text:p>9130592672</text:p>
          </table:table-cell>
          <table:table-cell table:style-name="ce8" office:value-type="string" calcext:value-type="string">
            <text:p><text:a xlink:href="mailto:sakstrivedi@gmail.com" xlink:type="simple">sakstrivedi@gmail.com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ADITYA BARIKAR </text:p>
          </table:table-cell>
          <table:table-cell table:style-name="ce2" office:value-type="float" office:value="9960415923" calcext:value-type="float">
            <text:p>9960415923</text:p>
          </table:table-cell>
          <table:table-cell table:style-name="ce8" office:value-type="string" calcext:value-type="string">
            <text:p><text:a xlink:href="mailto:adityabarikar2@gmail.com" xlink:type="simple">adityabarikar2@gmail.com</text:a></text:p>
          </table:table-cell>
          <table:table-cell table:style-name="ce2" office:value-type="string" calcext:value-type="string">
            <text:p>HITESH PARIHAR</text:p>
          </table:table-cell>
          <table:table-cell table:style-name="ce2"/>
          <table:table-cell table:style-name="ce8" office:value-type="string" calcext:value-type="string">
            <text:p><text:a xlink:href="mailto:thehiteshparihar@gmail.com" xlink:type="simple">thehiteshparihar@gmail.com</text:a></text:p>
          </table:table-cell>
          <table:table-cell table:style-name="ce2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ADITYA PATIL </text:p>
          </table:table-cell>
          <table:table-cell table:style-name="ce2" office:value-type="float" office:value="9921038947" calcext:value-type="float">
            <text:p>9921038947</text:p>
          </table:table-cell>
          <table:table-cell table:style-name="ce8" office:value-type="string" calcext:value-type="string">
            <text:p><text:a xlink:href="mailto:adityaskp9@gmail.com" xlink:type="simple">adityaskp9@gmail.com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Tagad</text:p>
          </table:table-cell>
          <table:table-cell table:style-name="ce1" office:value-type="float" office:value="7385988743" calcext:value-type="float">
            <text:p>7385988743</text:p>
          </table:table-cell>
          <table:table-cell table:style-name="ce1" office:value-type="string" calcext:value-type="string">
            <text:p>shubham.tagad22@gmail.com</text:p>
          </table:table-cell>
          <table:table-cell table:style-name="ce1" office:value-type="string" calcext:value-type="string">
            <text:p>Aditya Telang</text:p>
          </table:table-cell>
          <table:table-cell table:style-name="ce1" office:value-type="float" office:value="8237280893" calcext:value-type="float">
            <text:p>8237280893</text:p>
          </table:table-cell>
          <table:table-cell table:style-name="ce1" office:value-type="string" calcext:value-type="string">
            <text:p>adityatelang220@gmail.com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hil Agrawal</text:p>
          </table:table-cell>
          <table:table-cell table:style-name="ce1" office:value-type="float" office:value="9595755699" calcext:value-type="float">
            <text:p>9595755699</text:p>
          </table:table-cell>
          <table:table-cell table:style-name="ce1" office:value-type="string" calcext:value-type="string">
            <text:p>sahil.v.agrawal@gamil.com</text:p>
          </table:table-cell>
          <table:table-cell table:style-name="ce1" office:value-type="string" calcext:value-type="string">
            <text:p>Shreya Kaushik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378" calcext:value-type="float">
            <text:p>37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aunak Deshpande</text:p>
          </table:table-cell>
          <table:table-cell table:style-name="ce1" office:value-type="float" office:value="9325707700" calcext:value-type="float">
            <text:p>9325707700</text:p>
          </table:table-cell>
          <table:table-cell table:style-name="ce7" office:value-type="string" calcext:value-type="string">
            <text:p><text:a xlink:href="mailto:shaunsea2@gmail.com" xlink:type="simple">shaunsea2@gmail.com</text:a></text:p>
          </table:table-cell>
          <table:table-cell table:style-name="ce1" office:value-type="string" calcext:value-type="string">
            <text:p>Shlok Choudhari</text:p>
          </table:table-cell>
          <table:table-cell table:style-name="ce1" office:value-type="float" office:value="8888082866" calcext:value-type="float">
            <text:p>8888082866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nay Chauhan</text:p>
          </table:table-cell>
          <table:table-cell table:style-name="ce1" office:value-type="float" office:value="8975234002" calcext:value-type="float">
            <text:p>8975234002</text:p>
          </table:table-cell>
          <table:table-cell table:style-name="ce7" office:value-type="string" calcext:value-type="string">
            <text:p><text:a xlink:href="mailto:pranaychauhan2@gmail.com" xlink:type="simple">pranaychauhan2@gmail.com</text:a></text:p>
          </table:table-cell>
          <table:table-cell table:style-name="ce1" office:value-type="string" calcext:value-type="string">
            <text:p>Pavan Bharambe</text:p>
          </table:table-cell>
          <table:table-cell table:style-name="ce1" office:value-type="float" office:value="8855068646" calcext:value-type="float">
            <text:p>8855068646</text:p>
          </table:table-cell>
          <table:table-cell table:style-name="ce1" office:value-type="string" calcext:value-type="string">
            <text:p>pavanbharambe23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kush Chilbule</text:p>
          </table:table-cell>
          <table:table-cell table:style-name="ce1" office:value-type="float" office:value="7776853600" calcext:value-type="float">
            <text:p>7776853600</text:p>
          </table:table-cell>
          <table:table-cell table:style-name="ce7" office:value-type="string" calcext:value-type="string">
            <text:p><text:a xlink:href="mailto:ankushchilbule7@gmail.com" xlink:type="simple">ankushchilbule7@gmail.com</text:a></text:p>
          </table:table-cell>
          <table:table-cell table:style-name="ce1" office:value-type="string" calcext:value-type="string">
            <text:p>Ashrutha Goramane</text:p>
          </table:table-cell>
          <table:table-cell table:style-name="ce1" office:value-type="float" office:value="9823202720" calcext:value-type="float">
            <text:p>9823202720</text:p>
          </table:table-cell>
          <table:table-cell table:style-name="ce1" office:value-type="string" calcext:value-type="string">
            <text:p>ashrutha.goramane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eghana Reddy</text:p>
          </table:table-cell>
          <table:table-cell table:style-name="ce1" office:value-type="float" office:value="8805990864" calcext:value-type="float">
            <text:p>8805990864</text:p>
          </table:table-cell>
          <table:table-cell table:style-name="ce7" office:value-type="string" calcext:value-type="string">
            <text:p><text:a xlink:href="mailto:meghanareddyscoe@gmail.com" xlink:type="simple">meghanareddyscoe@gmail.com</text:a></text:p>
          </table:table-cell>
          <table:table-cell table:style-name="ce1" office:value-type="string" calcext:value-type="string">
            <text:p>Agrawal Rochak</text:p>
          </table:table-cell>
          <table:table-cell table:style-name="ce1" office:value-type="float" office:value="8806276660" calcext:value-type="float">
            <text:p>8806276660</text:p>
          </table:table-cell>
          <table:table-cell table:style-name="ce1" office:value-type="string" calcext:value-type="string">
            <text:p>24rochak@gmail.com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purva Maheshwari</text:p>
          </table:table-cell>
          <table:table-cell table:style-name="ce1" office:value-type="float" office:value="9982049588" calcext:value-type="float">
            <text:p>9982049588</text:p>
          </table:table-cell>
          <table:table-cell table:style-name="ce1"/>
          <table:table-cell table:style-name="ce1" office:value-type="string" calcext:value-type="string">
            <text:p>Aditi Sonar</text:p>
          </table:table-cell>
          <table:table-cell table:style-name="ce1" office:value-type="float" office:value="9595795424" calcext:value-type="float">
            <text:p>9595795424</text:p>
          </table:table-cell>
          <table:table-cell table:style-name="ce1" office:value-type="string" calcext:value-type="string">
            <text:p>aditisonar1997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nav Acharekar</text:p>
          </table:table-cell>
          <table:table-cell table:style-name="ce1" office:value-type="float" office:value="7507330473" calcext:value-type="float">
            <text:p>7507330473</text:p>
          </table:table-cell>
          <table:table-cell table:style-name="ce7" office:value-type="string" calcext:value-type="string">
            <text:p><text:a xlink:href="mailto:pranav.acharekar@gmail.com" xlink:type="simple">pranav.acharekar@gmail.com</text:a></text:p>
          </table:table-cell>
          <table:table-cell table:style-name="ce1" office:value-type="string" calcext:value-type="string">
            <text:p>Chetan Chauhan</text:p>
          </table:table-cell>
          <table:table-cell table:style-name="ce1" office:value-type="float" office:value="9762822291" calcext:value-type="float">
            <text:p>9762822291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Himanshu Agrawal</text:p>
          </table:table-cell>
          <table:table-cell table:style-name="ce1" office:value-type="float" office:value="8277822234" calcext:value-type="float">
            <text:p>8277822234</text:p>
          </table:table-cell>
          <table:table-cell table:style-name="ce7" office:value-type="string" calcext:value-type="string">
            <text:p><text:a xlink:href="mailto:HimanAgrawal1001@gmail.com" xlink:type="simple">HimanAgrawal1001@gmail.com</text:a></text:p>
          </table:table-cell>
          <table:table-cell table:style-name="ce1" office:value-type="string" calcext:value-type="string">
            <text:p>Rajat Pawar</text:p>
          </table:table-cell>
          <table:table-cell table:style-name="ce1"/>
          <table:table-cell table:style-name="ce1" office:value-type="string" calcext:value-type="string">
            <text:p>rajat.pawar100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inde Chetan </text:p>
          </table:table-cell>
          <table:table-cell table:style-name="ce1" office:value-type="float" office:value="9923369680" calcext:value-type="float">
            <text:p>9923369680</text:p>
          </table:table-cell>
          <table:table-cell table:style-name="ce7" office:value-type="string" calcext:value-type="string">
            <text:p><text:a xlink:href="mailto:chetanshinde2001@gmail.com" xlink:type="simple">chetanshinde200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havab Gujar</text:p>
          </table:table-cell>
          <table:table-cell table:style-name="ce1" office:value-type="float" office:value="9850039060" calcext:value-type="float">
            <text:p>9850039060</text:p>
          </table:table-cell>
          <table:table-cell table:style-name="ce7" office:value-type="string" calcext:value-type="string">
            <text:p><text:a xlink:href="mailto:dhvlgjr@gmail.com" xlink:type="simple">dhvlgjr@gmail.com</text:a></text:p>
          </table:table-cell>
          <table:table-cell table:style-name="ce1" office:value-type="string" calcext:value-type="string">
            <text:p>Pranav Budhwant</text:p>
          </table:table-cell>
          <table:table-cell table:style-name="ce1" office:value-type="float" office:value="7030125663" calcext:value-type="float">
            <text:p>7030125663</text:p>
          </table:table-cell>
          <table:table-cell table:style-name="ce1" office:value-type="string" calcext:value-type="string">
            <text:p>pranavbudhwant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dhura Avachat</text:p>
          </table:table-cell>
          <table:table-cell table:style-name="ce1" office:value-type="float" office:value="9767334648" calcext:value-type="float">
            <text:p>9767334648</text:p>
          </table:table-cell>
          <table:table-cell table:style-name="ce7" office:value-type="string" calcext:value-type="string">
            <text:p><text:a xlink:href="mailto:madhuraavachat@yahoo.co.in" xlink:type="simple">madhuraavachat@yahoo.co.in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yur Choudhary</text:p>
          </table:table-cell>
          <table:table-cell table:style-name="ce1" office:value-type="float" office:value="7506152760" calcext:value-type="float">
            <text:p>7506152760</text:p>
          </table:table-cell>
          <table:table-cell table:style-name="ce7" office:value-type="string" calcext:value-type="string">
            <text:p><text:a xlink:href="mailto:mayur6@gmail.com" xlink:type="simple">mayur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ohini Patil</text:p>
          </table:table-cell>
          <table:table-cell table:style-name="ce1" office:value-type="float" office:value="8275526690" calcext:value-type="float">
            <text:p>8275526690</text:p>
          </table:table-cell>
          <table:table-cell table:style-name="ce7" office:value-type="string" calcext:value-type="string">
            <text:p><text:a xlink:href="mailto:mohiniudaypatil@gmail.com" xlink:type="simple">mohiniudaypatil@gmail.com</text:a></text:p>
          </table:table-cell>
          <table:table-cell table:style-name="ce1" office:value-type="string" calcext:value-type="string">
            <text:p>Skyraw Reddy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utuja Lathkar</text:p>
          </table:table-cell>
          <table:table-cell table:style-name="ce1" office:value-type="float" office:value="8275526690" calcext:value-type="float">
            <text:p>8275526690</text:p>
          </table:table-cell>
          <table:table-cell table:style-name="ce7" office:value-type="string" calcext:value-type="string">
            <text:p><text:a xlink:href="mailto:mohiniudaypatil@gmail.com" xlink:type="simple">mohiniudaypatil@gmail.com</text:a></text:p>
          </table:table-cell>
          <table:table-cell table:style-name="ce1" office:value-type="string" calcext:value-type="string">
            <text:p>Nishita Kharche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Chinmay Saraf</text:p>
          </table:table-cell>
          <table:table-cell table:style-name="ce1" office:value-type="float" office:value="9403311498" calcext:value-type="float">
            <text:p>9403311498</text:p>
          </table:table-cell>
          <table:table-cell table:style-name="ce7" office:value-type="string" calcext:value-type="string">
            <text:p><text:a xlink:href="mailto:chimnay.saraf98@gmail.com" xlink:type="simple">chimnay.saraf98@gmail.com</text:a></text:p>
          </table:table-cell>
          <table:table-cell table:style-name="ce1" office:value-type="string" calcext:value-type="string">
            <text:p>Rushikesh Karad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EVIN DASS </text:p>
          </table:table-cell>
          <table:table-cell table:style-name="ce1" office:value-type="float" office:value="8231450928" calcext:value-type="float">
            <text:p>8231450928</text:p>
          </table:table-cell>
          <table:table-cell table:style-name="ce7" office:value-type="string" calcext:value-type="string">
            <text:p><text:a xlink:href="mailto:kevindass9@gmail.com" xlink:type="simple">kevindass9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517" calcext:value-type="float">
            <text:p>517</text:p>
          </table:table-cell>
          <table:table-cell table:style-name="ce2" office:value-type="string" calcext:value-type="string">
            <text:p>RC</text:p>
          </table:table-cell>
          <table:table-cell table:style-name="ce1" office:value-type="string" calcext:value-type="string">
            <text:p>Adwait Joshi</text:p>
          </table:table-cell>
          <table:table-cell table:style-name="ce2" office:value-type="float" office:value="8975145404" calcext:value-type="float">
            <text:p>8975145404</text:p>
          </table:table-cell>
          <table:table-cell table:style-name="ce8" office:value-type="string" calcext:value-type="string">
            <text:p><text:a xlink:href="mailto:adujosh28@gmail.com" xlink:type="simple">adujosh28@gmail.com</text:a></text:p>
          </table:table-cell>
          <table:table-cell table:style-name="ce1" table:number-columns-repeated="3"/>
          <table:table-cell table:style-name="ce2" office:value-type="string" calcext:value-type="string">
            <text:p>COEP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ounka Saha, TE</text:p>
          </table:table-cell>
          <table:table-cell table:style-name="ce1" office:value-type="float" office:value="9545385095" calcext:value-type="float">
            <text:p>9545385095</text:p>
          </table:table-cell>
          <table:table-cell table:style-name="ce7" office:value-type="string" calcext:value-type="string">
            <text:p><text:a xlink:href="mailto:sounaksaha5@gmail.com" xlink:type="simple">sounaksaha5@gmail.com</text:a></text:p>
          </table:table-cell>
          <table:table-cell table:style-name="ce1" office:value-type="string" calcext:value-type="string">
            <text:p>Sumeet Pawar</text:p>
          </table:table-cell>
          <table:table-cell table:style-name="ce1" office:value-type="float" office:value="9921718316" calcext:value-type="float">
            <text:p>9921718316</text:p>
          </table:table-cell>
          <table:table-cell table:style-name="ce7"/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Tushar Mahajan, TE</text:p>
          </table:table-cell>
          <table:table-cell table:style-name="ce1" office:value-type="float" office:value="7066409871" calcext:value-type="float">
            <text:p>7066409871</text:p>
          </table:table-cell>
          <table:table-cell table:style-name="ce7" office:value-type="string" calcext:value-type="string">
            <text:p><text:a xlink:href="mailto:tush974@gmail.com" xlink:type="simple">tush974@gmail.com</text:a></text:p>
          </table:table-cell>
          <table:table-cell table:style-name="ce1" table:number-columns-repeated="2"/>
          <table:table-cell table:style-name="ce7"/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ditya Armal, TE</text:p>
          </table:table-cell>
          <table:table-cell table:style-name="ce1" office:value-type="float" office:value="9545888527" calcext:value-type="float">
            <text:p>9545888527</text:p>
          </table:table-cell>
          <table:table-cell table:style-name="ce7" office:value-type="string" calcext:value-type="string">
            <text:p><text:a xlink:href="mailto:mr.adityaarmal@gmail.com" xlink:type="simple">mr.adityaarmal@gmail.com</text:a></text:p>
          </table:table-cell>
          <table:table-cell table:style-name="ce1" office:value-type="string" calcext:value-type="string">
            <text:p>Nikhil Ahire</text:p>
          </table:table-cell>
          <table:table-cell table:style-name="ce1" office:value-type="float" office:value="8605898542" calcext:value-type="float">
            <text:p>8605898542</text:p>
          </table:table-cell>
          <table:table-cell table:style-name="ce7" office:value-type="string" calcext:value-type="string">
            <text:p><text:a xlink:href="mailto:nikhilahire16@gmail.com" xlink:type="simple">nikhilahire16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568" calcext:value-type="float">
            <text:p>56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Ojas Doshi, TE</text:p>
          </table:table-cell>
          <table:table-cell table:style-name="ce1" office:value-type="float" office:value="9975886161" calcext:value-type="float">
            <text:p>9975886161</text:p>
          </table:table-cell>
          <table:table-cell table:style-name="ce7" office:value-type="string" calcext:value-type="string">
            <text:p><text:a xlink:href="mailto:doshiojas134@gmail.com" xlink:type="simple">doshiojas134@gmail.com</text:a></text:p>
          </table:table-cell>
          <table:table-cell table:style-name="ce1" office:value-type="string" calcext:value-type="string">
            <text:p>Vaibahv Gaikwad</text:p>
          </table:table-cell>
          <table:table-cell table:style-name="ce1" office:value-type="float" office:value="8411066946" calcext:value-type="float">
            <text:p>8411066946</text:p>
          </table:table-cell>
          <table:table-cell table:style-name="ce7" office:value-type="string" calcext:value-type="string">
            <text:p><text:a xlink:href="mailto:vaibhav94031@gmail.com" xlink:type="simple">vaibhav94031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iyush Domre, FE</text:p>
          </table:table-cell>
          <table:table-cell table:style-name="ce1" office:value-type="float" office:value="9623963699" calcext:value-type="float">
            <text:p>9623963699</text:p>
          </table:table-cell>
          <table:table-cell table:style-name="ce7" office:value-type="string" calcext:value-type="string">
            <text:p><text:a xlink:href="mailto:piyush.domre16@gmail.com" xlink:type="simple">piyush.domre1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04" calcext:value-type="float">
            <text:p>60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JAYDUTT JOSHI</text:p>
          </table:table-cell>
          <table:table-cell table:style-name="ce1" office:value-type="float" office:value="7507907414" calcext:value-type="float">
            <text:p>7507907414</text:p>
          </table:table-cell>
          <table:table-cell table:style-name="ce7" office:value-type="string" calcext:value-type="string">
            <text:p><text:a xlink:href="mailto:jayduttjoshi@gmail.com" xlink:type="simple">jayduttjoshi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07" calcext:value-type="float">
            <text:p>60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UCHA MANNIKAR</text:p>
          </table:table-cell>
          <table:table-cell table:style-name="ce1" office:value-type="float" office:value="8805322190" calcext:value-type="float">
            <text:p>8805322190</text:p>
          </table:table-cell>
          <table:table-cell table:style-name="ce7" office:value-type="string" calcext:value-type="string">
            <text:p><text:a xlink:href="mailto:rucha.mannikar@gmail.com" xlink:type="simple">rucha.mannikar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09" calcext:value-type="float">
            <text:p>60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GAURI JADHAV</text:p>
          </table:table-cell>
          <table:table-cell table:style-name="ce1" office:value-type="float" office:value="8149435372" calcext:value-type="float">
            <text:p>8149435372</text:p>
          </table:table-cell>
          <table:table-cell table:style-name="ce7" office:value-type="string" calcext:value-type="string">
            <text:p><text:a xlink:href="mailto:gaurijadhav509@gmail.com" xlink:type="simple">gaurijadhav509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10" calcext:value-type="float">
            <text:p>61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KANSHA KOHALE</text:p>
          </table:table-cell>
          <table:table-cell table:style-name="ce1" office:value-type="float" office:value="8888414174" calcext:value-type="float">
            <text:p>8888414174</text:p>
          </table:table-cell>
          <table:table-cell table:style-name="ce7" office:value-type="string" calcext:value-type="string">
            <text:p><text:a xlink:href="mailto:akanshakohale263@gmail.com" xlink:type="simple">akanshakohale263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LALTHAN PUIA</text:p>
          </table:table-cell>
          <table:table-cell table:style-name="ce1" office:value-type="float" office:value="9158086237" calcext:value-type="float">
            <text:p>9158086237</text:p>
          </table:table-cell>
          <table:table-cell table:style-name="ce7" office:value-type="string" calcext:value-type="string">
            <text:p><text:a xlink:href="mailto:thanpuia7@gmail.com" xlink:type="simple">thanpuia7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MEY DESHPANDE</text:p>
          </table:table-cell>
          <table:table-cell table:style-name="ce1" office:value-type="float" office:value="7057159724" calcext:value-type="float">
            <text:p>7057159724</text:p>
          </table:table-cell>
          <table:table-cell table:style-name="ce1" office:value-type="string" calcext:value-type="string">
            <text:p>ameydeshpande30@gmail.com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AREN KHAKE</text:p>
          </table:table-cell>
          <table:table-cell table:style-name="ce1" office:value-type="float" office:value="7038292979" calcext:value-type="float">
            <text:p>7038292979</text:p>
          </table:table-cell>
          <table:table-cell table:style-name="ce7" office:value-type="string" calcext:value-type="string">
            <text:p><text:a xlink:href="mailto:narenkhake@gmail.com" xlink:type="simple">narenkhak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OHAM DESHMUKH</text:p>
          </table:table-cell>
          <table:table-cell table:style-name="ce1" office:value-type="float" office:value="7385298340" calcext:value-type="float">
            <text:p>7385298340</text:p>
          </table:table-cell>
          <table:table-cell table:style-name="ce7" office:value-type="string" calcext:value-type="string">
            <text:p><text:a xlink:href="mailto:sohamtgpro@gmail.com" xlink:type="simple">sohamtgpro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23" calcext:value-type="float">
            <text:p>62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UJEET SAWALA</text:p>
          </table:table-cell>
          <table:table-cell table:style-name="ce1" office:value-type="float" office:value="9422008770" calcext:value-type="float">
            <text:p>9422008770</text:p>
          </table:table-cell>
          <table:table-cell table:style-name="ce7" office:value-type="string" calcext:value-type="string">
            <text:p><text:a xlink:href="mailto:sujeetsawala@gmail.com" xlink:type="simple">sujeetsawala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23" calcext:value-type="float">
            <text:p>62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M RAMRAKHYA</text:p>
          </table:table-cell>
          <table:table-cell table:style-name="ce1" office:value-type="float" office:value="9158592292" calcext:value-type="float">
            <text:p>9158592292</text:p>
          </table:table-cell>
          <table:table-cell table:style-name="ce7" office:value-type="string" calcext:value-type="string">
            <text:p><text:a xlink:href="mailto:ramramrakhya81@gmail.com" xlink:type="simple">ramramrakhya8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IKHIL BETKE</text:p>
          </table:table-cell>
          <table:table-cell table:style-name="ce1" office:value-type="float" office:value="7219625956" calcext:value-type="float">
            <text:p>7219625956</text:p>
          </table:table-cell>
          <table:table-cell table:style-name="ce7" office:value-type="string" calcext:value-type="string">
            <text:p><text:a xlink:href="mailto:nickbetke@gmail.com" xlink:type="simple">nickbetk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<text:s/>SURAJ BAMBLE</text:p>
          </table:table-cell>
          <table:table-cell table:style-name="ce1" office:value-type="float" office:value="7741013856" calcext:value-type="float">
            <text:p>7741013856</text:p>
          </table:table-cell>
          <table:table-cell table:style-name="ce7" office:value-type="string" calcext:value-type="string">
            <text:p><text:a xlink:href="mailto:surajbamble3@gmail.com" xlink:type="simple">surajbamble3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37" calcext:value-type="float">
            <text:p>63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INAYAK JADHAV</text:p>
          </table:table-cell>
          <table:table-cell table:style-name="ce1"/>
          <table:table-cell table:style-name="ce7" office:value-type="string" calcext:value-type="string">
            <text:p><text:a xlink:href="mailto:vijadhav88@gmail.com" xlink:type="simple">vijadhav8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37" calcext:value-type="float">
            <text:p>63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ISHAL DESHMUKH</text:p>
          </table:table-cell>
          <table:table-cell table:style-name="ce1" office:value-type="float" office:value="8888010389" calcext:value-type="float">
            <text:p>8888010389</text:p>
          </table:table-cell>
          <table:table-cell table:style-name="ce7" office:value-type="string" calcext:value-type="string">
            <text:p><text:a xlink:href="mailto:vishaldeshmukh@gmail.com" xlink:type="simple">vishaldeshmukh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41" calcext:value-type="float">
            <text:p>64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OMKAR NALAWAD</text:p>
          </table:table-cell>
          <table:table-cell table:style-name="ce1" office:value-type="float" office:value="8308866624" calcext:value-type="float">
            <text:p>8308866624</text:p>
          </table:table-cell>
          <table:table-cell table:style-name="ce7" office:value-type="string" calcext:value-type="string">
            <text:p><text:a xlink:href="mailto:omkarvn51@gmail.com" xlink:type="simple">omkarvn5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IKITA MEMANE</text:p>
          </table:table-cell>
          <table:table-cell table:style-name="ce1" office:value-type="float" office:value="9850416161" calcext:value-type="float">
            <text:p>9850416161</text:p>
          </table:table-cell>
          <table:table-cell table:style-name="ce7" office:value-type="string" calcext:value-type="string">
            <text:p><text:a xlink:href="mailto:nikita.memane@gmail.com" xlink:type="simple">nikita.meman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55" calcext:value-type="float">
            <text:p>65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ghul Srinivas</text:p>
          </table:table-cell>
          <table:table-cell table:style-name="ce1" office:value-type="float" office:value="9011004484" calcext:value-type="float">
            <text:p>9011004484</text:p>
          </table:table-cell>
          <table:table-cell table:style-name="ce7" office:value-type="string" calcext:value-type="string">
            <text:p><text:a xlink:href="mailto:sraghul96@gmail.com" xlink:type="simple">sraghul96@gmail.com</text:a></text:p>
          </table:table-cell>
          <table:table-cell table:style-name="ce1" office:value-type="string" calcext:value-type="string">
            <text:p>Komal Sutar</text:p>
          </table:table-cell>
          <table:table-cell table:style-name="ce1" office:value-type="float" office:value="9552543202" calcext:value-type="float">
            <text:p>9552543202</text:p>
          </table:table-cell>
          <table:table-cell table:style-name="ce7" office:value-type="string" calcext:value-type="string">
            <text:p><text:a xlink:href="mailto:komalsutar5246@gmail.com" xlink:type="simple">komalsutar5246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iyanka Ullarwar</text:p>
          </table:table-cell>
          <table:table-cell table:style-name="ce1" office:value-type="float" office:value="9404316848" calcext:value-type="float">
            <text:p>9404316848</text:p>
          </table:table-cell>
          <table:table-cell table:style-name="ce7" office:value-type="string" calcext:value-type="string">
            <text:p><text:a xlink:href="mailto:priyanka.ullarwar11@gmail.com" xlink:type="simple">priyanka.ullarwar11@gmail.com</text:a></text:p>
          </table:table-cell>
          <table:table-cell table:style-name="ce1" office:value-type="string" calcext:value-type="string">
            <text:p>Ritu Kumbhani</text:p>
          </table:table-cell>
          <table:table-cell table:style-name="ce1" office:value-type="float" office:value="7507001251" calcext:value-type="float">
            <text:p>7507001251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659" calcext:value-type="float">
            <text:p>65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eha Chiddarwar</text:p>
          </table:table-cell>
          <table:table-cell table:style-name="ce1" office:value-type="float" office:value="9130508553" calcext:value-type="float">
            <text:p>9130508553</text:p>
          </table:table-cell>
          <table:table-cell table:style-name="ce7" office:value-type="string" calcext:value-type="string">
            <text:p><text:a xlink:href="mailto:nehachiddarwar123@gmail.com" xlink:type="simple">nehachiddarwar123@gmail.com</text:a></text:p>
          </table:table-cell>
          <table:table-cell table:style-name="ce1" office:value-type="string" calcext:value-type="string">
            <text:p>Kanchan Jadhav</text:p>
          </table:table-cell>
          <table:table-cell table:style-name="ce1" office:value-type="float" office:value="9765155334" calcext:value-type="float">
            <text:p>9765155334</text:p>
          </table:table-cell>
          <table:table-cell table:style-name="ce1" office:value-type="string" calcext:value-type="string">
            <text:p>kanchan.jadhav59777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662" calcext:value-type="float">
            <text:p>66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jat Srivastava</text:p>
          </table:table-cell>
          <table:table-cell table:style-name="ce1" office:value-type="float" office:value="7507635451" calcext:value-type="float">
            <text:p>7507635451</text:p>
          </table:table-cell>
          <table:table-cell table:style-name="ce7" office:value-type="string" calcext:value-type="string">
            <text:p><text:a xlink:href="mailto:rajat.ssjhe@gmail.com" xlink:type="simple">rajat.ssjhe@gmail.com</text:a></text:p>
          </table:table-cell>
          <table:table-cell table:style-name="ce1" office:value-type="string" calcext:value-type="string">
            <text:p>Arun Dev</text:p>
          </table:table-cell>
          <table:table-cell table:style-name="ce1" office:value-type="float" office:value="9975032546" calcext:value-type="float">
            <text:p>9975032546</text:p>
          </table:table-cell>
          <table:table-cell table:style-name="ce1" office:value-type="string" calcext:value-type="string">
            <text:p>coolucky1996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663" calcext:value-type="float">
            <text:p>66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Patil</text:p>
          </table:table-cell>
          <table:table-cell table:style-name="ce1" office:value-type="float" office:value="9869362518" calcext:value-type="float">
            <text:p>9869362518</text:p>
          </table:table-cell>
          <table:table-cell table:style-name="ce7" office:value-type="string" calcext:value-type="string">
            <text:p><text:a xlink:href="mailto:shubhmalhango@gmail.com" xlink:type="simple">shubhmalhango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ehak Nargotra</text:p>
          </table:table-cell>
          <table:table-cell table:style-name="ce1" office:value-type="float" office:value="8605062621" calcext:value-type="float">
            <text:p>8605062621</text:p>
          </table:table-cell>
          <table:table-cell table:style-name="ce7" office:value-type="string" calcext:value-type="string">
            <text:p><text:a xlink:href="mailto:mehaknargotra97@gmail.com" xlink:type="simple">mehaknargotra97@gmail.com</text:a></text:p>
          </table:table-cell>
          <table:table-cell table:style-name="ce1" office:value-type="string" calcext:value-type="string">
            <text:p>Juhi Malkani</text:p>
          </table:table-cell>
          <table:table-cell table:style-name="ce1" office:value-type="float" office:value="9011004153" calcext:value-type="float">
            <text:p>9011004153</text:p>
          </table:table-cell>
          <table:table-cell table:style-name="ce1" office:value-type="string" calcext:value-type="string">
            <text:p>juhim0528@gmail.com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673" calcext:value-type="float">
            <text:p>67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yushi Tiwari</text:p>
          </table:table-cell>
          <table:table-cell table:style-name="ce1" office:value-type="float" office:value="9923436419" calcext:value-type="float">
            <text:p>9923436419</text:p>
          </table:table-cell>
          <table:table-cell table:style-name="ce7" office:value-type="string" calcext:value-type="string">
            <text:p><text:a xlink:href="mailto:ayushitiwari01@yahoo.in" xlink:type="simple">ayushitiwari01@yahoo.in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84" calcext:value-type="float">
            <text:p>68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Falgun Meshram</text:p>
          </table:table-cell>
          <table:table-cell table:style-name="ce1" office:value-type="float" office:value="9764375095" calcext:value-type="float">
            <text:p>9764375095</text:p>
          </table:table-cell>
          <table:table-cell table:style-name="ce7" office:value-type="string" calcext:value-type="string">
            <text:p><text:a xlink:href="mailto:falgunatportal911@gmail.com" xlink:type="simple">falgunatportal91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utwik Kulkarni</text:p>
          </table:table-cell>
          <table:table-cell table:style-name="ce1" office:value-type="float" office:value="8308931667" calcext:value-type="float">
            <text:p>8308931667</text:p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1" office:value-type="float" office:value="696" calcext:value-type="float">
            <text:p>69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umar Vaibhav</text:p>
          </table:table-cell>
          <table:table-cell table:style-name="ce1" office:value-type="float" office:value="7756044692" calcext:value-type="float">
            <text:p>7756044692</text:p>
          </table:table-cell>
          <table:table-cell table:style-name="ce7" office:value-type="string" calcext:value-type="string">
            <text:p><text:a xlink:href="mailto:vaibhav.kr96@gmail.com" xlink:type="simple">vaibhav.kr9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697" calcext:value-type="float">
            <text:p>69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nav Menon</text:p>
          </table:table-cell>
          <table:table-cell table:style-name="ce1" office:value-type="float" office:value="7276329199" calcext:value-type="float">
            <text:p>7276329199</text:p>
          </table:table-cell>
          <table:table-cell table:style-name="ce7" office:value-type="string" calcext:value-type="string">
            <text:p><text:a xlink:href="mailto:menonpranan923@gmail.com" xlink:type="simple">menonpranan923@gmail.com</text:a></text:p>
          </table:table-cell>
          <table:table-cell table:style-name="ce1" office:value-type="string" calcext:value-type="string">
            <text:p>Shoaib Ahmed</text:p>
          </table:table-cell>
          <table:table-cell table:style-name="ce1" office:value-type="float" office:value="8379012640" calcext:value-type="float">
            <text:p>8379012640</text:p>
          </table:table-cell>
          <table:table-cell table:style-name="ce7" office:value-type="string" calcext:value-type="string">
            <text:p><text:a xlink:href="mailto:shahmed044@gmail.com" xlink:type="simple">shahmed044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698" calcext:value-type="float">
            <text:p>69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shish Pawde</text:p>
          </table:table-cell>
          <table:table-cell table:style-name="ce1" office:value-type="float" office:value="8928990025" calcext:value-type="float">
            <text:p>8928990025</text:p>
          </table:table-cell>
          <table:table-cell table:style-name="ce7" office:value-type="string" calcext:value-type="string">
            <text:p><text:a xlink:href="mailto:ashishpawde008@gmail.com" xlink:type="simple">ashishpawde00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hardik</text:p>
          </table:table-cell>
          <table:table-cell table:style-name="ce6" office:value-type="float" office:value="9204012501" calcext:value-type="float">
            <text:p>9204012501</text:p>
          </table:table-cell>
          <table:table-cell table:style-name="ce7" office:value-type="string" calcext:value-type="string">
            <text:p><text:a xlink:href="mailto:agarwalhardikkumar@gmail.com" xlink:type="simple">agarwalhardikkumar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26" calcext:value-type="float">
            <text:p>72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weta </text:p>
          </table:table-cell>
          <table:table-cell table:style-name="ce6" office:value-type="float" office:value="9403472098" calcext:value-type="float">
            <text:p>9403472098</text:p>
          </table:table-cell>
          <table:table-cell table:style-name="ce7" office:value-type="string" calcext:value-type="string">
            <text:p><text:a xlink:href="mailto:shwetz521998@gmail.com" xlink:type="simple">shwetz52199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idhee</text:p>
          </table:table-cell>
          <table:table-cell table:style-name="ce6" office:value-type="float" office:value="9765550389" calcext:value-type="float">
            <text:p>9765550389</text:p>
          </table:table-cell>
          <table:table-cell table:style-name="ce7" office:value-type="string" calcext:value-type="string">
            <text:p><text:a xlink:href="mailto:nidzpatil@gmail.com" xlink:type="simple">nidzpatil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gaurav</text:p>
          </table:table-cell>
          <table:table-cell table:style-name="ce6" office:value-type="float" office:value="9890661139" calcext:value-type="float">
            <text:p>9890661139</text:p>
          </table:table-cell>
          <table:table-cell table:style-name="ce7" office:value-type="string" calcext:value-type="string">
            <text:p><text:a xlink:href="mailto:gauravsonghir@gmail.com" xlink:type="simple">gauravsonghir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ditya</text:p>
          </table:table-cell>
          <table:table-cell table:style-name="ce6" office:value-type="float" office:value="9096500410" calcext:value-type="float">
            <text:p>9096500410</text:p>
          </table:table-cell>
          <table:table-cell table:style-name="ce7" office:value-type="string" calcext:value-type="string">
            <text:p><text:a xlink:href="mailto:adityarudraksha.26@gmail.com" xlink:type="simple">adityarudraksha.2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yash rashi</text:p>
          </table:table-cell>
          <table:table-cell table:style-name="ce6" office:value-type="float" office:value="9765664488" calcext:value-type="float">
            <text:p>9765664488</text:p>
          </table:table-cell>
          <table:table-cell table:style-name="ce7" office:value-type="string" calcext:value-type="string">
            <text:p><text:a xlink:href="mailto:yashrashi@outlook.com" xlink:type="simple">yashrashi@outlook.com</text:a></text:p>
          </table:table-cell>
          <table:table-cell table:style-name="ce1" office:value-type="string" calcext:value-type="string">
            <text:p>shivam wankhade</text:p>
          </table:table-cell>
          <table:table-cell table:style-name="ce6" office:value-type="float" office:value="7744048267" calcext:value-type="float">
            <text:p>7744048267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748" calcext:value-type="float">
            <text:p>74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peksha</text:p>
          </table:table-cell>
          <table:table-cell table:style-name="ce6" office:value-type="float" office:value="8275802012" calcext:value-type="float">
            <text:p>8275802012</text:p>
          </table:table-cell>
          <table:table-cell table:style-name="ce7" office:value-type="string" calcext:value-type="string">
            <text:p><text:a xlink:href="mailto:apekshaagaise@rocketmail.com" xlink:type="simple">apekshaagaise@rocket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66" calcext:value-type="float">
            <text:p>76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Bhosale</text:p>
          </table:table-cell>
          <table:table-cell table:style-name="ce1" office:value-type="float" office:value="99213866545" calcext:value-type="float">
            <text:p>99213866545</text:p>
          </table:table-cell>
          <table:table-cell table:style-name="ce7" office:value-type="string" calcext:value-type="string">
            <text:p><text:a xlink:href="mailto:shubhambhosale77.sb@gmail.com" xlink:type="simple">shubhambhosale77.sb@gmail.com</text:a></text:p>
          </table:table-cell>
          <table:table-cell table:style-name="ce1" office:value-type="string" calcext:value-type="string">
            <text:p>Nikita Bhanose</text:p>
          </table:table-cell>
          <table:table-cell table:style-name="ce1" office:value-type="float" office:value="9823071582" calcext:value-type="float">
            <text:p>9823071582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ishwarya</text:p>
          </table:table-cell>
          <table:table-cell table:style-name="ce1" office:value-type="float" office:value="9637436102" calcext:value-type="float">
            <text:p>9637436102</text:p>
          </table:table-cell>
          <table:table-cell table:style-name="ce7" office:value-type="string" calcext:value-type="string">
            <text:p><text:a xlink:href="mailto:thakuraishwarya310@gmail.com" xlink:type="simple">thakuraishwarya310@gmail.com</text:a></text:p>
          </table:table-cell>
          <table:table-cell table:style-name="ce1" office:value-type="string" calcext:value-type="string">
            <text:p>Priyanka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Chirag Ghandhi</text:p>
          </table:table-cell>
          <table:table-cell table:style-name="ce1" office:value-type="float" office:value="8149885467" calcext:value-type="float">
            <text:p>8149885467</text:p>
          </table:table-cell>
          <table:table-cell table:style-name="ce7" office:value-type="string" calcext:value-type="string">
            <text:p><text:a xlink:href="mailto:mkhsmg1997@gmail.com" xlink:type="simple">mkhsmg1997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97" calcext:value-type="float">
            <text:p>79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ithli Kadam</text:p>
          </table:table-cell>
          <table:table-cell table:style-name="ce1" office:value-type="float" office:value="9881541876" calcext:value-type="float">
            <text:p>9881541876</text:p>
          </table:table-cell>
          <table:table-cell table:style-name="ce7" office:value-type="string" calcext:value-type="string">
            <text:p><text:a xlink:href="mailto:maithlikadam0411@gmail.com" xlink:type="simple">maithlikadam0411@gmail.com</text:a></text:p>
          </table:table-cell>
          <table:table-cell table:style-name="ce1" office:value-type="string" calcext:value-type="string">
            <text:p>Gayatri Kodhag</text:p>
          </table:table-cell>
          <table:table-cell table:style-name="ce1" office:value-type="float" office:value="8806654261" calcext:value-type="float">
            <text:p>8806654261</text:p>
          </table:table-cell>
          <table:table-cell table:style-name="ce7" office:value-type="string" calcext:value-type="string">
            <text:p><text:a xlink:href="mailto:gayatrikidhag@gmail.com" xlink:type="simple">gayatrikidhag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urana Babbar</text:p>
          </table:table-cell>
          <table:table-cell table:style-name="ce1" office:value-type="float" office:value="9922405129" calcext:value-type="float">
            <text:p>9922405129</text:p>
          </table:table-cell>
          <table:table-cell table:style-name="ce7" office:value-type="string" calcext:value-type="string">
            <text:p><text:a xlink:href="mailto:puranababbar@gmail.com" xlink:type="simple">puranababbar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808" calcext:value-type="float">
            <text:p>80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Omkar Bhudhar</text:p>
          </table:table-cell>
          <table:table-cell table:style-name="ce1" office:value-type="float" office:value="9503511673" calcext:value-type="float">
            <text:p>9503511673</text:p>
          </table:table-cell>
          <table:table-cell table:style-name="ce7" office:value-type="string" calcext:value-type="string">
            <text:p><text:a xlink:href="mailto:omkarbhudhar@gmail.com" xlink:type="simple">omkarbhudhar@gmail.com</text:a></text:p>
          </table:table-cell>
          <table:table-cell table:style-name="ce1" office:value-type="string" calcext:value-type="string">
            <text:p>Mukesh Bhan</text:p>
          </table:table-cell>
          <table:table-cell table:style-name="ce1" office:value-type="float" office:value="7040462828" calcext:value-type="float">
            <text:p>7040462828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810" calcext:value-type="float">
            <text:p>81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ushpendra Kumar</text:p>
          </table:table-cell>
          <table:table-cell table:style-name="ce1" office:value-type="float" office:value="9762082550" calcext:value-type="float">
            <text:p>9762082550</text:p>
          </table:table-cell>
          <table:table-cell table:style-name="ce7" office:value-type="string" calcext:value-type="string">
            <text:p><text:a xlink:href="mailto:pushp.singh56@gamil.com" xlink:type="simple">pushp.singh56@gamil.com</text:a></text:p>
          </table:table-cell>
          <table:table-cell table:style-name="ce1" office:value-type="string" calcext:value-type="string">
            <text:p>Arun Kushwaha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814" calcext:value-type="float">
            <text:p>81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mar S <text:s text:c="2"/>Rajeevan</text:p>
          </table:table-cell>
          <table:table-cell table:style-name="ce1" office:value-type="float" office:value="7757069937" calcext:value-type="float">
            <text:p>7757069937</text:p>
          </table:table-cell>
          <table:table-cell table:style-name="ce1" office:value-type="string" calcext:value-type="string">
            <text:p>amar.rajeevan@yahoo.in</text:p>
          </table:table-cell>
          <table:table-cell table:style-name="ce1" office:value-type="string" calcext:value-type="string">
            <text:p>Sharon Jeorge</text:p>
          </table:table-cell>
          <table:table-cell table:style-name="ce1" office:value-type="float" office:value="9175950450" calcext:value-type="float">
            <text:p>9175950450</text:p>
          </table:table-cell>
          <table:table-cell table:style-name="ce7" office:value-type="string" calcext:value-type="string">
            <text:p><text:a xlink:href="mailto:contactsharon97@gmail.com" xlink:type="simple">contactsharon97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822" calcext:value-type="float">
            <text:p>82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ejal Shroff</text:p>
          </table:table-cell>
          <table:table-cell table:style-name="ce1" office:value-type="float" office:value="8237890401" calcext:value-type="float">
            <text:p>8237890401</text:p>
          </table:table-cell>
          <table:table-cell table:style-name="ce7" office:value-type="string" calcext:value-type="string">
            <text:p><text:a xlink:href="mailto:sachin.shroff@plamobrs.com" xlink:type="simple">sachin.shroff@plamobrs.com</text:a></text:p>
          </table:table-cell>
          <table:table-cell table:style-name="ce1" office:value-type="string" calcext:value-type="string">
            <text:p>Ayushi Naphade</text:p>
          </table:table-cell>
          <table:table-cell table:style-name="ce1" office:value-type="float" office:value="7588323857" calcext:value-type="float">
            <text:p>7588323857</text:p>
          </table:table-cell>
          <table:table-cell table:style-name="ce7" office:value-type="string" calcext:value-type="string">
            <text:p><text:a xlink:href="mailto:ayushinaphade@gmail.com" xlink:type="simple">ayushinaphade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eha Choudhary</text:p>
          </table:table-cell>
          <table:table-cell table:style-name="ce1" office:value-type="float" office:value="7588288148" calcext:value-type="float">
            <text:p>7588288148</text:p>
          </table:table-cell>
          <table:table-cell table:style-name="ce7" office:value-type="string" calcext:value-type="string">
            <text:p><text:a xlink:href="mailto:swtchoudhari490@gmail.com" xlink:type="simple">swtchoudhari490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842" calcext:value-type="float">
            <text:p>84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eepti Tanpure</text:p>
          </table:table-cell>
          <table:table-cell table:style-name="ce1" office:value-type="float" office:value="8446780581" calcext:value-type="float">
            <text:p>8446780581</text:p>
          </table:table-cell>
          <table:table-cell table:style-name="ce7" office:value-type="string" calcext:value-type="string">
            <text:p><text:a xlink:href="mailto:deepti.tanpure@gmail.com" xlink:type="simple">deepti.tanpure@gmail.com</text:a></text:p>
          </table:table-cell>
          <table:table-cell table:style-name="ce1" office:value-type="string" calcext:value-type="string">
            <text:p>Krutika Sarode</text:p>
          </table:table-cell>
          <table:table-cell table:style-name="ce1" office:value-type="float" office:value="9162776955" calcext:value-type="float">
            <text:p>9162776955</text:p>
          </table:table-cell>
          <table:table-cell table:style-name="ce7" office:value-type="string" calcext:value-type="string">
            <text:p><text:a xlink:href="mailto:krutika.sarode@cumminscollege.in" xlink:type="simple">krutika.sarode@cumminscollege.in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mmrudhi </text:p>
          </table:table-cell>
          <table:table-cell table:style-name="ce1" office:value-type="float" office:value="7788473343" calcext:value-type="float">
            <text:p>7788473343</text:p>
          </table:table-cell>
          <table:table-cell table:style-name="ce7" office:value-type="string" calcext:value-type="string">
            <text:p><text:a xlink:href="mailto:manalikanhed14@gmail.com" xlink:type="simple">manalikanhed14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886" calcext:value-type="float">
            <text:p>88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omal Gowda</text:p>
          </table:table-cell>
          <table:table-cell table:style-name="ce1" office:value-type="float" office:value="9405375843" calcext:value-type="float">
            <text:p>9405375843</text:p>
          </table:table-cell>
          <table:table-cell table:style-name="ce7" office:value-type="string" calcext:value-type="string">
            <text:p><text:a xlink:href="mailto:komalgowda594@gmail.com" xlink:type="simple">komalgowda594@gmail.com</text:a></text:p>
          </table:table-cell>
          <table:table-cell table:style-name="ce1" table:number-columns-repeated="6"/>
          <table:table-cell table:style-name="ce1" office:value-type="string" calcext:value-type="string">
            <text:p>SCOE</text:p>
          </table:table-cell>
          <table:table-cell table:number-columns-repeated="1012"/>
        </table:table-row>
        <table:table-row table:style-name="ro2"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ikander Singh</text:p>
          </table:table-cell>
          <table:table-cell table:style-name="ce1" office:value-type="float" office:value="8390093619" calcext:value-type="float">
            <text:p>8390093619</text:p>
          </table:table-cell>
          <table:table-cell table:style-name="ce7" office:value-type="string" calcext:value-type="string">
            <text:p><text:a xlink:href="mailto:sikander441@gmail.com" xlink:type="simple">sikander441@gmail.com</text:a></text:p>
          </table:table-cell>
          <table:table-cell table:style-name="ce1" table:number-columns-repeated="6"/>
          <table:table-cell table:style-name="ce1" office:value-type="string" calcext:value-type="string">
            <text:p>SCOE</text:p>
          </table:table-cell>
          <table:table-cell table:number-columns-repeated="1012"/>
        </table:table-row>
        <table:table-row table:style-name="ro2">
          <table:table-cell table:style-name="ce1" office:value-type="float" office:value="903" calcext:value-type="float">
            <text:p>90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ishab Singh</text:p>
          </table:table-cell>
          <table:table-cell table:style-name="ce1" office:value-type="float" office:value="8698576584" calcext:value-type="float">
            <text:p>8698576584</text:p>
          </table:table-cell>
          <table:table-cell table:style-name="ce7" office:value-type="string" calcext:value-type="string">
            <text:p><text:a xlink:href="mailto:rslucky21@gmail.com" xlink:type="simple">rslucky21@gmail.com</text:a></text:p>
          </table:table-cell>
          <table:table-cell table:style-name="ce1" office:value-type="string" calcext:value-type="string">
            <text:p><text:s/>Diwakar Shukla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907" calcext:value-type="float">
            <text:p>90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ohit Kumar Sharma</text:p>
          </table:table-cell>
          <table:table-cell table:style-name="ce1" office:value-type="float" office:value="8007814881" calcext:value-type="float">
            <text:p>8007814881</text:p>
          </table:table-cell>
          <table:table-cell table:style-name="ce7" office:value-type="string" calcext:value-type="string">
            <text:p><text:a xlink:href="mailto:mohitksharma2795@gmail.com" xlink:type="simple">mohitksharma2795@gmail.com</text:a></text:p>
          </table:table-cell>
          <table:table-cell table:style-name="ce1" office:value-type="string" calcext:value-type="string">
            <text:p>Himanshu Singh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uj Singh</text:p>
          </table:table-cell>
          <table:table-cell table:style-name="ce1" office:value-type="float" office:value="8291166592" calcext:value-type="float">
            <text:p>8291166592</text:p>
          </table:table-cell>
          <table:table-cell table:style-name="ce7" office:value-type="string" calcext:value-type="string">
            <text:p><text:a xlink:href="mailto:anujsingh9710@gmail.com" xlink:type="simple">anujsingh9710@gmail.com</text:a></text:p>
          </table:table-cell>
          <table:table-cell table:style-name="ce1" office:value-type="string" calcext:value-type="string">
            <text:p>Abhinay Chauhan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913" calcext:value-type="float">
            <text:p>91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egh Pant </text:p>
          </table:table-cell>
          <table:table-cell table:style-name="ce1" office:value-type="float" office:value="8698571723" calcext:value-type="float">
            <text:p>8698571723</text:p>
          </table:table-cell>
          <table:table-cell table:style-name="ce7" office:value-type="string" calcext:value-type="string">
            <text:p><text:a xlink:href="mailto:meghpant498@gmail.com" xlink:type="simple">meghpant498@gmail.com</text:a></text:p>
          </table:table-cell>
          <table:table-cell table:style-name="ce1" office:value-type="string" calcext:value-type="string">
            <text:p>Sumitchandra Joshi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916" calcext:value-type="float">
            <text:p>91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obham Nath</text:p>
          </table:table-cell>
          <table:table-cell table:style-name="ce1" office:value-type="float" office:value="9002327152" calcext:value-type="float">
            <text:p>9002327152</text:p>
          </table:table-cell>
          <table:table-cell table:style-name="ce7" office:value-type="string" calcext:value-type="string">
            <text:p><text:a xlink:href="mailto:nathshobham@gmail.com" xlink:type="simple">nathshobham@gmail.com</text:a></text:p>
          </table:table-cell>
          <table:table-cell table:style-name="ce1" office:value-type="string" calcext:value-type="string">
            <text:p>Vinish Kumar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968" calcext:value-type="float">
            <text:p>96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jan Shendre</text:p>
          </table:table-cell>
          <table:table-cell table:style-name="ce1" office:value-type="float" office:value="9158409000" calcext:value-type="float">
            <text:p>9158409000</text:p>
          </table:table-cell>
          <table:table-cell table:style-name="ce1" office:value-type="string" calcext:value-type="string">
            <text:p><text:a xlink:href="mailto:rajanshendre14@gmail.com" xlink:type="simple">rajanshendre14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74" calcext:value-type="float">
            <text:p>97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mol Kumar</text:p>
          </table:table-cell>
          <table:table-cell table:style-name="ce1" office:value-type="float" office:value="8976728889" calcext:value-type="float">
            <text:p>8976728889</text:p>
          </table:table-cell>
          <table:table-cell table:style-name="ce1" office:value-type="string" calcext:value-type="string">
            <text:p><text:a xlink:href="mailto:anmolkumar34@gmail.com" xlink:type="simple">anmolkumar34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yali kadam</text:p>
          </table:table-cell>
          <table:table-cell table:style-name="ce1" office:value-type="float" office:value="9172945580" calcext:value-type="float">
            <text:p>9172945580</text:p>
          </table:table-cell>
          <table:table-cell table:style-name="ce7" office:value-type="string" calcext:value-type="string">
            <text:p><text:a xlink:href="mailto:ksayali10@gmail.com" xlink:type="simple">ksayali10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ujin sam</text:p>
          </table:table-cell>
          <table:table-cell table:style-name="ce1" office:value-type="float" office:value="8484820088" calcext:value-type="float">
            <text:p>8484820088</text:p>
          </table:table-cell>
          <table:table-cell table:style-name="ce7" office:value-type="string" calcext:value-type="string">
            <text:p><text:a xlink:href="mailto:sujinsam001@gmail.com" xlink:type="simple">sujinsam00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dhavi mohoni</text:p>
          </table:table-cell>
          <table:table-cell table:style-name="ce1" office:value-type="float" office:value="8007862339" calcext:value-type="float">
            <text:p>8007862339</text:p>
          </table:table-cell>
          <table:table-cell table:style-name="ce7" office:value-type="string" calcext:value-type="string">
            <text:p><text:a xlink:href="mailto:madhavimohani@gmail.com" xlink:type="simple">madhavimohani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amrata agarwal</text:p>
          </table:table-cell>
          <table:table-cell table:style-name="ce1" office:value-type="float" office:value="8421535491" calcext:value-type="float">
            <text:p>8421535491</text:p>
          </table:table-cell>
          <table:table-cell table:style-name="ce7" office:value-type="string" calcext:value-type="string">
            <text:p><text:a xlink:href="mailto:namrataagarwal85@gmail.com" xlink:type="simple">namrataagarwal85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iddesh kasturkar</text:p>
          </table:table-cell>
          <table:table-cell table:style-name="ce1" office:value-type="float" office:value="8698621226" calcext:value-type="float">
            <text:p>8698621226</text:p>
          </table:table-cell>
          <table:table-cell table:style-name="ce7" office:value-type="string" calcext:value-type="string">
            <text:p><text:a xlink:href="mailto:sid.kausturkar@outlook.com" xlink:type="simple">sid.kausturkar@outlook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12" calcext:value-type="float">
            <text:p>101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ishikesh fulari</text:p>
          </table:table-cell>
          <table:table-cell table:style-name="ce1" office:value-type="float" office:value="9405109368" calcext:value-type="float">
            <text:p>9405109368</text:p>
          </table:table-cell>
          <table:table-cell table:style-name="ce7" office:value-type="string" calcext:value-type="string">
            <text:p><text:a xlink:href="mailto:divyarishifulori@gmail.com" xlink:type="simple">divyarishifulori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rushti pawar</text:p>
          </table:table-cell>
          <table:table-cell table:style-name="ce1" office:value-type="float" office:value="9404707778" calcext:value-type="float">
            <text:p>9404707778</text:p>
          </table:table-cell>
          <table:table-cell table:style-name="ce7" office:value-type="string" calcext:value-type="string">
            <text:p><text:a xlink:href="mailto:srushtipawar12@gmail.com" xlink:type="simple">srushtipawar12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runal jadhav</text:p>
          </table:table-cell>
          <table:table-cell table:style-name="ce1" office:value-type="float" office:value="8485063590" calcext:value-type="float">
            <text:p>8485063590</text:p>
          </table:table-cell>
          <table:table-cell table:style-name="ce7" office:value-type="string" calcext:value-type="string">
            <text:p><text:a xlink:href="mailto:mrunaljadhav131@gmail.com" xlink:type="simple">mrunaljadhav13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eha kulkarni</text:p>
          </table:table-cell>
          <table:table-cell table:style-name="ce1" office:value-type="float" office:value="7387402469" calcext:value-type="float">
            <text:p>7387402469</text:p>
          </table:table-cell>
          <table:table-cell table:style-name="ce7" office:value-type="string" calcext:value-type="string">
            <text:p><text:a xlink:href="mailto:nehakulkarni723@gmail.com" xlink:type="simple">nehakulkarni723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084" calcext:value-type="float">
            <text:p>108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arendra Singh</text:p>
          </table:table-cell>
          <table:table-cell table:style-name="ce1" office:value-type="float" office:value="8698600586" calcext:value-type="float">
            <text:p>8698600586</text:p>
          </table:table-cell>
          <table:table-cell table:style-name="ce1" office:value-type="string" calcext:value-type="string">
            <text:p><text:a xlink:href="mailto:narendrasingh2036@gmail.com" xlink:type="simple">narendrasingh203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ince Yadav</text:p>
          </table:table-cell>
          <table:table-cell table:style-name="ce1" office:value-type="float" office:value="8698507829" calcext:value-type="float">
            <text:p>8698507829</text:p>
          </table:table-cell>
          <table:table-cell table:style-name="ce1" office:value-type="string" calcext:value-type="string">
            <text:p>princey876yy@gmail.com</text:p>
          </table:table-cell>
          <table:table-cell table:style-name="ce1" office:value-type="string" calcext:value-type="string">
            <text:p>Sandesh Salunke</text:p>
          </table:table-cell>
          <table:table-cell table:style-name="ce1" office:value-type="float" office:value="7875617703" calcext:value-type="float">
            <text:p>7875617703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1091" calcext:value-type="float">
            <text:p>109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ohit Kumar</text:p>
          </table:table-cell>
          <table:table-cell table:style-name="ce1" office:value-type="float" office:value="9765912489" calcext:value-type="float">
            <text:p>9765912489</text:p>
          </table:table-cell>
          <table:table-cell table:style-name="ce1" office:value-type="string" calcext:value-type="string">
            <text:p><text:a xlink:href="mailto:rohitshandilya82@gmail.com" xlink:type="simple">rohitshandilya82@gmail.com</text:a></text:p>
          </table:table-cell>
          <table:table-cell table:style-name="ce1" table:number-columns-repeated="2"/>
          <table:table-cell table:style-name="ce7"/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093" calcext:value-type="float">
            <text:p>109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irendra</text:p>
          </table:table-cell>
          <table:table-cell table:style-name="ce1" office:value-type="float" office:value="9404932554" calcext:value-type="float">
            <text:p>9404932554</text:p>
          </table:table-cell>
          <table:table-cell table:style-name="ce1" office:value-type="string" calcext:value-type="string">
            <text:p><text:a xlink:href="mailto:virendrasehwag3196@gmail.com" xlink:type="simple">virendrasehwag3196@gmail.com</text:a></text:p>
          </table:table-cell>
          <table:table-cell table:style-name="ce1" office:value-type="string" calcext:value-type="string">
            <text:p>Mohinam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1096" calcext:value-type="float">
            <text:p>109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shish Kumar</text:p>
          </table:table-cell>
          <table:table-cell table:style-name="ce1" office:value-type="float" office:value="9411627224" calcext:value-type="float">
            <text:p>9411627224</text:p>
          </table:table-cell>
          <table:table-cell table:style-name="ce1" office:value-type="string" calcext:value-type="string">
            <text:p><text:a xlink:href="mailto:ashish14473@gmail.com" xlink:type="simple">ashish14473@gmail.com</text:a></text:p>
          </table:table-cell>
          <table:table-cell table:style-name="ce1" office:value-type="string" calcext:value-type="string">
            <text:p>Priya Dixit</text:p>
          </table:table-cell>
          <table:table-cell table:style-name="ce1" office:value-type="float" office:value="9764125701" calcext:value-type="float">
            <text:p>9764125701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1099" calcext:value-type="float">
            <text:p>10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eshav Kumar</text:p>
          </table:table-cell>
          <table:table-cell table:style-name="ce1" office:value-type="float" office:value="8698671594" calcext:value-type="float">
            <text:p>8698671594</text:p>
          </table:table-cell>
          <table:table-cell table:style-name="ce1" office:value-type="string" calcext:value-type="string">
            <text:p><text:a xlink:href="mailto:keshav00734@gmail.com" xlink:type="simple">keshav00734@gmail.com</text:a></text:p>
          </table:table-cell>
          <table:table-cell table:style-name="ce1" office:value-type="string" calcext:value-type="string">
            <text:p>Hitabrata</text:p>
          </table:table-cell>
          <table:table-cell table:style-name="ce1" office:value-type="float" office:value="8472953393" calcext:value-type="float">
            <text:p>8472953393</text:p>
          </table:table-cell>
          <table:table-cell table:style-name="ce1" office:value-type="string" calcext:value-type="string">
            <text:p><text:a xlink:href="mailto:hitabratanath@gmail.com" xlink:type="simple">hitabratanath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nali Aphale</text:p>
          </table:table-cell>
          <table:table-cell table:style-name="ce1" office:value-type="float" office:value="8275473212" calcext:value-type="float">
            <text:p>8275473212</text:p>
          </table:table-cell>
          <table:table-cell table:style-name="ce7" office:value-type="string" calcext:value-type="string">
            <text:p><text:a xlink:href="mailto:aphalemanu03091998@gmail.com" xlink:type="simple">aphalemanu0309199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i Limaye</text:p>
          </table:table-cell>
          <table:table-cell table:style-name="ce1" office:value-type="float" office:value="9404944782" calcext:value-type="float">
            <text:p>9404944782</text:p>
          </table:table-cell>
          <table:table-cell table:style-name="ce7" office:value-type="string" calcext:value-type="string">
            <text:p><text:a xlink:href="mailto:sailimaye@gmail.com" xlink:type="simple">sailimay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kshata Jahagirdar</text:p>
          </table:table-cell>
          <table:table-cell table:style-name="ce1" office:value-type="float" office:value="8446768567" calcext:value-type="float">
            <text:p>8446768567</text:p>
          </table:table-cell>
          <table:table-cell table:style-name="ce7" office:value-type="string" calcext:value-type="string">
            <text:p><text:a xlink:href="mailto:akshatajahagirdar6@gmail.com" xlink:type="simple">akshatajahagirdar6@gmail.com</text:a></text:p>
          </table:table-cell>
          <table:table-cell table:style-name="ce1" office:value-type="string" calcext:value-type="string">
            <text:p>Snigdha Chandhar</text:p>
          </table:table-cell>
          <table:table-cell table:style-name="ce1" office:value-type="float" office:value="9175134034" calcext:value-type="float">
            <text:p>9175134034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1113" calcext:value-type="float">
            <text:p>111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nita Menavlikar</text:p>
          </table:table-cell>
          <table:table-cell table:style-name="ce1" office:value-type="float" office:value="8888217625" calcext:value-type="float">
            <text:p>8888217625</text:p>
          </table:table-cell>
          <table:table-cell table:style-name="ce7" office:value-type="string" calcext:value-type="string">
            <text:p><text:a xlink:href="mailto:pranita.menavlikar@gmail.com" xlink:type="simple">pranita.menavlikar@gmail.com</text:a></text:p>
          </table:table-cell>
          <table:table-cell table:style-name="ce1" office:value-type="string" calcext:value-type="string">
            <text:p>Noopur Latkar</text:p>
          </table:table-cell>
          <table:table-cell table:style-name="ce1" office:value-type="float" office:value="9922009623" calcext:value-type="float">
            <text:p>9922009623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1126" calcext:value-type="float">
            <text:p>112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diti Thopte</text:p>
          </table:table-cell>
          <table:table-cell table:style-name="ce1" office:value-type="float" office:value="9527614553" calcext:value-type="float">
            <text:p>9527614553</text:p>
          </table:table-cell>
          <table:table-cell table:style-name="ce7" office:value-type="string" calcext:value-type="string">
            <text:p><text:a xlink:href="mailto:aditithopte@gmail.com" xlink:type="simple">aditithopte@gmail.com</text:a></text:p>
          </table:table-cell>
          <table:table-cell table:style-name="ce1" office:value-type="string" calcext:value-type="string">
            <text:p>Shivani Nimbalkar</text:p>
          </table:table-cell>
          <table:table-cell table:style-name="ce1" office:value-type="float" office:value="9130803004" calcext:value-type="float">
            <text:p>9130803004</text:p>
          </table:table-cell>
          <table:table-cell table:style-name="ce7" office:value-type="string" calcext:value-type="string">
            <text:p><text:a xlink:href="mailto:srnimbalkar1404@gmail.com" xlink:type="simple">srnimbalkar1404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34" calcext:value-type="float">
            <text:p>113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bhijit Sisadiya</text:p>
          </table:table-cell>
          <table:table-cell table:style-name="ce1" office:value-type="float" office:value="8378968116" calcext:value-type="float">
            <text:p>8378968116</text:p>
          </table:table-cell>
          <table:table-cell table:style-name="ce7" office:value-type="string" calcext:value-type="string">
            <text:p><text:a xlink:href="mailto:abhijitsingh217@gmail.com" xlink:type="simple">abhijitsingh217@gmail.com</text:a></text:p>
          </table:table-cell>
          <table:table-cell table:style-name="ce1" office:value-type="string" calcext:value-type="string">
            <text:p>Saurabh Gujar</text:p>
          </table:table-cell>
          <table:table-cell table:style-name="ce1" office:value-type="float" office:value="703840464" calcext:value-type="float">
            <text:p>703840464</text:p>
          </table:table-cell>
          <table:table-cell table:style-name="ce7" office:value-type="string" calcext:value-type="string">
            <text:p><text:a xlink:href="mailto:saurabhgujar17@gmail.com" xlink:type="simple">saurabhgujar17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36" calcext:value-type="float">
            <text:p>113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imran Rathi</text:p>
          </table:table-cell>
          <table:table-cell table:style-name="ce1" office:value-type="float" office:value="8308448759" calcext:value-type="float">
            <text:p>8308448759</text:p>
          </table:table-cell>
          <table:table-cell table:style-name="ce7" office:value-type="string" calcext:value-type="string">
            <text:p><text:a xlink:href="mailto:sushama.rajesh@yahoo.co.in" xlink:type="simple">sushama.rajesh@yahoo.co.in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143" calcext:value-type="float">
            <text:p>114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vdhut Joshi</text:p>
          </table:table-cell>
          <table:table-cell table:style-name="ce1" office:value-type="float" office:value="8975476603" calcext:value-type="float">
            <text:p>8975476603</text:p>
          </table:table-cell>
          <table:table-cell table:style-name="ce7" office:value-type="string" calcext:value-type="string">
            <text:p><text:a xlink:href="mailto:avdhut110@gmail.com" xlink:type="simple">avdhut110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hul Marorthy</text:p>
          </table:table-cell>
          <table:table-cell table:style-name="ce1" office:value-type="float" office:value="8805979825" calcext:value-type="float">
            <text:p>8805979825</text:p>
          </table:table-cell>
          <table:table-cell table:style-name="ce7" office:value-type="string" calcext:value-type="string">
            <text:p><text:a xlink:href="mailto:rahul96@gmail.com" xlink:type="simple">rahul9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148" calcext:value-type="float">
            <text:p>114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peksha Rathod</text:p>
          </table:table-cell>
          <table:table-cell table:style-name="ce1" office:value-type="float" office:value="9657093585" calcext:value-type="float">
            <text:p>9657093585</text:p>
          </table:table-cell>
          <table:table-cell table:style-name="ce7" office:value-type="string" calcext:value-type="string">
            <text:p><text:a xlink:href="mailto:apeksharathod@gmail.com" xlink:type="simple">apeksharathod@gmail.com</text:a></text:p>
          </table:table-cell>
          <table:table-cell table:style-name="ce1" office:value-type="string" calcext:value-type="string">
            <text:p>Naomi Mothwani</text:p>
          </table:table-cell>
          <table:table-cell table:style-name="ce1" office:value-type="float" office:value="9689946863" calcext:value-type="float">
            <text:p>9689946863</text:p>
          </table:table-cell>
          <table:table-cell table:style-name="ce7" office:value-type="string" calcext:value-type="string">
            <text:p><text:a xlink:href="mailto:naomimothwani@gmail.com" xlink:type="simple">naomimothwani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yush agarwal</text:p>
          </table:table-cell>
          <table:table-cell table:style-name="ce1" office:value-type="float" office:value="9407511988" calcext:value-type="float">
            <text:p>9407511988</text:p>
          </table:table-cell>
          <table:table-cell table:style-name="ce7" office:value-type="string" calcext:value-type="string">
            <text:p><text:a xlink:href="mailto:aayushh014@gmail.com" xlink:type="simple">aayushh014@gmail.com</text:a></text:p>
          </table:table-cell>
          <table:table-cell table:style-name="ce1" office:value-type="string" calcext:value-type="string">
            <text:p>pratik paramane</text:p>
          </table:table-cell>
          <table:table-cell table:style-name="ce7" office:value-type="float" office:value="7083393751" calcext:value-type="float">
            <text:p>7083393751</text:p>
          </table:table-cell>
          <table:table-cell table:style-name="ce7" office:value-type="string" calcext:value-type="string">
            <text:p><text:a xlink:href="mailto:pratikparamane98@gmail.com" xlink:type="simple">pratikparamane98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54" calcext:value-type="float">
            <text:p>115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nehal patil</text:p>
          </table:table-cell>
          <table:table-cell table:style-name="ce1" office:value-type="float" office:value="8412830340" calcext:value-type="float">
            <text:p>8412830340</text:p>
          </table:table-cell>
          <table:table-cell table:style-name="ce7" office:value-type="string" calcext:value-type="string">
            <text:p><text:a xlink:href="mailto:snehal4227727@gmail.com" xlink:type="simple">snehal4227727@gmail.com</text:a></text:p>
          </table:table-cell>
          <table:table-cell table:style-name="ce1" office:value-type="string" calcext:value-type="string">
            <text:p>nivedita shelke</text:p>
          </table:table-cell>
          <table:table-cell table:style-name="ce1" office:value-type="float" office:value="9822670487" calcext:value-type="float">
            <text:p>9822670487</text:p>
          </table:table-cell>
          <table:table-cell table:style-name="ce7" office:value-type="string" calcext:value-type="string">
            <text:p><text:a xlink:href="mailto:niveditashelke98@gmail.com" xlink:type="simple">niveditashelke98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ehul jain</text:p>
          </table:table-cell>
          <table:table-cell table:style-name="ce1" office:value-type="float" office:value="9145303979" calcext:value-type="float">
            <text:p>9145303979</text:p>
          </table:table-cell>
          <table:table-cell table:style-name="ce7" office:value-type="string" calcext:value-type="string">
            <text:p><text:a xlink:href="mailto:jainmehul35@gmail.com" xlink:type="simple">jainmehul35@gmail.com</text:a></text:p>
          </table:table-cell>
          <table:table-cell table:style-name="ce1" office:value-type="string" calcext:value-type="string">
            <text:p>jatin bhate</text:p>
          </table:table-cell>
          <table:table-cell table:style-name="ce1" office:value-type="float" office:value="8291742174" calcext:value-type="float">
            <text:p>8291742174</text:p>
          </table:table-cell>
          <table:table-cell table:style-name="ce7" office:value-type="string" calcext:value-type="string">
            <text:p><text:a xlink:href="mailto:Jbhate98@gmail.com" xlink:type="simple">Jbhate98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69" calcext:value-type="float">
            <text:p>116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hul shah</text:p>
          </table:table-cell>
          <table:table-cell table:style-name="ce1" office:value-type="float" office:value="9860605136" calcext:value-type="float">
            <text:p>9860605136</text:p>
          </table:table-cell>
          <table:table-cell table:style-name="ce7" office:value-type="string" calcext:value-type="string">
            <text:p><text:a xlink:href="mailto:rshahshah2890@gmail.com" xlink:type="simple">rshahshah2890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bhishek Kuwalekar</text:p>
          </table:table-cell>
          <table:table-cell table:style-name="ce1" office:value-type="float" office:value="8275364672" calcext:value-type="float">
            <text:p>8275364672</text:p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1" office:value-type="float" office:value="1185" calcext:value-type="float">
            <text:p>118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ilu Singh</text:p>
          </table:table-cell>
          <table:table-cell table:style-name="ce1"/>
          <table:table-cell table:style-name="ce7" office:value-type="string" calcext:value-type="string">
            <text:p><text:a xlink:href="mailto:sweetienilu28@gmail.com" xlink:type="simple">sweetienilu28@gmail.com</text:a></text:p>
          </table:table-cell>
          <table:table-cell table:style-name="ce1" office:value-type="string" calcext:value-type="string">
            <text:p>Virendra Vyas</text:p>
          </table:table-cell>
          <table:table-cell table:style-name="ce1" office:value-type="float" office:value="7718070266" calcext:value-type="float">
            <text:p>7718070266</text:p>
          </table:table-cell>
          <table:table-cell table:style-name="ce7" office:value-type="string" calcext:value-type="string">
            <text:p><text:a xlink:href="mailto:vyasvirendra8@gmail.com" xlink:type="simple">vyasvirendra8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186" calcext:value-type="float">
            <text:p>118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ooja Vaishnav</text:p>
          </table:table-cell>
          <table:table-cell table:style-name="ce1" office:value-type="float" office:value="9422026001" calcext:value-type="float">
            <text:p>9422026001</text:p>
          </table:table-cell>
          <table:table-cell table:style-name="ce7" office:value-type="string" calcext:value-type="string">
            <text:p><text:a xlink:href="mailto:poojavaishnav10@gmail.com" xlink:type="simple">poojavaishnav10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193" calcext:value-type="float">
            <text:p>119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inesh Iyer</text:p>
          </table:table-cell>
          <table:table-cell table:style-name="ce1" office:value-type="float" office:value="9767230399" calcext:value-type="float">
            <text:p>9767230399</text:p>
          </table:table-cell>
          <table:table-cell table:style-name="ce7" office:value-type="string" calcext:value-type="string">
            <text:p><text:a xlink:href="mailto:dinesh.iyer61@gmail.com" xlink:type="simple">dinesh.iyer6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2" office:value-type="float" office:value="1203" calcext:value-type="float">
            <text:p>1203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ashmit bhatnagar</text:p>
          </table:table-cell>
          <table:table-cell table:style-name="ce2" office:value-type="float" office:value="8085845494" calcext:value-type="float">
            <text:p>8085845494</text:p>
          </table:table-cell>
          <table:table-cell table:style-name="ce8" office:value-type="string" calcext:value-type="string">
            <text:p><text:a xlink:href="mailto:ashmit.bhatnagar.@gmail.com" xlink:type="simple">ashmit.bhatnagar.@gmail.com</text:a></text:p>
          </table:table-cell>
          <table:table-cell table:style-name="ce2" office:value-type="string" calcext:value-type="string">
            <text:p>ganesh kumbhar</text:p>
          </table:table-cell>
          <table:table-cell table:style-name="ce2" office:value-type="float" office:value="9881110656" calcext:value-type="float">
            <text:p>9881110656</text:p>
          </table:table-cell>
          <table:table-cell table:style-name="ce8" office:value-type="string" calcext:value-type="string">
            <text:p><text:a xlink:href="mailto:kumbhar.ganesh1998@gmail.com" xlink:type="simple">kumbhar.ganesh1998@gmail.com</text:a></text:p>
          </table:table-cell>
          <table:table-cell table:style-name="ce2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06" calcext:value-type="float">
            <text:p>1206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abhishek singhania</text:p>
          </table:table-cell>
          <table:table-cell table:style-name="ce2" office:value-type="float" office:value="7719888146" calcext:value-type="float">
            <text:p>7719888146</text:p>
          </table:table-cell>
          <table:table-cell table:style-name="ce8" office:value-type="string" calcext:value-type="string">
            <text:p><text:a xlink:href="mailto:abhisheksinghania1701@gmail.com" xlink:type="simple">abhisheksinghania1701@gmail.com</text:a></text:p>
          </table:table-cell>
          <table:table-cell table:style-name="ce2" office:value-type="string" calcext:value-type="string">
            <text:p>shravani belgamwar</text:p>
          </table:table-cell>
          <table:table-cell table:style-name="ce2" office:value-type="float" office:value="8087694197" calcext:value-type="float">
            <text:p>8087694197</text:p>
          </table:table-cell>
          <table:table-cell table:style-name="ce8" office:value-type="string" calcext:value-type="string">
            <text:p><text:a xlink:href="mailto:skrafty222@gmail.com" xlink:type="simple">skrafty222@gmail.com</text:a></text:p>
          </table:table-cell>
          <table:table-cell table:style-name="ce2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12" calcext:value-type="float">
            <text:p>1212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rudram c bhimpure</text:p>
          </table:table-cell>
          <table:table-cell table:style-name="ce2" office:value-type="float" office:value="8783288899" calcext:value-type="float">
            <text:p>8783288899</text:p>
          </table:table-cell>
          <table:table-cell table:style-name="ce8" office:value-type="string" calcext:value-type="string">
            <text:p><text:a xlink:href="mailto:rudramcbhimpure@gmail.com" xlink:type="simple">rudramcbhimpure@gmail.com</text:a></text:p>
          </table:table-cell>
          <table:table-cell table:style-name="ce2" office:value-type="string" calcext:value-type="string">
            <text:p>dikshant jain</text:p>
          </table:table-cell>
          <table:table-cell table:style-name="ce2" office:value-type="float" office:value="8308411581" calcext:value-type="float">
            <text:p>8308411581</text:p>
          </table:table-cell>
          <table:table-cell table:style-name="ce2" table:number-columns-repeated="4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20" calcext:value-type="float">
            <text:p>1220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kirtee patil</text:p>
          </table:table-cell>
          <table:table-cell table:style-name="ce2" office:value-type="float" office:value="9096911369" calcext:value-type="float">
            <text:p>9096911369</text:p>
          </table:table-cell>
          <table:table-cell table:style-name="ce8" office:value-type="string" calcext:value-type="string">
            <text:p><text:a xlink:href="mailto:kirteepatil11@gmail.com" xlink:type="simple">kirteepatil11@gmail.com</text:a></text:p>
          </table:table-cell>
          <table:table-cell table:style-name="ce2" office:value-type="string" calcext:value-type="string">
            <text:p>pooja dangi</text:p>
          </table:table-cell>
          <table:table-cell table:style-name="ce2" office:value-type="float" office:value="8087697973" calcext:value-type="float">
            <text:p>8087697973</text:p>
          </table:table-cell>
          <table:table-cell table:style-name="ce8" office:value-type="string" calcext:value-type="string">
            <text:p><text:a xlink:href="mailto:poojadangi19@gmail.com" xlink:type="simple">poojadangi19@gmail.com</text:a></text:p>
          </table:table-cell>
          <table:table-cell table:style-name="ce2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22" calcext:value-type="float">
            <text:p>1222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anushka y phalak</text:p>
          </table:table-cell>
          <table:table-cell table:style-name="ce2" office:value-type="float" office:value="8380002087" calcext:value-type="float">
            <text:p>8380002087</text:p>
          </table:table-cell>
          <table:table-cell table:style-name="ce8" office:value-type="string" calcext:value-type="string">
            <text:p><text:a xlink:href="mailto:anushka.phalak@yahoo.com" xlink:type="simple">anushka.phalak@yahoo.com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25" calcext:value-type="float">
            <text:p>1225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shivani kamtikar</text:p>
          </table:table-cell>
          <table:table-cell table:style-name="ce2" office:value-type="float" office:value="9967769139" calcext:value-type="float">
            <text:p>9967769139</text:p>
          </table:table-cell>
          <table:table-cell table:style-name="ce8" office:value-type="string" calcext:value-type="string">
            <text:p><text:a xlink:href="mailto:shivani.kamtikar@gmail.com" xlink:type="simple">shivani.kamtikar@gmail.com</text:a></text:p>
          </table:table-cell>
          <table:table-cell table:style-name="ce2" office:value-type="string" calcext:value-type="string">
            <text:p>soumya keshavanath</text:p>
          </table:table-cell>
          <table:table-cell table:style-name="ce2" office:value-type="float" office:value="8698925570" calcext:value-type="float">
            <text:p>8698925570</text:p>
          </table:table-cell>
          <table:table-cell table:style-name="ce2" table:number-columns-repeated="4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27" calcext:value-type="float">
            <text:p>1227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kunkad resham girish</text:p>
          </table:table-cell>
          <table:table-cell table:style-name="ce2" office:value-type="float" office:value="9028792040" calcext:value-type="float">
            <text:p>9028792040</text:p>
          </table:table-cell>
          <table:table-cell table:style-name="ce8" office:value-type="string" calcext:value-type="string">
            <text:p><text:a xlink:href="mailto:reshamlunkad09@gmail.com" xlink:type="simple">reshamlunkad09@gmail.com</text:a></text:p>
          </table:table-cell>
          <table:table-cell table:style-name="ce2" office:value-type="string" calcext:value-type="string">
            <text:p>gundecha pragati rasik</text:p>
          </table:table-cell>
          <table:table-cell table:style-name="ce2" office:value-type="float" office:value="9028918341" calcext:value-type="float">
            <text:p>9028918341</text:p>
          </table:table-cell>
          <table:table-cell table:style-name="ce2" table:number-columns-repeated="4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37" calcext:value-type="float">
            <text:p>1237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sonal singh</text:p>
          </table:table-cell>
          <table:table-cell table:style-name="ce2" office:value-type="float" office:value="9028260893" calcext:value-type="float">
            <text:p>9028260893</text:p>
          </table:table-cell>
          <table:table-cell table:style-name="ce8" office:value-type="string" calcext:value-type="string">
            <text:p><text:a xlink:href="mailto:sonalsingh@cumminscollege.in" xlink:type="simple">sonalsingh@cumminscollege.in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38" calcext:value-type="float">
            <text:p>1238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shraddha singh</text:p>
          </table:table-cell>
          <table:table-cell table:style-name="ce2" office:value-type="float" office:value="9004318686" calcext:value-type="float">
            <text:p>9004318686</text:p>
          </table:table-cell>
          <table:table-cell table:style-name="ce8" office:value-type="string" calcext:value-type="string">
            <text:p><text:a xlink:href="mailto:shraddha.singh@cumminscollege.in" xlink:type="simple">shraddha.singh@cumminscollege.in</text:a></text:p>
          </table:table-cell>
          <table:table-cell table:style-name="ce2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2" office:value-type="float" office:value="1243" calcext:value-type="float">
            <text:p>1243</text:p>
          </table:table-cell>
          <table:table-cell table:style-name="ce1" office:value-type="string" calcext:value-type="string">
            <text:p>RC</text:p>
          </table:table-cell>
          <table:table-cell table:style-name="ce2" office:value-type="string" calcext:value-type="string">
            <text:p>sneha bandi</text:p>
          </table:table-cell>
          <table:table-cell table:style-name="ce2" office:value-type="float" office:value="8989064848" calcext:value-type="float">
            <text:p>8989064848</text:p>
          </table:table-cell>
          <table:table-cell table:style-name="ce8" office:value-type="string" calcext:value-type="string">
            <text:p><text:a xlink:href="mailto:sneha.bandi@cumminscollege.in" xlink:type="simple">sneha.bandi@cumminscollege.in</text:a></text:p>
          </table:table-cell>
          <table:table-cell table:style-name="ce2" office:value-type="string" calcext:value-type="string">
            <text:p>shambhari shete</text:p>
          </table:table-cell>
          <table:table-cell table:style-name="ce2" office:value-type="float" office:value="8446476455" calcext:value-type="float">
            <text:p>8446476455</text:p>
          </table:table-cell>
          <table:table-cell table:style-name="ce2" table:number-columns-repeated="4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275" calcext:value-type="float">
            <text:p>1275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Jidnyesha Patil</text:p>
          </table:table-cell>
          <table:table-cell table:style-name="ce3" office:value-type="float" office:value="8898317155" calcext:value-type="float">
            <text:p>8898317155</text:p>
          </table:table-cell>
          <table:table-cell table:style-name="ce3" office:value-type="string" calcext:value-type="string">
            <text:p><text:a xlink:href="mailto:jidnyeshapatil@gmail.com" xlink:type="simple">jidnyeshapatil@gmail.com</text:a></text:p>
          </table:table-cell>
          <table:table-cell table:style-name="ce3" office:value-type="string" calcext:value-type="string">
            <text:p>Prateek Gupta</text:p>
          </table:table-cell>
          <table:table-cell table:style-name="ce3" office:value-type="float" office:value="7745008214" calcext:value-type="float">
            <text:p>7745008214</text:p>
          </table:table-cell>
          <table:table-cell table:style-name="ce3" office:value-type="string" calcext:value-type="string">
            <text:p><text:a xlink:href="mailto:prateek.gupta891@gmail.com" xlink:type="simple">prateek.gupta891@gmail.com</text:a></text:p>
          </table:table-cell>
          <table:table-cell table:style-name="ce3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277" calcext:value-type="float">
            <text:p>1277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Kajal</text:p>
          </table:table-cell>
          <table:table-cell table:style-name="ce3" office:value-type="float" office:value="9405052277" calcext:value-type="float">
            <text:p>9405052277</text:p>
          </table:table-cell>
          <table:table-cell table:style-name="ce3" office:value-type="string" calcext:value-type="string">
            <text:p><text:a xlink:href="mailto:kajalsanklecha97@gmail.com" xlink:type="simple">kajalsanklecha97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1">
          <table:table-cell table:style-name="ce3" office:value-type="float" office:value="1284" calcext:value-type="float">
            <text:p>1284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Sahil Palaskar</text:p>
          </table:table-cell>
          <table:table-cell table:style-name="ce3" office:value-type="float" office:value="7709161413" calcext:value-type="float">
            <text:p>7709161413</text:p>
          </table:table-cell>
          <table:table-cell table:style-name="ce3" office:value-type="string" calcext:value-type="string">
            <text:p>palaskarsahil@yahoo.in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1">
          <table:table-cell table:style-name="ce3" office:value-type="float" office:value="1290" calcext:value-type="float">
            <text:p>1290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Nitin Badoni</text:p>
          </table:table-cell>
          <table:table-cell table:style-name="ce3" office:value-type="float" office:value="8237202934" calcext:value-type="float">
            <text:p>8237202934</text:p>
          </table:table-cell>
          <table:table-cell table:style-name="ce3" office:value-type="string" calcext:value-type="string">
            <text:p>nitzatb@gmail.com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1">
          <table:table-cell table:style-name="ce3" office:value-type="float" office:value="1294" calcext:value-type="float">
            <text:p>1294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Onkar Ingle</text:p>
          </table:table-cell>
          <table:table-cell table:style-name="ce3" office:value-type="float" office:value="9665229972" calcext:value-type="float">
            <text:p>9665229972</text:p>
          </table:table-cell>
          <table:table-cell table:style-name="ce3" office:value-type="string" calcext:value-type="string">
            <text:p>ionkar7701@gmail.com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1351" calcext:value-type="float">
            <text:p>135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yush Shrivastav</text:p>
          </table:table-cell>
          <table:table-cell table:style-name="ce1" office:value-type="float" office:value="9673016905" calcext:value-type="float">
            <text:p>9673016905</text:p>
          </table:table-cell>
          <table:table-cell table:style-name="ce7" office:value-type="string" calcext:value-type="string">
            <text:p><text:a xlink:href="mailto:ayu9698@gmail.com" xlink:type="simple">ayu9698@gmail.com</text:a></text:p>
          </table:table-cell>
          <table:table-cell table:style-name="ce1" office:value-type="string" calcext:value-type="string">
            <text:p>Avinash Kumar</text:p>
          </table:table-cell>
          <table:table-cell table:style-name="ce1" office:value-type="float" office:value="8996733930" calcext:value-type="float">
            <text:p>8996733930</text:p>
          </table:table-cell>
          <table:table-cell table:style-name="ce7" office:value-type="string" calcext:value-type="string">
            <text:p><text:a xlink:href="mailto:kumaravinash926@gmail.com" xlink:type="simple">kumaravinash926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355" calcext:value-type="float">
            <text:p>135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imish Babu</text:p>
          </table:table-cell>
          <table:table-cell table:style-name="ce1" office:value-type="float" office:value="8975465114" calcext:value-type="float">
            <text:p>8975465114</text:p>
          </table:table-cell>
          <table:table-cell table:style-name="ce7" office:value-type="string" calcext:value-type="string">
            <text:p><text:a xlink:href="mailto:nimishcr7@gmail.com" xlink:type="simple">nimishcr7@gmail.com</text:a></text:p>
          </table:table-cell>
          <table:table-cell table:style-name="ce1" office:value-type="string" calcext:value-type="string">
            <text:p>Sagar Chaudhary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1363" calcext:value-type="float">
            <text:p>136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Himanshu Teli</text:p>
          </table:table-cell>
          <table:table-cell table:style-name="ce1" office:value-type="float" office:value="9460438130" calcext:value-type="float">
            <text:p>9460438130</text:p>
          </table:table-cell>
          <table:table-cell table:style-name="ce7" office:value-type="string" calcext:value-type="string">
            <text:p><text:a xlink:href="mailto:himanshuteli@hotmail.com" xlink:type="simple">himanshuteli@hotmail.com</text:a></text:p>
          </table:table-cell>
          <table:table-cell table:style-name="ce1" office:value-type="string" calcext:value-type="string">
            <text:p>Yash Lad</text:p>
          </table:table-cell>
          <table:table-cell table:style-name="ce1" office:value-type="float" office:value="9168134349" calcext:value-type="float">
            <text:p>9168134349</text:p>
          </table:table-cell>
          <table:table-cell table:style-name="ce7" office:value-type="string" calcext:value-type="string">
            <text:p><text:a xlink:href="mailto:yashlad681@gmail.com" xlink:type="simple">yashlad681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364" calcext:value-type="float">
            <text:p>136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Jangir</text:p>
          </table:table-cell>
          <table:table-cell table:style-name="ce1" office:value-type="float" office:value="8955581655" calcext:value-type="float">
            <text:p>8955581655</text:p>
          </table:table-cell>
          <table:table-cell table:style-name="ce7" office:value-type="string" calcext:value-type="string">
            <text:p><text:a xlink:href="mailto:shubham.jangir21@gmail.com" xlink:type="simple">shubham.jangir2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64" calcext:value-type="float">
            <text:p>136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Kartikaiya</text:p>
          </table:table-cell>
          <table:table-cell table:style-name="ce1" office:value-type="float" office:value="7740892131" calcext:value-type="float">
            <text:p>7740892131</text:p>
          </table:table-cell>
          <table:table-cell table:style-name="ce7" office:value-type="string" calcext:value-type="string">
            <text:p><text:a xlink:href="mailto:kartik36@gmail.com" xlink:type="simple">kartik3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67" calcext:value-type="float">
            <text:p>136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nsi Bora</text:p>
          </table:table-cell>
          <table:table-cell table:style-name="ce1" office:value-type="float" office:value="7843066342" calcext:value-type="float">
            <text:p>7843066342</text:p>
          </table:table-cell>
          <table:table-cell table:style-name="ce7" office:value-type="string" calcext:value-type="string">
            <text:p><text:a xlink:href="mailto:mansibora@gmail.com" xlink:type="simple">mansibora@gmail.com</text:a></text:p>
          </table:table-cell>
          <table:table-cell table:style-name="ce1" office:value-type="string" calcext:value-type="string">
            <text:p>Mahima Chandan</text:p>
          </table:table-cell>
          <table:table-cell table:style-name="ce1" office:value-type="float" office:value="7875111791" calcext:value-type="float">
            <text:p>7875111791</text:p>
          </table:table-cell>
          <table:table-cell table:style-name="ce7" office:value-type="string" calcext:value-type="string">
            <text:p><text:a xlink:href="mailto:mahimachandan1579@gmail.com" xlink:type="simple">mahimachandan1579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369" calcext:value-type="float">
            <text:p>136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Yash Chhabria</text:p>
          </table:table-cell>
          <table:table-cell table:style-name="ce1" office:value-type="float" office:value="9840918897" calcext:value-type="float">
            <text:p>9840918897</text:p>
          </table:table-cell>
          <table:table-cell table:style-name="ce7" office:value-type="string" calcext:value-type="string">
            <text:p><text:a xlink:href="mailto:yash2998chhabria@gmail.com" xlink:type="simple">yash2998chhabria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70" calcext:value-type="float">
            <text:p>137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gya Mehrotra</text:p>
          </table:table-cell>
          <table:table-cell table:style-name="ce1" office:value-type="float" office:value="7738274834" calcext:value-type="float">
            <text:p>7738274834</text:p>
          </table:table-cell>
          <table:table-cell table:style-name="ce7" office:value-type="string" calcext:value-type="string">
            <text:p><text:a xlink:href="mailto:pragyamehrotra0@gmail.com" xlink:type="simple">pragyamehrotra0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83" calcext:value-type="float">
            <text:p>138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rushti Deshmukh</text:p>
          </table:table-cell>
          <table:table-cell table:style-name="ce1" office:value-type="float" office:value="7218039748" calcext:value-type="float">
            <text:p>7218039748</text:p>
          </table:table-cell>
          <table:table-cell table:style-name="ce7" office:value-type="string" calcext:value-type="string">
            <text:p><text:a xlink:href="mailto:srushtid57@gmail.com" xlink:type="simple">srushtid57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454" calcext:value-type="float">
            <text:p>145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umit Bhatt</text:p>
          </table:table-cell>
          <table:table-cell table:style-name="ce1" office:value-type="float" office:value="7020817960" calcext:value-type="float">
            <text:p>7020817960</text:p>
          </table:table-cell>
          <table:table-cell table:style-name="ce9" office:value-type="string" calcext:value-type="string">
            <text:p><text:a xlink:href="mailto:sumitbhatt811@gmail.com" xlink:type="simple">sumitbhatt81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459" calcext:value-type="float">
            <text:p>145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arendra Chordiya</text:p>
          </table:table-cell>
          <table:table-cell table:style-name="ce1" office:value-type="float" office:value="8007571732" calcext:value-type="float">
            <text:p>8007571732</text:p>
          </table:table-cell>
          <table:table-cell table:style-name="ce9" office:value-type="string" calcext:value-type="string">
            <text:p><text:a xlink:href="mailto:narendrachordiya1234@gmail.com" xlink:type="simple">narendrachordiya1234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467" calcext:value-type="float">
            <text:p>146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Tejas Agrawal</text:p>
          </table:table-cell>
          <table:table-cell table:style-name="ce1" office:value-type="float" office:value="9422061412" calcext:value-type="float">
            <text:p>9422061412</text:p>
          </table:table-cell>
          <table:table-cell table:style-name="ce9" office:value-type="string" calcext:value-type="string">
            <text:p><text:a xlink:href="mailto:agrawaltejas001@gmail.com" xlink:type="simple">agrawaltejas00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470" calcext:value-type="float">
            <text:p>147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nket Jathar</text:p>
          </table:table-cell>
          <table:table-cell table:style-name="ce1" office:value-type="float" office:value="7350010947" calcext:value-type="float">
            <text:p>7350010947</text:p>
          </table:table-cell>
          <table:table-cell table:style-name="ce9" office:value-type="string" calcext:value-type="string">
            <text:p><text:a xlink:href="mailto:sjathar11@gmail.com" xlink:type="simple">sjathar11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488" calcext:value-type="float">
            <text:p>148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nali Bora</text:p>
          </table:table-cell>
          <table:table-cell table:style-name="ce1" office:value-type="float" office:value="9930450890" calcext:value-type="float">
            <text:p>9930450890</text:p>
          </table:table-cell>
          <table:table-cell table:style-name="ce9" office:value-type="string" calcext:value-type="string">
            <text:p><text:a xlink:href="mailto:pranalibora98@gmail.com" xlink:type="simple">pranalibora9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498" calcext:value-type="float">
            <text:p>149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iket Shirse</text:p>
          </table:table-cell>
          <table:table-cell table:style-name="ce1" office:value-type="float" office:value="9420407591" calcext:value-type="float">
            <text:p>9420407591</text:p>
          </table:table-cell>
          <table:table-cell table:style-name="ce9" office:value-type="string" calcext:value-type="string">
            <text:p><text:a xlink:href="mailto:aniketshirsat6309@gmail.com" xlink:type="simple">aniketshirsat6309@gmail.com</text:a></text:p>
          </table:table-cell>
          <table:table-cell table:style-name="ce1" office:value-type="string" calcext:value-type="string">
            <text:p>Saurav Kumar</text:p>
          </table:table-cell>
          <table:table-cell table:style-name="ce1" office:value-type="float" office:value="9975028852" calcext:value-type="float">
            <text:p>9975028852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gar barapatre</text:p>
          </table:table-cell>
          <table:table-cell table:style-name="ce1" office:value-type="float" office:value="8805539298" calcext:value-type="float">
            <text:p>8805539298</text:p>
          </table:table-cell>
          <table:table-cell table:style-name="ce9" office:value-type="string" calcext:value-type="string">
            <text:p>www.sagarb@gmail.com</text:p>
          </table:table-cell>
          <table:table-cell table:style-name="ce1" office:value-type="string" calcext:value-type="string">
            <text:p>himanshu pavle</text:p>
          </table:table-cell>
          <table:table-cell table:style-name="ce1" office:value-type="float" office:value="8698852901" calcext:value-type="float">
            <text:p>8698852901</text:p>
          </table:table-cell>
          <table:table-cell table:style-name="ce9" office:value-type="string" calcext:value-type="string">
            <text:p><text:a xlink:href="mailto:himanshupavle1999@gmail.com" xlink:type="simple">himanshupavle1999@gmail.com</text:a></text:p>
          </table:table-cell>
          <table:table-cell table:style-name="ce1" table:number-columns-repeated="3"/>
          <table:table-cell table:style-name="ce1" office:value-type="string" calcext:value-type="string">
            <text:p>PICT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meya</text:p>
          </table:table-cell>
          <table:table-cell table:style-name="ce1" table:number-columns-repeated="8"/>
          <table:table-cell table:style-name="ce1" office:value-type="string" calcext:value-type="string">
            <text:p>PICT</text:p>
          </table:table-cell>
          <table:table-cell table:number-columns-repeated="101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ditya padwal</text:p>
          </table:table-cell>
          <table:table-cell table:style-name="ce1" office:value-type="float" office:value="9423103569" calcext:value-type="float">
            <text:p>9423103569</text:p>
          </table:table-cell>
          <table:table-cell table:style-name="ce9" office:value-type="string" calcext:value-type="string">
            <text:p><text:a xlink:href="mailto:adityapadwal@outlook.com" xlink:type="simple">adityapadwal@outlook.com</text:a></text:p>
          </table:table-cell>
          <table:table-cell table:style-name="ce1" table:number-columns-repeated="6"/>
          <table:table-cell table:style-name="ce1" office:value-type="string" calcext:value-type="string">
            <text:p>PICT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aksh pakar</text:p>
          </table:table-cell>
          <table:table-cell table:style-name="ce1" office:value-type="float" office:value="9689927235" calcext:value-type="float">
            <text:p>9689927235</text:p>
          </table:table-cell>
          <table:table-cell table:style-name="ce1" table:number-columns-repeated="7"/>
          <table:table-cell table:style-name="ce1" office:value-type="string" calcext:value-type="string">
            <text:p>PICT</text:p>
          </table:table-cell>
          <table:table-cell table:number-columns-repeated="1012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okunrithy </text:p>
          </table:table-cell>
          <table:table-cell table:style-name="ce1" office:value-type="float" office:value="7798314853" calcext:value-type="float">
            <text:p>7798314853</text:p>
          </table:table-cell>
          <table:table-cell table:style-name="ce9" office:value-type="string" calcext:value-type="string">
            <text:p><text:a xlink:href="mailto:rithy125@yahoo.com" xlink:type="simple">rithy125@yahoo.com</text:a></text:p>
          </table:table-cell>
          <table:table-cell table:style-name="ce1" table:number-columns-repeated="6"/>
          <table:table-cell table:style-name="ce1" office:value-type="string" calcext:value-type="string">
            <text:p>PICT</text:p>
          </table:table-cell>
          <table:table-cell table:number-columns-repeated="101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eha chaudhari</text:p>
          </table:table-cell>
          <table:table-cell table:style-name="ce1" office:value-type="float" office:value="9011064607" calcext:value-type="float">
            <text:p>9011064607</text:p>
          </table:table-cell>
          <table:table-cell table:style-name="ce9" office:value-type="string" calcext:value-type="string">
            <text:p><text:a xlink:href="mailto:nehachaudhari71198@gmail.com" xlink:type="simple">nehachaudhari71198@gmail.com</text:a></text:p>
          </table:table-cell>
          <table:table-cell table:style-name="ce1" table:number-columns-repeated="6"/>
          <table:table-cell table:style-name="ce1" office:value-type="string" calcext:value-type="string">
            <text:p>Bharti Vidya Peeth</text:p>
          </table:table-cell>
          <table:table-cell table:number-columns-repeated="101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tharva A mahajan</text:p>
          </table:table-cell>
          <table:table-cell table:style-name="ce1" office:value-type="float" office:value="7507244115" calcext:value-type="float">
            <text:p>7507244115</text:p>
          </table:table-cell>
          <table:table-cell table:style-name="ce9" office:value-type="string" calcext:value-type="string">
            <text:p><text:a xlink:href="mailto:atharva.mahajan9823@gmail.com" xlink:type="simple">atharva.mahajan9823@gmail.com</text:a></text:p>
          </table:table-cell>
          <table:table-cell table:style-name="ce1" office:value-type="string" calcext:value-type="string">
            <text:p>aniket gokhale</text:p>
          </table:table-cell>
          <table:table-cell table:style-name="ce1" office:value-type="float" office:value="9403269338" calcext:value-type="float">
            <text:p>9403269338</text:p>
          </table:table-cell>
          <table:table-cell table:style-name="ce9" office:value-type="string" calcext:value-type="string">
            <text:p><text:a xlink:href="mailto:aniket9190@gmail.com" xlink:type="simple">aniket9190@gmail.com</text:a></text:p>
          </table:table-cell>
          <table:table-cell table:style-name="ce1" table:number-columns-repeated="3"/>
          <table:table-cell table:style-name="ce1" office:value-type="string" calcext:value-type="string">
            <text:p>PICT</text:p>
          </table:table-cell>
          <table:table-cell table:number-columns-repeated="1012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uturaj Patil</text:p>
          </table:table-cell>
          <table:table-cell table:style-name="ce1" office:value-type="float" office:value="8275592198" calcext:value-type="float">
            <text:p>8275592198</text:p>
          </table:table-cell>
          <table:table-cell table:style-name="ce9" office:value-type="string" calcext:value-type="string">
            <text:p><text:a xlink:href="mailto:ruturajpatil97@gmail.com" xlink:type="simple">ruturajpatil97@gmail.com</text:a></text:p>
          </table:table-cell>
          <table:table-cell table:style-name="ce1" office:value-type="string" calcext:value-type="string">
            <text:p>Shubham Deshmukh</text:p>
          </table:table-cell>
          <table:table-cell table:style-name="ce1" office:value-type="float" office:value="7875991001" calcext:value-type="float">
            <text:p>7875991001</text:p>
          </table:table-cell>
          <table:table-cell table:style-name="ce9" office:value-type="string" calcext:value-type="string">
            <text:p><text:a xlink:href="mailto:sdd1798@gmail.com" xlink:type="simple">sdd1798@gmail.com</text:a></text:p>
          </table:table-cell>
          <table:table-cell table:style-name="ce1" table:number-columns-repeated="3"/>
          <table:table-cell table:style-name="ce1" office:value-type="string" calcext:value-type="string">
            <text:p>SIT Narhe</text:p>
          </table:table-cell>
          <table:table-cell table:number-columns-repeated="1012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ushkaraj Kulkarni</text:p>
          </table:table-cell>
          <table:table-cell table:style-name="ce1" office:value-type="float" office:value="8275521333" calcext:value-type="float">
            <text:p>8275521333</text:p>
          </table:table-cell>
          <table:table-cell table:style-name="ce9" office:value-type="string" calcext:value-type="string">
            <text:p><text:a xlink:href="mailto:pushkaraj15k@gmai;.com" xlink:type="simple">pushkaraj15k@gmai;.com</text:a></text:p>
          </table:table-cell>
          <table:table-cell table:style-name="ce1" office:value-type="string" calcext:value-type="string">
            <text:p>Madhusudhan Minayar</text:p>
          </table:table-cell>
          <table:table-cell table:style-name="ce1" office:value-type="float" office:value="9423367106" calcext:value-type="float">
            <text:p>9423367106</text:p>
          </table:table-cell>
          <table:table-cell table:style-name="ce9" office:value-type="string" calcext:value-type="string">
            <text:p><text:a xlink:href="mailto:madhuminayar@gmail.com" xlink:type="simple">madhuminayar@gmail.com</text:a></text:p>
          </table:table-cell>
          <table:table-cell table:style-name="ce1" table:number-columns-repeated="3"/>
          <table:table-cell table:style-name="ce1" office:value-type="string" calcext:value-type="string">
            <text:p>SIT Narhe</text:p>
          </table:table-cell>
          <table:table-cell table:number-columns-repeated="1012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hiraj Sonwane</text:p>
          </table:table-cell>
          <table:table-cell table:style-name="ce1" office:value-type="float" office:value="7776825466" calcext:value-type="float">
            <text:p>7776825466</text:p>
          </table:table-cell>
          <table:table-cell table:style-name="ce9" office:value-type="string" calcext:value-type="string">
            <text:p><text:a xlink:href="mailto:sonawanedhiraj1996@gmail.com" xlink:type="simple">sonawanedhiraj1996@gmail.com</text:a></text:p>
          </table:table-cell>
          <table:table-cell table:style-name="ce1" office:value-type="string" calcext:value-type="string">
            <text:p>Atharva Rajurkar</text:p>
          </table:table-cell>
          <table:table-cell table:style-name="ce1" table:number-columns-repeated="5"/>
          <table:table-cell table:style-name="ce1" office:value-type="string" calcext:value-type="string">
            <text:p>SCOE</text:p>
          </table:table-cell>
          <table:table-cell table:number-columns-repeated="1012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hil Jain</text:p>
          </table:table-cell>
          <table:table-cell table:style-name="ce1" office:value-type="float" office:value="9930881707" calcext:value-type="float">
            <text:p>9930881707</text:p>
          </table:table-cell>
          <table:table-cell table:style-name="ce9" office:value-type="string" calcext:value-type="string">
            <text:p><text:a xlink:href="mailto:sahilj310@gmail.com" xlink:type="simple">sahilj310@gmail.com</text:a></text:p>
          </table:table-cell>
          <table:table-cell table:style-name="ce1" table:number-columns-repeated="6"/>
          <table:table-cell table:style-name="ce1" office:value-type="string" calcext:value-type="string">
            <text:p>SCOE</text:p>
          </table:table-cell>
          <table:table-cell table:number-columns-repeated="1012"/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ditya Pradeep</text:p>
          </table:table-cell>
          <table:table-cell table:style-name="ce1" office:value-type="float" office:value="8390823429" calcext:value-type="float">
            <text:p>8390823429</text:p>
          </table:table-cell>
          <table:table-cell table:style-name="ce9" office:value-type="string" calcext:value-type="string">
            <text:p><text:a xlink:href="mailto:aditya83908@gmail.com" xlink:type="simple">aditya8390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hil nahar</text:p>
          </table:table-cell>
          <table:table-cell table:style-name="ce1" office:value-type="float" office:value="9922999713" calcext:value-type="float">
            <text:p>9922999713</text:p>
          </table:table-cell>
          <table:table-cell table:style-name="ce9" office:value-type="string" calcext:value-type="string">
            <text:p><text:a xlink:href="mailto:sahilnahar@gmail.com" xlink:type="simple">sahilnahar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ukhad Joshi</text:p>
          </table:table-cell>
          <table:table-cell table:style-name="ce1" office:value-type="float" office:value="7038188929" calcext:value-type="float">
            <text:p>7038188929</text:p>
          </table:table-cell>
          <table:table-cell table:style-name="ce9" office:value-type="string" calcext:value-type="string">
            <text:p><text:a xlink:href="mailto:sukhadj1998@gmail.com" xlink:type="simple">sukhadj199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ivraj Ganacharya</text:p>
          </table:table-cell>
          <table:table-cell table:style-name="ce1" office:value-type="float" office:value="7588303593" calcext:value-type="float">
            <text:p>7588303593</text:p>
          </table:table-cell>
          <table:table-cell table:style-name="ce9" office:value-type="string" calcext:value-type="string">
            <text:p><text:a xlink:href="mailto:shivrajganacharya10@gmail.com" xlink:type="simple">shivrajganacharya10@gmail.com</text:a></text:p>
          </table:table-cell>
          <table:table-cell table:style-name="ce1" office:value-type="string" calcext:value-type="string">
            <text:p>Aniket Karande</text:p>
          </table:table-cell>
          <table:table-cell table:style-name="ce1" office:value-type="float" office:value="7775921270" calcext:value-type="float">
            <text:p>7775921270</text:p>
          </table:table-cell>
          <table:table-cell table:style-name="ce9" office:value-type="string" calcext:value-type="string">
            <text:p><text:a xlink:href="mailto:aniketkarande592@gmail.com" xlink:type="simple">aniketkarande592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somvanshi vaibhav</text:p>
          </table:table-cell>
          <table:table-cell table:style-name="ce3" office:value-type="float" office:value="9637974121" calcext:value-type="float">
            <text:p>9637974121</text:p>
          </table:table-cell>
          <table:table-cell table:style-name="ce3" office:value-type="string" calcext:value-type="string">
            <text:p><text:a xlink:href="mailto:somvanshivaibhav01@gmail.com" xlink:type="simple">somvanshivaibhav01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aditya kulkarni</text:p>
          </table:table-cell>
          <table:table-cell table:style-name="ce3" office:value-type="float" office:value="9765853243" calcext:value-type="float">
            <text:p>9765853243</text:p>
          </table:table-cell>
          <table:table-cell table:style-name="ce3" office:value-type="string" calcext:value-type="string">
            <text:p><text:a xlink:href="mailto:adityakulkarnia3@gmail.com" xlink:type="simple">adityakulkarnia3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harshal bhamare</text:p>
          </table:table-cell>
          <table:table-cell table:style-name="ce3"/>
          <table:table-cell table:style-name="ce3" office:value-type="string" calcext:value-type="string">
            <text:p><text:a xlink:href="mailto:hbhamare1998@gmail.com" xlink:type="simple">hbhamare1998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vinayak nagu</text:p>
          </table:table-cell>
          <table:table-cell table:style-name="ce3" office:value-type="float" office:value="9419130918" calcext:value-type="float">
            <text:p>9419130918</text:p>
          </table:table-cell>
          <table:table-cell table:style-name="ce3" office:value-type="string" calcext:value-type="string">
            <text:p><text:a xlink:href="mailto:vini.nagu@gmail.com" xlink:type="simple">vini.nagu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ayush Dubey</text:p>
          </table:table-cell>
          <table:table-cell table:style-name="ce3" office:value-type="float" office:value="9519081779" calcext:value-type="float">
            <text:p>9519081779</text:p>
          </table:table-cell>
          <table:table-cell table:style-name="ce3" office:value-type="string" calcext:value-type="string">
            <text:p><text:a xlink:href="mailto:ayushdubey1599@gmail.com" xlink:type="simple">ayushdubey1599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ashutosh singh</text:p>
          </table:table-cell>
          <table:table-cell table:style-name="ce3" office:value-type="float" office:value="9766366837" calcext:value-type="float">
            <text:p>9766366837</text:p>
          </table:table-cell>
          <table:table-cell table:style-name="ce3" office:value-type="string" calcext:value-type="string">
            <text:p><text:a xlink:href="mailto:ashutoshsingh.singh56@gmail.com" xlink:type="simple">ashutoshsingh.singh56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kritin pundita</text:p>
          </table:table-cell>
          <table:table-cell table:style-name="ce3" office:value-type="float" office:value="9990077640" calcext:value-type="float">
            <text:p>9990077640</text:p>
          </table:table-cell>
          <table:table-cell table:style-name="ce3" office:value-type="string" calcext:value-type="string">
            <text:p><text:a xlink:href="mailto:kritinpundita1998@gmail.com" xlink:type="simple">kritinpundita1998@gmail.com</text:a></text:p>
          </table:table-cell>
          <table:table-cell table:style-name="ce3" office:value-type="string" calcext:value-type="string">
            <text:p>kartikey umare</text:p>
          </table:table-cell>
          <table:table-cell table:style-name="ce3"/>
          <table:table-cell table:style-name="ce3" office:value-type="string" calcext:value-type="string">
            <text:p><text:a xlink:href="mailto:kartikey1004@gmail.com" xlink:type="simple">kartikey1004@gmail.com</text:a></text:p>
          </table:table-cell>
          <table:table-cell table:style-name="ce3"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1" office:value-type="string" calcext:value-type="string">
            <text:p>RC</text:p>
          </table:table-cell>
          <table:table-cell table:style-name="ce3" office:value-type="string" calcext:value-type="string">
            <text:p>keshav bang</text:p>
          </table:table-cell>
          <table:table-cell table:style-name="ce3" office:value-type="float" office:value="9987407588" calcext:value-type="float">
            <text:p>9987407588</text:p>
          </table:table-cell>
          <table:table-cell table:style-name="ce3" office:value-type="string" calcext:value-type="string">
            <text:p><text:a xlink:href="mailto:bangkeshav5@gmail.com" xlink:type="simple">bangkeshav5@gmail.com</text:a></text:p>
          </table:table-cell>
          <table:table-cell table:style-name="ce3" table:number-columns-repeated="6"/>
          <table:table-cell table:style-name="ce1"/>
          <table:table-cell table:number-columns-repeated="1012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gya Gupta</text:p>
          </table:table-cell>
          <table:table-cell table:style-name="ce1" office:value-type="float" office:value="9604801845" calcext:value-type="float">
            <text:p>9604801845</text:p>
          </table:table-cell>
          <table:table-cell table:style-name="ce9" office:value-type="string" calcext:value-type="string">
            <text:p><text:a xlink:href="mailto:starfishpragya@gmail.com" xlink:type="simple">starfishpragya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hmed Khwaja</text:p>
          </table:table-cell>
          <table:table-cell table:style-name="ce1" office:value-type="float" office:value="7709872838" calcext:value-type="float">
            <text:p>7709872838</text:p>
          </table:table-cell>
          <table:table-cell table:style-name="ce9" office:value-type="string" calcext:value-type="string">
            <text:p><text:a xlink:href="mailto:ahmedskhwaja@gmail.com" xlink:type="simple">ahmedskhwaja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hil Thorve</text:p>
          </table:table-cell>
          <table:table-cell table:style-name="ce1" office:value-type="float" office:value="9527839719" calcext:value-type="float">
            <text:p>9527839719</text:p>
          </table:table-cell>
          <table:table-cell table:style-name="ce9" office:value-type="string" calcext:value-type="string">
            <text:p><text:a xlink:href="mailto:sahilt2606@gmail.com" xlink:type="simple">sahilt2606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Gaurang Manekar</text:p>
          </table:table-cell>
          <table:table-cell table:style-name="ce1" office:value-type="float" office:value="8554945353" calcext:value-type="float">
            <text:p>8554945353</text:p>
          </table:table-cell>
          <table:table-cell table:style-name="ce9" office:value-type="string" calcext:value-type="string">
            <text:p><text:a xlink:href="mailto:imgaurangmanekar@gmail.com" xlink:type="simple">imgaurangmanekar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Jayesh Shimpi</text:p>
          </table:table-cell>
          <table:table-cell table:style-name="ce1" office:value-type="float" office:value="9423904778" calcext:value-type="float">
            <text:p>9423904778</text:p>
          </table:table-cell>
          <table:table-cell table:style-name="ce9" office:value-type="string" calcext:value-type="string">
            <text:p><text:a xlink:href="mailto:jayeshshimpi7111997@gmail.com" xlink:type="simple">jayeshshimpi7111997@gmail.com</text:a></text:p>
          </table:table-cell>
          <table:table-cell table:style-name="ce1" office:value-type="string" calcext:value-type="string">
            <text:p>Nivad Talware</text:p>
          </table:table-cell>
          <table:table-cell table:style-name="ce1" office:value-type="float" office:value="9146576744" calcext:value-type="float">
            <text:p>9146576744</text:p>
          </table:table-cell>
          <table:table-cell table:style-name="ce9" office:value-type="string" calcext:value-type="string">
            <text:p><text:a xlink:href="mailto:nivadpt16@gmail.com" xlink:type="simple">nivadpt16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ashank Pandey</text:p>
          </table:table-cell>
          <table:table-cell table:style-name="ce1" office:value-type="float" office:value="7738507415" calcext:value-type="float">
            <text:p>7738507415</text:p>
          </table:table-cell>
          <table:table-cell table:style-name="ce9" office:value-type="string" calcext:value-type="string">
            <text:p><text:a xlink:href="mailto:shashankpandey1102@gmail.com" xlink:type="simple">shashankpandey1102@gmail.com</text:a></text:p>
          </table:table-cell>
          <table:table-cell table:style-name="ce1" office:value-type="string" calcext:value-type="string">
            <text:p>Hrithik Kumar</text:p>
          </table:table-cell>
          <table:table-cell table:style-name="ce1" office:value-type="float" office:value="9604774968" calcext:value-type="float">
            <text:p>9604774968</text:p>
          </table:table-cell>
          <table:table-cell table:style-name="ce9" office:value-type="string" calcext:value-type="string">
            <text:p><text:a xlink:href="mailto:hrithikkumar527@gmail.com" xlink:type="simple">hrithikkumar527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vinash</text:p>
          </table:table-cell>
          <table:table-cell table:style-name="ce1" office:value-type="float" office:value="7038552920" calcext:value-type="float">
            <text:p>7038552920</text:p>
          </table:table-cell>
          <table:table-cell table:style-name="ce9" office:value-type="string" calcext:value-type="string">
            <text:p><text:a xlink:href="mailto:deoguneavinash@gmail.com" xlink:type="simple">deoguneavinash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nas Chourey</text:p>
          </table:table-cell>
          <table:table-cell table:style-name="ce1" office:value-type="float" office:value="9765703994" calcext:value-type="float">
            <text:p>9765703994</text:p>
          </table:table-cell>
          <table:table-cell table:style-name="ce9" office:value-type="string" calcext:value-type="string">
            <text:p><text:a xlink:href="mailto:chaureymanas@gmail.com" xlink:type="simple">chaureymanas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3">
          <table:table-cell table:style-name="ce4" office:value-type="float" office:value="269" calcext:value-type="float">
            <text:p>269</text:p>
          </table:table-cell>
          <table:table-cell table:style-name="ce1" office:value-type="string" calcext:value-type="string">
            <text:p>RC</text:p>
          </table:table-cell>
          <table:table-cell table:style-name="ce4" office:value-type="string" calcext:value-type="string">
            <text:p>ANMOL JAISWAL</text:p>
          </table:table-cell>
          <table:table-cell table:style-name="ce4" office:value-type="float" office:value="9617577577" calcext:value-type="float">
            <text:p>9617577577</text:p>
          </table:table-cell>
          <table:table-cell table:style-name="ce7" office:value-type="string" calcext:value-type="string">
            <text:p><text:a xlink:href="mailto:jaiswalanmol@gmail.com" xlink:type="simple">jaiswalanmol@gmail.com</text:a></text:p>
          </table:table-cell>
          <table:table-cell table:style-name="ce4" office:value-type="string" calcext:value-type="string">
            <text:p>ANMOL JAISWAL</text:p>
          </table:table-cell>
          <table:table-cell table:style-name="ce4" office:value-type="float" office:value="9617577577" calcext:value-type="float">
            <text:p>9617577577</text:p>
          </table:table-cell>
          <table:table-cell table:style-name="ce7" office:value-type="string" calcext:value-type="string">
            <text:p><text:a xlink:href="mailto:jaiswalanmol@gmail.com" xlink:type="simple">jaiswalanmol@gmail.com</text:a></text:p>
          </table:table-cell>
          <table:table-cell table:style-name="ce10" table:number-columns-repeated="3"/>
          <table:table-cell table:style-name="ce1"/>
          <table:table-cell table:number-columns-repeated="1012"/>
        </table:table-row>
        <table:table-row table:style-name="ro3">
          <table:table-cell table:style-name="ce4" office:value-type="float" office:value="270" calcext:value-type="float">
            <text:p>270</text:p>
          </table:table-cell>
          <table:table-cell table:style-name="ce1" office:value-type="string" calcext:value-type="string">
            <text:p>RC</text:p>
          </table:table-cell>
          <table:table-cell table:style-name="ce4" office:value-type="string" calcext:value-type="string">
            <text:p>MADHUR MAHAJAN</text:p>
          </table:table-cell>
          <table:table-cell table:style-name="ce4" office:value-type="float" office:value="7693840002" calcext:value-type="float">
            <text:p>7693840002</text:p>
          </table:table-cell>
          <table:table-cell table:style-name="ce7" office:value-type="string" calcext:value-type="string">
            <text:p><text:a xlink:href="mailto:jaiswalanmol@gmail.com" xlink:type="simple">jaiswalanmol@gmail.com</text:a></text:p>
          </table:table-cell>
          <table:table-cell table:style-name="ce1"/>
          <table:table-cell table:style-name="ce10" table:number-columns-repeated="5"/>
          <table:table-cell table:style-name="ce1"/>
          <table:table-cell table:number-columns-repeated="1012"/>
        </table:table-row>
        <table:table-row table:style-name="ro4">
          <table:table-cell table:style-name="ce4" office:value-type="float" office:value="276" calcext:value-type="float">
            <text:p>276</text:p>
          </table:table-cell>
          <table:table-cell table:style-name="ce1" office:value-type="string" calcext:value-type="string">
            <text:p>RC</text:p>
          </table:table-cell>
          <table:table-cell table:style-name="ce4" office:value-type="string" calcext:value-type="string">
            <text:p>ATHARVA BADVE</text:p>
          </table:table-cell>
          <table:table-cell table:style-name="ce4" office:value-type="float" office:value="8983003949" calcext:value-type="float">
            <text:p>8983003949</text:p>
          </table:table-cell>
          <table:table-cell table:style-name="ce7" office:value-type="string" calcext:value-type="string">
            <text:p><text:a xlink:href="mailto:atharvabadve95@gmail.com" xlink:type="simple">atharvabadve95@gmail.com</text:a></text:p>
          </table:table-cell>
          <table:table-cell table:style-name="ce4" office:value-type="string" calcext:value-type="string">
            <text:p>HRISHIKESH JADHAV</text:p>
          </table:table-cell>
          <table:table-cell table:style-name="ce4" office:value-type="float" office:value="7039034533" calcext:value-type="float">
            <text:p>7039034533</text:p>
          </table:table-cell>
          <table:table-cell table:style-name="ce7" office:value-type="string" calcext:value-type="string">
            <text:p><text:a xlink:href="mailto:hrishikesh.jadhav28@gmail.com" xlink:type="simple">hrishikesh.jadhav28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4">
          <table:table-cell table:style-name="ce4" office:value-type="float" office:value="278" calcext:value-type="float">
            <text:p>278</text:p>
          </table:table-cell>
          <table:table-cell table:style-name="ce1" office:value-type="string" calcext:value-type="string">
            <text:p>RC</text:p>
          </table:table-cell>
          <table:table-cell table:style-name="ce4" office:value-type="string" calcext:value-type="string">
            <text:p>TANVI DESHPANDE</text:p>
          </table:table-cell>
          <table:table-cell table:style-name="ce4" office:value-type="float" office:value="8552004740" calcext:value-type="float">
            <text:p>8552004740</text:p>
          </table:table-cell>
          <table:table-cell table:style-name="ce7" office:value-type="string" calcext:value-type="string">
            <text:p><text:a xlink:href="mailto:tanvideshpande@gmail.com" xlink:type="simple">tanvideshpand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4">
          <table:table-cell table:style-name="ce4" office:value-type="float" office:value="280" calcext:value-type="float">
            <text:p>280</text:p>
          </table:table-cell>
          <table:table-cell table:style-name="ce1" office:value-type="string" calcext:value-type="string">
            <text:p>RC</text:p>
          </table:table-cell>
          <table:table-cell table:style-name="ce4" office:value-type="string" calcext:value-type="string">
            <text:p>JOANNA SAM</text:p>
          </table:table-cell>
          <table:table-cell table:style-name="ce4" office:value-type="float" office:value="9665028085" calcext:value-type="float">
            <text:p>9665028085</text:p>
          </table:table-cell>
          <table:table-cell table:style-name="ce7" office:value-type="string" calcext:value-type="string">
            <text:p><text:a xlink:href="mailto:josam@98gmail.com" xlink:type="simple">josam@98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arad Kulkarni</text:p>
          </table:table-cell>
          <table:table-cell table:style-name="ce1" office:value-type="float" office:value="9850410762" calcext:value-type="float">
            <text:p>9850410762</text:p>
          </table:table-cell>
          <table:table-cell table:style-name="ce7" office:value-type="string" calcext:value-type="string">
            <text:p><text:a xlink:href="mailto:varadkulkarnirules@gmail.com" xlink:type="simple">varadkulkarnirules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mruta Kulkarni</text:p>
          </table:table-cell>
          <table:table-cell table:style-name="ce1" office:value-type="float" office:value="8275141545" calcext:value-type="float">
            <text:p>8275141545</text:p>
          </table:table-cell>
          <table:table-cell table:style-name="ce7" office:value-type="string" calcext:value-type="string">
            <text:p><text:a xlink:href="mailto:amrutakul1997@gmail.com" xlink:type="simple">amrutakul1997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yur Wadekar</text:p>
          </table:table-cell>
          <table:table-cell table:style-name="ce1" office:value-type="float" office:value="9890013032" calcext:value-type="float">
            <text:p>9890013032</text:p>
          </table:table-cell>
          <table:table-cell table:style-name="ce7" office:value-type="string" calcext:value-type="string">
            <text:p><text:a xlink:href="mailto:mayurwadekar972@gmail.com" xlink:type="simple">mayurwadekar972@gmail.com</text:a></text:p>
          </table:table-cell>
          <table:table-cell table:style-name="ce1" office:value-type="string" calcext:value-type="string">
            <text:p>Vishrut Agarwalla</text:p>
          </table:table-cell>
          <table:table-cell table:style-name="ce1"/>
          <table:table-cell table:style-name="ce7" office:value-type="string" calcext:value-type="string">
            <text:p><text:a xlink:href="mailto:vishrutagarwalla19@gmail.com" xlink:type="simple">vishrutagarwalla19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Hrudaynath Dhabe</text:p>
          </table:table-cell>
          <table:table-cell table:style-name="ce1" office:value-type="float" office:value="9404576329" calcext:value-type="float">
            <text:p>9404576329</text:p>
          </table:table-cell>
          <table:table-cell table:style-name="ce7" office:value-type="string" calcext:value-type="string">
            <text:p><text:a xlink:href="mailto:h.p.dhabe@gmail.com" xlink:type="simple">h.p.dhab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nkita Kulkarni</text:p>
          </table:table-cell>
          <table:table-cell table:style-name="ce1" office:value-type="float" office:value="9405828266" calcext:value-type="float">
            <text:p>9405828266</text:p>
          </table:table-cell>
          <table:table-cell table:style-name="ce7" office:value-type="string" calcext:value-type="string">
            <text:p><text:a xlink:href="mailto:ankukulkarni7@gmail.com" xlink:type="simple">ankukulkarni7@gmail.com</text:a></text:p>
          </table:table-cell>
          <table:table-cell table:style-name="ce1" office:value-type="string" calcext:value-type="string">
            <text:p>Rutuja Taware</text:p>
          </table:table-cell>
          <table:table-cell table:style-name="ce1" office:value-type="float" office:value="8983529106" calcext:value-type="float">
            <text:p>8983529106</text:p>
          </table:table-cell>
          <table:table-cell table:style-name="ce7" office:value-type="string" calcext:value-type="string">
            <text:p><text:a xlink:href="mailto:rutujam77@gmail.com" xlink:type="simple">rutujam77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efali Dsouza</text:p>
          </table:table-cell>
          <table:table-cell table:style-name="ce1" office:value-type="float" office:value="7350127540" calcext:value-type="float">
            <text:p>7350127540</text:p>
          </table:table-cell>
          <table:table-cell table:style-name="ce7" office:value-type="string" calcext:value-type="string">
            <text:p><text:a xlink:href="mailto:shefalids@gmail.com" xlink:type="simple">shefalids@gmail.com</text:a></text:p>
          </table:table-cell>
          <table:table-cell table:style-name="ce1" office:value-type="string" calcext:value-type="string">
            <text:p>Manjari Chaudhari</text:p>
          </table:table-cell>
          <table:table-cell table:style-name="ce1" office:value-type="float" office:value="9403266029" calcext:value-type="float">
            <text:p>9403266029</text:p>
          </table:table-cell>
          <table:table-cell table:style-name="ce7" office:value-type="string" calcext:value-type="string">
            <text:p><text:a xlink:href="mailto:manjarichaudhari97@gmail.com" xlink:type="simple">manjarichaudhari97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asika Wankhade</text:p>
          </table:table-cell>
          <table:table-cell table:style-name="ce1" office:value-type="float" office:value="8007043453" calcext:value-type="float">
            <text:p>8007043453</text:p>
          </table:table-cell>
          <table:table-cell table:style-name="ce7" office:value-type="string" calcext:value-type="string">
            <text:p><text:a xlink:href="mailto:wankhaderasika.rw@gmail.com" xlink:type="simple">wankhaderasika.rw@gmail.com</text:a></text:p>
          </table:table-cell>
          <table:table-cell table:style-name="ce1" office:value-type="string" calcext:value-type="string">
            <text:p>Shubham Kumar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ratik Patil</text:p>
          </table:table-cell>
          <table:table-cell table:style-name="ce1" office:value-type="float" office:value="8605778618" calcext:value-type="float">
            <text:p>8605778618</text:p>
          </table:table-cell>
          <table:table-cell table:style-name="ce7" office:value-type="string" calcext:value-type="string">
            <text:p><text:a xlink:href="mailto:pratik32patil@gmail.com" xlink:type="simple">pratik32patil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yuri Pawar</text:p>
          </table:table-cell>
          <table:table-cell table:style-name="ce1" office:value-type="float" office:value="9156962319" calcext:value-type="float">
            <text:p>9156962319</text:p>
          </table:table-cell>
          <table:table-cell table:style-name="ce1" office:value-type="string" calcext:value-type="string">
            <text:p>mayuripawar@gmail.com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edant Kaul</text:p>
          </table:table-cell>
          <table:table-cell table:style-name="ce1" office:value-type="float" office:value="995323567" calcext:value-type="float">
            <text:p>995323567</text:p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korde</text:p>
          </table:table-cell>
          <table:table-cell table:style-name="ce1" office:value-type="float" office:value="8600005852" calcext:value-type="float">
            <text:p>8600005852</text:p>
          </table:table-cell>
          <table:table-cell table:style-name="ce7" office:value-type="string" calcext:value-type="string">
            <text:p><text:a xlink:href="mailto:shubham.korde9294@gmail.com" xlink:type="simple">shubham.korde9294@gmail.com</text:a></text:p>
          </table:table-cell>
          <table:table-cell table:style-name="ce1" office:value-type="string" calcext:value-type="string">
            <text:p>Kaushik Daspote</text:p>
          </table:table-cell>
          <table:table-cell table:style-name="ce1" office:value-type="float" office:value="7030381080" calcext:value-type="float">
            <text:p>7030381080</text:p>
          </table:table-cell>
          <table:table-cell table:style-name="ce7" office:value-type="string" calcext:value-type="string">
            <text:p><text:a xlink:href="mailto:kaushik.daspote_003@gmail.com" xlink:type="simple">kaushik.daspote_003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edha Sinha</text:p>
          </table:table-cell>
          <table:table-cell table:style-name="ce1" office:value-type="float" office:value="9766560319" calcext:value-type="float">
            <text:p>9766560319</text:p>
          </table:table-cell>
          <table:table-cell table:style-name="ce7" office:value-type="string" calcext:value-type="string">
            <text:p><text:a xlink:href="mailto:medha_123@gmail.com" xlink:type="simple">medha_123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urabh Shinge</text:p>
          </table:table-cell>
          <table:table-cell table:style-name="ce1" office:value-type="float" office:value="8482918566" calcext:value-type="float">
            <text:p>8482918566</text:p>
          </table:table-cell>
          <table:table-cell table:style-name="ce7" office:value-type="string" calcext:value-type="string">
            <text:p><text:a xlink:href="mailto:saurabhshinge48@gmail.com" xlink:type="simple">saurabhshinge48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dan Patil</text:p>
          </table:table-cell>
          <table:table-cell table:style-name="ce1" office:value-type="float" office:value="9881425607" calcext:value-type="float">
            <text:p>9881425607</text:p>
          </table:table-cell>
          <table:table-cell table:style-name="ce7" office:value-type="string" calcext:value-type="string">
            <text:p><text:a xlink:href="mailto:patilmadan29@gmail.com" xlink:type="simple">patilmadan29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Jaynish Shah</text:p>
          </table:table-cell>
          <table:table-cell table:style-name="ce6" office:value-type="float" office:value="7283849301" calcext:value-type="float">
            <text:p>7283849301</text:p>
          </table:table-cell>
          <table:table-cell table:style-name="ce7" office:value-type="string" calcext:value-type="string">
            <text:p><text:a xlink:href="mailto:jaynish4ever@gmal.com" xlink:type="simple">jaynish4ever@gma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allabh Patil</text:p>
          </table:table-cell>
          <table:table-cell table:style-name="ce6" office:value-type="float" office:value="9673572152" calcext:value-type="float">
            <text:p>9673572152</text:p>
          </table:table-cell>
          <table:table-cell table:style-name="ce7" office:value-type="string" calcext:value-type="string">
            <text:p><text:a xlink:href="mailto:vallabhpatil777@gmail.com" xlink:type="simple">vallabhpatil777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Poorva Worghode</text:p>
          </table:table-cell>
          <table:table-cell table:style-name="ce6" office:value-type="float" office:value="8308842952" calcext:value-type="float">
            <text:p>8308842952</text:p>
          </table:table-cell>
          <table:table-cell table:style-name="ce7" office:value-type="string" calcext:value-type="string">
            <text:p><text:a xlink:href="mailto:poorvaworghode02@gmail.com" xlink:type="simple">poorvaworghode02@gmail.com</text:a></text:p>
          </table:table-cell>
          <table:table-cell table:style-name="ce1" office:value-type="string" calcext:value-type="string">
            <text:p>Tanvi Shah</text:p>
          </table:table-cell>
          <table:table-cell table:style-name="ce1" office:value-type="float" office:value="8055076002" calcext:value-type="float">
            <text:p>8055076002</text:p>
          </table:table-cell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arang deshpande</text:p>
          </table:table-cell>
          <table:table-cell table:style-name="ce6" office:value-type="float" office:value="9158005266" calcext:value-type="float">
            <text:p>9158005266</text:p>
          </table:table-cell>
          <table:table-cell table:style-name="ce7" office:value-type="string" calcext:value-type="string">
            <text:p><text:a xlink:href="mailto:s.deshpande1010@gmail.com" xlink:type="simple">s.deshpande1010@gmail.com</text:a></text:p>
          </table:table-cell>
          <table:table-cell table:style-name="ce1" office:value-type="string" calcext:value-type="string">
            <text:p>Saurabh Shinde</text:p>
          </table:table-cell>
          <table:table-cell table:style-name="ce1" office:value-type="float" office:value="7083163636" calcext:value-type="float">
            <text:p>7083163636</text:p>
          </table:table-cell>
          <table:table-cell table:style-name="ce7" office:value-type="string" calcext:value-type="string">
            <text:p><text:a xlink:href="mailto:shindesaurabhpict@gmail.com" xlink:type="simple">shindesaurabhpict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anthan Pednekar</text:p>
          </table:table-cell>
          <table:table-cell table:style-name="ce6" office:value-type="float" office:value="7350766549" calcext:value-type="float">
            <text:p>7350766549</text:p>
          </table:table-cell>
          <table:table-cell table:style-name="ce7" office:value-type="string" calcext:value-type="string">
            <text:p><text:a xlink:href="mailto:pednekar.manthan18@gmail.com" xlink:type="simple">pednekar.manthan18@gmail.com</text:a></text:p>
          </table:table-cell>
          <table:table-cell table:style-name="ce1" office:value-type="string" calcext:value-type="string">
            <text:p>Atharv Bhosale</text:p>
          </table:table-cell>
          <table:table-cell table:style-name="ce1" office:value-type="float" office:value="7721052987" calcext:value-type="float">
            <text:p>7721052987</text:p>
          </table:table-cell>
          <table:table-cell table:style-name="ce7" office:value-type="string" calcext:value-type="string">
            <text:p><text:a xlink:href="mailto:atharvbhosale59@gmail.com" xlink:type="simple">atharvbhosale59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kash Patil</text:p>
          </table:table-cell>
          <table:table-cell table:style-name="ce6" office:value-type="float" office:value="9585344418" calcext:value-type="float">
            <text:p>9585344418</text:p>
          </table:table-cell>
          <table:table-cell table:style-name="ce7" office:value-type="string" calcext:value-type="string">
            <text:p><text:a xlink:href="mailto:akash_anandpatil@rediffmail.com" xlink:type="simple">akash_anandpatil@rediff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Pawar</text:p>
          </table:table-cell>
          <table:table-cell table:style-name="ce6" office:value-type="float" office:value="8600457734" calcext:value-type="float">
            <text:p>8600457734</text:p>
          </table:table-cell>
          <table:table-cell table:style-name="ce7" office:value-type="string" calcext:value-type="string">
            <text:p><text:a xlink:href="mailto:pawarshubham1234@gmail.com" xlink:type="simple">pawarshubham1234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755" calcext:value-type="float">
            <text:p>75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Pawar</text:p>
          </table:table-cell>
          <table:table-cell table:style-name="ce1" office:value-type="float" office:value="9130534767" calcext:value-type="float">
            <text:p>9130534767</text:p>
          </table:table-cell>
          <table:table-cell table:style-name="ce7" office:value-type="string" calcext:value-type="string">
            <text:p><text:a xlink:href="mailto:shubham21299@gmail.com" xlink:type="simple">shubham21299@gmail.com</text:a></text:p>
          </table:table-cell>
          <table:table-cell table:style-name="ce1" office:value-type="string" calcext:value-type="string">
            <text:p>Saras Sangle</text:p>
          </table:table-cell>
          <table:table-cell table:style-name="ce1" office:value-type="float" office:value="7875860703" calcext:value-type="float">
            <text:p>7875860703</text:p>
          </table:table-cell>
          <table:table-cell table:style-name="ce7" office:value-type="string" calcext:value-type="string">
            <text:p><text:a xlink:href="mailto:saras1997sangle@gmail.com" xlink:type="simple">saras1997sangle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309" calcext:value-type="float">
            <text:p>130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ubham Gujrathi</text:p>
          </table:table-cell>
          <table:table-cell table:style-name="ce1" office:value-type="float" office:value="8087725800" calcext:value-type="float">
            <text:p>8087725800</text:p>
          </table:table-cell>
          <table:table-cell table:style-name="ce7" office:value-type="string" calcext:value-type="string">
            <text:p><text:a xlink:href="mailto:shubhamgujrathi07@gmail.com" xlink:type="simple">shubhamgujrathi07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10" calcext:value-type="float">
            <text:p>131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ivya Gurnani</text:p>
          </table:table-cell>
          <table:table-cell table:style-name="ce1" office:value-type="float" office:value="9767218864" calcext:value-type="float">
            <text:p>9767218864</text:p>
          </table:table-cell>
          <table:table-cell table:style-name="ce7" office:value-type="string" calcext:value-type="string">
            <text:p><text:a xlink:href="mailto:divyagurnani7@gamil.com" xlink:type="simple">divyagurnani7@gam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risti Jalan</text:p>
          </table:table-cell>
          <table:table-cell table:style-name="ce1" office:value-type="float" office:value="9923451919" calcext:value-type="float">
            <text:p>9923451919</text:p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1" office:value-type="float" office:value="1315" calcext:value-type="float">
            <text:p>1315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Vagisha Sinha</text:p>
          </table:table-cell>
          <table:table-cell table:style-name="ce1" office:value-type="float" office:value="9403586741" calcext:value-type="float">
            <text:p>9403586741</text:p>
          </table:table-cell>
          <table:table-cell table:style-name="ce7" office:value-type="string" calcext:value-type="string">
            <text:p><text:a xlink:href="mailto:vagisha.sinha@cumminscollege.in" xlink:type="simple">vagisha.sinha@cumminscollege.in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18" calcext:value-type="float">
            <text:p>131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utuja Shelar</text:p>
          </table:table-cell>
          <table:table-cell table:style-name="ce1" office:value-type="float" office:value="8975195869" calcext:value-type="float">
            <text:p>8975195869</text:p>
          </table:table-cell>
          <table:table-cell table:style-name="ce7" office:value-type="string" calcext:value-type="string">
            <text:p><text:a xlink:href="mailto:rutu.shelar.555@gmail.com" xlink:type="simple">rutu.shelar.555@gmail.com</text:a></text:p>
          </table:table-cell>
          <table:table-cell table:style-name="ce1" office:value-type="string" calcext:value-type="string">
            <text:p>Kirti Yelavikar</text:p>
          </table:table-cell>
          <table:table-cell table:style-name="ce1" office:value-type="float" office:value="70286611471" calcext:value-type="float">
            <text:p>70286611471</text:p>
          </table:table-cell>
          <table:table-cell table:style-name="ce7" office:value-type="string" calcext:value-type="string">
            <text:p><text:a xlink:href="mailto:kirti.tess@gmail.com" xlink:type="simple">kirti.tess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336" calcext:value-type="float">
            <text:p>133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Urja Deshpande</text:p>
          </table:table-cell>
          <table:table-cell table:style-name="ce1" office:value-type="float" office:value="8698096851" calcext:value-type="float">
            <text:p>8698096851</text:p>
          </table:table-cell>
          <table:table-cell table:style-name="ce7" office:value-type="string" calcext:value-type="string">
            <text:p><text:a xlink:href="mailto:urjiideshpande27@mail.com" xlink:type="simple">urjiideshpande27@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38" calcext:value-type="float">
            <text:p>1338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Jagruti Bramhna</text:p>
          </table:table-cell>
          <table:table-cell table:style-name="ce1" office:value-type="float" office:value="9730965601" calcext:value-type="float">
            <text:p>9730965601</text:p>
          </table:table-cell>
          <table:table-cell table:style-name="ce7" office:value-type="string" calcext:value-type="string">
            <text:p><text:a xlink:href="mailto:JagrutiBramhna@gmail.com" xlink:type="simple">JagrutiBramhna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39" calcext:value-type="float">
            <text:p>133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bhishek Machale</text:p>
          </table:table-cell>
          <table:table-cell table:style-name="ce1" office:value-type="float" office:value="9890746215" calcext:value-type="float">
            <text:p>9890746215</text:p>
          </table:table-cell>
          <table:table-cell table:style-name="ce7" office:value-type="string" calcext:value-type="string">
            <text:p><text:a xlink:href="mailto:abhishek1999.machale@gmail.com" xlink:type="simple">abhishek1999.machale@gmail.com</text:a>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office:value-type="float" office:value="1346" calcext:value-type="float">
            <text:p>1346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Neel</text:p>
          </table:table-cell>
          <table:table-cell table:style-name="ce1"/>
          <table:table-cell table:style-name="ce7" office:value-type="string" calcext:value-type="string">
            <text:p><text:a xlink:href="mailto:neel.pendhaskar@gmail.com" xlink:type="simple">neel.pendhaskar@gmail.com</text:a></text:p>
          </table:table-cell>
          <table:table-cell table:style-name="ce1" office:value-type="string" calcext:value-type="string">
            <text:p>Aditya</text:p>
          </table:table-cell>
          <table:table-cell table:style-name="ce1" office:value-type="float" office:value="9922482449" calcext:value-type="float">
            <text:p>9922482449</text:p>
          </table:table-cell>
          <table:table-cell table:style-name="ce7" office:value-type="string" calcext:value-type="string">
            <text:p><text:a xlink:href="mailto:aditya.mithari@rediffmail.com" xlink:type="simple">aditya.mithari@rediff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349" calcext:value-type="float">
            <text:p>1349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Atharva Bhawat</text:p>
          </table:table-cell>
          <table:table-cell table:style-name="ce1" office:value-type="float" office:value="7745812525" calcext:value-type="float">
            <text:p>7745812525</text:p>
          </table:table-cell>
          <table:table-cell table:style-name="ce7" office:value-type="string" calcext:value-type="string">
            <text:p><text:a xlink:href="mailto:aa102027@gmail.com" xlink:type="simple">aa102027@gmail.com</text:a></text:p>
          </table:table-cell>
          <table:table-cell table:style-name="ce1" office:value-type="string" calcext:value-type="string">
            <text:p>Yash Shah</text:p>
          </table:table-cell>
          <table:table-cell table:style-name="ce1" office:value-type="float" office:value="9922471116" calcext:value-type="float">
            <text:p>9922471116</text:p>
          </table:table-cell>
          <table:table-cell table:style-name="ce7" office:value-type="string" calcext:value-type="string">
            <text:p><text:a xlink:href="mailto:yashshah160498@gmail.com" xlink:type="simple">yashshah160498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Ruchidya</text:p>
          </table:table-cell>
          <table:table-cell table:style-name="ce1" office:value-type="float" office:value="8237550911" calcext:value-type="float">
            <text:p>8237550911</text:p>
          </table:table-cell>
          <table:table-cell table:style-name="ce7" office:value-type="string" calcext:value-type="string">
            <text:p><text:a xlink:href="mailto:ruchidya@gmail.com" xlink:type="simple">ruchidya@gmail.com</text:a></text:p>
          </table:table-cell>
          <table:table-cell table:style-name="ce1" office:value-type="string" calcext:value-type="string">
            <text:p>Shubhadu Rathor</text:p>
          </table:table-cell>
          <table:table-cell table:style-name="ce1" office:value-type="float" office:value="7385370322" calcext:value-type="float">
            <text:p>7385370322</text:p>
          </table:table-cell>
          <table:table-cell table:style-name="ce7" office:value-type="string" calcext:value-type="string">
            <text:p><text:a xlink:href="mailto:vrukshkat@gmail.com" xlink:type="simple">vrukshkat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" office:value-type="float" office:value="752" calcext:value-type="float">
            <text:p>752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Shivanjali Gaikwad</text:p>
          </table:table-cell>
          <table:table-cell table:style-name="ce1" office:value-type="float" office:value="8552051111" calcext:value-type="float">
            <text:p>8552051111</text:p>
          </table:table-cell>
          <table:table-cell table:style-name="ce7" office:value-type="string" calcext:value-type="string">
            <text:p><text:a xlink:href="mailto:shivanjali.gaikwad111@gmail.com" xlink:type="simple">shivanjali.gaikwad111@gmail.com</text:a></text:p>
          </table:table-cell>
          <table:table-cell table:style-name="ce1" office:value-type="string" calcext:value-type="string">
            <text:p>Poja Chaudhary</text:p>
          </table:table-cell>
          <table:table-cell table:style-name="ce1" office:value-type="float" office:value="9762976851" calcext:value-type="float">
            <text:p>9762976851</text:p>
          </table:table-cell>
          <table:table-cell table:style-name="ce7" office:value-type="string" calcext:value-type="string">
            <text:p><text:a xlink:href="mailto:chaudharypooja33@gmail.com" xlink:type="simple">chaudharypooja33@gmail.com</text:a></text:p>
          </table:table-cell>
          <table:table-cell table:style-name="ce1" table:number-columns-repeated="4"/>
          <table:table-cell table:number-columns-repeated="1012"/>
        </table:table-row>
        <table:table-row table:style-name="ro5" table:number-rows-repeated="10483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column table:style-name="co8" table:default-cell-style-name="ce11"/>
        <table:table-row table:style-name="ro5">
          <table:table-cell office:value-type="float" office:value="1002" calcext:value-type="float">
            <text:p>10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i Dhole</text:p>
          </table:table-cell>
          <table:table-cell office:value-type="float" office:value="7219324707" calcext:value-type="float">
            <text:p>7219324707</text:p>
          </table:table-cell>
          <table:table-cell office:value-type="string" calcext:value-type="string">
            <text:p>shivaniud28@gmail.com</text:p>
          </table:table-cell>
          <table:table-cell table:number-columns-repeated="10"/>
        </table:table-row>
        <table:table-row table:style-name="ro5">
          <table:table-cell office:value-type="float" office:value="1005" calcext:value-type="float">
            <text:p>10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nhavi Hinge</text:p>
          </table:table-cell>
          <table:table-cell office:value-type="float" office:value="8378988755" calcext:value-type="float">
            <text:p>8378988755</text:p>
          </table:table-cell>
          <table:table-cell office:value-type="string" calcext:value-type="string">
            <text:p>janhavi.hinge@cumminscollege.in</text:p>
          </table:table-cell>
          <table:table-cell table:number-columns-repeated="10"/>
        </table:table-row>
        <table:table-row table:style-name="ro5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dehi Joshi</text:p>
          </table:table-cell>
          <table:table-cell office:value-type="float" office:value="7776058351" calcext:value-type="float">
            <text:p>7776058351</text:p>
          </table:table-cell>
          <table:table-cell office:value-type="string" calcext:value-type="string">
            <text:p>vaidehijoshi100@gmail.com</text:p>
          </table:table-cell>
          <table:table-cell table:number-columns-repeated="10"/>
        </table:table-row>
        <table:table-row table:style-name="ro5">
          <table:table-cell office:value-type="float" office:value="1010" calcext:value-type="float">
            <text:p>10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ika Barde</text:p>
          </table:table-cell>
          <table:table-cell office:value-type="float" office:value="7588465556" calcext:value-type="float">
            <text:p>7588465556</text:p>
          </table:table-cell>
          <table:table-cell office:value-type="string" calcext:value-type="string">
            <text:p>bardevedika@gmail.com</text:p>
          </table:table-cell>
          <table:table-cell table:number-columns-repeated="10"/>
        </table:table-row>
        <table:table-row table:style-name="ro5">
          <table:table-cell office:value-type="float" office:value="1011" calcext:value-type="float">
            <text:p>10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pte</text:p>
          </table:table-cell>
          <table:table-cell office:value-type="float" office:value="9762036855" calcext:value-type="float">
            <text:p>9762036855</text:p>
          </table:table-cell>
          <table:table-cell office:value-type="string" calcext:value-type="string">
            <text:p>aptemadhura222@gmail.com</text:p>
          </table:table-cell>
          <table:table-cell table:number-columns-repeated="10"/>
        </table:table-row>
        <table:table-row table:style-name="ro5">
          <table:table-cell office:value-type="float" office:value="1019" calcext:value-type="float">
            <text:p>10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mita Chatne</text:p>
          </table:table-cell>
          <table:table-cell office:value-type="float" office:value="9763750957" calcext:value-type="float">
            <text:p>9763750957</text:p>
          </table:table-cell>
          <table:table-cell office:value-type="string" calcext:value-type="string">
            <text:p>madhumitachatne@gmail.com</text:p>
          </table:table-cell>
          <table:table-cell table:number-columns-repeated="10"/>
        </table:table-row>
        <table:table-row table:style-name="ro5">
          <table:table-cell office:value-type="float" office:value="1034" calcext:value-type="float">
            <text:p>10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thak</text:p>
          </table:table-cell>
          <table:table-cell office:value-type="float" office:value="8698628744" calcext:value-type="float">
            <text:p>8698628744</text:p>
          </table:table-cell>
          <table:table-cell office:value-type="string" calcext:value-type="string">
            <text:p>MeBeSilent@gmail.com</text:p>
          </table:table-cell>
          <table:table-cell office:value-type="string" calcext:value-type="string">
            <text:p>Shashank Singh</text:p>
          </table:table-cell>
          <table:table-cell office:value-type="float" office:value="8698628744" calcext:value-type="float">
            <text:p>8698628744</text:p>
          </table:table-cell>
          <table:table-cell office:value-type="string" calcext:value-type="string">
            <text:p>shashanksinghrathore57@gmail.com</text:p>
          </table:table-cell>
          <table:table-cell table:number-columns-repeated="7"/>
        </table:table-row>
        <table:table-row table:style-name="ro5">
          <table:table-cell office:value-type="float" office:value="1036" calcext:value-type="float">
            <text:p>10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jay Singh Rathoure</text:p>
          </table:table-cell>
          <table:table-cell office:value-type="float" office:value="8698635501" calcext:value-type="float">
            <text:p>8698635501</text:p>
          </table:table-cell>
          <table:table-cell office:value-type="string" calcext:value-type="string">
            <text:p>aitsanjay6129@gmail.com</text:p>
          </table:table-cell>
          <table:table-cell office:value-type="string" calcext:value-type="string">
            <text:p>Saurav Joshi</text:p>
          </table:table-cell>
          <table:table-cell office:value-type="float" office:value="7261999059" calcext:value-type="float">
            <text:p>7261999059</text:p>
          </table:table-cell>
          <table:table-cell office:value-type="string" calcext:value-type="string">
            <text:p>sauravjoshi91197@gmail.com</text:p>
          </table:table-cell>
          <table:table-cell table:number-columns-repeated="7"/>
        </table:table-row>
        <table:table-row table:style-name="ro5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 Kranthi Kiran</text:p>
          </table:table-cell>
          <table:table-cell office:value-type="float" office:value="8698570081" calcext:value-type="float">
            <text:p>8698570081</text:p>
          </table:table-cell>
          <table:table-cell office:value-type="string" calcext:value-type="string">
            <text:p>the.kranthikiran@gmail.com</text:p>
          </table:table-cell>
          <table:table-cell office:value-type="string" calcext:value-type="string">
            <text:p>G mothy</text:p>
          </table:table-cell>
          <table:table-cell office:value-type="float" office:value="8698572133" calcext:value-type="float">
            <text:p>8698572133</text:p>
          </table:table-cell>
          <table:table-cell office:value-type="string" calcext:value-type="string">
            <text:p>gobillamothy85@gmail.com</text:p>
          </table:table-cell>
          <table:table-cell table:number-columns-repeated="7"/>
        </table:table-row>
        <table:table-row table:style-name="ro5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VEK RAJAN VERMA</text:p>
          </table:table-cell>
          <table:table-cell office:value-type="float" office:value="9637895537" calcext:value-type="float">
            <text:p>9637895537</text:p>
          </table:table-cell>
          <table:table-cell office:value-type="string" calcext:value-type="string">
            <text:p>vivekzmr3@gmail.com</text:p>
          </table:table-cell>
          <table:table-cell office:value-type="string" calcext:value-type="string">
            <text:p>AJAY Thakur</text:p>
          </table:table-cell>
          <table:table-cell office:value-type="float" office:value="8806743564" calcext:value-type="float">
            <text:p>8806743564</text:p>
          </table:table-cell>
          <table:table-cell office:value-type="string" calcext:value-type="string">
            <text:p>thakurajay1717@gmail.com</text:p>
          </table:table-cell>
          <table:table-cell table:number-columns-repeated="7"/>
        </table:table-row>
        <table:table-row table:style-name="ro5">
          <table:table-cell office:value-type="float" office:value="1042" calcext:value-type="float">
            <text:p>10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it kumar yadav</text:p>
          </table:table-cell>
          <table:table-cell office:value-type="float" office:value="8698685036" calcext:value-type="float">
            <text:p>8698685036</text:p>
          </table:table-cell>
          <table:table-cell office:value-type="string" calcext:value-type="string">
            <text:p>amit5841468@gmail.com</text:p>
          </table:table-cell>
          <table:table-cell table:number-columns-repeated="10"/>
        </table:table-row>
        <table:table-row table:style-name="ro5">
          <table:table-cell office:value-type="float" office:value="1045" calcext:value-type="float">
            <text:p>10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bhav Solanki</text:p>
          </table:table-cell>
          <table:table-cell office:value-type="float" office:value="8698612753" calcext:value-type="float">
            <text:p>8698612753</text:p>
          </table:table-cell>
          <table:table-cell office:value-type="string" calcext:value-type="string">
            <text:p>vbhvsolanki7500@gmail.com</text:p>
          </table:table-cell>
          <table:table-cell office:value-type="string" calcext:value-type="string">
            <text:p>kamal Mehra</text:p>
          </table:table-cell>
          <table:table-cell office:value-type="float" office:value="8698620670" calcext:value-type="float">
            <text:p>8698620670</text:p>
          </table:table-cell>
          <table:table-cell office:value-type="string" calcext:value-type="string">
            <text:p>vbhvsolanki7500@gmail.com</text:p>
          </table:table-cell>
          <table:table-cell table:number-columns-repeated="7"/>
        </table:table-row>
        <table:table-row table:style-name="ro5">
          <table:table-cell office:value-type="float" office:value="1047" calcext:value-type="float">
            <text:p>10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sha</text:p>
          </table:table-cell>
          <table:table-cell office:value-type="float" office:value="9701356712" calcext:value-type="float">
            <text:p>9701356712</text:p>
          </table:table-cell>
          <table:table-cell office:value-type="string" calcext:value-type="string">
            <text:p>anushareddyrocks16@gmail.com</text:p>
          </table:table-cell>
          <table:table-cell table:number-columns-repeated="10"/>
        </table:table-row>
        <table:table-row table:style-name="ro5">
          <table:table-cell office:value-type="float" office:value="1049" calcext:value-type="float">
            <text:p>10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endu Das Mohapatra</text:p>
          </table:table-cell>
          <table:table-cell office:value-type="float" office:value="8698667601" calcext:value-type="float">
            <text:p>8698667601</text:p>
          </table:table-cell>
          <table:table-cell office:value-type="string" calcext:value-type="string">
            <text:p>subhendu.bapu@gmail.com</text:p>
          </table:table-cell>
          <table:table-cell office:value-type="string" calcext:value-type="string">
            <text:p>Kurra.Vijayakrishna Rao</text:p>
          </table:table-cell>
          <table:table-cell office:value-type="float" office:value="8698674669" calcext:value-type="float">
            <text:p>8698674669</text:p>
          </table:table-cell>
          <table:table-cell office:value-type="string" calcext:value-type="string">
            <text:p>vijayakrishnarao.kurra@gmail.com</text:p>
          </table:table-cell>
          <table:table-cell table:number-columns-repeated="7"/>
        </table:table-row>
        <table:table-row table:style-name="ro5">
          <table:table-cell office:value-type="float" office:value="1052" calcext:value-type="float">
            <text:p>10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ny Sarma</text:p>
          </table:table-cell>
          <table:table-cell office:value-type="float" office:value="8698570745" calcext:value-type="float">
            <text:p>8698570745</text:p>
          </table:table-cell>
          <table:table-cell office:value-type="string" calcext:value-type="string">
            <text:p>prezrishabh001@gmail.com</text:p>
          </table:table-cell>
          <table:table-cell office:value-type="string" calcext:value-type="string">
            <text:p>Rishabh Tiwari</text:p>
          </table:table-cell>
          <table:table-cell office:value-type="float" office:value="9407058785" calcext:value-type="float">
            <text:p>9407058785</text:p>
          </table:table-cell>
          <table:table-cell office:value-type="string" calcext:value-type="string">
            <text:p>prezrishabh001@gmail.com</text:p>
          </table:table-cell>
          <table:table-cell table:number-columns-repeated="7"/>
        </table:table-row>
        <table:table-row table:style-name="ro5">
          <table:table-cell office:value-type="float" office:value="1058" calcext:value-type="float">
            <text:p>10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Talwadekar</text:p>
          </table:table-cell>
          <table:table-cell office:value-type="float" office:value="9657190812" calcext:value-type="float">
            <text:p>9657190812</text:p>
          </table:table-cell>
          <table:table-cell office:value-type="string" calcext:value-type="string">
            <text:p>saist19@gmail.com</text:p>
          </table:table-cell>
          <table:table-cell office:value-type="string" calcext:value-type="string">
            <text:p>vaibhav Andhare</text:p>
          </table:table-cell>
          <table:table-cell office:value-type="float" office:value="7030740901" calcext:value-type="float">
            <text:p>7030740901</text:p>
          </table:table-cell>
          <table:table-cell office:value-type="string" calcext:value-type="string">
            <text:p>vaibhavandhare23@gmail.com</text:p>
          </table:table-cell>
          <table:table-cell table:number-columns-repeated="7"/>
        </table:table-row>
        <table:table-row table:style-name="ro5">
          <table:table-cell office:value-type="float" office:value="1080" calcext:value-type="float">
            <text:p>10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  <table:table-cell table:number-columns-repeated="7"/>
        </table:table-row>
        <table:table-row table:style-name="ro5">
          <table:table-cell office:value-type="float" office:value="1095" calcext:value-type="float">
            <text:p>10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mya Kumari</text:p>
          </table:table-cell>
          <table:table-cell office:value-type="float" office:value="7276422122" calcext:value-type="float">
            <text:p>7276422122</text:p>
          </table:table-cell>
          <table:table-cell office:value-type="string" calcext:value-type="string">
            <text:p>soumyakumar97@gmail.com</text:p>
          </table:table-cell>
          <table:table-cell table:number-columns-repeated="10"/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Chavan</text:p>
          </table:table-cell>
          <table:table-cell office:value-type="float" office:value="7744853312" calcext:value-type="float">
            <text:p>7744853312</text:p>
          </table:table-cell>
          <table:table-cell office:value-type="string" calcext:value-type="string">
            <text:p>chavanaditi98@gmail.com</text:p>
          </table:table-cell>
          <table:table-cell office:value-type="string" calcext:value-type="string">
            <text:p>deepti prasad</text:p>
          </table:table-cell>
          <table:table-cell office:value-type="float" office:value="9930719017" calcext:value-type="float">
            <text:p>9930719017</text:p>
          </table:table-cell>
          <table:table-cell office:value-type="string" calcext:value-type="string">
            <text:p>deepti.prasad7@gmail.com</text:p>
          </table:table-cell>
          <table:table-cell table:number-columns-repeated="7"/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othari</text:p>
          </table:table-cell>
          <table:table-cell office:value-type="float" office:value="9674943529" calcext:value-type="float">
            <text:p>9674943529</text:p>
          </table:table-cell>
          <table:table-cell office:value-type="string" calcext:value-type="string">
            <text:p>nik.kothari22@live.com</text:p>
          </table:table-cell>
          <table:table-cell table:number-columns-repeated="10"/>
        </table:table-row>
        <table:table-row table:style-name="ro5">
          <table:table-cell office:value-type="float" office:value="1108" calcext:value-type="float">
            <text:p>11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am mishra</text:p>
          </table:table-cell>
          <table:table-cell office:value-type="float" office:value="8237220758" calcext:value-type="float">
            <text:p>8237220758</text:p>
          </table:table-cell>
          <table:table-cell office:value-type="string" calcext:value-type="string">
            <text:p>mishrasubham21081998@gmail.com</text:p>
          </table:table-cell>
          <table:table-cell office:value-type="string" calcext:value-type="string">
            <text:p>soumak sinha</text:p>
          </table:table-cell>
          <table:table-cell office:value-type="float" office:value="8237213276" calcext:value-type="float">
            <text:p>8237213276</text:p>
          </table:table-cell>
          <table:table-cell office:value-type="string" calcext:value-type="string">
            <text:p>soumaksinha1@gmail.com</text:p>
          </table:table-cell>
          <table:table-cell table:number-columns-repeated="7"/>
        </table:table-row>
        <table:table-row table:style-name="ro5">
          <table:table-cell office:value-type="float" office:value="1118" calcext:value-type="float">
            <text:p>11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shravya Udapikar</text:p>
          </table:table-cell>
          <table:table-cell office:value-type="float" office:value="8805162176" calcext:value-type="float">
            <text:p>8805162176</text:p>
          </table:table-cell>
          <table:table-cell office:value-type="string" calcext:value-type="string">
            <text:p>sushravyaudapikar@gmail.com</text:p>
          </table:table-cell>
          <table:table-cell office:value-type="string" calcext:value-type="string">
            <text:p>Kemal Jambhulkar</text:p>
          </table:table-cell>
          <table:table-cell office:value-type="float" office:value="8149406076" calcext:value-type="float">
            <text:p>8149406076</text:p>
          </table:table-cell>
          <table:table-cell office:value-type="string" calcext:value-type="string">
            <text:p>sushravyaudapikar@gmail.com</text:p>
          </table:table-cell>
          <table:table-cell table:number-columns-repeated="7"/>
        </table:table-row>
        <table:table-row table:style-name="ro5">
          <table:table-cell office:value-type="float" office:value="1121" calcext:value-type="float">
            <text:p>11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Jantikar</text:p>
          </table:table-cell>
          <table:table-cell office:value-type="float" office:value="9730642794" calcext:value-type="float">
            <text:p>9730642794</text:p>
          </table:table-cell>
          <table:table-cell office:value-type="string" calcext:value-type="string">
            <text:p>nikita.jantikar@gmail.com</text:p>
          </table:table-cell>
          <table:table-cell office:value-type="string" calcext:value-type="string">
            <text:p>Gautami Sangoram</text:p>
          </table:table-cell>
          <table:table-cell office:value-type="float" office:value="8407986805" calcext:value-type="float">
            <text:p>8407986805</text:p>
          </table:table-cell>
          <table:table-cell office:value-type="string" calcext:value-type="string">
            <text:p>gautami.sangoram@gmail.com</text:p>
          </table:table-cell>
          <table:table-cell table:number-columns-repeated="7"/>
        </table:table-row>
        <table:table-row table:style-name="ro5">
          <table:table-cell office:value-type="float" office:value="1129" calcext:value-type="float">
            <text:p>11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al Mehta</text:p>
          </table:table-cell>
          <table:table-cell office:value-type="float" office:value="9403033368" calcext:value-type="float">
            <text:p>9403033368</text:p>
          </table:table-cell>
          <table:table-cell office:value-type="string" calcext:value-type="string">
            <text:p>mehtaharshal1998@gmail.com</text:p>
          </table:table-cell>
          <table:table-cell table:number-columns-repeated="10"/>
        </table:table-row>
        <table:table-row table:style-name="ro5">
          <table:table-cell office:value-type="float" office:value="1135" calcext:value-type="float">
            <text:p>11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Sinha</text:p>
          </table:table-cell>
          <table:table-cell office:value-type="float" office:value="7304104892" calcext:value-type="float">
            <text:p>7304104892</text:p>
          </table:table-cell>
          <table:table-cell office:value-type="string" calcext:value-type="string">
            <text:p>adityave.97@gmail.com</text:p>
          </table:table-cell>
          <table:table-cell office:value-type="string" calcext:value-type="string">
            <text:p>Nikhil Mahajan</text:p>
          </table:table-cell>
          <table:table-cell office:value-type="float" office:value="9009140067" calcext:value-type="float">
            <text:p>9009140067</text:p>
          </table:table-cell>
          <table:table-cell office:value-type="string" calcext:value-type="string">
            <text:p>nikhilmahajan9847@gmail.com</text:p>
          </table:table-cell>
          <table:table-cell table:number-columns-repeated="7"/>
        </table:table-row>
        <table:table-row table:style-name="ro5">
          <table:table-cell office:value-type="float" office:value="1145" calcext:value-type="float">
            <text:p>11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shan Sadalage</text:p>
          </table:table-cell>
          <table:table-cell office:value-type="float" office:value="8554057329" calcext:value-type="float">
            <text:p>8554057329</text:p>
          </table:table-cell>
          <table:table-cell office:value-type="string" calcext:value-type="string">
            <text:p>sadalagebhushan@gmail.com</text:p>
          </table:table-cell>
          <table:table-cell table:number-columns-repeated="10"/>
        </table:table-row>
        <table:table-row table:style-name="ro5">
          <table:table-cell office:value-type="float" office:value="1147" calcext:value-type="float">
            <text:p>1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V. Bendale</text:p>
          </table:table-cell>
          <table:table-cell office:value-type="float" office:value="9158674554" calcext:value-type="float">
            <text:p>9158674554</text:p>
          </table:table-cell>
          <table:table-cell office:value-type="string" calcext:value-type="string">
            <text:p>piyushbendale7@rediffmail.com</text:p>
          </table:table-cell>
          <table:table-cell office:value-type="string" calcext:value-type="string">
            <text:p>vivek sonar</text:p>
          </table:table-cell>
          <table:table-cell office:value-type="float" office:value="8237550016" calcext:value-type="float">
            <text:p>8237550016</text:p>
          </table:table-cell>
          <table:table-cell office:value-type="string" calcext:value-type="string">
            <text:p>vivekgsonar112@gmail.com</text:p>
          </table:table-cell>
          <table:table-cell table:number-columns-repeated="7"/>
        </table:table-row>
        <table:table-row table:style-name="ro5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raj kamble</text:p>
          </table:table-cell>
          <table:table-cell office:value-type="float" office:value="9881824621" calcext:value-type="float">
            <text:p>9881824621</text:p>
          </table:table-cell>
          <table:table-cell office:value-type="string" calcext:value-type="string">
            <text:p>kamblesuraj024@gmail.com</text:p>
          </table:table-cell>
          <table:table-cell table:number-columns-repeated="10"/>
        </table:table-row>
        <table:table-row table:style-name="ro5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yadav</text:p>
          </table:table-cell>
          <table:table-cell office:value-type="float" office:value="9987130466" calcext:value-type="float">
            <text:p>9987130466</text:p>
          </table:table-cell>
          <table:table-cell office:value-type="string" calcext:value-type="string">
            <text:p>nkhilcool542@gmail.com</text:p>
          </table:table-cell>
          <table:table-cell office:value-type="string" calcext:value-type="string">
            <text:p>Shashank Shanbhag</text:p>
          </table:table-cell>
          <table:table-cell office:value-type="float" office:value="7738456455" calcext:value-type="float">
            <text:p>7738456455</text:p>
          </table:table-cell>
          <table:table-cell office:value-type="string" calcext:value-type="string">
            <text:p>shashankrobot72@gmail.com</text:p>
          </table:table-cell>
          <table:table-cell table:number-columns-repeated="7"/>
        </table:table-row>
        <table:table-row table:style-name="ro5">
          <table:table-cell office:value-type="float" office:value="1156" calcext:value-type="float">
            <text:p>1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m singh</text:p>
          </table:table-cell>
          <table:table-cell office:value-type="float" office:value="8605750778" calcext:value-type="float">
            <text:p>8605750778</text:p>
          </table:table-cell>
          <table:table-cell office:value-type="string" calcext:value-type="string">
            <text:p>16030122068@sicsr.ac.in</text:p>
          </table:table-cell>
          <table:table-cell table:number-columns-repeated="10"/>
        </table:table-row>
        <table:table-row table:style-name="ro5">
          <table:table-cell office:value-type="float" office:value="1162" calcext:value-type="float">
            <text:p>11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r sakhala</text:p>
          </table:table-cell>
          <table:table-cell office:value-type="float" office:value="8805671969" calcext:value-type="float">
            <text:p>8805671969</text:p>
          </table:table-cell>
          <table:table-cell office:value-type="string" calcext:value-type="string">
            <text:p>ankurgsakhala@gmail.com</text:p>
          </table:table-cell>
          <table:table-cell table:number-columns-repeated="10"/>
        </table:table-row>
        <table:table-row table:style-name="ro5">
          <table:table-cell office:value-type="float" office:value="1182" calcext:value-type="float">
            <text:p>11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 Telore</text:p>
          </table:table-cell>
          <table:table-cell office:value-type="float" office:value="9158753690" calcext:value-type="float">
            <text:p>9158753690</text:p>
          </table:table-cell>
          <table:table-cell office:value-type="string" calcext:value-type="string">
            <text:p>pranit.telore1@gmail.com</text:p>
          </table:table-cell>
          <table:table-cell office:value-type="string" calcext:value-type="string">
            <text:p>Kiran Bhore</text:p>
          </table:table-cell>
          <table:table-cell office:value-type="float" office:value="9130725035" calcext:value-type="float">
            <text:p>9130725035</text:p>
          </table:table-cell>
          <table:table-cell office:value-type="string" calcext:value-type="string">
            <text:p>kiranbhore583@gmail.com</text:p>
          </table:table-cell>
          <table:table-cell table:number-columns-repeated="7"/>
        </table:table-row>
        <table:table-row table:style-name="ro5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asbe</text:p>
          </table:table-cell>
          <table:table-cell office:value-type="float" office:value="9405711335" calcext:value-type="float">
            <text:p>9405711335</text:p>
          </table:table-cell>
          <table:table-cell office:value-type="string" calcext:value-type="string">
            <text:p>nikhilkasbe@gmail.com</text:p>
          </table:table-cell>
          <table:table-cell office:value-type="string" calcext:value-type="string">
            <text:p>Parish Kumar</text:p>
          </table:table-cell>
          <table:table-cell office:value-type="float" office:value="9762565530" calcext:value-type="float">
            <text:p>9762565530</text:p>
          </table:table-cell>
          <table:table-cell office:value-type="string" calcext:value-type="string">
            <text:p>parishk.haldkar@gmail.com</text:p>
          </table:table-cell>
          <table:table-cell table:number-columns-repeated="7"/>
        </table:table-row>
        <table:table-row table:style-name="ro5">
          <table:table-cell office:value-type="float" office:value="1197" calcext:value-type="float">
            <text:p>11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may Patil</text:p>
          </table:table-cell>
          <table:table-cell office:value-type="float" office:value="9130227572" calcext:value-type="float">
            <text:p>9130227572</text:p>
          </table:table-cell>
          <table:table-cell office:value-type="string" calcext:value-type="string">
            <text:p>patiltanmay73@gmail.com</text:p>
          </table:table-cell>
          <table:table-cell table:number-columns-repeated="10"/>
        </table:table-row>
        <table:table-row table:style-name="ro5">
          <table:table-cell office:value-type="float" office:value="1202" calcext:value-type="float">
            <text:p>12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eet awaghade</text:p>
          </table:table-cell>
          <table:table-cell office:value-type="float" office:value="8149512522" calcext:value-type="float">
            <text:p>8149512522</text:p>
          </table:table-cell>
          <table:table-cell office:value-type="string" calcext:value-type="string">
            <text:p>awaghadeabhijeet123@gmail.com</text:p>
          </table:table-cell>
          <table:table-cell table:number-columns-repeated="10"/>
        </table:table-row>
        <table:table-row table:style-name="ro5">
          <table:table-cell office:value-type="float" office:value="1209" calcext:value-type="float">
            <text:p>12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earl Swaminathan</text:p>
          </table:table-cell>
          <table:table-cell office:value-type="float" office:value="9922487051" calcext:value-type="float">
            <text:p>9922487051</text:p>
          </table:table-cell>
          <table:table-cell office:value-type="string" calcext:value-type="string">
            <text:p>pearlswaminathan014@gmail.com</text:p>
          </table:table-cell>
          <table:table-cell table:number-columns-repeated="10"/>
        </table:table-row>
        <table:table-row table:style-name="ro5">
          <table:table-cell office:value-type="float" office:value="1215" calcext:value-type="float">
            <text:p>12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shti</text:p>
          </table:table-cell>
          <table:table-cell office:value-type="float" office:value="9527900992" calcext:value-type="float">
            <text:p>9527900992</text:p>
          </table:table-cell>
          <table:table-cell office:value-type="string" calcext:value-type="string">
            <text:p>shubham.koshti10016@gmail.com</text:p>
          </table:table-cell>
          <table:table-cell table:number-columns-repeated="10"/>
        </table:table-row>
        <table:table-row table:style-name="ro5">
          <table:table-cell office:value-type="float" office:value="1217" calcext:value-type="float">
            <text:p>1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<text:s/>borhade</text:p>
          </table:table-cell>
          <table:table-cell office:value-type="float" office:value="8149892357" calcext:value-type="float">
            <text:p>8149892357</text:p>
          </table:table-cell>
          <table:table-cell office:value-type="string" calcext:value-type="string">
            <text:p>rborhade04@gmail.com</text:p>
          </table:table-cell>
          <table:table-cell table:number-columns-repeated="10"/>
        </table:table-row>
        <table:table-row table:style-name="ro5">
          <table:table-cell office:value-type="float" office:value="1223" calcext:value-type="float">
            <text:p>1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Nahar</text:p>
          </table:table-cell>
          <table:table-cell office:value-type="float" office:value="9404934544" calcext:value-type="float">
            <text:p>9404934544</text:p>
          </table:table-cell>
          <table:table-cell office:value-type="string" calcext:value-type="string">
            <text:p>akashn383@gmail.com</text:p>
          </table:table-cell>
          <table:table-cell office:value-type="string" calcext:value-type="string">
            <text:p>Ameya Ade</text:p>
          </table:table-cell>
          <table:table-cell office:value-type="float" office:value="8378001285" calcext:value-type="float">
            <text:p>8378001285</text:p>
          </table:table-cell>
          <table:table-cell office:value-type="string" calcext:value-type="string">
            <text:p>ameyaaade@gmail.com</text:p>
          </table:table-cell>
          <table:table-cell table:number-columns-repeated="7"/>
        </table:table-row>
        <table:table-row table:style-name="ro5">
          <table:table-cell office:value-type="float" office:value="1241" calcext:value-type="float">
            <text:p>1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vika Khandagale</text:p>
          </table:table-cell>
          <table:table-cell office:value-type="float" office:value="8605318580" calcext:value-type="float">
            <text:p>8605318580</text:p>
          </table:table-cell>
          <table:table-cell office:value-type="string" calcext:value-type="string">
            <text:p>vasudhakhandagale@gmail.com</text:p>
          </table:table-cell>
          <table:table-cell office:value-type="string" calcext:value-type="string">
            <text:p>purvi modi</text:p>
          </table:table-cell>
          <table:table-cell office:value-type="float" office:value="8087492913" calcext:value-type="float">
            <text:p>8087492913</text:p>
          </table:table-cell>
          <table:table-cell office:value-type="string" calcext:value-type="string">
            <text:p>purvimodi1997@gmail.com</text:p>
          </table:table-cell>
          <table:table-cell table:number-columns-repeated="7"/>
        </table:table-row>
        <table:table-row table:style-name="ro5">
          <table:table-cell office:value-type="float" office:value="1257" calcext:value-type="float">
            <text:p>12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alerao</text:p>
          </table:table-cell>
          <table:table-cell office:value-type="float" office:value="7350012572" calcext:value-type="float">
            <text:p>7350012572</text:p>
          </table:table-cell>
          <table:table-cell office:value-type="string" calcext:value-type="string">
            <text:p>aomkar24@gmail.com</text:p>
          </table:table-cell>
          <table:table-cell office:value-type="string" calcext:value-type="string">
            <text:p>Chappidi Vishnuvardhan Subbaiah</text:p>
          </table:table-cell>
          <table:table-cell office:value-type="float" office:value="8149908309" calcext:value-type="float">
            <text:p>8149908309</text:p>
          </table:table-cell>
          <table:table-cell office:value-type="string" calcext:value-type="string">
            <text:p>ashleyrocks0247@gmail.com</text:p>
          </table:table-cell>
          <table:table-cell table:number-columns-repeated="7"/>
        </table:table-row>
        <table:table-row table:style-name="ro5">
          <table:table-cell office:value-type="float" office:value="1268" calcext:value-type="float">
            <text:p>12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a mokadam</text:p>
          </table:table-cell>
          <table:table-cell office:value-type="float" office:value="8983643611" calcext:value-type="float">
            <text:p>8983643611</text:p>
          </table:table-cell>
          <table:table-cell office:value-type="string" calcext:value-type="string">
            <text:p>anujamokadam13@gmail.com</text:p>
          </table:table-cell>
          <table:table-cell office:value-type="string" calcext:value-type="string">
            <text:p>Apurva Datkhile</text:p>
          </table:table-cell>
          <table:table-cell office:value-type="float" office:value="9767376126" calcext:value-type="float">
            <text:p>9767376126</text:p>
          </table:table-cell>
          <table:table-cell office:value-type="string" calcext:value-type="string">
            <text:p>datkhileapurva7@gmail.com</text:p>
          </table:table-cell>
          <table:table-cell table:number-columns-repeated="7"/>
        </table:table-row>
        <table:table-row table:style-name="ro5">
          <table:table-cell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ryu deshmukh</text:p>
          </table:table-cell>
          <table:table-cell office:value-type="float" office:value="7057906428" calcext:value-type="float">
            <text:p>7057906428</text:p>
          </table:table-cell>
          <table:table-cell office:value-type="string" calcext:value-type="string">
            <text:p>Sharyudeshmukh82@gmail.com</text:p>
          </table:table-cell>
          <table:table-cell office:value-type="string" calcext:value-type="string">
            <text:p>revati girgaonkar</text:p>
          </table:table-cell>
          <table:table-cell office:value-type="float" office:value="8408925005" calcext:value-type="float">
            <text:p>8408925005</text:p>
          </table:table-cell>
          <table:table-cell office:value-type="string" calcext:value-type="string">
            <text:p>revatigirgaonkar7@gmail.com</text:p>
          </table:table-cell>
          <table:table-cell table:number-columns-repeated="7"/>
        </table:table-row>
        <table:table-row table:style-name="ro5">
          <table:table-cell office:value-type="float" office:value="1278" calcext:value-type="float">
            <text:p>12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i ambatkar</text:p>
          </table:table-cell>
          <table:table-cell office:value-type="float" office:value="9975531162" calcext:value-type="float">
            <text:p>9975531162</text:p>
          </table:table-cell>
          <table:table-cell office:value-type="string" calcext:value-type="string">
            <text:p>sakshiambatkar235788@gmail.com</text:p>
          </table:table-cell>
          <table:table-cell office:value-type="string" calcext:value-type="string">
            <text:p>kalpesh gawali</text:p>
          </table:table-cell>
          <table:table-cell office:value-type="float" office:value="8686874425" calcext:value-type="float">
            <text:p>8686874425</text:p>
          </table:table-cell>
          <table:table-cell office:value-type="string" calcext:value-type="string">
            <text:p>kedarwanikar@gmail.com</text:p>
          </table:table-cell>
          <table:table-cell table:number-columns-repeated="7"/>
        </table:table-row>
        <table:table-row table:style-name="ro5">
          <table:table-cell office:value-type="float" office:value="1282" calcext:value-type="float">
            <text:p>12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il bhatt</text:p>
          </table:table-cell>
          <table:table-cell office:value-type="float" office:value="9168778279" calcext:value-type="float">
            <text:p>9168778279</text:p>
          </table:table-cell>
          <table:table-cell office:value-type="string" calcext:value-type="string">
            <text:p>harshilbhatt99@yahoo.in</text:p>
          </table:table-cell>
          <table:table-cell office:value-type="string" calcext:value-type="string">
            <text:p>Akhilan P.S.</text:p>
          </table:table-cell>
          <table:table-cell office:value-type="float" office:value="9921368372" calcext:value-type="float">
            <text:p>9921368372</text:p>
          </table:table-cell>
          <table:table-cell office:value-type="string" calcext:value-type="string">
            <text:p>akhilan96.aps@gmail.com</text:p>
          </table:table-cell>
          <table:table-cell table:number-columns-repeated="7"/>
        </table:table-row>
        <table:table-row table:style-name="ro5">
          <table:table-cell office:value-type="float" office:value="1284" calcext:value-type="float">
            <text:p>12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uti bidwalkar</text:p>
          </table:table-cell>
          <table:table-cell office:value-type="float" office:value="9423085266" calcext:value-type="float">
            <text:p>9423085266</text:p>
          </table:table-cell>
          <table:table-cell office:value-type="string" calcext:value-type="string">
            <text:p>shrutinb@gmail.com</text:p>
          </table:table-cell>
          <table:table-cell table:number-columns-repeated="10"/>
        </table:table-row>
        <table:table-row table:style-name="ro5">
          <table:table-cell office:value-type="float" office:value="1305" calcext:value-type="float">
            <text:p>1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Awate</text:p>
          </table:table-cell>
          <table:table-cell office:value-type="float" office:value="9673925924" calcext:value-type="float">
            <text:p>9673925924</text:p>
          </table:table-cell>
          <table:table-cell office:value-type="string" calcext:value-type="string">
            <text:p>rohitawate121@gmail.com</text:p>
          </table:table-cell>
          <table:table-cell office:value-type="string" calcext:value-type="string">
            <text:p>Divyank Agarwal</text:p>
          </table:table-cell>
          <table:table-cell office:value-type="float" office:value="9767912137" calcext:value-type="float">
            <text:p>9767912137</text:p>
          </table:table-cell>
          <table:table-cell office:value-type="string" calcext:value-type="string">
            <text:p>divyankagarwal7@gmail.com</text:p>
          </table:table-cell>
          <table:table-cell table:number-columns-repeated="7"/>
        </table:table-row>
        <table:table-row table:style-name="ro5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hree kalel</text:p>
          </table:table-cell>
          <table:table-cell office:value-type="float" office:value="8652868213" calcext:value-type="float">
            <text:p>8652868213</text:p>
          </table:table-cell>
          <table:table-cell office:value-type="string" calcext:value-type="string">
            <text:p>tejashreekalel@gmail.com</text:p>
          </table:table-cell>
          <table:table-cell table:number-columns-repeated="10"/>
        </table:table-row>
        <table:table-row table:style-name="ro5">
          <table:table-cell office:value-type="float" office:value="1319" calcext:value-type="float">
            <text:p>13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et Doke</text:p>
          </table:table-cell>
          <table:table-cell office:value-type="float" office:value="9503449099" calcext:value-type="float">
            <text:p>9503449099</text:p>
          </table:table-cell>
          <table:table-cell office:value-type="string" calcext:value-type="string">
            <text:p>niketdoke456@gmail.com</text:p>
          </table:table-cell>
          <table:table-cell office:value-type="string" calcext:value-type="string">
            <text:p>Chakor Pandkar</text:p>
          </table:table-cell>
          <table:table-cell office:value-type="float" office:value="8308356069" calcext:value-type="float">
            <text:p>8308356069</text:p>
          </table:table-cell>
          <table:table-cell office:value-type="string" calcext:value-type="string">
            <text:p>niketdoke456@gmail.com</text:p>
          </table:table-cell>
          <table:table-cell table:number-columns-repeated="7"/>
        </table:table-row>
        <table:table-row table:style-name="ro5">
          <table:table-cell office:value-type="float" office:value="1323" calcext:value-type="float">
            <text:p>13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waraj Thamke</text:p>
          </table:table-cell>
          <table:table-cell office:value-type="float" office:value="8888922255" calcext:value-type="float">
            <text:p>8888922255</text:p>
          </table:table-cell>
          <table:table-cell office:value-type="string" calcext:value-type="string">
            <text:p>swarajthamke55@gmail.com</text:p>
          </table:table-cell>
          <table:table-cell office:value-type="string" calcext:value-type="string">
            <text:p>Kunal Porwal</text:p>
          </table:table-cell>
          <table:table-cell office:value-type="float" office:value="7507284704" calcext:value-type="float">
            <text:p>7507284704</text:p>
          </table:table-cell>
          <table:table-cell office:value-type="string" calcext:value-type="string">
            <text:p>kunalprwl59@gmail.com</text:p>
          </table:table-cell>
          <table:table-cell table:number-columns-repeated="7"/>
        </table:table-row>
        <table:table-row table:style-name="ro5">
          <table:table-cell office:value-type="float" office:value="1327" calcext:value-type="float">
            <text:p>132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un goyal</text:p>
          </table:table-cell>
          <table:table-cell office:value-type="float" office:value="8149404767" calcext:value-type="float">
            <text:p>8149404767</text:p>
          </table:table-cell>
          <table:table-cell office:value-type="string" calcext:value-type="string">
            <text:p>varungoyal311213@gmail.com</text:p>
          </table:table-cell>
          <table:table-cell table:number-columns-repeated="10"/>
        </table:table-row>
        <table:table-row table:style-name="ro5">
          <table:table-cell office:value-type="float" office:value="1030" calcext:value-type="float">
            <text:p>103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eri rana</text:p>
          </table:table-cell>
          <table:table-cell office:value-type="float" office:value="8149361566" calcext:value-type="float">
            <text:p>8149361566</text:p>
          </table:table-cell>
          <table:table-cell office:value-type="string" calcext:value-type="string">
            <text:p>anerirana2000@gmail.com</text:p>
          </table:table-cell>
          <table:table-cell table:number-columns-repeated="10"/>
        </table:table-row>
        <table:table-row table:style-name="ro5">
          <table:table-cell office:value-type="float" office:value="1031" calcext:value-type="float">
            <text:p>10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ti Agrawal</text:p>
          </table:table-cell>
          <table:table-cell office:value-type="float" office:value="9028418234" calcext:value-type="float">
            <text:p>9028418234</text:p>
          </table:table-cell>
          <table:table-cell office:value-type="string" calcext:value-type="string">
            <text:p>ritiagrawal026@gmail.com</text:p>
          </table:table-cell>
          <table:table-cell office:value-type="string" calcext:value-type="string">
            <text:p>sonali jha</text:p>
          </table:table-cell>
          <table:table-cell office:value-type="float" office:value="8412855145" calcext:value-type="float">
            <text:p>8412855145</text:p>
          </table:table-cell>
          <table:table-cell office:value-type="string" calcext:value-type="string">
            <text:p>sonalijha108@gmail.com</text:p>
          </table:table-cell>
          <table:table-cell table:number-columns-repeated="7"/>
        </table:table-row>
      </table:table>
      <table:table table:name="Sheet3" table:style-name="ta1">
        <table:table-column table:style-name="co8" table:number-columns-repeated="3" table:default-cell-style-name="ce5"/>
        <table:table-column table:style-name="co8" table:default-cell-style-name="ce12"/>
        <table:table-column table:style-name="co8" table:default-cell-style-name="ce5"/>
        <table:table-column table:style-name="co8" table:number-columns-repeated="5" table:default-cell-style-name="Default"/>
        <table:table-column table:style-name="co15" table:default-cell-style-name="ce5"/>
        <table:table-column table:style-name="co8" table:default-cell-style-name="ce5"/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hivam baghul</text:p>
          </table:table-cell>
          <table:table-cell office:value-type="float" office:value="9405758131" calcext:value-type="float">
            <text:p>9405758131</text:p>
          </table:table-cell>
          <table:table-cell office:value-type="string" calcext:value-type="string">
            <text:p><text:a xlink:href="mailto:shivambaghal378@gmail.com" xlink:type="simple">shivambaghal378@gmail.com</text:a></text:p>
          </table:table-cell>
          <table:table-cell table:number-columns-repeated="6"/>
          <table:table-cell office:value-type="string" calcext:value-type="string">
            <text:p>BSCOER (Narhe)</text:p>
          </table:table-cell>
          <table:table-cell office:value-type="string" calcext:value-type="string">
            <text:p>codin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aunak landge</text:p>
          </table:table-cell>
          <table:table-cell office:value-type="float" office:value="8605592249" calcext:value-type="float">
            <text:p>8605592249</text:p>
          </table:table-cell>
          <table:table-cell office:value-type="string" calcext:value-type="string">
            <text:p><text:a xlink:href="mailto:ronak.landge@gmailcom" xlink:type="simple">ronak.landge@gmailcom</text:a></text:p>
          </table:table-cell>
          <table:table-cell table:number-columns-repeated="6"/>
          <table:table-cell office:value-type="string" calcext:value-type="string">
            <text:p>BSCOER (Narhe)</text:p>
          </table:table-cell>
          <table:table-cell office:value-type="string" calcext:value-type="string">
            <text:p>coding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iraj shinde</text:p>
          </table:table-cell>
          <table:table-cell office:value-type="float" office:value="8380856633" calcext:value-type="float">
            <text:p>8380856633</text:p>
          </table:table-cell>
          <table:table-cell office:value-type="string" calcext:value-type="string">
            <text:p><text:a xlink:href="mailto:nirajs615@gmail.com" xlink:type="simple">nirajs615@gmail.com</text:a></text:p>
          </table:table-cell>
          <table:table-cell table:number-columns-repeated="6"/>
          <table:table-cell office:value-type="string" calcext:value-type="string">
            <text:p>BSCOER (Narhe)</text:p>
          </table:table-cell>
          <table:table-cell office:value-type="string" calcext:value-type="string">
            <text:p>coding0</text:p>
          </table:table-cell>
        </table:table-row>
      </table:table>
      <table:table table:name="Sheet4" table:style-name="ta1">
        <table:table-column table:style-name="co8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6" table:default-cell-style-name="Default"/>
        <table:table-row table:style-name="ro2"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Shipra Mittal</text:p>
          </table:table-cell>
          <table:table-cell table:style-name="ce5" office:value-type="float" office:value="9422901082" calcext:value-type="float">
            <text:p>9422901082</text:p>
          </table:table-cell>
          <table:table-cell table:style-name="ce12" office:value-type="string" calcext:value-type="string">
            <text:p><text:a xlink:href="mailto:shipramttl@gmail.com" xlink:type="simple">shipramttl@gmail.com</text:a></text:p>
          </table:table-cell>
          <table:table-cell table:style-name="ce5" office:value-type="string" calcext:value-type="string">
            <text:p>VaishnaviBoraste</text:p>
          </table:table-cell>
          <table:table-cell table:style-name="ce5" office:value-type="float" office:value="9172118844" calcext:value-type="float">
            <text:p>9172118844</text:p>
          </table:table-cell>
          <table:table-cell table:style-name="ce12" office:value-type="string" calcext:value-type="string">
            <text:p><text:a xlink:href="mailto:vashnaviboraste2011@gmail.com" xlink:type="simple">vashnaviboraste2011@gmail.com</text:a>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Cummins</text:p>
          </table:table-cell>
          <table:table-cell table:style-name="ce5" table:number-columns-repeated="2"/>
        </table:table-row>
        <table:table-row table:style-name="ro2">
          <table:table-cell table:style-name="ce5" office:value-type="float" office:value="409" calcext:value-type="float">
            <text:p>409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li Saheeb</text:p>
          </table:table-cell>
          <table:table-cell table:style-name="ce5" office:value-type="float" office:value="8149656172" calcext:value-type="float">
            <text:p>8149656172</text:p>
          </table:table-cell>
          <table:table-cell table:style-name="ce12" office:value-type="string" calcext:value-type="string">
            <text:p><text:a xlink:href="mailto:ali_saheeb@yahoo.com" xlink:type="simple">ali_saheeb@yahoo.com</text:a></text:p>
          </table:table-cell>
          <table:table-cell table:style-name="ce5" office:value-type="string" calcext:value-type="string">
            <text:p>Sadique</text:p>
          </table:table-cell>
          <table:table-cell table:style-name="ce5" office:value-type="float" office:value="744800245" calcext:value-type="float">
            <text:p>744800245</text:p>
          </table:table-cell>
          <table:table-cell table:style-name="ce12" office:value-type="string" calcext:value-type="string">
            <text:p><text:a xlink:href="mailto:sadil103.ss@gmail.com" xlink:type="simple">sadil103.ss@gmail.com</text:a>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I2IT</text:p>
          </table:table-cell>
          <table:table-cell table:style-name="ce5" table:number-columns-repeated="2"/>
        </table:table-row>
        <table:table-row table:style-name="ro2">
          <table:table-cell table:style-name="ce5" office:value-type="float" office:value="411" calcext:value-type="float">
            <text:p>41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jinkya Sulgudle</text:p>
          </table:table-cell>
          <table:table-cell table:style-name="ce5" office:value-type="float" office:value="7743924123" calcext:value-type="float">
            <text:p>7743924123</text:p>
          </table:table-cell>
          <table:table-cell table:style-name="ce12" office:value-type="string" calcext:value-type="string">
            <text:p><text:a xlink:href="mailto:adharashive@gmail.com" xlink:type="simple">adharashive@gmail.com</text:a></text:p>
          </table:table-cell>
          <table:table-cell table:number-columns-repeated="2"/>
          <table:table-cell table:style-name="ce5"/>
          <table:table-cell/>
          <table:table-cell table:style-name="ce5" table:number-columns-repeated="2"/>
          <table:table-cell table:style-name="ce5" office:value-type="string" calcext:value-type="string">
            <text:p>I2IT</text:p>
          </table:table-cell>
          <table:table-cell table:style-name="ce5" table:number-columns-repeated="2"/>
        </table:table-row>
        <table:table-row table:style-name="ro2">
          <table:table-cell table:style-name="ce5" office:value-type="float" office:value="413" calcext:value-type="float">
            <text:p>41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shutosh Patil</text:p>
          </table:table-cell>
          <table:table-cell table:style-name="ce5" office:value-type="float" office:value="9029061840" calcext:value-type="float">
            <text:p>9029061840</text:p>
          </table:table-cell>
          <table:table-cell table:style-name="ce12" office:value-type="string" calcext:value-type="string">
            <text:p><text:a xlink:href="mailto:ashu1998.ap.ap@gmail.com" xlink:type="simple">ashu1998.ap.ap@gmail.com</text:a></text:p>
          </table:table-cell>
          <table:table-cell table:number-columns-repeated="2"/>
          <table:table-cell table:style-name="ce5"/>
          <table:table-cell/>
          <table:table-cell table:style-name="ce5" table:number-columns-repeated="2"/>
          <table:table-cell table:style-name="ce5" office:value-type="string" calcext:value-type="string">
            <text:p>AISSMS</text:p>
          </table:table-cell>
          <table:table-cell table:style-name="ce5" table:number-columns-repeated="2"/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vinash</text:p>
          </table:table-cell>
          <table:table-cell table:style-name="ce5" office:value-type="float" office:value="8983878885" calcext:value-type="float">
            <text:p>8983878885</text:p>
          </table:table-cell>
          <table:table-cell table:style-name="ce12" office:value-type="string" calcext:value-type="string">
            <text:p><text:a xlink:href="mailto:avinashugale2888@gmail.com" xlink:type="simple">avinashugale2888@gmail.com</text:a></text:p>
          </table:table-cell>
          <table:table-cell table:style-name="ce5" office:value-type="string" calcext:value-type="string">
            <text:p>Varshan</text:p>
          </table:table-cell>
          <table:table-cell table:style-name="ce5" office:value-type="float" office:value="8087974784" calcext:value-type="float">
            <text:p>8087974784</text:p>
          </table:table-cell>
          <table:table-cell table:style-name="ce5"/>
          <table:table-cell/>
          <table:table-cell table:style-name="ce5" table:number-columns-repeated="2"/>
          <table:table-cell table:style-name="ce5" office:value-type="string" calcext:value-type="string">
            <text:p>AISSMS</text:p>
          </table:table-cell>
          <table:table-cell table:style-name="ce5" table:number-columns-repeated="2"/>
        </table:table-row>
        <table:table-row table:style-name="ro5">
          <table:table-cell table:style-name="ce5" office:value-type="float" office:value="421" calcext:value-type="float">
            <text:p>4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bhishek Shekade</text:p>
          </table:table-cell>
          <table:table-cell table:style-name="ce5" office:value-type="float" office:value="8087321560" calcext:value-type="float">
            <text:p>8087321560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5" office:value-type="string" calcext:value-type="string">
            <text:p>I2IT</text:p>
          </table:table-cell>
          <table:table-cell table:style-name="ce5" table:number-columns-repeated="2"/>
        </table:table-row>
        <table:table-row table:style-name="ro2">
          <table:table-cell table:style-name="ce5" office:value-type="float" office:value="426" calcext:value-type="float">
            <text:p>426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Ketan Ingale</text:p>
          </table:table-cell>
          <table:table-cell table:style-name="ce5" office:value-type="float" office:value="8275357858" calcext:value-type="float">
            <text:p>8275357858</text:p>
          </table:table-cell>
          <table:table-cell table:style-name="ce12" office:value-type="string" calcext:value-type="string">
            <text:p><text:a xlink:href="mailto:iketu312@gmail.com" xlink:type="simple">iketu312@gmail.com</text:a></text:p>
          </table:table-cell>
          <table:table-cell table:style-name="ce5" table:number-columns-repeated="3"/>
          <table:table-cell/>
          <table:table-cell table:style-name="ce5" table:number-columns-repeated="2"/>
          <table:table-cell table:style-name="ce5" office:value-type="string" calcext:value-type="string">
            <text:p>I2IT</text:p>
          </table:table-cell>
          <table:table-cell table:style-name="ce5" table:number-columns-repeated="2"/>
        </table:table-row>
        <table:table-row table:style-name="ro5" table:number-rows-repeated="9">
          <table:table-cell table:number-columns-repeated="14"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5"/>
        </table:table-row>
        <table:table-row table:style-name="ro5" table:number-rows-repeated="4">
          <table:table-cell table:number-columns-repeated="8"/>
          <table:table-cell table:style-name="ce5"/>
          <table:table-cell table:number-columns-repeated="5"/>
        </table:table-row>
        <table:table-row table:style-name="ro5">
          <table:table-cell table:number-columns-repeated="8"/>
          <table:table-cell table:style-name="ce5"/>
          <table:table-cell table:number-columns-repeated="5"/>
        </table:table-row>
      </table:table>
      <table:table table:name="Sheet5" table:style-name="ta1">
        <table:table-column table:style-name="co8" table:number-columns-repeated="4" table:default-cell-style-name="ce5"/>
        <table:table-column table:style-name="co22" table:default-cell-style-name="ce12"/>
        <table:table-column table:style-name="co8" table:number-columns-repeated="2" table:default-cell-style-name="ce5"/>
        <table:table-column table:style-name="co23" table:default-cell-style-name="ce5"/>
        <table:table-column table:style-name="co8" table:number-columns-repeated="4" table:default-cell-style-name="ce5"/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hamesh</text:p>
          </table:table-cell>
          <table:table-cell office:value-type="float" office:value="8390654932" calcext:value-type="float">
            <text:p>8390654932</text:p>
          </table:table-cell>
          <table:table-cell office:value-type="string" calcext:value-type="string">
            <text:p><text:a xlink:href="mailto:prathameshnehe0701@gmail.com" xlink:type="simple">prathameshnehe0701@gmail.com</text:a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ak</text:p>
          </table:table-cell>
          <table:table-cell office:value-type="float" office:value="9146070340" calcext:value-type="float">
            <text:p>9146070340</text:p>
          </table:table-cell>
          <table:table-cell office:value-type="string" calcext:value-type="string">
            <text:p><text:a xlink:href="mailto:itsdeepakchaudri@gmail.com" xlink:type="simple">itsdeepakchaudri@gmail.com</text:a></text:p>
          </table:table-cell>
          <table:table-cell office:value-type="string" calcext:value-type="string">
            <text:p>nikhil</text:p>
          </table:table-cell>
          <table:table-cell office:value-type="float" office:value="7028061967" calcext:value-type="float">
            <text:p>7028061967</text:p>
          </table:table-cell>
          <table:table-cell table:style-name="ce12" office:value-type="string" calcext:value-type="string">
            <text:p><text:a xlink:href="mailto:nikhilothawade0007@gmail.com" xlink:type="simple">nikhilothawade0007@gmail.com</text:a></text:p>
          </table:table-cell>
          <table:table-cell table:style-name="ce12"/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</text:p>
          </table:table-cell>
          <table:table-cell office:value-type="float" office:value="9579497998" calcext:value-type="float">
            <text:p>9579497998</text:p>
          </table:table-cell>
          <table:table-cell office:value-type="string" calcext:value-type="string">
            <text:p><text:a xlink:href="mailto:ppchaudhari4998@gmail.com" xlink:type="simple">ppchaudhari4998@gmail.com</text:a>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kha</text:p>
          </table:table-cell>
          <table:table-cell office:value-type="float" office:value="9579010370" calcext:value-type="float">
            <text:p>9579010370</text:p>
          </table:table-cell>
          <table:table-cell office:value-type="string" calcext:value-type="string">
            <text:p><text:a xlink:href="mailto:vskulkarni3112@gmail.com" xlink:type="simple">vskulkarni3112@gmail.com</text:a></text:p>
          </table:table-cell>
          <table:table-cell table:number-columns-repeated="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jakta</text:p>
          </table:table-cell>
          <table:table-cell office:value-type="float" office:value="9423756472" calcext:value-type="float">
            <text:p>9423756472</text:p>
          </table:table-cell>
          <table:table-cell office:value-type="string" calcext:value-type="string">
            <text:p><text:a xlink:href="mailto:desaleprajakta2327@gmail.com" xlink:type="simple">desaleprajakta2327@gmail.com</text:a></text:p>
          </table:table-cell>
          <table:table-cell table:number-columns-repeated="7"/>
        </table:table-row>
      </table:table>
      <table:table table:name="Sheet6" table:style-name="ta1">
        <table:table-column table:style-name="co8" table:number-columns-repeated="3" table:default-cell-style-name="ce5"/>
        <table:table-column table:style-name="co8" table:default-cell-style-name="ce13"/>
        <table:table-column table:style-name="co8" table:number-columns-repeated="2" table:default-cell-style-name="ce5"/>
        <table:table-column table:style-name="co8" table:default-cell-style-name="ce13"/>
        <table:table-column table:style-name="co8" table:number-columns-repeated="1017" table:default-cell-style-name="ce5"/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jbal komal</text:p>
          </table:table-cell>
          <table:table-cell office:value-type="string" calcext:value-type="string">
            <text:p><text:a xlink:href="mailto:bhujbalkomal17@gmail" xlink:type="simple">bhujbalkomal17@gmail.com</text:a></text:p>
          </table:table-cell>
          <table:table-cell office:value-type="float" office:value="9975292544" calcext:value-type="float">
            <text:p>9975292544</text:p>
          </table:table-cell>
          <table:table-cell office:value-type="string" calcext:value-type="string">
            <text:p>shital gadekar</text:p>
          </table:table-cell>
          <table:table-cell office:value-type="string" calcext:value-type="string">
            <text:p><text:a xlink:href="mailto:gadekarshital1@gmail.com" xlink:type="simple">gadekarshital1@gmail.com</text:a></text:p>
          </table:table-cell>
          <table:table-cell office:value-type="float" office:value="7057161370" calcext:value-type="float">
            <text:p>7057161370</text:p>
          </table:table-cell>
          <table:table-cell table:number-columns-repeated="3"/>
          <table:table-cell office:value-type="string" calcext:value-type="string">
            <text:p>Singhad kondwa</text:p>
          </table:table-cell>
          <table:table-cell table:number-columns-repeated="1012"/>
        </table:table-row>
      </table:table>
      <table:table table:name="Sheet7" table:style-name="ta1">
        <table:table-column table:style-name="co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8" table:default-cell-style-name="ce14"/>
        <table:table-column table:style-name="co8" table:number-columns-repeated="3" table:default-cell-style-name="Default"/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jaykumar Dangi</text:p>
          </table:table-cell>
          <table:table-cell office:value-type="float" office:value="9921072057" calcext:value-type="float">
            <text:p>9921072057</text:p>
          </table:table-cell>
          <table:table-cell table:style-name="Default" office:value-type="string" calcext:value-type="string">
            <text:p><text:a xlink:href="mailto:vini.g.1602@gmail.com" xlink:type="simple">vini.g.1602@gmail.com</text:a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IT narhe</text:p>
          </table:table-cell>
          <table:table-cell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haleroo</text:p>
          </table:table-cell>
          <table:table-cell office:value-type="float" office:value="9423322840" calcext:value-type="float">
            <text:p>9423322840</text:p>
          </table:table-cell>
          <table:table-cell table:style-name="Default" office:value-type="string" calcext:value-type="string">
            <text:p><text:a xlink:href="mailto:gauravbhaleroo567@gmail.com" xlink:type="simple">gauravbhaleroo567@gmail.com</text:a></text:p>
          </table:table-cell>
          <table:table-cell office:value-type="string" calcext:value-type="string">
            <text:p>Abhishek Jain</text:p>
          </table:table-cell>
          <table:table-cell office:value-type="float" office:value="9130944323" calcext:value-type="float">
            <text:p>9130944323</text:p>
          </table:table-cell>
          <table:table-cell office:value-type="string" calcext:value-type="string">
            <text:p><text:a xlink:href="mailto:abhirp123@gmail.com" xlink:type="simple">abhirp123@gmail.com</text:a></text:p>
          </table:table-cell>
          <table:table-cell/>
          <table:table-cell table:style-name="Default"/>
          <table:table-cell/>
          <table:table-cell office:value-type="string" calcext:value-type="string">
            <text:p>Singhad narhe</text:p>
          </table:table-cell>
          <table:table-cell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ishikesh Datir</text:p>
          </table:table-cell>
          <table:table-cell office:value-type="float" office:value="9503426107" calcext:value-type="float">
            <text:p>9503426107</text:p>
          </table:table-cell>
          <table:table-cell table:style-name="Default" office:value-type="string" calcext:value-type="string">
            <text:p><text:a xlink:href="mailto:hrishikeshdatir2016@gmail.com" xlink:type="simple">hrishikeshdatir2016@gmail.com</text:a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inghad narhe</text:p>
          </table:table-cell>
          <table:table-cell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van Soni</text:p>
          </table:table-cell>
          <table:table-cell office:value-type="float" office:value="7038940760" calcext:value-type="float">
            <text:p>7038940760</text:p>
          </table:table-cell>
          <table:table-cell table:style-name="Default" office:value-type="string" calcext:value-type="string">
            <text:p><text:a xlink:href="mailto:sonipavan002@gmail.com" xlink:type="simple">sonipavan002@gmail.com</text:a></text:p>
          </table:table-cell>
          <table:table-cell office:value-type="string" calcext:value-type="string">
            <text:p>Balram Somani</text:p>
          </table:table-cell>
          <table:table-cell office:value-type="float" office:value="9545999809" calcext:value-type="float">
            <text:p>9545999809</text:p>
          </table:table-cell>
          <table:table-cell office:value-type="string" calcext:value-type="string">
            <text:p><text:a xlink:href="mailto:balramsomani3@gmail.com" xlink:type="simple">balramsomani3@gmail.com</text:a></text:p>
          </table:table-cell>
          <table:table-cell/>
          <table:table-cell table:style-name="Default"/>
          <table:table-cell/>
          <table:table-cell office:value-type="string" calcext:value-type="string">
            <text:p>Singhad narhe</text:p>
          </table:table-cell>
          <table:table-cell/>
        </table:table-row>
        <table:table-row table:style-name="ro5">
          <table:table-cell table:style-name="ce5" office:value-type="float" office:value="338" calcext:value-type="float">
            <text:p>338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bhujbal komal</text:p>
          </table:table-cell>
          <table:table-cell table:style-name="ce5" office:value-type="float" office:value="9975292544" calcext:value-type="float">
            <text:p>9975292544</text:p>
          </table:table-cell>
          <table:table-cell table:style-name="ce13" office:value-type="string" calcext:value-type="string">
            <text:p><text:a xlink:href="mailto:bhujbalkomal17@gmail" xlink:type="simple">bhujbalkomal17@gmail.com</text:a></text:p>
          </table:table-cell>
          <table:table-cell table:style-name="ce5" office:value-type="string" calcext:value-type="string">
            <text:p>shital gadekar</text:p>
          </table:table-cell>
          <table:table-cell table:style-name="ce5" office:value-type="float" office:value="7057161370" calcext:value-type="float">
            <text:p>7057161370</text:p>
          </table:table-cell>
          <table:table-cell table:style-name="ce13" office:value-type="string" calcext:value-type="string">
            <text:p><text:a xlink:href="mailto:gadekarshital1@gmail.com" xlink:type="simple">gadekarshital1@gmail.com</text:a></text:p>
          </table:table-cell>
          <table:table-cell table:style-name="ce13" table:number-columns-repeated="2"/>
          <table:table-cell table:style-name="ce5"/>
          <table:table-cell table:style-name="ce5" office:value-type="string" calcext:value-type="string">
            <text:p>Singhad kondwa</text:p>
          </table:table-cell>
          <table:table-cell table:style-name="ce5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tish Mehta</text:p>
          </table:table-cell>
          <table:table-cell office:value-type="float" office:value="9422247762" calcext:value-type="float">
            <text:p>9422247762</text:p>
          </table:table-cell>
          <table:table-cell office:value-type="string" calcext:value-type="string">
            <text:p><text:a xlink:href="mailto:mehta.motish97@gmail.com" xlink:type="simple">mehta.motish97@gmail.com</text:a></text:p>
          </table:table-cell>
          <table:table-cell table:number-columns-repeated="6"/>
          <table:table-cell office:value-type="string" calcext:value-type="string">
            <text:p>PES Modern</text:p>
          </table:table-cell>
          <table:table-cell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esh Mitkari</text:p>
          </table:table-cell>
          <table:table-cell office:value-type="float" office:value="7776887398" calcext:value-type="float">
            <text:p>7776887398</text:p>
          </table:table-cell>
          <table:table-cell office:value-type="string" calcext:value-type="string">
            <text:p><text:a xlink:href="mailto:ommitkari@gmail.com" xlink:type="simple">ommitkari@gmail.com</text:a></text:p>
          </table:table-cell>
          <table:table-cell office:value-type="string" calcext:value-type="string">
            <text:p>Shubham Bodare</text:p>
          </table:table-cell>
          <table:table-cell table:number-columns-repeated="5"/>
          <table:table-cell office:value-type="string" calcext:value-type="string">
            <text:p>PICT</text:p>
          </table:table-cell>
          <table:table-cell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shekar Hiremadh</text:p>
          </table:table-cell>
          <table:table-cell office:value-type="float" office:value="7773910200" calcext:value-type="float">
            <text:p>7773910200</text:p>
          </table:table-cell>
          <table:table-cell office:value-type="string" calcext:value-type="string">
            <text:p><text:a xlink:href="mailto:lordrajshekar@gmail.com" xlink:type="simple">lordrajshekar@gmail.com</text:a></text:p>
          </table:table-cell>
          <table:table-cell table:number-columns-repeated="6"/>
          <table:table-cell office:value-type="string" calcext:value-type="string">
            <text:p>PICT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Patil</text:p>
          </table:table-cell>
          <table:table-cell office:value-type="float" office:value="9822267293" calcext:value-type="float">
            <text:p>9822267293</text:p>
          </table:table-cell>
          <table:table-cell office:value-type="string" calcext:value-type="string">
            <text:p><text:a xlink:href="mailto:ssayali2610@gmail.com" xlink:type="simple">ssayali2610@gmail.com</text:a></text:p>
          </table:table-cell>
          <table:table-cell table:number-columns-repeated="6"/>
          <table:table-cell office:value-type="string" calcext:value-type="string">
            <text:p>PICT</text:p>
          </table:table-cell>
          <table:table-cell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ansode</text:p>
          </table:table-cell>
          <table:table-cell office:value-type="float" office:value="9767987067" calcext:value-type="float">
            <text:p>9767987067</text:p>
          </table:table-cell>
          <table:table-cell office:value-type="string" calcext:value-type="string">
            <text:p><text:a xlink:href="mailto:gauravbansode90@gmail.com" xlink:type="simple">gauravbansode90@gmail.com</text:a></text:p>
          </table:table-cell>
          <table:table-cell table:number-columns-repeated="6"/>
          <table:table-cell office:value-type="string" calcext:value-type="string">
            <text:p>PICT</text:p>
          </table:table-cell>
          <table:table-cell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Reverse coding</text:p>
          </table:table-cell>
          <table:table-cell table:style-name="ce5" office:value-type="string" calcext:value-type="string">
            <text:p>Akhil Agrawal</text:p>
          </table:table-cell>
          <table:table-cell table:style-name="ce5" office:value-type="float" office:value="8120110218" calcext:value-type="float">
            <text:p>8120110218</text:p>
          </table:table-cell>
          <table:table-cell table:style-name="ce12" office:value-type="string" calcext:value-type="string">
            <text:p><text:a xlink:href="mailto:akhil8120110218@gmail.com" xlink:type="simple">akhil8120110218@gmail.com</text:a></text:p>
          </table:table-cell>
          <table:table-cell table:number-columns-repeated="4"/>
          <table:table-cell table:style-name="ce12"/>
          <table:table-cell table:number-columns-repeated="3"/>
        </table:table-row>
      </table:table>
      <table:table table:name="Sheet8" table:style-name="ta1">
        <table:table-column table:style-name="co8" table:number-columns-repeated="3" table:default-cell-style-name="Default"/>
        <table:table-column table:style-name="co8" table:default-cell-style-name="ce14"/>
        <table:table-column table:style-name="co8" table:number-columns-repeated="8" table:default-cell-style-name="Default"/>
        <table:table-row table:style-name="ro6">
          <table:table-cell office:value-type="float" office:value="983" calcext:value-type="float">
            <text:p>9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tish Mehta</text:p>
          </table:table-cell>
          <table:table-cell office:value-type="string" calcext:value-type="string">
            <text:p><text:a xlink:href="mailto:mehta.motish97@gmail.com" xlink:type="simple">mehta.motish97@gmail.com</text:a></text:p>
          </table:table-cell>
          <table:table-cell office:value-type="float" office:value="9422247762" calcext:value-type="float">
            <text:p>9422247762</text:p>
          </table:table-cell>
          <table:table-cell table:number-columns-repeated="6"/>
          <table:table-cell office:value-type="string" calcext:value-type="string">
            <text:p>PES Modern</text:p>
          </table:table-cell>
        </table:table-row>
        <table:table-row table:style-name="ro6">
          <table:table-cell office:value-type="float" office:value="984" calcext:value-type="float">
            <text:p>9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esh Mitkari</text:p>
          </table:table-cell>
          <table:table-cell office:value-type="string" calcext:value-type="string">
            <text:p><text:a xlink:href="mailto:ommitkari@gmail.com" xlink:type="simple">ommitkari@gmail.com</text:a></text:p>
          </table:table-cell>
          <table:table-cell office:value-type="float" office:value="7776887398" calcext:value-type="float">
            <text:p>7776887398</text:p>
          </table:table-cell>
          <table:table-cell office:value-type="string" calcext:value-type="string">
            <text:p>Shubham Bodare</text:p>
          </table:table-cell>
          <table:table-cell table:number-columns-repeated="5"/>
          <table:table-cell office:value-type="string" calcext:value-type="string">
            <text:p>PICT</text:p>
          </table:table-cell>
        </table:table-row>
        <table:table-row table:style-name="ro6">
          <table:table-cell office:value-type="float" office:value="990" calcext:value-type="float">
            <text:p>9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shekar Hiremadh</text:p>
          </table:table-cell>
          <table:table-cell office:value-type="string" calcext:value-type="string">
            <text:p><text:a xlink:href="mailto:lordrajshekar@gmail.com" xlink:type="simple">lordrajshekar@gmail.com</text:a></text:p>
          </table:table-cell>
          <table:table-cell office:value-type="float" office:value="7773910200" calcext:value-type="float">
            <text:p>7773910200</text:p>
          </table:table-cell>
          <table:table-cell table:number-columns-repeated="6"/>
          <table:table-cell office:value-type="string" calcext:value-type="string">
            <text:p>PICT</text:p>
          </table:table-cell>
        </table:table-row>
        <table:table-row table:style-name="ro6">
          <table:table-cell office:value-type="float" office:value="991" calcext:value-type="float">
            <text:p>9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Patil</text:p>
          </table:table-cell>
          <table:table-cell office:value-type="string" calcext:value-type="string">
            <text:p><text:a xlink:href="mailto:ssayali2610@gmail.com" xlink:type="simple">ssayali2610@gmail.com</text:a></text:p>
          </table:table-cell>
          <table:table-cell office:value-type="float" office:value="9822267293" calcext:value-type="float">
            <text:p>9822267293</text:p>
          </table:table-cell>
          <table:table-cell table:number-columns-repeated="6"/>
          <table:table-cell office:value-type="string" calcext:value-type="string">
            <text:p>PICT</text:p>
          </table:table-cell>
        </table:table-row>
        <table:table-row table:style-name="ro6">
          <table:table-cell office:value-type="float" office:value="993" calcext:value-type="float">
            <text:p>9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ansode</text:p>
          </table:table-cell>
          <table:table-cell office:value-type="string" calcext:value-type="string">
            <text:p><text:a xlink:href="mailto:gauravbansode90@gmail.com" xlink:type="simple">gauravbansode90@gmail.com</text:a></text:p>
          </table:table-cell>
          <table:table-cell office:value-type="float" office:value="9767987067" calcext:value-type="float">
            <text:p>9767987067</text:p>
          </table:table-cell>
          <table:table-cell table:number-columns-repeated="6"/>
          <table:table-cell office:value-type="string" calcext:value-type="string">
            <text:p>PICT</text:p>
          </table:table-cell>
        </table:table-row>
      </table:table>
      <table:table table:name="Sheet9" table:style-name="ta1">
        <table:table-column table:style-name="co8" table:number-columns-repeated="3" table:default-cell-style-name="ce5"/>
        <table:table-column table:style-name="co8" table:default-cell-style-name="ce12"/>
        <table:table-column table:style-name="co8" table:number-columns-repeated="1020" table:default-cell-style-name="ce5"/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everse coding</text:p>
          </table:table-cell>
          <table:table-cell office:value-type="string" calcext:value-type="string">
            <text:p>Akhil Agrawal</text:p>
          </table:table-cell>
          <table:table-cell office:value-type="string" calcext:value-type="string">
            <text:p><text:a xlink:href="mailto:akhil8120110218@gmail.com" xlink:type="simple">akhil8120110218@gmail.com</text:a></text:p>
          </table:table-cell>
          <table:table-cell office:value-type="float" office:value="8120110218" calcext:value-type="float">
            <text:p>8120110218</text:p>
          </table:table-cell>
          <table:table-cell table:number-columns-repeated="6"/>
          <table:table-cell office:value-type="string" calcext:value-type="string">
            <text:p>PICT</text:p>
          </table:table-cell>
          <table:table-cell table:number-columns-repeated="1012"/>
        </table:table-row>
      </table:table>
      <table:table table:name="Sheet10" table:style-name="ta1">
        <table:table-column table:style-name="co8" table:number-columns-repeated="2" table:default-cell-style-name="ce1"/>
        <table:table-column table:style-name="co30" table:default-cell-style-name="ce1"/>
        <table:table-column table:style-name="co19" table:default-cell-style-name="ce1"/>
        <table:table-column table:style-name="co31" table:default-cell-style-name="ce7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h mishra</text:p>
          </table:table-cell>
          <table:table-cell office:value-type="float" office:value="8796754156" calcext:value-type="float">
            <text:p>879675415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onshu</text:p>
          </table:table-cell>
          <table:table-cell office:value-type="float" office:value="9967696041" calcext:value-type="float">
            <text:p>9967696041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vait patil</text:p>
          </table:table-cell>
          <table:table-cell office:value-type="float" office:value="8888810185" calcext:value-type="float">
            <text:p>8888810185</text:p>
          </table:table-cell>
          <table:table-cell office:value-type="string" calcext:value-type="string">
            <text:p><text:a xlink:href="mailto:adwait1234@gmail.com" xlink:type="simple">adwait1234@gmail.com</text:a>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dhurjad</text:p>
          </table:table-cell>
          <table:table-cell office:value-type="float" office:value="7841040794" calcext:value-type="float">
            <text:p>7841040794</text:p>
          </table:table-cell>
          <table:table-cell office:value-type="string" calcext:value-type="string">
            <text:p><text:a xlink:href="mailto:gaurav.dhurjad@yahoo.com" xlink:type="simple">gaurav.dhurjad@yahoo.com</text:a>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udawant</text:p>
          </table:table-cell>
          <table:table-cell office:value-type="float" office:value="8237319883" calcext:value-type="float">
            <text:p>8237319883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Tripathy</text:p>
          </table:table-cell>
          <table:table-cell office:value-type="float" office:value="7768980224" calcext:value-type="float">
            <text:p>7768980224</text:p>
          </table:table-cell>
          <table:table-cell office:value-type="string" calcext:value-type="string">
            <text:p><text:a xlink:href="mailto:clktripathy@gmail.com" xlink:type="simple">clktripathy@gmail.com</text:a></text:p>
          </table:table-cell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Dhone</text:p>
          </table:table-cell>
          <table:table-cell office:value-type="float" office:value="7385711194" calcext:value-type="float">
            <text:p>7385711194</text:p>
          </table:table-cell>
          <table:table-cell office:value-type="string" calcext:value-type="string">
            <text:p><text:a xlink:href="mailto:ashishdhone12165@gmail.com" xlink:type="simple">ashishdhone12165@gmail.com</text:a></text:p>
          </table:table-cell>
          <table:table-cell office:value-type="string" calcext:value-type="string">
            <text:p>Kapil Kamble</text:p>
          </table:table-cell>
          <table:table-cell office:value-type="float" office:value="7040590870" calcext:value-type="float">
            <text:p>7040590870</text:p>
          </table:table-cell>
          <table:table-cell table:style-name="ce7" office:value-type="string" calcext:value-type="string">
            <text:p><text:a xlink:href="mailto:kapilk0207@gmail.com" xlink:type="simple">kapilk0207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Garg</text:p>
          </table:table-cell>
          <table:table-cell office:value-type="float" office:value="9850468528" calcext:value-type="float">
            <text:p>9850468528</text:p>
          </table:table-cell>
          <table:table-cell office:value-type="string" calcext:value-type="string">
            <text:p><text:a xlink:href="mailto:nikhilgarg@gmail.com" xlink:type="simple">nikhilgarg@gmail.com</text:a></text:p>
          </table:table-cell>
          <table:table-cell office:value-type="string" calcext:value-type="string">
            <text:p>Anurag Kulkarni</text:p>
          </table:table-cell>
          <table:table-cell office:value-type="float" office:value="9422537648" calcext:value-type="float">
            <text:p>9422537648</text:p>
          </table:table-cell>
          <table:table-cell table:style-name="ce7" office:value-type="string" calcext:value-type="string">
            <text:p><text:a xlink:href="mailto:anurag.kulkarni98@gmail.com" xlink:type="simple">anurag.kulkarni98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Jire</text:p>
          </table:table-cell>
          <table:table-cell office:value-type="float" office:value="9168281216" calcext:value-type="float">
            <text:p>9168281216</text:p>
          </table:table-cell>
          <table:table-cell office:value-type="string" calcext:value-type="string">
            <text:p><text:a xlink:href="mailto:aniketjire@gmail.com" xlink:type="simple">aniketjire@gmail.com</text:a></text:p>
          </table:table-cell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Kengar</text:p>
          </table:table-cell>
          <table:table-cell office:value-type="float" office:value="8798721559" calcext:value-type="float">
            <text:p>8798721559</text:p>
          </table:table-cell>
          <table:table-cell office:value-type="string" calcext:value-type="string">
            <text:p><text:a xlink:href="mailto:pranitakengar8@gmail.com" xlink:type="simple">pranitakengar8@gmail.com</text:a></text:p>
          </table:table-cell>
          <table:table-cell office:value-type="string" calcext:value-type="string">
            <text:p>Kajal Hargunai</text:p>
          </table:table-cell>
          <table:table-cell office:value-type="float" office:value="7350083075" calcext:value-type="float">
            <text:p>7350083075</text:p>
          </table:table-cell>
          <table:table-cell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il More</text:p>
          </table:table-cell>
          <table:table-cell office:value-type="float" office:value="8055287997" calcext:value-type="float">
            <text:p>8055287997</text:p>
          </table:table-cell>
          <table:table-cell office:value-type="string" calcext:value-type="string">
            <text:p><text:a xlink:href="mailto:sunilnhone@yahoo.com" xlink:type="simple">sunilnhone@yahoo.com</text:a></text:p>
          </table:table-cell>
          <table:table-cell office:value-type="string" calcext:value-type="string">
            <text:p>Rishal Gawade</text:p>
          </table:table-cell>
          <table:table-cell office:value-type="float" office:value="7709088251" calcext:value-type="float">
            <text:p>7709088251</text:p>
          </table:table-cell>
          <table:table-cell table:style-name="ce7" office:value-type="string" calcext:value-type="string">
            <text:p><text:a xlink:href="mailto:rishalgawade1@gmail.com" xlink:type="simple">rishalgawade1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eya Gaikwad</text:p>
          </table:table-cell>
          <table:table-cell office:value-type="float" office:value="7507411985" calcext:value-type="float">
            <text:p>7507411985</text:p>
          </table:table-cell>
          <table:table-cell office:value-type="string" calcext:value-type="string">
            <text:p><text:a xlink:href="mailto:shree.sg98@gmail.com" xlink:type="simple">shree.sg98@gmail.com</text:a></text:p>
          </table:table-cell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y Phadnis </text:p>
          </table:table-cell>
          <table:table-cell/>
          <table:table-cell office:value-type="string" calcext:value-type="string">
            <text:p><text:a xlink:href="mailto:akshayphadnis1994@gmail.com" xlink:type="simple">akshayphadnis1994@gmail.com</text:a></text:p>
          </table:table-cell>
          <table:table-cell office:value-type="string" calcext:value-type="string">
            <text:p>Abdul Wasay</text:p>
          </table:table-cell>
          <table:table-cell office:value-type="float" office:value="9922131178" calcext:value-type="float">
            <text:p>9922131178</text:p>
          </table:table-cell>
          <table:table-cell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Pathak</text:p>
          </table:table-cell>
          <table:table-cell office:value-type="float" office:value="8796955259" calcext:value-type="float">
            <text:p>8796955259</text:p>
          </table:table-cell>
          <table:table-cell office:value-type="string" calcext:value-type="string">
            <text:p><text:a xlink:href="mailto:ankush.pathak151196@gmail.com" xlink:type="simple">ankush.pathak151196@gmail.com</text:a></text:p>
          </table:table-cell>
          <table:table-cell office:value-type="string" calcext:value-type="string">
            <text:p>Chandan Singh</text:p>
          </table:table-cell>
          <table:table-cell office:value-type="float" office:value="9665779206" calcext:value-type="float">
            <text:p>96657792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 G Kartik</text:p>
          </table:table-cell>
          <table:table-cell office:value-type="float" office:value="7028443202" calcext:value-type="float">
            <text:p>7028443202</text:p>
          </table:table-cell>
          <table:table-cell office:value-type="string" calcext:value-type="string">
            <text:p><text:a xlink:href="mailto:sgkartik14091995@gmail.com" xlink:type="simple">sgkartik14091995@gmail.com</text:a>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an Sonawane</text:p>
          </table:table-cell>
          <table:table-cell office:value-type="float" office:value="8390739983" calcext:value-type="float">
            <text:p>8390739983</text:p>
          </table:table-cell>
          <table:table-cell office:value-type="string" calcext:value-type="string">
            <text:p><text:a xlink:href="mailto:rohansonawane010296@gmail.com" xlink:type="simple">rohansonawane010296@gmail.com</text:a>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viade</text:p>
          </table:table-cell>
          <table:table-cell office:value-type="float" office:value="8411936170" calcext:value-type="float">
            <text:p>8411936170</text:p>
          </table:table-cell>
          <table:table-cell office:value-type="string" calcext:value-type="string">
            <text:p><text:a xlink:href="mailto:omkarbviade20@gmail.com" xlink:type="simple">omkarbviade20@gmail.com</text:a></text:p>
          </table:table-cell>
          <table:table-cell office:value-type="string" calcext:value-type="string">
            <text:p>Mohit</text:p>
          </table:table-cell>
          <table:table-cell office:value-type="float" office:value="9021344769" calcext:value-type="float">
            <text:p>9021344769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Kokare</text:p>
          </table:table-cell>
          <table:table-cell office:value-type="float" office:value="8007344720" calcext:value-type="float">
            <text:p>8007344720</text:p>
          </table:table-cell>
          <table:table-cell office:value-type="string" calcext:value-type="string">
            <text:p><text:a xlink:href="mailto:kskokare22@gmail.com" xlink:type="simple">kskokare22@gmail.com</text:a></text:p>
          </table:table-cell>
          <table:table-cell office:value-type="string" calcext:value-type="string">
            <text:p>Shivani Gogavle</text:p>
          </table:table-cell>
          <table:table-cell office:value-type="float" office:value="8806621600" calcext:value-type="float">
            <text:p>8806621600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Thakre</text:p>
          </table:table-cell>
          <table:table-cell office:value-type="float" office:value="8380837852" calcext:value-type="float">
            <text:p>8380837852</text:p>
          </table:table-cell>
          <table:table-cell office:value-type="string" calcext:value-type="string">
            <text:p><text:a xlink:href="mailto:thakresanket01@gmail.com" xlink:type="simple">thakresanket01@gmail.com</text:a></text:p>
          </table:table-cell>
          <table:table-cell office:value-type="string" calcext:value-type="string">
            <text:p>Savan Nahar</text:p>
          </table:table-cell>
          <table:table-cell office:value-type="float" office:value="9028333089" calcext:value-type="float">
            <text:p>9028333089</text:p>
          </table:table-cell>
          <table:table-cell office:value-type="string" calcext:value-type="string">
            <text:p>jarvisxxx@hotmail.com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Nirale</text:p>
          </table:table-cell>
          <table:table-cell office:value-type="float" office:value="8888590591" calcext:value-type="float">
            <text:p>8888590591</text:p>
          </table:table-cell>
          <table:table-cell office:value-type="string" calcext:value-type="string">
            <text:p><text:a xlink:href="mailto:atharva.nirale@gmail.com" xlink:type="simple">atharva.nirale@gmail.com</text:a></text:p>
          </table:table-cell>
          <table:table-cell office:value-type="string" calcext:value-type="string">
            <text:p>Pratik Patil</text:p>
          </table:table-cell>
          <table:table-cell office:value-type="float" office:value="9158814409" calcext:value-type="float">
            <text:p>9158814409</text:p>
          </table:table-cell>
          <table:table-cell office:value-type="string" calcext:value-type="string">
            <text:p>meet.urpratik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nanjay Uday Gavade</text:p>
          </table:table-cell>
          <table:table-cell office:value-type="float" office:value="8446770995" calcext:value-type="float">
            <text:p>8446770995</text:p>
          </table:table-cell>
          <table:table-cell table:style-name="ce1"/>
          <table:table-cell office:value-type="string" calcext:value-type="string">
            <text:p>Ashitosh Bhade</text:p>
          </table:table-cell>
          <table:table-cell office:value-type="float" office:value="9168984080" calcext:value-type="float">
            <text:p>9168984080</text:p>
          </table:table-cell>
          <table:table-cell office:value-type="string" calcext:value-type="string">
            <text:p>ashitosh.bhade@gmail.com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shant</text:p>
          </table:table-cell>
          <table:table-cell office:value-type="float" office:value="9594752396" calcext:value-type="float">
            <text:p>9594752396</text:p>
          </table:table-cell>
          <table:table-cell office:value-type="string" calcext:value-type="string">
            <text:p><text:a xlink:href="mailto:hs192120@gmail.com" xlink:type="simple">hs192120@gmail.com</text:a></text:p>
          </table:table-cell>
          <table:table-cell table:number-columns-repeated="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kodaganur</text:p>
          </table:table-cell>
          <table:table-cell office:value-type="float" office:value="7738929422" calcext:value-type="float">
            <text:p>7738929422</text:p>
          </table:table-cell>
          <table:table-cell office:value-type="string" calcext:value-type="string">
            <text:p><text:a xlink:href="mailto:ckodag15@gmail.com" xlink:type="simple">ckodag15@gmail.com</text:a></text:p>
          </table:table-cell>
          <table:table-cell table:number-columns-repeated="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dit Chokshi</text:p>
          </table:table-cell>
          <table:table-cell office:value-type="float" office:value="9099928470" calcext:value-type="float">
            <text:p>9099928470</text:p>
          </table:table-cell>
          <table:table-cell office:value-type="string" calcext:value-type="string">
            <text:p><text:a xlink:href="mailto:vidit261@gmail.com" xlink:type="simple">vidit261@gmail.com</text:a></text:p>
          </table:table-cell>
          <table:table-cell table:number-columns-repeated="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 Saxena</text:p>
          </table:table-cell>
          <table:table-cell office:value-type="float" office:value="7895562128" calcext:value-type="float">
            <text:p>7895562128</text:p>
          </table:table-cell>
          <table:table-cell office:value-type="string" calcext:value-type="string">
            <text:p><text:a xlink:href="mailto:avi.sxn92@gmail.com" xlink:type="simple">avi.sxn92@gmail.com</text:a></text:p>
          </table:table-cell>
          <table:table-cell table:number-columns-repeated="3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lok Parida</text:p>
          </table:table-cell>
          <table:table-cell office:value-type="float" office:value="9820244277" calcext:value-type="float">
            <text:p>9820244277</text:p>
          </table:table-cell>
          <table:table-cell office:value-type="string" calcext:value-type="string">
            <text:p><text:a xlink:href="mailto:shlokparida@gmail.com" xlink:type="simple">shlokparida@gmail.com</text:a></text:p>
          </table:table-cell>
          <table:table-cell table:number-columns-repeated="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rus Sethna</text:p>
          </table:table-cell>
          <table:table-cell office:value-type="float" office:value="9011081302" calcext:value-type="float">
            <text:p>9011081302</text:p>
          </table:table-cell>
          <table:table-cell office:value-type="string" calcext:value-type="string">
            <text:p><text:a xlink:href="mailto:Kuruss@gmail.com" xlink:type="simple">Kuruss@gmail.com</text:a>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Nalawade</text:p>
          </table:table-cell>
          <table:table-cell office:value-type="float" office:value="7875798462" calcext:value-type="float">
            <text:p>7875798462</text:p>
          </table:table-cell>
          <table:table-cell office:value-type="string" calcext:value-type="string">
            <text:p>abhisnalawade95@gmail.com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and Pande</text:p>
          </table:table-cell>
          <table:table-cell office:value-type="float" office:value="8275496110" calcext:value-type="float">
            <text:p>8275496110</text:p>
          </table:table-cell>
          <table:table-cell office:value-type="string" calcext:value-type="string">
            <text:p>anandpande@outlook.com</text:p>
          </table:table-cell>
          <table:table-cell office:value-type="string" calcext:value-type="string">
            <text:p>Piyush Bhalerao</text:p>
          </table:table-cell>
          <table:table-cell office:value-type="float" office:value="9423035830" calcext:value-type="float">
            <text:p>942303583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tan Jadhav</text:p>
          </table:table-cell>
          <table:table-cell office:value-type="float" office:value="9764827426" calcext:value-type="float">
            <text:p>9764827426</text:p>
          </table:table-cell>
          <table:table-cell office:value-type="string" calcext:value-type="string">
            <text:p>jadhavketan14@gmail.com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huta Joshi</text:p>
          </table:table-cell>
          <table:table-cell office:value-type="float" office:value="9922024868" calcext:value-type="float">
            <text:p>9922024868</text:p>
          </table:table-cell>
          <table:table-cell office:value-type="string" calcext:value-type="string">
            <text:p>rcj9719@gmail.com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nkaj Jahagirdar</text:p>
          </table:table-cell>
          <table:table-cell office:value-type="float" office:value="9028185384" calcext:value-type="float">
            <text:p>9028185384</text:p>
          </table:table-cell>
          <table:table-cell office:value-type="string" calcext:value-type="string">
            <text:p>pankajjahagirdar@ymail.com</text:p>
          </table:table-cell>
          <table:table-cell office:value-type="string" calcext:value-type="string">
            <text:p>Saransh Dhirendave</text:p>
          </table:table-cell>
          <table:table-cell office:value-type="float" office:value="7219244301" calcext:value-type="float">
            <text:p>7219244301</text:p>
          </table:table-cell>
          <table:table-cell office:value-type="string" calcext:value-type="string">
            <text:p>saransh.dave@gmail.co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ayush Garhwal</text:p>
          </table:table-cell>
          <table:table-cell office:value-type="float" office:value="7720090742" calcext:value-type="float">
            <text:p>7720090742</text:p>
          </table:table-cell>
          <table:table-cell office:value-type="string" calcext:value-type="string">
            <text:p>aayushgarhwal@gmail.com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ngi Saste</text:p>
          </table:table-cell>
          <table:table-cell office:value-type="float" office:value="9870045928" calcext:value-type="float">
            <text:p>9870045928</text:p>
          </table:table-cell>
          <table:table-cell office:value-type="string" calcext:value-type="string">
            <text:p>shubs96@gmail.com</text:p>
          </table:table-cell>
          <table:table-cell office:value-type="string" calcext:value-type="string">
            <text:p>Poorva Patil</text:p>
          </table:table-cell>
          <table:table-cell office:value-type="float" office:value="7741975014" calcext:value-type="float">
            <text:p>7741975014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addha Mandekar</text:p>
          </table:table-cell>
          <table:table-cell office:value-type="float" office:value="9096512103" calcext:value-type="float">
            <text:p>9096512103</text:p>
          </table:table-cell>
          <table:table-cell office:value-type="string" calcext:value-type="string">
            <text:p>shraddhamandekar@gmail.com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hmi Sarode</text:p>
          </table:table-cell>
          <table:table-cell office:value-type="float" office:value="8855946253" calcext:value-type="float">
            <text:p>8855946253</text:p>
          </table:table-cell>
          <table:table-cell office:value-type="string" calcext:value-type="string">
            <text:p>rashmisarode24@gmail.com</text:p>
          </table:table-cell>
          <table:table-cell office:value-type="string" calcext:value-type="string">
            <text:p>Harshad Parmar</text:p>
          </table:table-cell>
          <table:table-cell office:value-type="float" office:value="9890528828" calcext:value-type="float">
            <text:p>9890528828</text:p>
          </table:table-cell>
          <table:table-cell office:value-type="string" calcext:value-type="string">
            <text:p>harshad99parmar@gmail.com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eena Pawar</text:p>
          </table:table-cell>
          <table:table-cell office:value-type="float" office:value="8446474169" calcext:value-type="float">
            <text:p>8446474169</text:p>
          </table:table-cell>
          <table:table-cell office:value-type="string" calcext:value-type="string">
            <text:p>leenapawar152@gmail.com</text:p>
          </table:table-cell>
          <table:table-cell office:value-type="string" calcext:value-type="string">
            <text:p>Devyani Pandhare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devyanipandhare88@gmail.co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iryasheel Sutar</text:p>
          </table:table-cell>
          <table:table-cell office:value-type="float" office:value="7840973429" calcext:value-type="float">
            <text:p>7840973429</text:p>
          </table:table-cell>
          <table:table-cell office:value-type="string" calcext:value-type="string">
            <text:p>sutardhairya98@gmail.com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yog Khochikor</text:p>
          </table:table-cell>
          <table:table-cell office:value-type="float" office:value="7798696261" calcext:value-type="float">
            <text:p>7798696261</text:p>
          </table:table-cell>
          <table:table-cell office:value-type="string" calcext:value-type="string">
            <text:p>skhochikor9@gmail.com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etika Ghag</text:p>
          </table:table-cell>
          <table:table-cell office:value-type="float" office:value="9833441895" calcext:value-type="float">
            <text:p>9833441895</text:p>
          </table:table-cell>
          <table:table-cell office:value-type="string" calcext:value-type="string">
            <text:p>ghagreetika@gmail.com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Kannamwar</text:p>
          </table:table-cell>
          <table:table-cell office:value-type="float" office:value="9881153150" calcext:value-type="float">
            <text:p>9881153150</text:p>
          </table:table-cell>
          <table:table-cell office:value-type="string" calcext:value-type="string">
            <text:p>aditi.kannamwar@gmail.com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Ishaan Ballal</text:p>
          </table:table-cell>
          <table:table-cell office:value-type="float" office:value="9158571746" calcext:value-type="float">
            <text:p>9158571746</text:p>
          </table:table-cell>
          <table:table-cell office:value-type="string" calcext:value-type="string">
            <text:p>ishaanballal21@gmail.com</text:p>
          </table:table-cell>
          <table:table-cell office:value-type="string" calcext:value-type="string">
            <text:p>Jeevan Chede</text:p>
          </table:table-cell>
          <table:table-cell office:value-type="float" office:value="8983384817" calcext:value-type="float">
            <text:p>8983384817</text:p>
          </table:table-cell>
          <table:table-cell office:value-type="string" calcext:value-type="string">
            <text:p>chedejeevan@gmail.com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TANVI GAIKWAD </text:p>
          </table:table-cell>
          <table:table-cell table:style-name="ce2" office:value-type="float" office:value="9423030292" calcext:value-type="float">
            <text:p>9423030292</text:p>
          </table:table-cell>
          <table:table-cell table:style-name="ce8" office:value-type="string" calcext:value-type="string">
            <text:p><text:a xlink:href="mailto:tanviwhis@gmail.com" xlink:type="simple">tanviwhis@gmail.com</text:a></text:p>
          </table:table-cell>
          <table:table-cell table:style-name="ce2"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MAHIMA GAGGAD</text:p>
          </table:table-cell>
          <table:table-cell table:style-name="ce2" office:value-type="float" office:value="9823075031" calcext:value-type="float">
            <text:p>9823075031</text:p>
          </table:table-cell>
          <table:table-cell table:style-name="ce8" office:value-type="string" calcext:value-type="string">
            <text:p><text:a xlink:href="mailto:mahimagaggad@gmail.com" xlink:type="simple">mahimagaggad@gmail.com</text:a></text:p>
          </table:table-cell>
          <table:table-cell table:style-name="ce2"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ADITYA KAUDIA</text:p>
          </table:table-cell>
          <table:table-cell table:style-name="ce2" office:value-type="float" office:value="8696583457" calcext:value-type="float">
            <text:p>8696583457</text:p>
          </table:table-cell>
          <table:table-cell table:style-name="ce8" office:value-type="string" calcext:value-type="string">
            <text:p><text:a xlink:href="mailto:adityakavdia10@gmail.com" xlink:type="simple">adityakavdia10@gmail.com</text:a></text:p>
          </table:table-cell>
          <table:table-cell table:style-name="ce2"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SAKSHI PAYASI</text:p>
          </table:table-cell>
          <table:table-cell table:style-name="ce2" office:value-type="float" office:value="8806477240" calcext:value-type="float">
            <text:p>8806477240</text:p>
          </table:table-cell>
          <table:table-cell table:style-name="ce8" office:value-type="string" calcext:value-type="string">
            <text:p><text:a xlink:href="mailto:sakshipayasi2611@gmail.com" xlink:type="simple">sakshipayasi2611@gmail.com</text:a></text:p>
          </table:table-cell>
          <table:table-cell table:style-name="ce2" office:value-type="string" calcext:value-type="string">
            <text:p>KRITI KSTYAYAN</text:p>
          </table:table-cell>
          <table:table-cell table:style-name="ce2" office:value-type="float" office:value="9473507210" calcext:value-type="float">
            <text:p>9473507210</text:p>
          </table:table-cell>
          <table:table-cell table:style-name="ce8" office:value-type="string" calcext:value-type="string">
            <text:p><text:a xlink:href="mailto:mkriti69@gmail.com" xlink:type="simple">mkriti69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BHUMIKA SAINI</text:p>
          </table:table-cell>
          <table:table-cell table:style-name="ce2" office:value-type="float" office:value="7720966641" calcext:value-type="float">
            <text:p>7720966641</text:p>
          </table:table-cell>
          <table:table-cell table:style-name="ce8" office:value-type="string" calcext:value-type="string">
            <text:p><text:a xlink:href="mailto:bs98.saini@gmail.com" xlink:type="simple">bs98.saini@gmail.com</text:a></text:p>
          </table:table-cell>
          <table:table-cell table:style-name="ce2" office:value-type="string" calcext:value-type="string">
            <text:p>ARPAN SRIVASIAVA</text:p>
          </table:table-cell>
          <table:table-cell table:style-name="ce2" office:value-type="float" office:value="9767345940" calcext:value-type="float">
            <text:p>9767345940</text:p>
          </table:table-cell>
          <table:table-cell table:style-name="ce8" office:value-type="string" calcext:value-type="string">
            <text:p><text:a xlink:href="mailto:arpansri98@gmail.com" xlink:type="simple">arpansri98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NEERAV PANDEY</text:p>
          </table:table-cell>
          <table:table-cell table:style-name="ce2" office:value-type="float" office:value="9011854568" calcext:value-type="float">
            <text:p>9011854568</text:p>
          </table:table-cell>
          <table:table-cell table:style-name="ce8" office:value-type="string" calcext:value-type="string">
            <text:p><text:a xlink:href="mailto:neeravpandey24@gmail.com" xlink:type="simple">neeravpandey24@gmail.com</text:a></text:p>
          </table:table-cell>
          <table:table-cell table:style-name="ce2"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SAKSHAM TRIVEDI</text:p>
          </table:table-cell>
          <table:table-cell table:style-name="ce2" office:value-type="float" office:value="9130592672" calcext:value-type="float">
            <text:p>9130592672</text:p>
          </table:table-cell>
          <table:table-cell table:style-name="ce8" office:value-type="string" calcext:value-type="string">
            <text:p><text:a xlink:href="mailto:sakstrivedi@gmail.com" xlink:type="simple">sakstrivedi@gmail.com</text:a></text:p>
          </table:table-cell>
          <table:table-cell table:style-name="ce2"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ADITYA BARIKAR </text:p>
          </table:table-cell>
          <table:table-cell table:style-name="ce2" office:value-type="float" office:value="9960415923" calcext:value-type="float">
            <text:p>9960415923</text:p>
          </table:table-cell>
          <table:table-cell table:style-name="ce8" office:value-type="string" calcext:value-type="string">
            <text:p><text:a xlink:href="mailto:adityabarikar2@gmail.com" xlink:type="simple">adityabarikar2@gmail.com</text:a></text:p>
          </table:table-cell>
          <table:table-cell table:style-name="ce2" office:value-type="string" calcext:value-type="string">
            <text:p>HITESH PARIHAR</text:p>
          </table:table-cell>
          <table:table-cell table:style-name="ce2"/>
          <table:table-cell table:style-name="ce8" office:value-type="string" calcext:value-type="string">
            <text:p><text:a xlink:href="mailto:thehiteshparihar@gmail.com" xlink:type="simple">thehiteshparihar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ADITYA PATIL </text:p>
          </table:table-cell>
          <table:table-cell table:style-name="ce2" office:value-type="float" office:value="9921038947" calcext:value-type="float">
            <text:p>9921038947</text:p>
          </table:table-cell>
          <table:table-cell table:style-name="ce8" office:value-type="string" calcext:value-type="string">
            <text:p><text:a xlink:href="mailto:adityaskp9@gmail.com" xlink:type="simple">adityaskp9@gmail.com</text:a></text:p>
          </table:table-cell>
          <table:table-cell table:style-name="ce2"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Tagad</text:p>
          </table:table-cell>
          <table:table-cell office:value-type="float" office:value="7385988743" calcext:value-type="float">
            <text:p>7385988743</text:p>
          </table:table-cell>
          <table:table-cell table:style-name="ce1" office:value-type="string" calcext:value-type="string">
            <text:p>shubham.tagad22@gmail.com</text:p>
          </table:table-cell>
          <table:table-cell office:value-type="string" calcext:value-type="string">
            <text:p>Aditya Telang</text:p>
          </table:table-cell>
          <table:table-cell office:value-type="float" office:value="8237280893" calcext:value-type="float">
            <text:p>8237280893</text:p>
          </table:table-cell>
          <table:table-cell office:value-type="string" calcext:value-type="string">
            <text:p>adityatelang220@gmail.com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Agrawal</text:p>
          </table:table-cell>
          <table:table-cell office:value-type="float" office:value="9595755699" calcext:value-type="float">
            <text:p>9595755699</text:p>
          </table:table-cell>
          <table:table-cell table:style-name="ce1" office:value-type="string" calcext:value-type="string">
            <text:p>sahil.v.agrawal@gamil.com</text:p>
          </table:table-cell>
          <table:table-cell office:value-type="string" calcext:value-type="string">
            <text:p>Shreya Kaushik</text:p>
          </table:table-cell>
          <table:table-cell table:number-columns-repeated="2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unak Deshpande</text:p>
          </table:table-cell>
          <table:table-cell office:value-type="float" office:value="9325707700" calcext:value-type="float">
            <text:p>9325707700</text:p>
          </table:table-cell>
          <table:table-cell office:value-type="string" calcext:value-type="string">
            <text:p><text:a xlink:href="mailto:shaunsea2@gmail.com" xlink:type="simple">shaunsea2@gmail.com</text:a></text:p>
          </table:table-cell>
          <table:table-cell office:value-type="string" calcext:value-type="string">
            <text:p>Shlok Choudhari</text:p>
          </table:table-cell>
          <table:table-cell office:value-type="float" office:value="8888082866" calcext:value-type="float">
            <text:p>8888082866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y Chauhan</text:p>
          </table:table-cell>
          <table:table-cell office:value-type="float" office:value="8975234002" calcext:value-type="float">
            <text:p>8975234002</text:p>
          </table:table-cell>
          <table:table-cell office:value-type="string" calcext:value-type="string">
            <text:p><text:a xlink:href="mailto:pranaychauhan2@gmail.com" xlink:type="simple">pranaychauhan2@gmail.com</text:a></text:p>
          </table:table-cell>
          <table:table-cell office:value-type="string" calcext:value-type="string">
            <text:p>Pavan Bharambe</text:p>
          </table:table-cell>
          <table:table-cell office:value-type="float" office:value="8855068646" calcext:value-type="float">
            <text:p>8855068646</text:p>
          </table:table-cell>
          <table:table-cell office:value-type="string" calcext:value-type="string">
            <text:p>pavanbharambe23@gmail.com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Chilbule</text:p>
          </table:table-cell>
          <table:table-cell office:value-type="float" office:value="7776853600" calcext:value-type="float">
            <text:p>7776853600</text:p>
          </table:table-cell>
          <table:table-cell office:value-type="string" calcext:value-type="string">
            <text:p><text:a xlink:href="mailto:ankushchilbule7@gmail.com" xlink:type="simple">ankushchilbule7@gmail.com</text:a></text:p>
          </table:table-cell>
          <table:table-cell office:value-type="string" calcext:value-type="string">
            <text:p>Ashrutha Goramane</text:p>
          </table:table-cell>
          <table:table-cell office:value-type="float" office:value="9823202720" calcext:value-type="float">
            <text:p>9823202720</text:p>
          </table:table-cell>
          <table:table-cell office:value-type="string" calcext:value-type="string">
            <text:p>ashrutha.goramane@gmail.com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ana Reddy</text:p>
          </table:table-cell>
          <table:table-cell office:value-type="float" office:value="8805990864" calcext:value-type="float">
            <text:p>8805990864</text:p>
          </table:table-cell>
          <table:table-cell office:value-type="string" calcext:value-type="string">
            <text:p><text:a xlink:href="mailto:meghanareddyscoe@gmail.com" xlink:type="simple">meghanareddyscoe@gmail.com</text:a></text:p>
          </table:table-cell>
          <table:table-cell office:value-type="string" calcext:value-type="string">
            <text:p>Agrawal Rochak</text:p>
          </table:table-cell>
          <table:table-cell office:value-type="float" office:value="8806276660" calcext:value-type="float">
            <text:p>8806276660</text:p>
          </table:table-cell>
          <table:table-cell office:value-type="string" calcext:value-type="string">
            <text:p>24rochak@gmail.com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urva Maheshwari</text:p>
          </table:table-cell>
          <table:table-cell office:value-type="float" office:value="9982049588" calcext:value-type="float">
            <text:p>9982049588</text:p>
          </table:table-cell>
          <table:table-cell table:style-name="ce1"/>
          <table:table-cell office:value-type="string" calcext:value-type="string">
            <text:p>Aditi Sonar</text:p>
          </table:table-cell>
          <table:table-cell office:value-type="float" office:value="9595795424" calcext:value-type="float">
            <text:p>9595795424</text:p>
          </table:table-cell>
          <table:table-cell office:value-type="string" calcext:value-type="string">
            <text:p>aditisonar1997@gmail.com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Acharekar</text:p>
          </table:table-cell>
          <table:table-cell office:value-type="float" office:value="7507330473" calcext:value-type="float">
            <text:p>7507330473</text:p>
          </table:table-cell>
          <table:table-cell office:value-type="string" calcext:value-type="string">
            <text:p><text:a xlink:href="mailto:pranav.acharekar@gmail.com" xlink:type="simple">pranav.acharekar@gmail.com</text:a></text:p>
          </table:table-cell>
          <table:table-cell office:value-type="string" calcext:value-type="string">
            <text:p>Chetan Chauhan</text:p>
          </table:table-cell>
          <table:table-cell office:value-type="float" office:value="9762822291" calcext:value-type="float">
            <text:p>9762822291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Agrawal</text:p>
          </table:table-cell>
          <table:table-cell office:value-type="float" office:value="8277822234" calcext:value-type="float">
            <text:p>8277822234</text:p>
          </table:table-cell>
          <table:table-cell office:value-type="string" calcext:value-type="string">
            <text:p><text:a xlink:href="mailto:HimanAgrawal1001@gmail.com" xlink:type="simple">HimanAgrawal1001@gmail.com</text:a></text:p>
          </table:table-cell>
          <table:table-cell office:value-type="string" calcext:value-type="string">
            <text:p>Rajat Pawar</text:p>
          </table:table-cell>
          <table:table-cell/>
          <table:table-cell office:value-type="string" calcext:value-type="string">
            <text:p>rajat.pawar100@gmail.com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nde Chetan </text:p>
          </table:table-cell>
          <table:table-cell office:value-type="float" office:value="9923369680" calcext:value-type="float">
            <text:p>9923369680</text:p>
          </table:table-cell>
          <table:table-cell office:value-type="string" calcext:value-type="string">
            <text:p><text:a xlink:href="mailto:chetanshinde2001@gmail.com" xlink:type="simple">chetanshinde2001@gmail.com</text:a></text:p>
          </table:table-cell>
          <table:table-cell table:number-columns-repeated="3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vab Gujar</text:p>
          </table:table-cell>
          <table:table-cell office:value-type="float" office:value="9850039060" calcext:value-type="float">
            <text:p>9850039060</text:p>
          </table:table-cell>
          <table:table-cell office:value-type="string" calcext:value-type="string">
            <text:p><text:a xlink:href="mailto:dhvlgjr@gmail.com" xlink:type="simple">dhvlgjr@gmail.com</text:a></text:p>
          </table:table-cell>
          <table:table-cell office:value-type="string" calcext:value-type="string">
            <text:p>Pranav Budhwant</text:p>
          </table:table-cell>
          <table:table-cell office:value-type="float" office:value="7030125663" calcext:value-type="float">
            <text:p>7030125663</text:p>
          </table:table-cell>
          <table:table-cell office:value-type="string" calcext:value-type="string">
            <text:p>pranavbudhwant@gmail.com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vachat</text:p>
          </table:table-cell>
          <table:table-cell office:value-type="float" office:value="9767334648" calcext:value-type="float">
            <text:p>9767334648</text:p>
          </table:table-cell>
          <table:table-cell office:value-type="string" calcext:value-type="string">
            <text:p><text:a xlink:href="mailto:madhuraavachat@yahoo.co.in" xlink:type="simple">madhuraavachat@yahoo.co.in</text:a></text:p>
          </table:table-cell>
          <table:table-cell table:number-columns-repeated="3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Choudhary</text:p>
          </table:table-cell>
          <table:table-cell office:value-type="float" office:value="7506152760" calcext:value-type="float">
            <text:p>7506152760</text:p>
          </table:table-cell>
          <table:table-cell office:value-type="string" calcext:value-type="string">
            <text:p><text:a xlink:href="mailto:mayur6@gmail.com" xlink:type="simple">mayur6@gmail.com</text:a></text:p>
          </table:table-cell>
          <table:table-cell table:number-columns-repeated="3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ni Patil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<text:a xlink:href="mailto:mohiniudaypatil@gmail.com" xlink:type="simple">mohiniudaypatil@gmail.com</text:a></text:p>
          </table:table-cell>
          <table:table-cell office:value-type="string" calcext:value-type="string">
            <text:p>Skyraw Reddy</text:p>
          </table:table-cell>
          <table:table-cell table:number-columns-repeated="2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Lathkar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<text:a xlink:href="mailto:mohiniudaypatil@gmail.com" xlink:type="simple">mohiniudaypatil@gmail.com</text:a></text:p>
          </table:table-cell>
          <table:table-cell office:value-type="string" calcext:value-type="string">
            <text:p>Nishita Kharche</text:p>
          </table:table-cell>
          <table:table-cell table:number-columns-repeated="2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Saraf</text:p>
          </table:table-cell>
          <table:table-cell office:value-type="float" office:value="9403311498" calcext:value-type="float">
            <text:p>9403311498</text:p>
          </table:table-cell>
          <table:table-cell office:value-type="string" calcext:value-type="string">
            <text:p><text:a xlink:href="mailto:chimnay.saraf98@gmail.com" xlink:type="simple">chimnay.saraf98@gmail.com</text:a></text:p>
          </table:table-cell>
          <table:table-cell office:value-type="string" calcext:value-type="string">
            <text:p>Rushikesh Karad</text:p>
          </table:table-cell>
          <table:table-cell table:number-columns-repeated="2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VIN DASS </text:p>
          </table:table-cell>
          <table:table-cell office:value-type="float" office:value="8231450928" calcext:value-type="float">
            <text:p>8231450928</text:p>
          </table:table-cell>
          <table:table-cell office:value-type="string" calcext:value-type="string">
            <text:p><text:a xlink:href="mailto:kevindass9@gmail.com" xlink:type="simple">kevindass9@gmail.com</text:a></text:p>
          </table:table-cell>
          <table:table-cell table:number-columns-repeated="3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RC</text:p>
          </table:table-cell>
          <table:table-cell office:value-type="string" calcext:value-type="string">
            <text:p>Adwait Joshi</text:p>
          </table:table-cell>
          <table:table-cell table:style-name="ce2" office:value-type="float" office:value="8975145404" calcext:value-type="float">
            <text:p>8975145404</text:p>
          </table:table-cell>
          <table:table-cell table:style-name="ce8" office:value-type="string" calcext:value-type="string">
            <text:p><text:a xlink:href="mailto:adujosh28@gmail.com" xlink:type="simple">adujosh28@gmail.com</text:a></text:p>
          </table:table-cell>
          <table:table-cell table:number-columns-repeated="3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nka Saha, TE</text:p>
          </table:table-cell>
          <table:table-cell office:value-type="float" office:value="9545385095" calcext:value-type="float">
            <text:p>9545385095</text:p>
          </table:table-cell>
          <table:table-cell office:value-type="string" calcext:value-type="string">
            <text:p><text:a xlink:href="mailto:sounaksaha5@gmail.com" xlink:type="simple">sounaksaha5@gmail.com</text:a></text:p>
          </table:table-cell>
          <table:table-cell office:value-type="string" calcext:value-type="string">
            <text:p>Sumeet Pawar</text:p>
          </table:table-cell>
          <table:table-cell office:value-type="float" office:value="9921718316" calcext:value-type="float">
            <text:p>9921718316</text:p>
          </table:table-cell>
          <table:table-cell table:style-name="ce7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ushar Mahajan, TE</text:p>
          </table:table-cell>
          <table:table-cell office:value-type="float" office:value="7066409871" calcext:value-type="float">
            <text:p>7066409871</text:p>
          </table:table-cell>
          <table:table-cell office:value-type="string" calcext:value-type="string">
            <text:p><text:a xlink:href="mailto:tush974@gmail.com" xlink:type="simple">tush974@gmail.com</text:a>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Armal, TE</text:p>
          </table:table-cell>
          <table:table-cell office:value-type="float" office:value="9545888527" calcext:value-type="float">
            <text:p>9545888527</text:p>
          </table:table-cell>
          <table:table-cell office:value-type="string" calcext:value-type="string">
            <text:p><text:a xlink:href="mailto:mr.adityaarmal@gmail.com" xlink:type="simple">mr.adityaarmal@gmail.com</text:a></text:p>
          </table:table-cell>
          <table:table-cell office:value-type="string" calcext:value-type="string">
            <text:p>Nikhil Ahire</text:p>
          </table:table-cell>
          <table:table-cell office:value-type="float" office:value="8605898542" calcext:value-type="float">
            <text:p>8605898542</text:p>
          </table:table-cell>
          <table:table-cell table:style-name="ce7" office:value-type="string" calcext:value-type="string">
            <text:p><text:a xlink:href="mailto:nikhilahire16@gmail.com" xlink:type="simple">nikhilahire16@gmail.com</text:a>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jas Doshi, TE</text:p>
          </table:table-cell>
          <table:table-cell office:value-type="float" office:value="9975886161" calcext:value-type="float">
            <text:p>9975886161</text:p>
          </table:table-cell>
          <table:table-cell office:value-type="string" calcext:value-type="string">
            <text:p><text:a xlink:href="mailto:doshiojas134@gmail.com" xlink:type="simple">doshiojas134@gmail.com</text:a></text:p>
          </table:table-cell>
          <table:table-cell office:value-type="string" calcext:value-type="string">
            <text:p>Vaibahv Gaikwad</text:p>
          </table:table-cell>
          <table:table-cell office:value-type="float" office:value="8411066946" calcext:value-type="float">
            <text:p>8411066946</text:p>
          </table:table-cell>
          <table:table-cell table:style-name="ce7" office:value-type="string" calcext:value-type="string">
            <text:p><text:a xlink:href="mailto:vaibhav94031@gmail.com" xlink:type="simple">vaibhav94031@gmail.com</text:a>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Domre, FE</text:p>
          </table:table-cell>
          <table:table-cell office:value-type="float" office:value="9623963699" calcext:value-type="float">
            <text:p>9623963699</text:p>
          </table:table-cell>
          <table:table-cell office:value-type="string" calcext:value-type="string">
            <text:p><text:a xlink:href="mailto:piyush.domre16@gmail.com" xlink:type="simple">piyush.domre16@gmail.com</text:a></text:p>
          </table:table-cell>
          <table:table-cell table:number-columns-repeated="3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DUTT JOSHI</text:p>
          </table:table-cell>
          <table:table-cell office:value-type="float" office:value="7507907414" calcext:value-type="float">
            <text:p>7507907414</text:p>
          </table:table-cell>
          <table:table-cell office:value-type="string" calcext:value-type="string">
            <text:p><text:a xlink:href="mailto:jayduttjoshi@gmail.com" xlink:type="simple">jayduttjoshi@gmail.com</text:a></text:p>
          </table:table-cell>
          <table:table-cell table:number-columns-repeated="3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A MANNIKAR</text:p>
          </table:table-cell>
          <table:table-cell office:value-type="float" office:value="8805322190" calcext:value-type="float">
            <text:p>8805322190</text:p>
          </table:table-cell>
          <table:table-cell office:value-type="string" calcext:value-type="string">
            <text:p><text:a xlink:href="mailto:rucha.mannikar@gmail.com" xlink:type="simple">rucha.mannikar@gmail.com</text:a></text:p>
          </table:table-cell>
          <table:table-cell table:number-columns-repeated="3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I JADHAV</text:p>
          </table:table-cell>
          <table:table-cell office:value-type="float" office:value="8149435372" calcext:value-type="float">
            <text:p>8149435372</text:p>
          </table:table-cell>
          <table:table-cell office:value-type="string" calcext:value-type="string">
            <text:p><text:a xlink:href="mailto:gaurijadhav509@gmail.com" xlink:type="simple">gaurijadhav509@gmail.com</text:a></text:p>
          </table:table-cell>
          <table:table-cell table:number-columns-repeated="3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NSHA KOHALE</text:p>
          </table:table-cell>
          <table:table-cell office:value-type="float" office:value="8888414174" calcext:value-type="float">
            <text:p>8888414174</text:p>
          </table:table-cell>
          <table:table-cell office:value-type="string" calcext:value-type="string">
            <text:p><text:a xlink:href="mailto:akanshakohale263@gmail.com" xlink:type="simple">akanshakohale263@gmail.com</text:a></text:p>
          </table:table-cell>
          <table:table-cell table:number-columns-repeated="3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ALTHAN PUIA</text:p>
          </table:table-cell>
          <table:table-cell office:value-type="float" office:value="9158086237" calcext:value-type="float">
            <text:p>9158086237</text:p>
          </table:table-cell>
          <table:table-cell office:value-type="string" calcext:value-type="string">
            <text:p><text:a xlink:href="mailto:thanpuia7@gmail.com" xlink:type="simple">thanpuia7@gmail.com</text:a>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 DESHPANDE</text:p>
          </table:table-cell>
          <table:table-cell office:value-type="float" office:value="7057159724" calcext:value-type="float">
            <text:p>7057159724</text:p>
          </table:table-cell>
          <table:table-cell table:style-name="ce1" office:value-type="string" calcext:value-type="string">
            <text:p>ameydeshpande30@gmail.com</text:p>
          </table:table-cell>
          <table:table-cell table:number-columns-repeated="3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 KHAKE</text:p>
          </table:table-cell>
          <table:table-cell office:value-type="float" office:value="7038292979" calcext:value-type="float">
            <text:p>7038292979</text:p>
          </table:table-cell>
          <table:table-cell office:value-type="string" calcext:value-type="string">
            <text:p><text:a xlink:href="mailto:narenkhake@gmail.com" xlink:type="simple">narenkhake@gmail.com</text:a></text:p>
          </table:table-cell>
          <table:table-cell table:number-columns-repeated="3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HAM DESHMUKH</text:p>
          </table:table-cell>
          <table:table-cell office:value-type="float" office:value="7385298340" calcext:value-type="float">
            <text:p>7385298340</text:p>
          </table:table-cell>
          <table:table-cell office:value-type="string" calcext:value-type="string">
            <text:p><text:a xlink:href="mailto:sohamtgpro@gmail.com" xlink:type="simple">sohamtgpro@gmail.com</text:a></text:p>
          </table:table-cell>
          <table:table-cell table:number-columns-repeated="3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EET SAWALA</text:p>
          </table:table-cell>
          <table:table-cell office:value-type="float" office:value="9422008770" calcext:value-type="float">
            <text:p>9422008770</text:p>
          </table:table-cell>
          <table:table-cell office:value-type="string" calcext:value-type="string">
            <text:p><text:a xlink:href="mailto:sujeetsawala@gmail.com" xlink:type="simple">sujeetsawala@gmail.com</text:a></text:p>
          </table:table-cell>
          <table:table-cell table:number-columns-repeated="3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M RAMRAKHYA</text:p>
          </table:table-cell>
          <table:table-cell office:value-type="float" office:value="9158592292" calcext:value-type="float">
            <text:p>9158592292</text:p>
          </table:table-cell>
          <table:table-cell office:value-type="string" calcext:value-type="string">
            <text:p><text:a xlink:href="mailto:ramramrakhya81@gmail.com" xlink:type="simple">ramramrakhya81@gmail.com</text:a></text:p>
          </table:table-cell>
          <table:table-cell table:number-columns-repeated="3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BETKE</text:p>
          </table:table-cell>
          <table:table-cell office:value-type="float" office:value="7219625956" calcext:value-type="float">
            <text:p>7219625956</text:p>
          </table:table-cell>
          <table:table-cell office:value-type="string" calcext:value-type="string">
            <text:p><text:a xlink:href="mailto:nickbetke@gmail.com" xlink:type="simple">nickbetke@gmail.com</text:a></text:p>
          </table:table-cell>
          <table:table-cell table:number-columns-repeated="3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SURAJ BAMBLE</text:p>
          </table:table-cell>
          <table:table-cell office:value-type="float" office:value="7741013856" calcext:value-type="float">
            <text:p>7741013856</text:p>
          </table:table-cell>
          <table:table-cell office:value-type="string" calcext:value-type="string">
            <text:p><text:a xlink:href="mailto:surajbamble3@gmail.com" xlink:type="simple">surajbamble3@gmail.com</text:a></text:p>
          </table:table-cell>
          <table:table-cell table:number-columns-repeated="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NAYAK JADHAV</text:p>
          </table:table-cell>
          <table:table-cell/>
          <table:table-cell office:value-type="string" calcext:value-type="string">
            <text:p><text:a xlink:href="mailto:vijadhav88@gmail.com" xlink:type="simple">vijadhav88@gmail.com</text:a></text:p>
          </table:table-cell>
          <table:table-cell table:number-columns-repeated="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L DESHMUKH</text:p>
          </table:table-cell>
          <table:table-cell office:value-type="float" office:value="8888010389" calcext:value-type="float">
            <text:p>8888010389</text:p>
          </table:table-cell>
          <table:table-cell office:value-type="string" calcext:value-type="string">
            <text:p><text:a xlink:href="mailto:vishaldeshmukh@gmail.com" xlink:type="simple">vishaldeshmukh@gmail.com</text:a></text:p>
          </table:table-cell>
          <table:table-cell table:number-columns-repeated="3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NALAWAD</text:p>
          </table:table-cell>
          <table:table-cell office:value-type="float" office:value="8308866624" calcext:value-type="float">
            <text:p>8308866624</text:p>
          </table:table-cell>
          <table:table-cell office:value-type="string" calcext:value-type="string">
            <text:p><text:a xlink:href="mailto:omkarvn51@gmail.com" xlink:type="simple">omkarvn51@gmail.com</text:a></text:p>
          </table:table-cell>
          <table:table-cell table:number-columns-repeated="3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MEMANE</text:p>
          </table:table-cell>
          <table:table-cell office:value-type="float" office:value="9850416161" calcext:value-type="float">
            <text:p>9850416161</text:p>
          </table:table-cell>
          <table:table-cell office:value-type="string" calcext:value-type="string">
            <text:p><text:a xlink:href="mailto:nikita.memane@gmail.com" xlink:type="simple">nikita.memane@gmail.com</text:a></text:p>
          </table:table-cell>
          <table:table-cell table:number-columns-repeated="3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ghul Srinivas</text:p>
          </table:table-cell>
          <table:table-cell office:value-type="float" office:value="9011004484" calcext:value-type="float">
            <text:p>9011004484</text:p>
          </table:table-cell>
          <table:table-cell office:value-type="string" calcext:value-type="string">
            <text:p><text:a xlink:href="mailto:sraghul96@gmail.com" xlink:type="simple">sraghul96@gmail.com</text:a></text:p>
          </table:table-cell>
          <table:table-cell office:value-type="string" calcext:value-type="string">
            <text:p>Komal Sutar</text:p>
          </table:table-cell>
          <table:table-cell office:value-type="float" office:value="9552543202" calcext:value-type="float">
            <text:p>9552543202</text:p>
          </table:table-cell>
          <table:table-cell table:style-name="ce7" office:value-type="string" calcext:value-type="string">
            <text:p><text:a xlink:href="mailto:komalsutar5246@gmail.com" xlink:type="simple">komalsutar5246@gmail.com</text:a>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yanka Ullarwar</text:p>
          </table:table-cell>
          <table:table-cell office:value-type="float" office:value="9404316848" calcext:value-type="float">
            <text:p>9404316848</text:p>
          </table:table-cell>
          <table:table-cell office:value-type="string" calcext:value-type="string">
            <text:p><text:a xlink:href="mailto:priyanka.ullarwar11@gmail.com" xlink:type="simple">priyanka.ullarwar11@gmail.com</text:a></text:p>
          </table:table-cell>
          <table:table-cell office:value-type="string" calcext:value-type="string">
            <text:p>Ritu Kumbhani</text:p>
          </table:table-cell>
          <table:table-cell office:value-type="float" office:value="7507001251" calcext:value-type="float">
            <text:p>7507001251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iddarwar</text:p>
          </table:table-cell>
          <table:table-cell office:value-type="float" office:value="9130508553" calcext:value-type="float">
            <text:p>9130508553</text:p>
          </table:table-cell>
          <table:table-cell office:value-type="string" calcext:value-type="string">
            <text:p><text:a xlink:href="mailto:nehachiddarwar123@gmail.com" xlink:type="simple">nehachiddarwar123@gmail.com</text:a></text:p>
          </table:table-cell>
          <table:table-cell office:value-type="string" calcext:value-type="string">
            <text:p>Kanchan Jadhav</text:p>
          </table:table-cell>
          <table:table-cell office:value-type="float" office:value="9765155334" calcext:value-type="float">
            <text:p>9765155334</text:p>
          </table:table-cell>
          <table:table-cell office:value-type="string" calcext:value-type="string">
            <text:p>kanchan.jadhav59777@gmail.com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t Srivastava</text:p>
          </table:table-cell>
          <table:table-cell office:value-type="float" office:value="7507635451" calcext:value-type="float">
            <text:p>7507635451</text:p>
          </table:table-cell>
          <table:table-cell office:value-type="string" calcext:value-type="string">
            <text:p><text:a xlink:href="mailto:rajat.ssjhe@gmail.com" xlink:type="simple">rajat.ssjhe@gmail.com</text:a></text:p>
          </table:table-cell>
          <table:table-cell office:value-type="string" calcext:value-type="string">
            <text:p>Arun Dev</text:p>
          </table:table-cell>
          <table:table-cell office:value-type="float" office:value="9975032546" calcext:value-type="float">
            <text:p>9975032546</text:p>
          </table:table-cell>
          <table:table-cell office:value-type="string" calcext:value-type="string">
            <text:p>coolucky1996@gmail.com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til</text:p>
          </table:table-cell>
          <table:table-cell office:value-type="float" office:value="9869362518" calcext:value-type="float">
            <text:p>9869362518</text:p>
          </table:table-cell>
          <table:table-cell office:value-type="string" calcext:value-type="string">
            <text:p><text:a xlink:href="mailto:shubhmalhango@gmail.com" xlink:type="simple">shubhmalhango@gmail.com</text:a></text:p>
          </table:table-cell>
          <table:table-cell table:number-columns-repeated="3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ak Nargotra</text:p>
          </table:table-cell>
          <table:table-cell office:value-type="float" office:value="8605062621" calcext:value-type="float">
            <text:p>8605062621</text:p>
          </table:table-cell>
          <table:table-cell office:value-type="string" calcext:value-type="string">
            <text:p><text:a xlink:href="mailto:mehaknargotra97@gmail.com" xlink:type="simple">mehaknargotra97@gmail.com</text:a></text:p>
          </table:table-cell>
          <table:table-cell office:value-type="string" calcext:value-type="string">
            <text:p>Juhi Malkani</text:p>
          </table:table-cell>
          <table:table-cell office:value-type="float" office:value="9011004153" calcext:value-type="float">
            <text:p>9011004153</text:p>
          </table:table-cell>
          <table:table-cell office:value-type="string" calcext:value-type="string">
            <text:p>juhim0528@gmail.com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i Tiwari</text:p>
          </table:table-cell>
          <table:table-cell office:value-type="float" office:value="9923436419" calcext:value-type="float">
            <text:p>9923436419</text:p>
          </table:table-cell>
          <table:table-cell office:value-type="string" calcext:value-type="string">
            <text:p><text:a xlink:href="mailto:ayushitiwari01@yahoo.in" xlink:type="simple">ayushitiwari01@yahoo.in</text:a></text:p>
          </table:table-cell>
          <table:table-cell table:number-columns-repeated="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Falgun Meshram</text:p>
          </table:table-cell>
          <table:table-cell office:value-type="float" office:value="9764375095" calcext:value-type="float">
            <text:p>9764375095</text:p>
          </table:table-cell>
          <table:table-cell office:value-type="string" calcext:value-type="string">
            <text:p><text:a xlink:href="mailto:falgunatportal911@gmail.com" xlink:type="simple">falgunatportal911@gmail.com</text:a>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wik Kulkarni</text:p>
          </table:table-cell>
          <table:table-cell office:value-type="float" office:value="8308931667" calcext:value-type="float">
            <text:p>8308931667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mar Vaibhav</text:p>
          </table:table-cell>
          <table:table-cell office:value-type="float" office:value="7756044692" calcext:value-type="float">
            <text:p>7756044692</text:p>
          </table:table-cell>
          <table:table-cell office:value-type="string" calcext:value-type="string">
            <text:p><text:a xlink:href="mailto:vaibhav.kr96@gmail.com" xlink:type="simple">vaibhav.kr96@gmail.com</text:a></text:p>
          </table:table-cell>
          <table:table-cell table:number-columns-repeated="3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Menon</text:p>
          </table:table-cell>
          <table:table-cell office:value-type="float" office:value="7276329199" calcext:value-type="float">
            <text:p>7276329199</text:p>
          </table:table-cell>
          <table:table-cell office:value-type="string" calcext:value-type="string">
            <text:p><text:a xlink:href="mailto:menonpranan923@gmail.com" xlink:type="simple">menonpranan923@gmail.com</text:a></text:p>
          </table:table-cell>
          <table:table-cell office:value-type="string" calcext:value-type="string">
            <text:p>Shoaib Ahmed</text:p>
          </table:table-cell>
          <table:table-cell office:value-type="float" office:value="8379012640" calcext:value-type="float">
            <text:p>8379012640</text:p>
          </table:table-cell>
          <table:table-cell table:style-name="ce7" office:value-type="string" calcext:value-type="string">
            <text:p><text:a xlink:href="mailto:shahmed044@gmail.com" xlink:type="simple">shahmed044@gmail.com</text:a>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Pawde</text:p>
          </table:table-cell>
          <table:table-cell office:value-type="float" office:value="8928990025" calcext:value-type="float">
            <text:p>8928990025</text:p>
          </table:table-cell>
          <table:table-cell office:value-type="string" calcext:value-type="string">
            <text:p><text:a xlink:href="mailto:ashishpawde008@gmail.com" xlink:type="simple">ashishpawde008@gmail.com</text:a></text:p>
          </table:table-cell>
          <table:table-cell table:number-columns-repeated="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dik</text:p>
          </table:table-cell>
          <table:table-cell table:style-name="ce6" office:value-type="float" office:value="9204012501" calcext:value-type="float">
            <text:p>9204012501</text:p>
          </table:table-cell>
          <table:table-cell office:value-type="string" calcext:value-type="string">
            <text:p><text:a xlink:href="mailto:agarwalhardikkumar@gmail.com" xlink:type="simple">agarwalhardikkumar@gmail.com</text:a></text:p>
          </table:table-cell>
          <table:table-cell table:number-columns-repeated="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weta </text:p>
          </table:table-cell>
          <table:table-cell table:style-name="ce6" office:value-type="float" office:value="9403472098" calcext:value-type="float">
            <text:p>9403472098</text:p>
          </table:table-cell>
          <table:table-cell office:value-type="string" calcext:value-type="string">
            <text:p><text:a xlink:href="mailto:shwetz521998@gmail.com" xlink:type="simple">shwetz521998@gmail.com</text:a></text:p>
          </table:table-cell>
          <table:table-cell table:number-columns-repeated="3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dhee</text:p>
          </table:table-cell>
          <table:table-cell table:style-name="ce6" office:value-type="float" office:value="9765550389" calcext:value-type="float">
            <text:p>9765550389</text:p>
          </table:table-cell>
          <table:table-cell office:value-type="string" calcext:value-type="string">
            <text:p><text:a xlink:href="mailto:nidzpatil@gmail.com" xlink:type="simple">nidzpatil@gmail.com</text:a></text:p>
          </table:table-cell>
          <table:table-cell table:number-columns-repeated="3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</text:p>
          </table:table-cell>
          <table:table-cell table:style-name="ce6" office:value-type="float" office:value="9890661139" calcext:value-type="float">
            <text:p>9890661139</text:p>
          </table:table-cell>
          <table:table-cell office:value-type="string" calcext:value-type="string">
            <text:p><text:a xlink:href="mailto:gauravsonghir@gmail.com" xlink:type="simple">gauravsonghir@gmail.com</text:a></text:p>
          </table:table-cell>
          <table:table-cell table:number-columns-repeated="3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</text:p>
          </table:table-cell>
          <table:table-cell table:style-name="ce6" office:value-type="float" office:value="9096500410" calcext:value-type="float">
            <text:p>9096500410</text:p>
          </table:table-cell>
          <table:table-cell office:value-type="string" calcext:value-type="string">
            <text:p><text:a xlink:href="mailto:adityarudraksha.26@gmail.com" xlink:type="simple">adityarudraksha.26@gmail.com</text:a></text:p>
          </table:table-cell>
          <table:table-cell table:number-columns-repeated="3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rashi</text:p>
          </table:table-cell>
          <table:table-cell table:style-name="ce6" office:value-type="float" office:value="9765664488" calcext:value-type="float">
            <text:p>9765664488</text:p>
          </table:table-cell>
          <table:table-cell office:value-type="string" calcext:value-type="string">
            <text:p><text:a xlink:href="mailto:yashrashi@outlook.com" xlink:type="simple">yashrashi@outlook.com</text:a></text:p>
          </table:table-cell>
          <table:table-cell office:value-type="string" calcext:value-type="string">
            <text:p>shivam wankhade</text:p>
          </table:table-cell>
          <table:table-cell table:style-name="ce6" office:value-type="float" office:value="7744048267" calcext:value-type="float">
            <text:p>7744048267</text:p>
          </table:table-cell>
          <table:table-cell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</text:p>
          </table:table-cell>
          <table:table-cell table:style-name="ce6" office:value-type="float" office:value="8275802012" calcext:value-type="float">
            <text:p>8275802012</text:p>
          </table:table-cell>
          <table:table-cell office:value-type="string" calcext:value-type="string">
            <text:p><text:a xlink:href="mailto:apekshaagaise@rocketmail.com" xlink:type="simple">apekshaagaise@rocketmail.com</text:a></text:p>
          </table:table-cell>
          <table:table-cell table:number-columns-repeated="3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Bhosale</text:p>
          </table:table-cell>
          <table:table-cell office:value-type="float" office:value="99213866545" calcext:value-type="float">
            <text:p>99213866545</text:p>
          </table:table-cell>
          <table:table-cell office:value-type="string" calcext:value-type="string">
            <text:p><text:a xlink:href="mailto:shubhambhosale77.sb@gmail.com" xlink:type="simple">shubhambhosale77.sb@gmail.com</text:a></text:p>
          </table:table-cell>
          <table:table-cell office:value-type="string" calcext:value-type="string">
            <text:p>Nikita Bhanose</text:p>
          </table:table-cell>
          <table:table-cell office:value-type="float" office:value="9823071582" calcext:value-type="float">
            <text:p>9823071582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ishwarya</text:p>
          </table:table-cell>
          <table:table-cell office:value-type="float" office:value="9637436102" calcext:value-type="float">
            <text:p>9637436102</text:p>
          </table:table-cell>
          <table:table-cell office:value-type="string" calcext:value-type="string">
            <text:p><text:a xlink:href="mailto:thakuraishwarya310@gmail.com" xlink:type="simple">thakuraishwarya310@gmail.com</text:a></text:p>
          </table:table-cell>
          <table:table-cell office:value-type="string" calcext:value-type="string">
            <text:p>Priyanka</text:p>
          </table:table-cell>
          <table:table-cell table:number-columns-repeated="2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Ghandhi</text:p>
          </table:table-cell>
          <table:table-cell office:value-type="float" office:value="8149885467" calcext:value-type="float">
            <text:p>8149885467</text:p>
          </table:table-cell>
          <table:table-cell office:value-type="string" calcext:value-type="string">
            <text:p><text:a xlink:href="mailto:mkhsmg1997@gmail.com" xlink:type="simple">mkhsmg1997@gmail.com</text:a></text:p>
          </table:table-cell>
          <table:table-cell table:number-columns-repeated="3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ithli Kadam</text:p>
          </table:table-cell>
          <table:table-cell office:value-type="float" office:value="9881541876" calcext:value-type="float">
            <text:p>9881541876</text:p>
          </table:table-cell>
          <table:table-cell office:value-type="string" calcext:value-type="string">
            <text:p><text:a xlink:href="mailto:maithlikadam0411@gmail.com" xlink:type="simple">maithlikadam0411@gmail.com</text:a></text:p>
          </table:table-cell>
          <table:table-cell office:value-type="string" calcext:value-type="string">
            <text:p>Gayatri Kodhag</text:p>
          </table:table-cell>
          <table:table-cell office:value-type="float" office:value="8806654261" calcext:value-type="float">
            <text:p>8806654261</text:p>
          </table:table-cell>
          <table:table-cell table:style-name="ce7" office:value-type="string" calcext:value-type="string">
            <text:p><text:a xlink:href="mailto:gayatrikidhag@gmail.com" xlink:type="simple">gayatrikidhag@gmail.com</text:a>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rana Babbar</text:p>
          </table:table-cell>
          <table:table-cell office:value-type="float" office:value="9922405129" calcext:value-type="float">
            <text:p>9922405129</text:p>
          </table:table-cell>
          <table:table-cell office:value-type="string" calcext:value-type="string">
            <text:p><text:a xlink:href="mailto:puranababbar@gmail.com" xlink:type="simple">puranababbar@gmail.com</text:a></text:p>
          </table:table-cell>
          <table:table-cell table:number-columns-repeated="3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udhar</text:p>
          </table:table-cell>
          <table:table-cell office:value-type="float" office:value="9503511673" calcext:value-type="float">
            <text:p>9503511673</text:p>
          </table:table-cell>
          <table:table-cell office:value-type="string" calcext:value-type="string">
            <text:p><text:a xlink:href="mailto:omkarbhudhar@gmail.com" xlink:type="simple">omkarbhudhar@gmail.com</text:a></text:p>
          </table:table-cell>
          <table:table-cell office:value-type="string" calcext:value-type="string">
            <text:p>Mukesh Bhan</text:p>
          </table:table-cell>
          <table:table-cell office:value-type="float" office:value="7040462828" calcext:value-type="float">
            <text:p>7040462828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pendra Kumar</text:p>
          </table:table-cell>
          <table:table-cell office:value-type="float" office:value="9762082550" calcext:value-type="float">
            <text:p>9762082550</text:p>
          </table:table-cell>
          <table:table-cell office:value-type="string" calcext:value-type="string">
            <text:p><text:a xlink:href="mailto:pushp.singh56@gamil.com" xlink:type="simple">pushp.singh56@gamil.com</text:a></text:p>
          </table:table-cell>
          <table:table-cell office:value-type="string" calcext:value-type="string">
            <text:p>Arun Kushwaha</text:p>
          </table:table-cell>
          <table:table-cell table:number-columns-repeated="2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ar S <text:s text:c="2"/>Rajeevan</text:p>
          </table:table-cell>
          <table:table-cell office:value-type="float" office:value="7757069937" calcext:value-type="float">
            <text:p>7757069937</text:p>
          </table:table-cell>
          <table:table-cell table:style-name="ce1" office:value-type="string" calcext:value-type="string">
            <text:p>amar.rajeevan@yahoo.in</text:p>
          </table:table-cell>
          <table:table-cell office:value-type="string" calcext:value-type="string">
            <text:p>Sharon Jeorge</text:p>
          </table:table-cell>
          <table:table-cell office:value-type="float" office:value="9175950450" calcext:value-type="float">
            <text:p>9175950450</text:p>
          </table:table-cell>
          <table:table-cell table:style-name="ce7" office:value-type="string" calcext:value-type="string">
            <text:p><text:a xlink:href="mailto:contactsharon97@gmail.com" xlink:type="simple">contactsharon97@gmail.com</text:a>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ejal Shroff</text:p>
          </table:table-cell>
          <table:table-cell office:value-type="float" office:value="8237890401" calcext:value-type="float">
            <text:p>8237890401</text:p>
          </table:table-cell>
          <table:table-cell office:value-type="string" calcext:value-type="string">
            <text:p><text:a xlink:href="mailto:sachin.shroff@plamobrs.com" xlink:type="simple">sachin.shroff@plamobrs.com</text:a></text:p>
          </table:table-cell>
          <table:table-cell office:value-type="string" calcext:value-type="string">
            <text:p>Ayushi Naphade</text:p>
          </table:table-cell>
          <table:table-cell office:value-type="float" office:value="7588323857" calcext:value-type="float">
            <text:p>7588323857</text:p>
          </table:table-cell>
          <table:table-cell table:style-name="ce7" office:value-type="string" calcext:value-type="string">
            <text:p><text:a xlink:href="mailto:ayushinaphade@gmail.com" xlink:type="simple">ayushinaphade@gmail.com</text:a>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oudhary</text:p>
          </table:table-cell>
          <table:table-cell office:value-type="float" office:value="7588288148" calcext:value-type="float">
            <text:p>7588288148</text:p>
          </table:table-cell>
          <table:table-cell office:value-type="string" calcext:value-type="string">
            <text:p><text:a xlink:href="mailto:swtchoudhari490@gmail.com" xlink:type="simple">swtchoudhari490@gmail.com</text:a></text:p>
          </table:table-cell>
          <table:table-cell table:number-columns-repeated="3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ti Tanpure</text:p>
          </table:table-cell>
          <table:table-cell office:value-type="float" office:value="8446780581" calcext:value-type="float">
            <text:p>8446780581</text:p>
          </table:table-cell>
          <table:table-cell office:value-type="string" calcext:value-type="string">
            <text:p><text:a xlink:href="mailto:deepti.tanpure@gmail.com" xlink:type="simple">deepti.tanpure@gmail.com</text:a></text:p>
          </table:table-cell>
          <table:table-cell office:value-type="string" calcext:value-type="string">
            <text:p>Krutika Sarode</text:p>
          </table:table-cell>
          <table:table-cell office:value-type="float" office:value="9162776955" calcext:value-type="float">
            <text:p>9162776955</text:p>
          </table:table-cell>
          <table:table-cell table:style-name="ce7" office:value-type="string" calcext:value-type="string">
            <text:p><text:a xlink:href="mailto:krutika.sarode@cumminscollege.in" xlink:type="simple">krutika.sarode@cumminscollege.in</text:a>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mmrudhi </text:p>
          </table:table-cell>
          <table:table-cell office:value-type="float" office:value="7788473343" calcext:value-type="float">
            <text:p>7788473343</text:p>
          </table:table-cell>
          <table:table-cell office:value-type="string" calcext:value-type="string">
            <text:p><text:a xlink:href="mailto:manalikanhed14@gmail.com" xlink:type="simple">manalikanhed14@gmail.com</text:a></text:p>
          </table:table-cell>
          <table:table-cell table:number-columns-repeated="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Gowda</text:p>
          </table:table-cell>
          <table:table-cell office:value-type="float" office:value="9405375843" calcext:value-type="float">
            <text:p>9405375843</text:p>
          </table:table-cell>
          <table:table-cell office:value-type="string" calcext:value-type="string">
            <text:p><text:a xlink:href="mailto:komalgowda594@gmail.com" xlink:type="simple">komalgowda594@gmail.com</text:a></text:p>
          </table:table-cell>
          <table:table-cell table:number-columns-repeated="3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kander Singh</text:p>
          </table:table-cell>
          <table:table-cell office:value-type="float" office:value="8390093619" calcext:value-type="float">
            <text:p>8390093619</text:p>
          </table:table-cell>
          <table:table-cell office:value-type="string" calcext:value-type="string">
            <text:p><text:a xlink:href="mailto:sikander441@gmail.com" xlink:type="simple">sikander441@gmail.com</text:a></text:p>
          </table:table-cell>
          <table:table-cell table:number-columns-repeated="3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 Singh</text:p>
          </table:table-cell>
          <table:table-cell office:value-type="float" office:value="8698576584" calcext:value-type="float">
            <text:p>8698576584</text:p>
          </table:table-cell>
          <table:table-cell office:value-type="string" calcext:value-type="string">
            <text:p><text:a xlink:href="mailto:rslucky21@gmail.com" xlink:type="simple">rslucky21@gmail.com</text:a></text:p>
          </table:table-cell>
          <table:table-cell office:value-type="string" calcext:value-type="string">
            <text:p><text:s/>Diwakar Shukla</text:p>
          </table:table-cell>
          <table:table-cell table:number-columns-repeated="2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t Kumar Sharma</text:p>
          </table:table-cell>
          <table:table-cell office:value-type="float" office:value="8007814881" calcext:value-type="float">
            <text:p>8007814881</text:p>
          </table:table-cell>
          <table:table-cell office:value-type="string" calcext:value-type="string">
            <text:p><text:a xlink:href="mailto:mohitksharma2795@gmail.com" xlink:type="simple">mohitksharma2795@gmail.com</text:a></text:p>
          </table:table-cell>
          <table:table-cell office:value-type="string" calcext:value-type="string">
            <text:p>Himanshu Singh</text:p>
          </table:table-cell>
          <table:table-cell table:number-columns-repeated="2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 Singh</text:p>
          </table:table-cell>
          <table:table-cell office:value-type="float" office:value="8291166592" calcext:value-type="float">
            <text:p>8291166592</text:p>
          </table:table-cell>
          <table:table-cell office:value-type="string" calcext:value-type="string">
            <text:p><text:a xlink:href="mailto:anujsingh9710@gmail.com" xlink:type="simple">anujsingh9710@gmail.com</text:a></text:p>
          </table:table-cell>
          <table:table-cell office:value-type="string" calcext:value-type="string">
            <text:p>Abhinay Chauhan</text:p>
          </table:table-cell>
          <table:table-cell table:number-columns-repeated="2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 Pant </text:p>
          </table:table-cell>
          <table:table-cell office:value-type="float" office:value="8698571723" calcext:value-type="float">
            <text:p>8698571723</text:p>
          </table:table-cell>
          <table:table-cell office:value-type="string" calcext:value-type="string">
            <text:p><text:a xlink:href="mailto:meghpant498@gmail.com" xlink:type="simple">meghpant498@gmail.com</text:a></text:p>
          </table:table-cell>
          <table:table-cell office:value-type="string" calcext:value-type="string">
            <text:p>Sumitchandra Joshi</text:p>
          </table:table-cell>
          <table:table-cell table:number-columns-repeated="2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obham Nath</text:p>
          </table:table-cell>
          <table:table-cell office:value-type="float" office:value="9002327152" calcext:value-type="float">
            <text:p>9002327152</text:p>
          </table:table-cell>
          <table:table-cell office:value-type="string" calcext:value-type="string">
            <text:p><text:a xlink:href="mailto:nathshobham@gmail.com" xlink:type="simple">nathshobham@gmail.com</text:a></text:p>
          </table:table-cell>
          <table:table-cell office:value-type="string" calcext:value-type="string">
            <text:p>Vinish Kumar</text:p>
          </table:table-cell>
          <table:table-cell table:number-columns-repeated="2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n Shendre</text:p>
          </table:table-cell>
          <table:table-cell office:value-type="float" office:value="9158409000" calcext:value-type="float">
            <text:p>9158409000</text:p>
          </table:table-cell>
          <table:table-cell table:style-name="ce1" office:value-type="string" calcext:value-type="string">
            <text:p><text:a xlink:href="mailto:rajanshendre14@gmail.com" xlink:type="simple">rajanshendre14@gmail.com</text:a></text:p>
          </table:table-cell>
          <table:table-cell table:number-columns-repeated="3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mol Kumar</text:p>
          </table:table-cell>
          <table:table-cell office:value-type="float" office:value="8976728889" calcext:value-type="float">
            <text:p>8976728889</text:p>
          </table:table-cell>
          <table:table-cell table:style-name="ce1" office:value-type="string" calcext:value-type="string">
            <text:p><text:a xlink:href="mailto:anmolkumar34@gmail.com" xlink:type="simple">anmolkumar34@gmail.com</text:a></text:p>
          </table:table-cell>
          <table:table-cell table:number-columns-repeated="3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kadam</text:p>
          </table:table-cell>
          <table:table-cell office:value-type="float" office:value="9172945580" calcext:value-type="float">
            <text:p>9172945580</text:p>
          </table:table-cell>
          <table:table-cell office:value-type="string" calcext:value-type="string">
            <text:p><text:a xlink:href="mailto:ksayali10@gmail.com" xlink:type="simple">ksayali10@gmail.com</text:a></text:p>
          </table:table-cell>
          <table:table-cell table:number-columns-repeated="3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in sam</text:p>
          </table:table-cell>
          <table:table-cell office:value-type="float" office:value="8484820088" calcext:value-type="float">
            <text:p>8484820088</text:p>
          </table:table-cell>
          <table:table-cell office:value-type="string" calcext:value-type="string">
            <text:p><text:a xlink:href="mailto:sujinsam001@gmail.com" xlink:type="simple">sujinsam001@gmail.com</text:a></text:p>
          </table:table-cell>
          <table:table-cell table:number-columns-repeated="3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avi mohoni</text:p>
          </table:table-cell>
          <table:table-cell office:value-type="float" office:value="8007862339" calcext:value-type="float">
            <text:p>8007862339</text:p>
          </table:table-cell>
          <table:table-cell office:value-type="string" calcext:value-type="string">
            <text:p><text:a xlink:href="mailto:madhavimohani@gmail.com" xlink:type="simple">madhavimohani@gmail.com</text:a></text:p>
          </table:table-cell>
          <table:table-cell table:number-columns-repeated="3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mrata agarwal</text:p>
          </table:table-cell>
          <table:table-cell office:value-type="float" office:value="8421535491" calcext:value-type="float">
            <text:p>8421535491</text:p>
          </table:table-cell>
          <table:table-cell office:value-type="string" calcext:value-type="string">
            <text:p><text:a xlink:href="mailto:namrataagarwal85@gmail.com" xlink:type="simple">namrataagarwal85@gmail.com</text:a></text:p>
          </table:table-cell>
          <table:table-cell table:number-columns-repeated="3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ddesh kasturkar</text:p>
          </table:table-cell>
          <table:table-cell office:value-type="float" office:value="8698621226" calcext:value-type="float">
            <text:p>8698621226</text:p>
          </table:table-cell>
          <table:table-cell office:value-type="string" calcext:value-type="string">
            <text:p><text:a xlink:href="mailto:sid.kausturkar@outlook.com" xlink:type="simple">sid.kausturkar@outlook.com</text:a></text:p>
          </table:table-cell>
          <table:table-cell table:number-columns-repeated="3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ikesh fulari</text:p>
          </table:table-cell>
          <table:table-cell office:value-type="float" office:value="9405109368" calcext:value-type="float">
            <text:p>9405109368</text:p>
          </table:table-cell>
          <table:table-cell office:value-type="string" calcext:value-type="string">
            <text:p><text:a xlink:href="mailto:divyarishifulori@gmail.com" xlink:type="simple">divyarishifulori@gmail.com</text:a></text:p>
          </table:table-cell>
          <table:table-cell table:number-columns-repeated="3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pawar</text:p>
          </table:table-cell>
          <table:table-cell office:value-type="float" office:value="9404707778" calcext:value-type="float">
            <text:p>9404707778</text:p>
          </table:table-cell>
          <table:table-cell office:value-type="string" calcext:value-type="string">
            <text:p><text:a xlink:href="mailto:srushtipawar12@gmail.com" xlink:type="simple">srushtipawar12@gmail.com</text:a></text:p>
          </table:table-cell>
          <table:table-cell table:number-columns-repeated="3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runal jadhav</text:p>
          </table:table-cell>
          <table:table-cell office:value-type="float" office:value="8485063590" calcext:value-type="float">
            <text:p>8485063590</text:p>
          </table:table-cell>
          <table:table-cell office:value-type="string" calcext:value-type="string">
            <text:p><text:a xlink:href="mailto:mrunaljadhav131@gmail.com" xlink:type="simple">mrunaljadhav131@gmail.com</text:a></text:p>
          </table:table-cell>
          <table:table-cell table:number-columns-repeated="3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kulkarni</text:p>
          </table:table-cell>
          <table:table-cell office:value-type="float" office:value="7387402469" calcext:value-type="float">
            <text:p>7387402469</text:p>
          </table:table-cell>
          <table:table-cell office:value-type="string" calcext:value-type="string">
            <text:p><text:a xlink:href="mailto:nehakulkarni723@gmail.com" xlink:type="simple">nehakulkarni723@gmail.com</text:a></text:p>
          </table:table-cell>
          <table:table-cell table:number-columns-repeated="3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Singh</text:p>
          </table:table-cell>
          <table:table-cell office:value-type="float" office:value="8698600586" calcext:value-type="float">
            <text:p>8698600586</text:p>
          </table:table-cell>
          <table:table-cell table:style-name="ce1" office:value-type="string" calcext:value-type="string">
            <text:p><text:a xlink:href="mailto:narendrasingh2036@gmail.com" xlink:type="simple">narendrasingh2036@gmail.com</text:a>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nce Yadav</text:p>
          </table:table-cell>
          <table:table-cell office:value-type="float" office:value="8698507829" calcext:value-type="float">
            <text:p>8698507829</text:p>
          </table:table-cell>
          <table:table-cell table:style-name="ce1" office:value-type="string" calcext:value-type="string">
            <text:p>princey876yy@gmail.com</text:p>
          </table:table-cell>
          <table:table-cell office:value-type="string" calcext:value-type="string">
            <text:p>Sandesh Salunke</text:p>
          </table:table-cell>
          <table:table-cell office:value-type="float" office:value="7875617703" calcext:value-type="float">
            <text:p>7875617703</text:p>
          </table:table-cell>
          <table:table-cell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Kumar</text:p>
          </table:table-cell>
          <table:table-cell office:value-type="float" office:value="9765912489" calcext:value-type="float">
            <text:p>9765912489</text:p>
          </table:table-cell>
          <table:table-cell table:style-name="ce1" office:value-type="string" calcext:value-type="string">
            <text:p><text:a xlink:href="mailto:rohitshandilya82@gmail.com" xlink:type="simple">rohitshandilya82@gmail.com</text:a>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rendra</text:p>
          </table:table-cell>
          <table:table-cell office:value-type="float" office:value="9404932554" calcext:value-type="float">
            <text:p>9404932554</text:p>
          </table:table-cell>
          <table:table-cell table:style-name="ce1" office:value-type="string" calcext:value-type="string">
            <text:p><text:a xlink:href="mailto:virendrasehwag3196@gmail.com" xlink:type="simple">virendrasehwag3196@gmail.com</text:a></text:p>
          </table:table-cell>
          <table:table-cell office:value-type="string" calcext:value-type="string">
            <text:p>Mohinam</text:p>
          </table:table-cell>
          <table:table-cell table:number-columns-repeated="2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Kumar</text:p>
          </table:table-cell>
          <table:table-cell office:value-type="float" office:value="9411627224" calcext:value-type="float">
            <text:p>9411627224</text:p>
          </table:table-cell>
          <table:table-cell table:style-name="ce1" office:value-type="string" calcext:value-type="string">
            <text:p><text:a xlink:href="mailto:ashish14473@gmail.com" xlink:type="simple">ashish14473@gmail.com</text:a></text:p>
          </table:table-cell>
          <table:table-cell office:value-type="string" calcext:value-type="string">
            <text:p>Priya Dixit</text:p>
          </table:table-cell>
          <table:table-cell office:value-type="float" office:value="9764125701" calcext:value-type="float">
            <text:p>9764125701</text:p>
          </table:table-cell>
          <table:table-cell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shav Kumar</text:p>
          </table:table-cell>
          <table:table-cell office:value-type="float" office:value="8698671594" calcext:value-type="float">
            <text:p>8698671594</text:p>
          </table:table-cell>
          <table:table-cell table:style-name="ce1" office:value-type="string" calcext:value-type="string">
            <text:p><text:a xlink:href="mailto:keshav00734@gmail.com" xlink:type="simple">keshav00734@gmail.com</text:a></text:p>
          </table:table-cell>
          <table:table-cell office:value-type="string" calcext:value-type="string">
            <text:p>Hitabrata</text:p>
          </table:table-cell>
          <table:table-cell office:value-type="float" office:value="8472953393" calcext:value-type="float">
            <text:p>8472953393</text:p>
          </table:table-cell>
          <table:table-cell office:value-type="string" calcext:value-type="string">
            <text:p><text:a xlink:href="mailto:hitabratanath@gmail.com" xlink:type="simple">hitabratanath@gmail.com</text:a>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li Aphale</text:p>
          </table:table-cell>
          <table:table-cell office:value-type="float" office:value="8275473212" calcext:value-type="float">
            <text:p>8275473212</text:p>
          </table:table-cell>
          <table:table-cell office:value-type="string" calcext:value-type="string">
            <text:p><text:a xlink:href="mailto:aphalemanu03091998@gmail.com" xlink:type="simple">aphalemanu03091998@gmail.com</text:a></text:p>
          </table:table-cell>
          <table:table-cell table:number-columns-repeated="3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Limaye</text:p>
          </table:table-cell>
          <table:table-cell office:value-type="float" office:value="9404944782" calcext:value-type="float">
            <text:p>9404944782</text:p>
          </table:table-cell>
          <table:table-cell office:value-type="string" calcext:value-type="string">
            <text:p><text:a xlink:href="mailto:sailimaye@gmail.com" xlink:type="simple">sailimaye@gmail.com</text:a></text:p>
          </table:table-cell>
          <table:table-cell table:number-columns-repeated="3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ta Jahagirdar</text:p>
          </table:table-cell>
          <table:table-cell office:value-type="float" office:value="8446768567" calcext:value-type="float">
            <text:p>8446768567</text:p>
          </table:table-cell>
          <table:table-cell office:value-type="string" calcext:value-type="string">
            <text:p><text:a xlink:href="mailto:akshatajahagirdar6@gmail.com" xlink:type="simple">akshatajahagirdar6@gmail.com</text:a></text:p>
          </table:table-cell>
          <table:table-cell office:value-type="string" calcext:value-type="string">
            <text:p>Snigdha Chandhar</text:p>
          </table:table-cell>
          <table:table-cell office:value-type="float" office:value="9175134034" calcext:value-type="float">
            <text:p>9175134034</text:p>
          </table:table-cell>
          <table:table-cell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Menavlikar</text:p>
          </table:table-cell>
          <table:table-cell office:value-type="float" office:value="8888217625" calcext:value-type="float">
            <text:p>8888217625</text:p>
          </table:table-cell>
          <table:table-cell office:value-type="string" calcext:value-type="string">
            <text:p><text:a xlink:href="mailto:pranita.menavlikar@gmail.com" xlink:type="simple">pranita.menavlikar@gmail.com</text:a></text:p>
          </table:table-cell>
          <table:table-cell office:value-type="string" calcext:value-type="string">
            <text:p>Noopur Latkar</text:p>
          </table:table-cell>
          <table:table-cell office:value-type="float" office:value="9922009623" calcext:value-type="float">
            <text:p>9922009623</text:p>
          </table:table-cell>
          <table:table-cell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Thopte</text:p>
          </table:table-cell>
          <table:table-cell office:value-type="float" office:value="9527614553" calcext:value-type="float">
            <text:p>9527614553</text:p>
          </table:table-cell>
          <table:table-cell office:value-type="string" calcext:value-type="string">
            <text:p><text:a xlink:href="mailto:aditithopte@gmail.com" xlink:type="simple">aditithopte@gmail.com</text:a></text:p>
          </table:table-cell>
          <table:table-cell office:value-type="string" calcext:value-type="string">
            <text:p>Shivani Nimbalkar</text:p>
          </table:table-cell>
          <table:table-cell office:value-type="float" office:value="9130803004" calcext:value-type="float">
            <text:p>9130803004</text:p>
          </table:table-cell>
          <table:table-cell table:style-name="ce7" office:value-type="string" calcext:value-type="string">
            <text:p><text:a xlink:href="mailto:srnimbalkar1404@gmail.com" xlink:type="simple">srnimbalkar1404@gmail.com</text:a>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it Sisadiya</text:p>
          </table:table-cell>
          <table:table-cell office:value-type="float" office:value="8378968116" calcext:value-type="float">
            <text:p>8378968116</text:p>
          </table:table-cell>
          <table:table-cell office:value-type="string" calcext:value-type="string">
            <text:p><text:a xlink:href="mailto:abhijitsingh217@gmail.com" xlink:type="simple">abhijitsingh217@gmail.com</text:a></text:p>
          </table:table-cell>
          <table:table-cell office:value-type="string" calcext:value-type="string">
            <text:p>Saurabh Gujar</text:p>
          </table:table-cell>
          <table:table-cell office:value-type="float" office:value="703840464" calcext:value-type="float">
            <text:p>703840464</text:p>
          </table:table-cell>
          <table:table-cell table:style-name="ce7" office:value-type="string" calcext:value-type="string">
            <text:p><text:a xlink:href="mailto:saurabhgujar17@gmail.com" xlink:type="simple">saurabhgujar17@gmail.com</text:a>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mran Rathi</text:p>
          </table:table-cell>
          <table:table-cell office:value-type="float" office:value="8308448759" calcext:value-type="float">
            <text:p>8308448759</text:p>
          </table:table-cell>
          <table:table-cell office:value-type="string" calcext:value-type="string">
            <text:p><text:a xlink:href="mailto:sushama.rajesh@yahoo.co.in" xlink:type="simple">sushama.rajesh@yahoo.co.in</text:a></text:p>
          </table:table-cell>
          <table:table-cell table:number-columns-repeated="3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dhut Joshi</text:p>
          </table:table-cell>
          <table:table-cell office:value-type="float" office:value="8975476603" calcext:value-type="float">
            <text:p>8975476603</text:p>
          </table:table-cell>
          <table:table-cell office:value-type="string" calcext:value-type="string">
            <text:p><text:a xlink:href="mailto:avdhut110@gmail.com" xlink:type="simple">avdhut110@gmail.com</text:a></text:p>
          </table:table-cell>
          <table:table-cell table:number-columns-repeated="3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Marorthy</text:p>
          </table:table-cell>
          <table:table-cell office:value-type="float" office:value="8805979825" calcext:value-type="float">
            <text:p>8805979825</text:p>
          </table:table-cell>
          <table:table-cell office:value-type="string" calcext:value-type="string">
            <text:p><text:a xlink:href="mailto:rahul96@gmail.com" xlink:type="simple">rahul96@gmail.com</text:a></text:p>
          </table:table-cell>
          <table:table-cell table:number-columns-repeated="3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 Rathod</text:p>
          </table:table-cell>
          <table:table-cell office:value-type="float" office:value="9657093585" calcext:value-type="float">
            <text:p>9657093585</text:p>
          </table:table-cell>
          <table:table-cell office:value-type="string" calcext:value-type="string">
            <text:p><text:a xlink:href="mailto:apeksharathod@gmail.com" xlink:type="simple">apeksharathod@gmail.com</text:a></text:p>
          </table:table-cell>
          <table:table-cell office:value-type="string" calcext:value-type="string">
            <text:p>Naomi Mothwani</text:p>
          </table:table-cell>
          <table:table-cell office:value-type="float" office:value="9689946863" calcext:value-type="float">
            <text:p>9689946863</text:p>
          </table:table-cell>
          <table:table-cell table:style-name="ce7" office:value-type="string" calcext:value-type="string">
            <text:p><text:a xlink:href="mailto:naomimothwani@gmail.com" xlink:type="simple">naomimothwani@gmail.com</text:a>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agarwal</text:p>
          </table:table-cell>
          <table:table-cell office:value-type="float" office:value="9407511988" calcext:value-type="float">
            <text:p>9407511988</text:p>
          </table:table-cell>
          <table:table-cell office:value-type="string" calcext:value-type="string">
            <text:p><text:a xlink:href="mailto:aayushh014@gmail.com" xlink:type="simple">aayushh014@gmail.com</text:a></text:p>
          </table:table-cell>
          <table:table-cell office:value-type="string" calcext:value-type="string">
            <text:p>pratik paramane</text:p>
          </table:table-cell>
          <table:table-cell table:style-name="ce7" office:value-type="float" office:value="7083393751" calcext:value-type="float">
            <text:p>7083393751</text:p>
          </table:table-cell>
          <table:table-cell table:style-name="ce7" office:value-type="string" calcext:value-type="string">
            <text:p><text:a xlink:href="mailto:pratikparamane98@gmail.com" xlink:type="simple">pratikparamane98@gmail.com</text:a>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nehal patil</text:p>
          </table:table-cell>
          <table:table-cell office:value-type="float" office:value="8412830340" calcext:value-type="float">
            <text:p>8412830340</text:p>
          </table:table-cell>
          <table:table-cell office:value-type="string" calcext:value-type="string">
            <text:p><text:a xlink:href="mailto:snehal4227727@gmail.com" xlink:type="simple">snehal4227727@gmail.com</text:a></text:p>
          </table:table-cell>
          <table:table-cell office:value-type="string" calcext:value-type="string">
            <text:p>nivedita shelke</text:p>
          </table:table-cell>
          <table:table-cell office:value-type="float" office:value="9822670487" calcext:value-type="float">
            <text:p>9822670487</text:p>
          </table:table-cell>
          <table:table-cell table:style-name="ce7" office:value-type="string" calcext:value-type="string">
            <text:p><text:a xlink:href="mailto:niveditashelke98@gmail.com" xlink:type="simple">niveditashelke98@gmail.com</text:a>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ul jain</text:p>
          </table:table-cell>
          <table:table-cell office:value-type="float" office:value="9145303979" calcext:value-type="float">
            <text:p>9145303979</text:p>
          </table:table-cell>
          <table:table-cell office:value-type="string" calcext:value-type="string">
            <text:p><text:a xlink:href="mailto:jainmehul35@gmail.com" xlink:type="simple">jainmehul35@gmail.com</text:a></text:p>
          </table:table-cell>
          <table:table-cell office:value-type="string" calcext:value-type="string">
            <text:p>jatin bhate</text:p>
          </table:table-cell>
          <table:table-cell office:value-type="float" office:value="8291742174" calcext:value-type="float">
            <text:p>8291742174</text:p>
          </table:table-cell>
          <table:table-cell table:style-name="ce7" office:value-type="string" calcext:value-type="string">
            <text:p><text:a xlink:href="mailto:Jbhate98@gmail.com" xlink:type="simple">Jbhate98@gmail.com</text:a>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shah</text:p>
          </table:table-cell>
          <table:table-cell office:value-type="float" office:value="9860605136" calcext:value-type="float">
            <text:p>9860605136</text:p>
          </table:table-cell>
          <table:table-cell office:value-type="string" calcext:value-type="string">
            <text:p><text:a xlink:href="mailto:rshahshah2890@gmail.com" xlink:type="simple">rshahshah2890@gmail.com</text:a>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Kuwalekar</text:p>
          </table:table-cell>
          <table:table-cell office:value-type="float" office:value="8275364672" calcext:value-type="float">
            <text:p>8275364672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lu Singh</text:p>
          </table:table-cell>
          <table:table-cell/>
          <table:table-cell office:value-type="string" calcext:value-type="string">
            <text:p><text:a xlink:href="mailto:sweetienilu28@gmail.com" xlink:type="simple">sweetienilu28@gmail.com</text:a></text:p>
          </table:table-cell>
          <table:table-cell office:value-type="string" calcext:value-type="string">
            <text:p>Virendra Vyas</text:p>
          </table:table-cell>
          <table:table-cell office:value-type="float" office:value="7718070266" calcext:value-type="float">
            <text:p>7718070266</text:p>
          </table:table-cell>
          <table:table-cell table:style-name="ce7" office:value-type="string" calcext:value-type="string">
            <text:p><text:a xlink:href="mailto:vyasvirendra8@gmail.com" xlink:type="simple">vyasvirendra8@gmail.com</text:a>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Vaishnav</text:p>
          </table:table-cell>
          <table:table-cell office:value-type="float" office:value="9422026001" calcext:value-type="float">
            <text:p>9422026001</text:p>
          </table:table-cell>
          <table:table-cell office:value-type="string" calcext:value-type="string">
            <text:p><text:a xlink:href="mailto:poojavaishnav10@gmail.com" xlink:type="simple">poojavaishnav10@gmail.com</text:a></text:p>
          </table:table-cell>
          <table:table-cell table:number-columns-repeated="3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nesh Iyer</text:p>
          </table:table-cell>
          <table:table-cell office:value-type="float" office:value="9767230399" calcext:value-type="float">
            <text:p>9767230399</text:p>
          </table:table-cell>
          <table:table-cell office:value-type="string" calcext:value-type="string">
            <text:p><text:a xlink:href="mailto:dinesh.iyer61@gmail.com" xlink:type="simple">dinesh.iyer61@gmail.com</text:a></text:p>
          </table:table-cell>
          <table:table-cell table:number-columns-repeated="3"/>
        </table:table-row>
        <table:table-row table:style-name="ro2">
          <table:table-cell table:style-name="ce2" office:value-type="float" office:value="1203" calcext:value-type="float">
            <text:p>1203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ashmit bhatnagar</text:p>
          </table:table-cell>
          <table:table-cell table:style-name="ce2" office:value-type="float" office:value="8085845494" calcext:value-type="float">
            <text:p>8085845494</text:p>
          </table:table-cell>
          <table:table-cell table:style-name="ce8" office:value-type="string" calcext:value-type="string">
            <text:p><text:a xlink:href="mailto:ashmit.bhatnagar.@gmail.com" xlink:type="simple">ashmit.bhatnagar.@gmail.com</text:a></text:p>
          </table:table-cell>
          <table:table-cell table:style-name="ce2" office:value-type="string" calcext:value-type="string">
            <text:p>ganesh kumbhar</text:p>
          </table:table-cell>
          <table:table-cell table:style-name="ce2" office:value-type="float" office:value="9881110656" calcext:value-type="float">
            <text:p>9881110656</text:p>
          </table:table-cell>
          <table:table-cell table:style-name="ce8" office:value-type="string" calcext:value-type="string">
            <text:p><text:a xlink:href="mailto:kumbhar.ganesh1998@gmail.com" xlink:type="simple">kumbhar.ganesh1998@gmail.com</text:a></text:p>
          </table:table-cell>
        </table:table-row>
        <table:table-row table:style-name="ro2">
          <table:table-cell table:style-name="ce2" office:value-type="float" office:value="1206" calcext:value-type="float">
            <text:p>1206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abhishek singhania</text:p>
          </table:table-cell>
          <table:table-cell table:style-name="ce2" office:value-type="float" office:value="7719888146" calcext:value-type="float">
            <text:p>7719888146</text:p>
          </table:table-cell>
          <table:table-cell table:style-name="ce8" office:value-type="string" calcext:value-type="string">
            <text:p><text:a xlink:href="mailto:abhisheksinghania1701@gmail.com" xlink:type="simple">abhisheksinghania1701@gmail.com</text:a></text:p>
          </table:table-cell>
          <table:table-cell table:style-name="ce2" office:value-type="string" calcext:value-type="string">
            <text:p>shravani belgamwar</text:p>
          </table:table-cell>
          <table:table-cell table:style-name="ce2" office:value-type="float" office:value="8087694197" calcext:value-type="float">
            <text:p>8087694197</text:p>
          </table:table-cell>
          <table:table-cell table:style-name="ce8" office:value-type="string" calcext:value-type="string">
            <text:p><text:a xlink:href="mailto:skrafty222@gmail.com" xlink:type="simple">skrafty222@gmail.com</text:a></text:p>
          </table:table-cell>
        </table:table-row>
        <table:table-row table:style-name="ro2">
          <table:table-cell table:style-name="ce2" office:value-type="float" office:value="1212" calcext:value-type="float">
            <text:p>1212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rudram c bhimpure</text:p>
          </table:table-cell>
          <table:table-cell table:style-name="ce2" office:value-type="float" office:value="8783288899" calcext:value-type="float">
            <text:p>8783288899</text:p>
          </table:table-cell>
          <table:table-cell table:style-name="ce8" office:value-type="string" calcext:value-type="string">
            <text:p><text:a xlink:href="mailto:rudramcbhimpure@gmail.com" xlink:type="simple">rudramcbhimpure@gmail.com</text:a></text:p>
          </table:table-cell>
          <table:table-cell table:style-name="ce2" office:value-type="string" calcext:value-type="string">
            <text:p>dikshant jain</text:p>
          </table:table-cell>
          <table:table-cell table:style-name="ce2" office:value-type="float" office:value="8308411581" calcext:value-type="float">
            <text:p>8308411581</text:p>
          </table:table-cell>
          <table:table-cell table:style-name="ce2"/>
        </table:table-row>
        <table:table-row table:style-name="ro2">
          <table:table-cell table:style-name="ce2" office:value-type="float" office:value="1220" calcext:value-type="float">
            <text:p>1220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kirtee patil</text:p>
          </table:table-cell>
          <table:table-cell table:style-name="ce2" office:value-type="float" office:value="9096911369" calcext:value-type="float">
            <text:p>9096911369</text:p>
          </table:table-cell>
          <table:table-cell table:style-name="ce8" office:value-type="string" calcext:value-type="string">
            <text:p><text:a xlink:href="mailto:kirteepatil11@gmail.com" xlink:type="simple">kirteepatil11@gmail.com</text:a></text:p>
          </table:table-cell>
          <table:table-cell table:style-name="ce2" office:value-type="string" calcext:value-type="string">
            <text:p>pooja dangi</text:p>
          </table:table-cell>
          <table:table-cell table:style-name="ce2" office:value-type="float" office:value="8087697973" calcext:value-type="float">
            <text:p>8087697973</text:p>
          </table:table-cell>
          <table:table-cell table:style-name="ce8" office:value-type="string" calcext:value-type="string">
            <text:p><text:a xlink:href="mailto:poojadangi19@gmail.com" xlink:type="simple">poojadangi19@gmail.com</text:a></text:p>
          </table:table-cell>
        </table:table-row>
        <table:table-row table:style-name="ro2">
          <table:table-cell table:style-name="ce2" office:value-type="float" office:value="1222" calcext:value-type="float">
            <text:p>1222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anushka y phalak</text:p>
          </table:table-cell>
          <table:table-cell table:style-name="ce2" office:value-type="float" office:value="8380002087" calcext:value-type="float">
            <text:p>8380002087</text:p>
          </table:table-cell>
          <table:table-cell table:style-name="ce8" office:value-type="string" calcext:value-type="string">
            <text:p><text:a xlink:href="mailto:anushka.phalak@yahoo.com" xlink:type="simple">anushka.phalak@yahoo.com</text:a></text:p>
          </table:table-cell>
          <table:table-cell table:style-name="ce2" table:number-columns-repeated="3"/>
        </table:table-row>
        <table:table-row table:style-name="ro2">
          <table:table-cell table:style-name="ce2" office:value-type="float" office:value="1225" calcext:value-type="float">
            <text:p>1225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shivani kamtikar</text:p>
          </table:table-cell>
          <table:table-cell table:style-name="ce2" office:value-type="float" office:value="9967769139" calcext:value-type="float">
            <text:p>9967769139</text:p>
          </table:table-cell>
          <table:table-cell table:style-name="ce8" office:value-type="string" calcext:value-type="string">
            <text:p><text:a xlink:href="mailto:shivani.kamtikar@gmail.com" xlink:type="simple">shivani.kamtikar@gmail.com</text:a></text:p>
          </table:table-cell>
          <table:table-cell table:style-name="ce2" office:value-type="string" calcext:value-type="string">
            <text:p>soumya keshavanath</text:p>
          </table:table-cell>
          <table:table-cell table:style-name="ce2" office:value-type="float" office:value="8698925570" calcext:value-type="float">
            <text:p>8698925570</text:p>
          </table:table-cell>
          <table:table-cell table:style-name="ce2"/>
        </table:table-row>
        <table:table-row table:style-name="ro2">
          <table:table-cell table:style-name="ce2" office:value-type="float" office:value="1227" calcext:value-type="float">
            <text:p>1227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kunkad resham girish</text:p>
          </table:table-cell>
          <table:table-cell table:style-name="ce2" office:value-type="float" office:value="9028792040" calcext:value-type="float">
            <text:p>9028792040</text:p>
          </table:table-cell>
          <table:table-cell table:style-name="ce8" office:value-type="string" calcext:value-type="string">
            <text:p><text:a xlink:href="mailto:reshamlunkad09@gmail.com" xlink:type="simple">reshamlunkad09@gmail.com</text:a></text:p>
          </table:table-cell>
          <table:table-cell table:style-name="ce2" office:value-type="string" calcext:value-type="string">
            <text:p>gundecha pragati rasik</text:p>
          </table:table-cell>
          <table:table-cell table:style-name="ce2" office:value-type="float" office:value="9028918341" calcext:value-type="float">
            <text:p>9028918341</text:p>
          </table:table-cell>
          <table:table-cell table:style-name="ce2"/>
        </table:table-row>
        <table:table-row table:style-name="ro2">
          <table:table-cell table:style-name="ce2" office:value-type="float" office:value="1237" calcext:value-type="float">
            <text:p>1237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sonal singh</text:p>
          </table:table-cell>
          <table:table-cell table:style-name="ce2" office:value-type="float" office:value="9028260893" calcext:value-type="float">
            <text:p>9028260893</text:p>
          </table:table-cell>
          <table:table-cell table:style-name="ce8" office:value-type="string" calcext:value-type="string">
            <text:p><text:a xlink:href="mailto:sonalsingh@cumminscollege.in" xlink:type="simple">sonalsingh@cumminscollege.in</text:a></text:p>
          </table:table-cell>
          <table:table-cell table:style-name="ce2" table:number-columns-repeated="3"/>
        </table:table-row>
        <table:table-row table:style-name="ro2">
          <table:table-cell table:style-name="ce2" office:value-type="float" office:value="1238" calcext:value-type="float">
            <text:p>1238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shraddha singh</text:p>
          </table:table-cell>
          <table:table-cell table:style-name="ce2" office:value-type="float" office:value="9004318686" calcext:value-type="float">
            <text:p>9004318686</text:p>
          </table:table-cell>
          <table:table-cell table:style-name="ce8" office:value-type="string" calcext:value-type="string">
            <text:p><text:a xlink:href="mailto:shraddha.singh@cumminscollege.in" xlink:type="simple">shraddha.singh@cumminscollege.in</text:a></text:p>
          </table:table-cell>
          <table:table-cell table:style-name="ce2" table:number-columns-repeated="3"/>
        </table:table-row>
        <table:table-row table:style-name="ro2">
          <table:table-cell table:style-name="ce2" office:value-type="float" office:value="1243" calcext:value-type="float">
            <text:p>1243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sneha bandi</text:p>
          </table:table-cell>
          <table:table-cell table:style-name="ce2" office:value-type="float" office:value="8989064848" calcext:value-type="float">
            <text:p>8989064848</text:p>
          </table:table-cell>
          <table:table-cell table:style-name="ce8" office:value-type="string" calcext:value-type="string">
            <text:p><text:a xlink:href="mailto:sneha.bandi@cumminscollege.in" xlink:type="simple">sneha.bandi@cumminscollege.in</text:a></text:p>
          </table:table-cell>
          <table:table-cell table:style-name="ce2" office:value-type="string" calcext:value-type="string">
            <text:p>shambhari shete</text:p>
          </table:table-cell>
          <table:table-cell table:style-name="ce2" office:value-type="float" office:value="8446476455" calcext:value-type="float">
            <text:p>8446476455</text:p>
          </table:table-cell>
          <table:table-cell table:style-name="ce2"/>
        </table:table-row>
        <table:table-row table:style-name="ro2">
          <table:table-cell table:style-name="ce3" office:value-type="float" office:value="1275" calcext:value-type="float">
            <text:p>1275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Jidnyesha Patil</text:p>
          </table:table-cell>
          <table:table-cell table:style-name="ce3" office:value-type="float" office:value="8898317155" calcext:value-type="float">
            <text:p>8898317155</text:p>
          </table:table-cell>
          <table:table-cell table:style-name="ce3" office:value-type="string" calcext:value-type="string">
            <text:p><text:a xlink:href="mailto:jidnyeshapatil@gmail.com" xlink:type="simple">jidnyeshapatil@gmail.com</text:a></text:p>
          </table:table-cell>
          <table:table-cell table:style-name="ce3" office:value-type="string" calcext:value-type="string">
            <text:p>Prateek Gupta</text:p>
          </table:table-cell>
          <table:table-cell table:style-name="ce3" office:value-type="float" office:value="7745008214" calcext:value-type="float">
            <text:p>7745008214</text:p>
          </table:table-cell>
          <table:table-cell table:style-name="ce3" office:value-type="string" calcext:value-type="string">
            <text:p><text:a xlink:href="mailto:prateek.gupta891@gmail.com" xlink:type="simple">prateek.gupta891@gmail.com</text:a></text:p>
          </table:table-cell>
        </table:table-row>
        <table:table-row table:style-name="ro2">
          <table:table-cell table:style-name="ce3"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Kajal</text:p>
          </table:table-cell>
          <table:table-cell table:style-name="ce3" office:value-type="float" office:value="9405052277" calcext:value-type="float">
            <text:p>9405052277</text:p>
          </table:table-cell>
          <table:table-cell table:style-name="ce3" office:value-type="string" calcext:value-type="string">
            <text:p><text:a xlink:href="mailto:kajalsanklecha97@gmail.com" xlink:type="simple">kajalsanklecha97@gmail.com</text:a>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1284" calcext:value-type="float">
            <text:p>1284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Sahil Palaskar</text:p>
          </table:table-cell>
          <table:table-cell table:style-name="ce3" office:value-type="float" office:value="7709161413" calcext:value-type="float">
            <text:p>7709161413</text:p>
          </table:table-cell>
          <table:table-cell table:style-name="ce3" office:value-type="string" calcext:value-type="string">
            <text:p>palaskarsahil@yahoo.in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1290" calcext:value-type="float">
            <text:p>1290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Nitin Badoni</text:p>
          </table:table-cell>
          <table:table-cell table:style-name="ce3" office:value-type="float" office:value="8237202934" calcext:value-type="float">
            <text:p>8237202934</text:p>
          </table:table-cell>
          <table:table-cell table:style-name="ce3" office:value-type="string" calcext:value-type="string">
            <text:p>nitzatb@gmail.com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1294" calcext:value-type="float">
            <text:p>1294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Onkar Ingle</text:p>
          </table:table-cell>
          <table:table-cell table:style-name="ce3" office:value-type="float" office:value="9665229972" calcext:value-type="float">
            <text:p>9665229972</text:p>
          </table:table-cell>
          <table:table-cell table:style-name="ce3" office:value-type="string" calcext:value-type="string">
            <text:p>ionkar7701@gmail.com</text:p>
          </table:table-cell>
          <table:table-cell table:style-name="ce3" table:number-columns-repeated="3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Shrivastav</text:p>
          </table:table-cell>
          <table:table-cell office:value-type="float" office:value="9673016905" calcext:value-type="float">
            <text:p>9673016905</text:p>
          </table:table-cell>
          <table:table-cell office:value-type="string" calcext:value-type="string">
            <text:p><text:a xlink:href="mailto:ayu9698@gmail.com" xlink:type="simple">ayu9698@gmail.com</text:a></text:p>
          </table:table-cell>
          <table:table-cell office:value-type="string" calcext:value-type="string">
            <text:p>Avinash Kumar</text:p>
          </table:table-cell>
          <table:table-cell office:value-type="float" office:value="8996733930" calcext:value-type="float">
            <text:p>8996733930</text:p>
          </table:table-cell>
          <table:table-cell table:style-name="ce7" office:value-type="string" calcext:value-type="string">
            <text:p><text:a xlink:href="mailto:kumaravinash926@gmail.com" xlink:type="simple">kumaravinash926@gmail.com</text:a>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mish Babu</text:p>
          </table:table-cell>
          <table:table-cell office:value-type="float" office:value="8975465114" calcext:value-type="float">
            <text:p>8975465114</text:p>
          </table:table-cell>
          <table:table-cell office:value-type="string" calcext:value-type="string">
            <text:p><text:a xlink:href="mailto:nimishcr7@gmail.com" xlink:type="simple">nimishcr7@gmail.com</text:a></text:p>
          </table:table-cell>
          <table:table-cell office:value-type="string" calcext:value-type="string">
            <text:p>Sagar Chaudhary</text:p>
          </table:table-cell>
          <table:table-cell table:number-columns-repeated="2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Teli</text:p>
          </table:table-cell>
          <table:table-cell office:value-type="float" office:value="9460438130" calcext:value-type="float">
            <text:p>9460438130</text:p>
          </table:table-cell>
          <table:table-cell office:value-type="string" calcext:value-type="string">
            <text:p><text:a xlink:href="mailto:himanshuteli@hotmail.com" xlink:type="simple">himanshuteli@hotmail.com</text:a></text:p>
          </table:table-cell>
          <table:table-cell office:value-type="string" calcext:value-type="string">
            <text:p>Yash Lad</text:p>
          </table:table-cell>
          <table:table-cell office:value-type="float" office:value="9168134349" calcext:value-type="float">
            <text:p>9168134349</text:p>
          </table:table-cell>
          <table:table-cell table:style-name="ce7" office:value-type="string" calcext:value-type="string">
            <text:p><text:a xlink:href="mailto:yashlad681@gmail.com" xlink:type="simple">yashlad681@gmail.com</text:a></text:p>
          </table:table-cell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Jangir</text:p>
          </table:table-cell>
          <table:table-cell office:value-type="float" office:value="8955581655" calcext:value-type="float">
            <text:p>8955581655</text:p>
          </table:table-cell>
          <table:table-cell office:value-type="string" calcext:value-type="string">
            <text:p><text:a xlink:href="mailto:shubham.jangir21@gmail.com" xlink:type="simple">shubham.jangir21@gmail.com</text:a></text:p>
          </table:table-cell>
          <table:table-cell table:number-columns-repeated="3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artikaiya</text:p>
          </table:table-cell>
          <table:table-cell office:value-type="float" office:value="7740892131" calcext:value-type="float">
            <text:p>7740892131</text:p>
          </table:table-cell>
          <table:table-cell office:value-type="string" calcext:value-type="string">
            <text:p><text:a xlink:href="mailto:kartik36@gmail.com" xlink:type="simple">kartik36@gmail.com</text:a></text:p>
          </table:table-cell>
          <table:table-cell table:number-columns-repeated="3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si Bora</text:p>
          </table:table-cell>
          <table:table-cell office:value-type="float" office:value="7843066342" calcext:value-type="float">
            <text:p>7843066342</text:p>
          </table:table-cell>
          <table:table-cell office:value-type="string" calcext:value-type="string">
            <text:p><text:a xlink:href="mailto:mansibora@gmail.com" xlink:type="simple">mansibora@gmail.com</text:a></text:p>
          </table:table-cell>
          <table:table-cell office:value-type="string" calcext:value-type="string">
            <text:p>Mahima Chandan</text:p>
          </table:table-cell>
          <table:table-cell office:value-type="float" office:value="7875111791" calcext:value-type="float">
            <text:p>7875111791</text:p>
          </table:table-cell>
          <table:table-cell table:style-name="ce7" office:value-type="string" calcext:value-type="string">
            <text:p><text:a xlink:href="mailto:mahimachandan1579@gmail.com" xlink:type="simple">mahimachandan1579@gmail.com</text:a></text:p>
          </table:table-cell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Chhabria</text:p>
          </table:table-cell>
          <table:table-cell office:value-type="float" office:value="9840918897" calcext:value-type="float">
            <text:p>9840918897</text:p>
          </table:table-cell>
          <table:table-cell office:value-type="string" calcext:value-type="string">
            <text:p><text:a xlink:href="mailto:yash2998chhabria@gmail.com" xlink:type="simple">yash2998chhabria@gmail.com</text:a></text:p>
          </table:table-cell>
          <table:table-cell table:number-columns-repeated="3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Mehrotra</text:p>
          </table:table-cell>
          <table:table-cell office:value-type="float" office:value="7738274834" calcext:value-type="float">
            <text:p>7738274834</text:p>
          </table:table-cell>
          <table:table-cell office:value-type="string" calcext:value-type="string">
            <text:p><text:a xlink:href="mailto:pragyamehrotra0@gmail.com" xlink:type="simple">pragyamehrotra0@gmail.com</text:a></text:p>
          </table:table-cell>
          <table:table-cell table:number-columns-repeated="3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Deshmukh</text:p>
          </table:table-cell>
          <table:table-cell office:value-type="float" office:value="7218039748" calcext:value-type="float">
            <text:p>7218039748</text:p>
          </table:table-cell>
          <table:table-cell office:value-type="string" calcext:value-type="string">
            <text:p><text:a xlink:href="mailto:srushtid57@gmail.com" xlink:type="simple">srushtid57@gmail.com</text:a></text:p>
          </table:table-cell>
          <table:table-cell table:number-columns-repeated="3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mit Bhatt</text:p>
          </table:table-cell>
          <table:table-cell office:value-type="float" office:value="7020817960" calcext:value-type="float">
            <text:p>7020817960</text:p>
          </table:table-cell>
          <table:table-cell table:style-name="ce9" office:value-type="string" calcext:value-type="string">
            <text:p><text:a xlink:href="mailto:sumitbhatt811@gmail.com" xlink:type="simple">sumitbhatt811@gmail.com</text:a></text:p>
          </table:table-cell>
          <table:table-cell table:number-columns-repeated="3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Chordiya</text:p>
          </table:table-cell>
          <table:table-cell office:value-type="float" office:value="8007571732" calcext:value-type="float">
            <text:p>8007571732</text:p>
          </table:table-cell>
          <table:table-cell table:style-name="ce9" office:value-type="string" calcext:value-type="string">
            <text:p><text:a xlink:href="mailto:narendrachordiya1234@gmail.com" xlink:type="simple">narendrachordiya1234@gmail.com</text:a></text:p>
          </table:table-cell>
          <table:table-cell table:number-columns-repeated="3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 Agrawal</text:p>
          </table:table-cell>
          <table:table-cell office:value-type="float" office:value="9422061412" calcext:value-type="float">
            <text:p>9422061412</text:p>
          </table:table-cell>
          <table:table-cell table:style-name="ce9" office:value-type="string" calcext:value-type="string">
            <text:p><text:a xlink:href="mailto:agrawaltejas001@gmail.com" xlink:type="simple">agrawaltejas001@gmail.com</text:a></text:p>
          </table:table-cell>
          <table:table-cell table:number-columns-repeated="3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Jathar</text:p>
          </table:table-cell>
          <table:table-cell office:value-type="float" office:value="7350010947" calcext:value-type="float">
            <text:p>7350010947</text:p>
          </table:table-cell>
          <table:table-cell table:style-name="ce9" office:value-type="string" calcext:value-type="string">
            <text:p><text:a xlink:href="mailto:sjathar11@gmail.com" xlink:type="simple">sjathar11@gmail.com</text:a></text:p>
          </table:table-cell>
          <table:table-cell table:number-columns-repeated="3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li Bora</text:p>
          </table:table-cell>
          <table:table-cell office:value-type="float" office:value="9930450890" calcext:value-type="float">
            <text:p>9930450890</text:p>
          </table:table-cell>
          <table:table-cell table:style-name="ce9" office:value-type="string" calcext:value-type="string">
            <text:p><text:a xlink:href="mailto:pranalibora98@gmail.com" xlink:type="simple">pranalibora98@gmail.com</text:a></text:p>
          </table:table-cell>
          <table:table-cell table:number-columns-repeated="3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Shirse</text:p>
          </table:table-cell>
          <table:table-cell office:value-type="float" office:value="9420407591" calcext:value-type="float">
            <text:p>9420407591</text:p>
          </table:table-cell>
          <table:table-cell table:style-name="ce9" office:value-type="string" calcext:value-type="string">
            <text:p><text:a xlink:href="mailto:aniketshirsat6309@gmail.com" xlink:type="simple">aniketshirsat6309@gmail.com</text:a></text:p>
          </table:table-cell>
          <table:table-cell office:value-type="string" calcext:value-type="string">
            <text:p>Saurav Kumar</text:p>
          </table:table-cell>
          <table:table-cell office:value-type="float" office:value="9975028852" calcext:value-type="float">
            <text:p>9975028852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gar barapatre</text:p>
          </table:table-cell>
          <table:table-cell office:value-type="float" office:value="8805539298" calcext:value-type="float">
            <text:p>8805539298</text:p>
          </table:table-cell>
          <table:table-cell table:style-name="ce9" office:value-type="string" calcext:value-type="string">
            <text:p>www.sagarb@gmail.com</text:p>
          </table:table-cell>
          <table:table-cell office:value-type="string" calcext:value-type="string">
            <text:p>himanshu pavle</text:p>
          </table:table-cell>
          <table:table-cell office:value-type="float" office:value="8698852901" calcext:value-type="float">
            <text:p>8698852901</text:p>
          </table:table-cell>
          <table:table-cell table:style-name="ce9" office:value-type="string" calcext:value-type="string">
            <text:p><text:a xlink:href="mailto:himanshupavle1999@gmail.com" xlink:type="simple">himanshupavle1999@gmail.com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a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adwal</text:p>
          </table:table-cell>
          <table:table-cell office:value-type="float" office:value="9423103569" calcext:value-type="float">
            <text:p>9423103569</text:p>
          </table:table-cell>
          <table:table-cell table:style-name="ce9" office:value-type="string" calcext:value-type="string">
            <text:p><text:a xlink:href="mailto:adityapadwal@outlook.com" xlink:type="simple">adityapadwal@outlook.com</text:a>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aksh pakar</text:p>
          </table:table-cell>
          <table:table-cell office:value-type="float" office:value="9689927235" calcext:value-type="float">
            <text:p>9689927235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kunrithy </text:p>
          </table:table-cell>
          <table:table-cell office:value-type="float" office:value="7798314853" calcext:value-type="float">
            <text:p>7798314853</text:p>
          </table:table-cell>
          <table:table-cell table:style-name="ce9" office:value-type="string" calcext:value-type="string">
            <text:p><text:a xlink:href="mailto:rithy125@yahoo.com" xlink:type="simple">rithy125@yahoo.com</text:a>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audhari</text:p>
          </table:table-cell>
          <table:table-cell office:value-type="float" office:value="9011064607" calcext:value-type="float">
            <text:p>9011064607</text:p>
          </table:table-cell>
          <table:table-cell table:style-name="ce9" office:value-type="string" calcext:value-type="string">
            <text:p><text:a xlink:href="mailto:nehachaudhari71198@gmail.com" xlink:type="simple">nehachaudhari71198@gmail.com</text:a>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A mahajan</text:p>
          </table:table-cell>
          <table:table-cell office:value-type="float" office:value="7507244115" calcext:value-type="float">
            <text:p>7507244115</text:p>
          </table:table-cell>
          <table:table-cell table:style-name="ce9" office:value-type="string" calcext:value-type="string">
            <text:p><text:a xlink:href="mailto:atharva.mahajan9823@gmail.com" xlink:type="simple">atharva.mahajan9823@gmail.com</text:a></text:p>
          </table:table-cell>
          <table:table-cell office:value-type="string" calcext:value-type="string">
            <text:p>aniket gokhale</text:p>
          </table:table-cell>
          <table:table-cell office:value-type="float" office:value="9403269338" calcext:value-type="float">
            <text:p>9403269338</text:p>
          </table:table-cell>
          <table:table-cell table:style-name="ce9" office:value-type="string" calcext:value-type="string">
            <text:p><text:a xlink:href="mailto:aniket9190@gmail.com" xlink:type="simple">aniket9190@gmail.com</text:a>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raj Patil</text:p>
          </table:table-cell>
          <table:table-cell office:value-type="float" office:value="8275592198" calcext:value-type="float">
            <text:p>8275592198</text:p>
          </table:table-cell>
          <table:table-cell table:style-name="ce9" office:value-type="string" calcext:value-type="string">
            <text:p><text:a xlink:href="mailto:ruturajpatil97@gmail.com" xlink:type="simple">ruturajpatil97@gmail.com</text:a></text:p>
          </table:table-cell>
          <table:table-cell office:value-type="string" calcext:value-type="string">
            <text:p>Shubham Deshmukh</text:p>
          </table:table-cell>
          <table:table-cell office:value-type="float" office:value="7875991001" calcext:value-type="float">
            <text:p>7875991001</text:p>
          </table:table-cell>
          <table:table-cell table:style-name="ce9" office:value-type="string" calcext:value-type="string">
            <text:p><text:a xlink:href="mailto:sdd1798@gmail.com" xlink:type="simple">sdd1798@gmail.com</text:a>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karaj Kulkarni</text:p>
          </table:table-cell>
          <table:table-cell office:value-type="float" office:value="8275521333" calcext:value-type="float">
            <text:p>8275521333</text:p>
          </table:table-cell>
          <table:table-cell table:style-name="ce9" office:value-type="string" calcext:value-type="string">
            <text:p><text:a xlink:href="mailto:pushkaraj15k@gmai;.com" xlink:type="simple">pushkaraj15k@gmai;.com</text:a></text:p>
          </table:table-cell>
          <table:table-cell office:value-type="string" calcext:value-type="string">
            <text:p>Madhusudhan Minayar</text:p>
          </table:table-cell>
          <table:table-cell office:value-type="float" office:value="9423367106" calcext:value-type="float">
            <text:p>9423367106</text:p>
          </table:table-cell>
          <table:table-cell table:style-name="ce9" office:value-type="string" calcext:value-type="string">
            <text:p><text:a xlink:href="mailto:madhuminayar@gmail.com" xlink:type="simple">madhuminayar@gmail.com</text:a>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iraj Sonwane</text:p>
          </table:table-cell>
          <table:table-cell office:value-type="float" office:value="7776825466" calcext:value-type="float">
            <text:p>7776825466</text:p>
          </table:table-cell>
          <table:table-cell table:style-name="ce9" office:value-type="string" calcext:value-type="string">
            <text:p><text:a xlink:href="mailto:sonawanedhiraj1996@gmail.com" xlink:type="simple">sonawanedhiraj1996@gmail.com</text:a></text:p>
          </table:table-cell>
          <table:table-cell office:value-type="string" calcext:value-type="string">
            <text:p>Atharva Rajurkar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Jain</text:p>
          </table:table-cell>
          <table:table-cell office:value-type="float" office:value="9930881707" calcext:value-type="float">
            <text:p>9930881707</text:p>
          </table:table-cell>
          <table:table-cell table:style-name="ce9" office:value-type="string" calcext:value-type="string">
            <text:p><text:a xlink:href="mailto:sahilj310@gmail.com" xlink:type="simple">sahilj310@gmail.com</text:a></text:p>
          </table:table-cell>
          <table:table-cell table:number-columns-repeated="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radeep</text:p>
          </table:table-cell>
          <table:table-cell office:value-type="float" office:value="8390823429" calcext:value-type="float">
            <text:p>8390823429</text:p>
          </table:table-cell>
          <table:table-cell table:style-name="ce9" office:value-type="string" calcext:value-type="string">
            <text:p><text:a xlink:href="mailto:aditya83908@gmail.com" xlink:type="simple">aditya83908@gmail.com</text:a>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nahar</text:p>
          </table:table-cell>
          <table:table-cell office:value-type="float" office:value="9922999713" calcext:value-type="float">
            <text:p>9922999713</text:p>
          </table:table-cell>
          <table:table-cell table:style-name="ce9" office:value-type="string" calcext:value-type="string">
            <text:p><text:a xlink:href="mailto:sahilnahar@gmail.com" xlink:type="simple">sahilnahar@gmail.com</text:a></text:p>
          </table:table-cell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khad Joshi</text:p>
          </table:table-cell>
          <table:table-cell office:value-type="float" office:value="7038188929" calcext:value-type="float">
            <text:p>7038188929</text:p>
          </table:table-cell>
          <table:table-cell table:style-name="ce9" office:value-type="string" calcext:value-type="string">
            <text:p><text:a xlink:href="mailto:sukhadj1998@gmail.com" xlink:type="simple">sukhadj1998@gmail.com</text:a>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raj Ganacharya</text:p>
          </table:table-cell>
          <table:table-cell office:value-type="float" office:value="7588303593" calcext:value-type="float">
            <text:p>7588303593</text:p>
          </table:table-cell>
          <table:table-cell table:style-name="ce9" office:value-type="string" calcext:value-type="string">
            <text:p><text:a xlink:href="mailto:shivrajganacharya10@gmail.com" xlink:type="simple">shivrajganacharya10@gmail.com</text:a></text:p>
          </table:table-cell>
          <table:table-cell office:value-type="string" calcext:value-type="string">
            <text:p>Aniket Karande</text:p>
          </table:table-cell>
          <table:table-cell office:value-type="float" office:value="7775921270" calcext:value-type="float">
            <text:p>7775921270</text:p>
          </table:table-cell>
          <table:table-cell table:style-name="ce9" office:value-type="string" calcext:value-type="string">
            <text:p><text:a xlink:href="mailto:aniketkarande592@gmail.com" xlink:type="simple">aniketkarande592@gmail.com</text:a></text:p>
          </table:table-cell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somvanshi vaibhav</text:p>
          </table:table-cell>
          <table:table-cell table:style-name="ce3" office:value-type="float" office:value="9637974121" calcext:value-type="float">
            <text:p>9637974121</text:p>
          </table:table-cell>
          <table:table-cell table:style-name="ce3" office:value-type="string" calcext:value-type="string">
            <text:p><text:a xlink:href="mailto:somvanshivaibhav01@gmail.com" xlink:type="simple">somvanshivaibhav01@gmail.com</text:a></text:p>
          </table:table-cell>
          <table:table-cell table:style-name="ce3" table:number-columns-repeated="3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aditya kulkarni</text:p>
          </table:table-cell>
          <table:table-cell table:style-name="ce3" office:value-type="float" office:value="9765853243" calcext:value-type="float">
            <text:p>9765853243</text:p>
          </table:table-cell>
          <table:table-cell table:style-name="ce3" office:value-type="string" calcext:value-type="string">
            <text:p><text:a xlink:href="mailto:adityakulkarnia3@gmail.com" xlink:type="simple">adityakulkarnia3@gmail.com</text:a></text:p>
          </table:table-cell>
          <table:table-cell table:style-name="ce3" table:number-columns-repeated="3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harshal bhamare</text:p>
          </table:table-cell>
          <table:table-cell table:style-name="ce3"/>
          <table:table-cell table:style-name="ce3" office:value-type="string" calcext:value-type="string">
            <text:p><text:a xlink:href="mailto:hbhamare1998@gmail.com" xlink:type="simple">hbhamare1998@gmail.com</text:a></text:p>
          </table:table-cell>
          <table:table-cell table:style-name="ce3" table:number-columns-repeated="3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vinayak nagu</text:p>
          </table:table-cell>
          <table:table-cell table:style-name="ce3" office:value-type="float" office:value="9419130918" calcext:value-type="float">
            <text:p>9419130918</text:p>
          </table:table-cell>
          <table:table-cell table:style-name="ce3" office:value-type="string" calcext:value-type="string">
            <text:p><text:a xlink:href="mailto:vini.nagu@gmail.com" xlink:type="simple">vini.nagu@gmail.com</text:a></text:p>
          </table:table-cell>
          <table:table-cell table:style-name="ce3" table:number-columns-repeated="3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ayush Dubey</text:p>
          </table:table-cell>
          <table:table-cell table:style-name="ce3" office:value-type="float" office:value="9519081779" calcext:value-type="float">
            <text:p>9519081779</text:p>
          </table:table-cell>
          <table:table-cell table:style-name="ce3" office:value-type="string" calcext:value-type="string">
            <text:p><text:a xlink:href="mailto:ayushdubey1599@gmail.com" xlink:type="simple">ayushdubey1599@gmail.com</text:a></text:p>
          </table:table-cell>
          <table:table-cell table:style-name="ce3" table:number-columns-repeated="3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ashutosh singh</text:p>
          </table:table-cell>
          <table:table-cell table:style-name="ce3" office:value-type="float" office:value="9766366837" calcext:value-type="float">
            <text:p>9766366837</text:p>
          </table:table-cell>
          <table:table-cell table:style-name="ce3" office:value-type="string" calcext:value-type="string">
            <text:p><text:a xlink:href="mailto:ashutoshsingh.singh56@gmail.com" xlink:type="simple">ashutoshsingh.singh56@gmail.com</text:a></text:p>
          </table:table-cell>
          <table:table-cell table:style-name="ce3" table:number-columns-repeated="3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kritin pundita</text:p>
          </table:table-cell>
          <table:table-cell table:style-name="ce3" office:value-type="float" office:value="9990077640" calcext:value-type="float">
            <text:p>9990077640</text:p>
          </table:table-cell>
          <table:table-cell table:style-name="ce3" office:value-type="string" calcext:value-type="string">
            <text:p><text:a xlink:href="mailto:kritinpundita1998@gmail.com" xlink:type="simple">kritinpundita1998@gmail.com</text:a></text:p>
          </table:table-cell>
          <table:table-cell table:style-name="ce3" office:value-type="string" calcext:value-type="string">
            <text:p>kartikey umare</text:p>
          </table:table-cell>
          <table:table-cell table:style-name="ce3"/>
          <table:table-cell table:style-name="ce3" office:value-type="string" calcext:value-type="string">
            <text:p><text:a xlink:href="mailto:kartikey1004@gmail.com" xlink:type="simple">kartikey1004@gmail.com</text:a></text:p>
          </table:table-cell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RC</text:p>
          </table:table-cell>
          <table:table-cell table:style-name="ce3" office:value-type="string" calcext:value-type="string">
            <text:p>keshav bang</text:p>
          </table:table-cell>
          <table:table-cell table:style-name="ce3" office:value-type="float" office:value="9987407588" calcext:value-type="float">
            <text:p>9987407588</text:p>
          </table:table-cell>
          <table:table-cell table:style-name="ce3" office:value-type="string" calcext:value-type="string">
            <text:p><text:a xlink:href="mailto:bangkeshav5@gmail.com" xlink:type="simple">bangkeshav5@gmail.com</text:a></text:p>
          </table:table-cell>
          <table:table-cell table:style-name="ce3" table:number-columns-repeated="3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Gupta</text:p>
          </table:table-cell>
          <table:table-cell office:value-type="float" office:value="9604801845" calcext:value-type="float">
            <text:p>9604801845</text:p>
          </table:table-cell>
          <table:table-cell table:style-name="ce9" office:value-type="string" calcext:value-type="string">
            <text:p><text:a xlink:href="mailto:starfishpragya@gmail.com" xlink:type="simple">starfishpragya@gmail.com</text:a></text:p>
          </table:table-cell>
          <table:table-cell table:number-columns-repeated="3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hmed Khwaja</text:p>
          </table:table-cell>
          <table:table-cell office:value-type="float" office:value="7709872838" calcext:value-type="float">
            <text:p>7709872838</text:p>
          </table:table-cell>
          <table:table-cell table:style-name="ce9" office:value-type="string" calcext:value-type="string">
            <text:p><text:a xlink:href="mailto:ahmedskhwaja@gmail.com" xlink:type="simple">ahmedskhwaja@gmail.com</text:a></text:p>
          </table:table-cell>
          <table:table-cell table:number-columns-repeated="3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Thorve</text:p>
          </table:table-cell>
          <table:table-cell office:value-type="float" office:value="9527839719" calcext:value-type="float">
            <text:p>9527839719</text:p>
          </table:table-cell>
          <table:table-cell table:style-name="ce9" office:value-type="string" calcext:value-type="string">
            <text:p><text:a xlink:href="mailto:sahilt2606@gmail.com" xlink:type="simple">sahilt2606@gmail.com</text:a></text:p>
          </table:table-cell>
          <table:table-cell table:number-columns-repeated="3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ng Manekar</text:p>
          </table:table-cell>
          <table:table-cell office:value-type="float" office:value="8554945353" calcext:value-type="float">
            <text:p>8554945353</text:p>
          </table:table-cell>
          <table:table-cell table:style-name="ce9" office:value-type="string" calcext:value-type="string">
            <text:p><text:a xlink:href="mailto:imgaurangmanekar@gmail.com" xlink:type="simple">imgaurangmanekar@gmail.com</text:a></text:p>
          </table:table-cell>
          <table:table-cell table:number-columns-repeated="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esh Shimpi</text:p>
          </table:table-cell>
          <table:table-cell office:value-type="float" office:value="9423904778" calcext:value-type="float">
            <text:p>9423904778</text:p>
          </table:table-cell>
          <table:table-cell table:style-name="ce9" office:value-type="string" calcext:value-type="string">
            <text:p><text:a xlink:href="mailto:jayeshshimpi7111997@gmail.com" xlink:type="simple">jayeshshimpi7111997@gmail.com</text:a></text:p>
          </table:table-cell>
          <table:table-cell office:value-type="string" calcext:value-type="string">
            <text:p>Nivad Talware</text:p>
          </table:table-cell>
          <table:table-cell office:value-type="float" office:value="9146576744" calcext:value-type="float">
            <text:p>9146576744</text:p>
          </table:table-cell>
          <table:table-cell table:style-name="ce9" office:value-type="string" calcext:value-type="string">
            <text:p><text:a xlink:href="mailto:nivadpt16@gmail.com" xlink:type="simple">nivadpt16@gmail.com</text:a>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shank Pandey</text:p>
          </table:table-cell>
          <table:table-cell office:value-type="float" office:value="7738507415" calcext:value-type="float">
            <text:p>7738507415</text:p>
          </table:table-cell>
          <table:table-cell table:style-name="ce9" office:value-type="string" calcext:value-type="string">
            <text:p><text:a xlink:href="mailto:shashankpandey1102@gmail.com" xlink:type="simple">shashankpandey1102@gmail.com</text:a></text:p>
          </table:table-cell>
          <table:table-cell office:value-type="string" calcext:value-type="string">
            <text:p>Hrithik Kumar</text:p>
          </table:table-cell>
          <table:table-cell office:value-type="float" office:value="9604774968" calcext:value-type="float">
            <text:p>9604774968</text:p>
          </table:table-cell>
          <table:table-cell table:style-name="ce9" office:value-type="string" calcext:value-type="string">
            <text:p><text:a xlink:href="mailto:hrithikkumar527@gmail.com" xlink:type="simple">hrithikkumar527@gmail.com</text:a>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nash</text:p>
          </table:table-cell>
          <table:table-cell office:value-type="float" office:value="7038552920" calcext:value-type="float">
            <text:p>7038552920</text:p>
          </table:table-cell>
          <table:table-cell table:style-name="ce9" office:value-type="string" calcext:value-type="string">
            <text:p><text:a xlink:href="mailto:deoguneavinash@gmail.com" xlink:type="simple">deoguneavinash@gmail.com</text:a>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s Chourey</text:p>
          </table:table-cell>
          <table:table-cell office:value-type="float" office:value="9765703994" calcext:value-type="float">
            <text:p>9765703994</text:p>
          </table:table-cell>
          <table:table-cell table:style-name="ce9" office:value-type="string" calcext:value-type="string">
            <text:p><text:a xlink:href="mailto:chaureymanas@gmail.com" xlink:type="simple">chaureymanas@gmail.com</text:a></text:p>
          </table:table-cell>
          <table:table-cell table:number-columns-repeated="3"/>
        </table:table-row>
        <table:table-row table:style-name="ro4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ANMOL JAISWAL</text:p>
          </table:table-cell>
          <table:table-cell table:style-name="ce4" office:value-type="float" office:value="9617577577" calcext:value-type="float">
            <text:p>9617577577</text:p>
          </table:table-cell>
          <table:table-cell office:value-type="string" calcext:value-type="string">
            <text:p><text:a xlink:href="mailto:jaiswalanmol@gmail.com" xlink:type="simple">jaiswalanmol@gmail.com</text:a></text:p>
          </table:table-cell>
          <table:table-cell table:style-name="ce4" office:value-type="string" calcext:value-type="string">
            <text:p>ANMOL JAISWAL</text:p>
          </table:table-cell>
          <table:table-cell table:style-name="ce4" office:value-type="float" office:value="9617577577" calcext:value-type="float">
            <text:p>9617577577</text:p>
          </table:table-cell>
          <table:table-cell table:style-name="ce7" office:value-type="string" calcext:value-type="string">
            <text:p><text:a xlink:href="mailto:jaiswalanmol@gmail.com" xlink:type="simple">jaiswalanmol@gmail.com</text:a></text:p>
          </table:table-cell>
        </table:table-row>
        <table:table-row table:style-name="ro3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MADHUR MAHAJAN</text:p>
          </table:table-cell>
          <table:table-cell table:style-name="ce4" office:value-type="float" office:value="7693840002" calcext:value-type="float">
            <text:p>7693840002</text:p>
          </table:table-cell>
          <table:table-cell office:value-type="string" calcext:value-type="string">
            <text:p><text:a xlink:href="mailto:jaiswalanmol@gmail.com" xlink:type="simple">jaiswalanmol@gmail.com</text:a></text:p>
          </table:table-cell>
          <table:table-cell/>
          <table:table-cell table:style-name="ce10" table:number-columns-repeated="2"/>
        </table:table-row>
        <table:table-row table:style-name="ro4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ATHARVA BADVE</text:p>
          </table:table-cell>
          <table:table-cell table:style-name="ce4" office:value-type="float" office:value="8983003949" calcext:value-type="float">
            <text:p>8983003949</text:p>
          </table:table-cell>
          <table:table-cell office:value-type="string" calcext:value-type="string">
            <text:p><text:a xlink:href="mailto:atharvabadve95@gmail.com" xlink:type="simple">atharvabadve95@gmail.com</text:a></text:p>
          </table:table-cell>
          <table:table-cell table:style-name="ce4" office:value-type="string" calcext:value-type="string">
            <text:p>HRISHIKESH JADHAV</text:p>
          </table:table-cell>
          <table:table-cell table:style-name="ce4" office:value-type="float" office:value="7039034533" calcext:value-type="float">
            <text:p>7039034533</text:p>
          </table:table-cell>
          <table:table-cell table:style-name="ce7" office:value-type="string" calcext:value-type="string">
            <text:p><text:a xlink:href="mailto:hrishikesh.jadhav28@gmail.com" xlink:type="simple">hrishikesh.jadhav28@gmail.com</text:a></text:p>
          </table:table-cell>
        </table:table-row>
        <table:table-row table:style-name="ro4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TANVI DESHPANDE</text:p>
          </table:table-cell>
          <table:table-cell table:style-name="ce4" office:value-type="float" office:value="8552004740" calcext:value-type="float">
            <text:p>8552004740</text:p>
          </table:table-cell>
          <table:table-cell office:value-type="string" calcext:value-type="string">
            <text:p><text:a xlink:href="mailto:tanvideshpande@gmail.com" xlink:type="simple">tanvideshpande@gmail.com</text:a></text:p>
          </table:table-cell>
          <table:table-cell table:number-columns-repeated="3"/>
        </table:table-row>
        <table:table-row table:style-name="ro4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JOANNA SAM</text:p>
          </table:table-cell>
          <table:table-cell table:style-name="ce4" office:value-type="float" office:value="9665028085" calcext:value-type="float">
            <text:p>9665028085</text:p>
          </table:table-cell>
          <table:table-cell office:value-type="string" calcext:value-type="string">
            <text:p><text:a xlink:href="mailto:josam@98gmail.com" xlink:type="simple">josam@98gmail.com</text:a></text:p>
          </table:table-cell>
          <table:table-cell table:number-columns-repeated="3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ad Kulkarni</text:p>
          </table:table-cell>
          <table:table-cell office:value-type="float" office:value="9850410762" calcext:value-type="float">
            <text:p>9850410762</text:p>
          </table:table-cell>
          <table:table-cell office:value-type="string" calcext:value-type="string">
            <text:p><text:a xlink:href="mailto:varadkulkarnirules@gmail.com" xlink:type="simple">varadkulkarnirules@gmail.com</text:a></text:p>
          </table:table-cell>
          <table:table-cell table:number-columns-repeated="3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ruta Kulkarni</text:p>
          </table:table-cell>
          <table:table-cell office:value-type="float" office:value="8275141545" calcext:value-type="float">
            <text:p>8275141545</text:p>
          </table:table-cell>
          <table:table-cell office:value-type="string" calcext:value-type="string">
            <text:p><text:a xlink:href="mailto:amrutakul1997@gmail.com" xlink:type="simple">amrutakul1997@gmail.com</text:a></text:p>
          </table:table-cell>
          <table:table-cell table:number-columns-repeated="3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Wadekar</text:p>
          </table:table-cell>
          <table:table-cell office:value-type="float" office:value="9890013032" calcext:value-type="float">
            <text:p>9890013032</text:p>
          </table:table-cell>
          <table:table-cell office:value-type="string" calcext:value-type="string">
            <text:p><text:a xlink:href="mailto:mayurwadekar972@gmail.com" xlink:type="simple">mayurwadekar972@gmail.com</text:a></text:p>
          </table:table-cell>
          <table:table-cell office:value-type="string" calcext:value-type="string">
            <text:p>Vishrut Agarwalla</text:p>
          </table:table-cell>
          <table:table-cell/>
          <table:table-cell table:style-name="ce7" office:value-type="string" calcext:value-type="string">
            <text:p><text:a xlink:href="mailto:vishrutagarwalla19@gmail.com" xlink:type="simple">vishrutagarwalla19@gmail.com</text:a>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udaynath Dhabe</text:p>
          </table:table-cell>
          <table:table-cell office:value-type="float" office:value="9404576329" calcext:value-type="float">
            <text:p>9404576329</text:p>
          </table:table-cell>
          <table:table-cell office:value-type="string" calcext:value-type="string">
            <text:p><text:a xlink:href="mailto:h.p.dhabe@gmail.com" xlink:type="simple">h.p.dhabe@gmail.com</text:a></text:p>
          </table:table-cell>
          <table:table-cell table:number-columns-repeated="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ita Kulkarni</text:p>
          </table:table-cell>
          <table:table-cell office:value-type="float" office:value="9405828266" calcext:value-type="float">
            <text:p>9405828266</text:p>
          </table:table-cell>
          <table:table-cell office:value-type="string" calcext:value-type="string">
            <text:p><text:a xlink:href="mailto:ankukulkarni7@gmail.com" xlink:type="simple">ankukulkarni7@gmail.com</text:a></text:p>
          </table:table-cell>
          <table:table-cell office:value-type="string" calcext:value-type="string">
            <text:p>Rutuja Taware</text:p>
          </table:table-cell>
          <table:table-cell office:value-type="float" office:value="8983529106" calcext:value-type="float">
            <text:p>8983529106</text:p>
          </table:table-cell>
          <table:table-cell table:style-name="ce7" office:value-type="string" calcext:value-type="string">
            <text:p><text:a xlink:href="mailto:rutujam77@gmail.com" xlink:type="simple">rutujam77@gmail.com</text:a>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efali Dsouza</text:p>
          </table:table-cell>
          <table:table-cell office:value-type="float" office:value="7350127540" calcext:value-type="float">
            <text:p>7350127540</text:p>
          </table:table-cell>
          <table:table-cell office:value-type="string" calcext:value-type="string">
            <text:p><text:a xlink:href="mailto:shefalids@gmail.com" xlink:type="simple">shefalids@gmail.com</text:a></text:p>
          </table:table-cell>
          <table:table-cell office:value-type="string" calcext:value-type="string">
            <text:p>Manjari Chaudhari</text:p>
          </table:table-cell>
          <table:table-cell office:value-type="float" office:value="9403266029" calcext:value-type="float">
            <text:p>9403266029</text:p>
          </table:table-cell>
          <table:table-cell table:style-name="ce7" office:value-type="string" calcext:value-type="string">
            <text:p><text:a xlink:href="mailto:manjarichaudhari97@gmail.com" xlink:type="simple">manjarichaudhari97@gmail.com</text:a>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ika Wankhade</text:p>
          </table:table-cell>
          <table:table-cell office:value-type="float" office:value="8007043453" calcext:value-type="float">
            <text:p>8007043453</text:p>
          </table:table-cell>
          <table:table-cell office:value-type="string" calcext:value-type="string">
            <text:p><text:a xlink:href="mailto:wankhaderasika.rw@gmail.com" xlink:type="simple">wankhaderasika.rw@gmail.com</text:a></text:p>
          </table:table-cell>
          <table:table-cell office:value-type="string" calcext:value-type="string">
            <text:p>Shubham Kumar</text:p>
          </table:table-cell>
          <table:table-cell table:number-columns-repeated="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ik Patil</text:p>
          </table:table-cell>
          <table:table-cell office:value-type="float" office:value="8605778618" calcext:value-type="float">
            <text:p>8605778618</text:p>
          </table:table-cell>
          <table:table-cell office:value-type="string" calcext:value-type="string">
            <text:p><text:a xlink:href="mailto:pratik32patil@gmail.com" xlink:type="simple">pratik32patil@gmail.com</text:a>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i Pawar</text:p>
          </table:table-cell>
          <table:table-cell office:value-type="float" office:value="9156962319" calcext:value-type="float">
            <text:p>9156962319</text:p>
          </table:table-cell>
          <table:table-cell table:style-name="ce1" office:value-type="string" calcext:value-type="string">
            <text:p>mayuripawar@gmail.com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ant Kaul</text:p>
          </table:table-cell>
          <table:table-cell office:value-type="float" office:value="995323567" calcext:value-type="float">
            <text:p>995323567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rde</text:p>
          </table:table-cell>
          <table:table-cell office:value-type="float" office:value="8600005852" calcext:value-type="float">
            <text:p>8600005852</text:p>
          </table:table-cell>
          <table:table-cell office:value-type="string" calcext:value-type="string">
            <text:p><text:a xlink:href="mailto:shubham.korde9294@gmail.com" xlink:type="simple">shubham.korde9294@gmail.com</text:a></text:p>
          </table:table-cell>
          <table:table-cell office:value-type="string" calcext:value-type="string">
            <text:p>Kaushik Daspote</text:p>
          </table:table-cell>
          <table:table-cell office:value-type="float" office:value="7030381080" calcext:value-type="float">
            <text:p>7030381080</text:p>
          </table:table-cell>
          <table:table-cell table:style-name="ce7" office:value-type="string" calcext:value-type="string">
            <text:p><text:a xlink:href="mailto:kaushik.daspote_003@gmail.com" xlink:type="simple">kaushik.daspote_003@gmail.com</text:a>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dha Sinha</text:p>
          </table:table-cell>
          <table:table-cell office:value-type="float" office:value="9766560319" calcext:value-type="float">
            <text:p>9766560319</text:p>
          </table:table-cell>
          <table:table-cell office:value-type="string" calcext:value-type="string">
            <text:p><text:a xlink:href="mailto:medha_123@gmail.com" xlink:type="simple">medha_123@gmail.com</text:a></text:p>
          </table:table-cell>
          <table:table-cell table:number-columns-repeated="3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urabh Shinge</text:p>
          </table:table-cell>
          <table:table-cell office:value-type="float" office:value="8482918566" calcext:value-type="float">
            <text:p>8482918566</text:p>
          </table:table-cell>
          <table:table-cell office:value-type="string" calcext:value-type="string">
            <text:p><text:a xlink:href="mailto:saurabhshinge48@gmail.com" xlink:type="simple">saurabhshinge48@gmail.com</text:a></text:p>
          </table:table-cell>
          <table:table-cell table:number-columns-repeated="3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an Patil</text:p>
          </table:table-cell>
          <table:table-cell office:value-type="float" office:value="9881425607" calcext:value-type="float">
            <text:p>9881425607</text:p>
          </table:table-cell>
          <table:table-cell office:value-type="string" calcext:value-type="string">
            <text:p><text:a xlink:href="mailto:patilmadan29@gmail.com" xlink:type="simple">patilmadan29@gmail.com</text:a></text:p>
          </table:table-cell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nish Shah</text:p>
          </table:table-cell>
          <table:table-cell table:style-name="ce6" office:value-type="float" office:value="7283849301" calcext:value-type="float">
            <text:p>7283849301</text:p>
          </table:table-cell>
          <table:table-cell office:value-type="string" calcext:value-type="string">
            <text:p><text:a xlink:href="mailto:jaynish4ever@gmal.com" xlink:type="simple">jaynish4ever@gmal.com</text:a></text:p>
          </table:table-cell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llabh Patil</text:p>
          </table:table-cell>
          <table:table-cell table:style-name="ce6" office:value-type="float" office:value="9673572152" calcext:value-type="float">
            <text:p>9673572152</text:p>
          </table:table-cell>
          <table:table-cell office:value-type="string" calcext:value-type="string">
            <text:p><text:a xlink:href="mailto:vallabhpatil777@gmail.com" xlink:type="simple">vallabhpatil777@gmail.com</text:a></text:p>
          </table:table-cell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rva Worghode</text:p>
          </table:table-cell>
          <table:table-cell table:style-name="ce6" office:value-type="float" office:value="8308842952" calcext:value-type="float">
            <text:p>8308842952</text:p>
          </table:table-cell>
          <table:table-cell office:value-type="string" calcext:value-type="string">
            <text:p><text:a xlink:href="mailto:poorvaworghode02@gmail.com" xlink:type="simple">poorvaworghode02@gmail.com</text:a></text:p>
          </table:table-cell>
          <table:table-cell office:value-type="string" calcext:value-type="string">
            <text:p>Tanvi Shah</text:p>
          </table:table-cell>
          <table:table-cell office:value-type="float" office:value="8055076002" calcext:value-type="float">
            <text:p>8055076002</text:p>
          </table:table-cell>
          <table:table-cell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ang deshpande</text:p>
          </table:table-cell>
          <table:table-cell table:style-name="ce6" office:value-type="float" office:value="9158005266" calcext:value-type="float">
            <text:p>9158005266</text:p>
          </table:table-cell>
          <table:table-cell office:value-type="string" calcext:value-type="string">
            <text:p><text:a xlink:href="mailto:s.deshpande1010@gmail.com" xlink:type="simple">s.deshpande1010@gmail.com</text:a></text:p>
          </table:table-cell>
          <table:table-cell office:value-type="string" calcext:value-type="string">
            <text:p>Saurabh Shinde</text:p>
          </table:table-cell>
          <table:table-cell office:value-type="float" office:value="7083163636" calcext:value-type="float">
            <text:p>7083163636</text:p>
          </table:table-cell>
          <table:table-cell table:style-name="ce7" office:value-type="string" calcext:value-type="string">
            <text:p><text:a xlink:href="mailto:shindesaurabhpict@gmail.com" xlink:type="simple">shindesaurabhpict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than Pednekar</text:p>
          </table:table-cell>
          <table:table-cell table:style-name="ce6" office:value-type="float" office:value="7350766549" calcext:value-type="float">
            <text:p>7350766549</text:p>
          </table:table-cell>
          <table:table-cell office:value-type="string" calcext:value-type="string">
            <text:p><text:a xlink:href="mailto:pednekar.manthan18@gmail.com" xlink:type="simple">pednekar.manthan18@gmail.com</text:a></text:p>
          </table:table-cell>
          <table:table-cell office:value-type="string" calcext:value-type="string">
            <text:p>Atharv Bhosale</text:p>
          </table:table-cell>
          <table:table-cell office:value-type="float" office:value="7721052987" calcext:value-type="float">
            <text:p>7721052987</text:p>
          </table:table-cell>
          <table:table-cell table:style-name="ce7" office:value-type="string" calcext:value-type="string">
            <text:p><text:a xlink:href="mailto:atharvbhosale59@gmail.com" xlink:type="simple">atharvbhosale59@gmail.com</text:a>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Patil</text:p>
          </table:table-cell>
          <table:table-cell table:style-name="ce6" office:value-type="float" office:value="9585344418" calcext:value-type="float">
            <text:p>9585344418</text:p>
          </table:table-cell>
          <table:table-cell office:value-type="string" calcext:value-type="string">
            <text:p><text:a xlink:href="mailto:akash_anandpatil@rediffmail.com" xlink:type="simple">akash_anandpatil@rediffmail.com</text:a></text:p>
          </table:table-cell>
          <table:table-cell table:number-columns-repeated="3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table:style-name="ce6" office:value-type="float" office:value="8600457734" calcext:value-type="float">
            <text:p>8600457734</text:p>
          </table:table-cell>
          <table:table-cell office:value-type="string" calcext:value-type="string">
            <text:p><text:a xlink:href="mailto:pawarshubham1234@gmail.com" xlink:type="simple">pawarshubham1234@gmail.com</text:a></text:p>
          </table:table-cell>
          <table:table-cell table:number-columns-repeated="3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office:value-type="float" office:value="9130534767" calcext:value-type="float">
            <text:p>9130534767</text:p>
          </table:table-cell>
          <table:table-cell office:value-type="string" calcext:value-type="string">
            <text:p><text:a xlink:href="mailto:shubham21299@gmail.com" xlink:type="simple">shubham21299@gmail.com</text:a></text:p>
          </table:table-cell>
          <table:table-cell office:value-type="string" calcext:value-type="string">
            <text:p>Saras Sangle</text:p>
          </table:table-cell>
          <table:table-cell office:value-type="float" office:value="7875860703" calcext:value-type="float">
            <text:p>7875860703</text:p>
          </table:table-cell>
          <table:table-cell table:style-name="ce7" office:value-type="string" calcext:value-type="string">
            <text:p><text:a xlink:href="mailto:saras1997sangle@gmail.com" xlink:type="simple">saras1997sangle@gmail.com</text:a>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Gujrathi</text:p>
          </table:table-cell>
          <table:table-cell office:value-type="float" office:value="8087725800" calcext:value-type="float">
            <text:p>8087725800</text:p>
          </table:table-cell>
          <table:table-cell office:value-type="string" calcext:value-type="string">
            <text:p><text:a xlink:href="mailto:shubhamgujrathi07@gmail.com" xlink:type="simple">shubhamgujrathi07@gmail.com</text:a></text:p>
          </table:table-cell>
          <table:table-cell table:number-columns-repeated="3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a Gurnani</text:p>
          </table:table-cell>
          <table:table-cell office:value-type="float" office:value="9767218864" calcext:value-type="float">
            <text:p>9767218864</text:p>
          </table:table-cell>
          <table:table-cell office:value-type="string" calcext:value-type="string">
            <text:p><text:a xlink:href="mailto:divyagurnani7@gamil.com" xlink:type="simple">divyagurnani7@gamil.com</text:a>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isti Jalan</text:p>
          </table:table-cell>
          <table:table-cell office:value-type="float" office:value="9923451919" calcext:value-type="float">
            <text:p>9923451919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gisha Sinha</text:p>
          </table:table-cell>
          <table:table-cell office:value-type="float" office:value="9403586741" calcext:value-type="float">
            <text:p>9403586741</text:p>
          </table:table-cell>
          <table:table-cell office:value-type="string" calcext:value-type="string">
            <text:p><text:a xlink:href="mailto:vagisha.sinha@cumminscollege.in" xlink:type="simple">vagisha.sinha@cumminscollege.in</text:a></text:p>
          </table:table-cell>
          <table:table-cell table:number-columns-repeated="3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Shelar</text:p>
          </table:table-cell>
          <table:table-cell office:value-type="float" office:value="8975195869" calcext:value-type="float">
            <text:p>8975195869</text:p>
          </table:table-cell>
          <table:table-cell office:value-type="string" calcext:value-type="string">
            <text:p><text:a xlink:href="mailto:rutu.shelar.555@gmail.com" xlink:type="simple">rutu.shelar.555@gmail.com</text:a></text:p>
          </table:table-cell>
          <table:table-cell office:value-type="string" calcext:value-type="string">
            <text:p>Kirti Yelavikar</text:p>
          </table:table-cell>
          <table:table-cell office:value-type="float" office:value="70286611471" calcext:value-type="float">
            <text:p>70286611471</text:p>
          </table:table-cell>
          <table:table-cell table:style-name="ce7" office:value-type="string" calcext:value-type="string">
            <text:p><text:a xlink:href="mailto:kirti.tess@gmail.com" xlink:type="simple">kirti.tess@gmail.com</text:a></text:p>
          </table:table-cell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Urja Deshpande</text:p>
          </table:table-cell>
          <table:table-cell office:value-type="float" office:value="8698096851" calcext:value-type="float">
            <text:p>8698096851</text:p>
          </table:table-cell>
          <table:table-cell office:value-type="string" calcext:value-type="string">
            <text:p><text:a xlink:href="mailto:urjiideshpande27@mail.com" xlink:type="simple">urjiideshpande27@mail.com</text:a></text:p>
          </table:table-cell>
          <table:table-cell table:number-columns-repeated="3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gruti Bramhna</text:p>
          </table:table-cell>
          <table:table-cell office:value-type="float" office:value="9730965601" calcext:value-type="float">
            <text:p>9730965601</text:p>
          </table:table-cell>
          <table:table-cell office:value-type="string" calcext:value-type="string">
            <text:p><text:a xlink:href="mailto:JagrutiBramhna@gmail.com" xlink:type="simple">JagrutiBramhna@gmail.com</text:a></text:p>
          </table:table-cell>
          <table:table-cell table:number-columns-repeated="3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Machale</text:p>
          </table:table-cell>
          <table:table-cell office:value-type="float" office:value="9890746215" calcext:value-type="float">
            <text:p>9890746215</text:p>
          </table:table-cell>
          <table:table-cell office:value-type="string" calcext:value-type="string">
            <text:p><text:a xlink:href="mailto:abhishek1999.machale@gmail.com" xlink:type="simple">abhishek1999.machale@gmail.com</text:a></text:p>
          </table:table-cell>
          <table:table-cell table:number-columns-repeated="3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el</text:p>
          </table:table-cell>
          <table:table-cell/>
          <table:table-cell office:value-type="string" calcext:value-type="string">
            <text:p><text:a xlink:href="mailto:neel.pendhaskar@gmail.com" xlink:type="simple">neel.pendhaskar@gmail.com</text:a></text:p>
          </table:table-cell>
          <table:table-cell office:value-type="string" calcext:value-type="string">
            <text:p>Aditya</text:p>
          </table:table-cell>
          <table:table-cell office:value-type="float" office:value="9922482449" calcext:value-type="float">
            <text:p>9922482449</text:p>
          </table:table-cell>
          <table:table-cell table:style-name="ce7" office:value-type="string" calcext:value-type="string">
            <text:p><text:a xlink:href="mailto:aditya.mithari@rediffmail.com" xlink:type="simple">aditya.mithari@rediffmail.com</text:a>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Bhawat</text:p>
          </table:table-cell>
          <table:table-cell office:value-type="float" office:value="7745812525" calcext:value-type="float">
            <text:p>7745812525</text:p>
          </table:table-cell>
          <table:table-cell office:value-type="string" calcext:value-type="string">
            <text:p><text:a xlink:href="mailto:aa102027@gmail.com" xlink:type="simple">aa102027@gmail.com</text:a></text:p>
          </table:table-cell>
          <table:table-cell office:value-type="string" calcext:value-type="string">
            <text:p>Yash Shah</text:p>
          </table:table-cell>
          <table:table-cell office:value-type="float" office:value="9922471116" calcext:value-type="float">
            <text:p>9922471116</text:p>
          </table:table-cell>
          <table:table-cell table:style-name="ce7" office:value-type="string" calcext:value-type="string">
            <text:p><text:a xlink:href="mailto:yashshah160498@gmail.com" xlink:type="simple">yashshah160498@gmail.com</text:a>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idya</text:p>
          </table:table-cell>
          <table:table-cell office:value-type="float" office:value="8237550911" calcext:value-type="float">
            <text:p>8237550911</text:p>
          </table:table-cell>
          <table:table-cell office:value-type="string" calcext:value-type="string">
            <text:p><text:a xlink:href="mailto:ruchidya@gmail.com" xlink:type="simple">ruchidya@gmail.com</text:a></text:p>
          </table:table-cell>
          <table:table-cell office:value-type="string" calcext:value-type="string">
            <text:p>Shubhadu Rathor</text:p>
          </table:table-cell>
          <table:table-cell office:value-type="float" office:value="7385370322" calcext:value-type="float">
            <text:p>7385370322</text:p>
          </table:table-cell>
          <table:table-cell table:style-name="ce7" office:value-type="string" calcext:value-type="string">
            <text:p><text:a xlink:href="mailto:vrukshkat@gmail.com" xlink:type="simple">vrukshkat@gmail.com</text:a>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jali Gaikwad</text:p>
          </table:table-cell>
          <table:table-cell office:value-type="float" office:value="8552051111" calcext:value-type="float">
            <text:p>8552051111</text:p>
          </table:table-cell>
          <table:table-cell office:value-type="string" calcext:value-type="string">
            <text:p><text:a xlink:href="mailto:shivanjali.gaikwad111@gmail.com" xlink:type="simple">shivanjali.gaikwad111@gmail.com</text:a></text:p>
          </table:table-cell>
          <table:table-cell office:value-type="string" calcext:value-type="string">
            <text:p>Poja Chaudhary</text:p>
          </table:table-cell>
          <table:table-cell office:value-type="float" office:value="9762976851" calcext:value-type="float">
            <text:p>9762976851</text:p>
          </table:table-cell>
          <table:table-cell table:style-name="ce7" office:value-type="string" calcext:value-type="string">
            <text:p><text:a xlink:href="mailto:chaudharypooja33@gmail.com" xlink:type="simple">chaudharypooja33@gmail.com</text:a></text:p>
          </table:table-cell>
        </table:table-row>
        <table:table-row table:style-name="ro5">
          <table:table-cell table:style-name="Default" office:value-type="float" office:value="1002" calcext:value-type="float">
            <text:p>1002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hivani Dhole</text:p>
          </table:table-cell>
          <table:table-cell table:style-name="Default" office:value-type="float" office:value="7219324707" calcext:value-type="float">
            <text:p>7219324707</text:p>
          </table:table-cell>
          <table:table-cell table:style-name="Default" office:value-type="string" calcext:value-type="string">
            <text:p>shivaniud28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05" calcext:value-type="float">
            <text:p>100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Janhavi Hinge</text:p>
          </table:table-cell>
          <table:table-cell table:style-name="Default" office:value-type="float" office:value="8378988755" calcext:value-type="float">
            <text:p>8378988755</text:p>
          </table:table-cell>
          <table:table-cell table:style-name="Default" office:value-type="string" calcext:value-type="string">
            <text:p>janhavi.hinge@cumminscollege.in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07" calcext:value-type="float">
            <text:p>100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Vaidehi Joshi</text:p>
          </table:table-cell>
          <table:table-cell table:style-name="Default" office:value-type="float" office:value="7776058351" calcext:value-type="float">
            <text:p>7776058351</text:p>
          </table:table-cell>
          <table:table-cell table:style-name="Default" office:value-type="string" calcext:value-type="string">
            <text:p>vaidehijoshi100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10" calcext:value-type="float">
            <text:p>1010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vedika Barde</text:p>
          </table:table-cell>
          <table:table-cell table:style-name="Default" office:value-type="float" office:value="7588465556" calcext:value-type="float">
            <text:p>7588465556</text:p>
          </table:table-cell>
          <table:table-cell table:style-name="Default" office:value-type="string" calcext:value-type="string">
            <text:p>bardevedika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11" calcext:value-type="float">
            <text:p>1011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Madhura Apte</text:p>
          </table:table-cell>
          <table:table-cell table:style-name="Default" office:value-type="float" office:value="9762036855" calcext:value-type="float">
            <text:p>9762036855</text:p>
          </table:table-cell>
          <table:table-cell table:style-name="Default" office:value-type="string" calcext:value-type="string">
            <text:p>aptemadhura222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19" calcext:value-type="float">
            <text:p>1019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Madhumita Chatne</text:p>
          </table:table-cell>
          <table:table-cell table:style-name="Default" office:value-type="float" office:value="9763750957" calcext:value-type="float">
            <text:p>9763750957</text:p>
          </table:table-cell>
          <table:table-cell table:style-name="Default" office:value-type="string" calcext:value-type="string">
            <text:p>madhumitachatne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34" calcext:value-type="float">
            <text:p>1034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arthak</text:p>
          </table:table-cell>
          <table:table-cell table:style-name="Default" office:value-type="float" office:value="8698628744" calcext:value-type="float">
            <text:p>8698628744</text:p>
          </table:table-cell>
          <table:table-cell table:style-name="Default" office:value-type="string" calcext:value-type="string">
            <text:p>MeBeSilent@gmail.com</text:p>
          </table:table-cell>
          <table:table-cell table:style-name="Default" office:value-type="string" calcext:value-type="string">
            <text:p>Shashank Singh</text:p>
          </table:table-cell>
          <table:table-cell table:style-name="Default" office:value-type="float" office:value="8698628744" calcext:value-type="float">
            <text:p>8698628744</text:p>
          </table:table-cell>
          <table:table-cell table:style-name="Default" office:value-type="string" calcext:value-type="string">
            <text:p>shashanksinghrathore57@gmail.com</text:p>
          </table:table-cell>
        </table:table-row>
        <table:table-row table:style-name="ro5">
          <table:table-cell table:style-name="Default" office:value-type="float" office:value="1036" calcext:value-type="float">
            <text:p>1036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anjay Singh Rathoure</text:p>
          </table:table-cell>
          <table:table-cell table:style-name="Default" office:value-type="float" office:value="8698635501" calcext:value-type="float">
            <text:p>8698635501</text:p>
          </table:table-cell>
          <table:table-cell table:style-name="Default" office:value-type="string" calcext:value-type="string">
            <text:p>aitsanjay6129@gmail.com</text:p>
          </table:table-cell>
          <table:table-cell table:style-name="Default" office:value-type="string" calcext:value-type="string">
            <text:p>Saurav Joshi</text:p>
          </table:table-cell>
          <table:table-cell table:style-name="Default" office:value-type="float" office:value="7261999059" calcext:value-type="float">
            <text:p>7261999059</text:p>
          </table:table-cell>
          <table:table-cell table:style-name="Default" office:value-type="string" calcext:value-type="string">
            <text:p>sauravjoshi91197@gmail.com</text:p>
          </table:table-cell>
        </table:table-row>
        <table:table-row table:style-name="ro5">
          <table:table-cell table:style-name="Default" office:value-type="float" office:value="1039" calcext:value-type="float">
            <text:p>1039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G Kranthi Kiran</text:p>
          </table:table-cell>
          <table:table-cell table:style-name="Default" office:value-type="float" office:value="8698570081" calcext:value-type="float">
            <text:p>8698570081</text:p>
          </table:table-cell>
          <table:table-cell table:style-name="Default" office:value-type="string" calcext:value-type="string">
            <text:p>the.kranthikiran@gmail.com</text:p>
          </table:table-cell>
          <table:table-cell table:style-name="Default" office:value-type="string" calcext:value-type="string">
            <text:p>G mothy</text:p>
          </table:table-cell>
          <table:table-cell table:style-name="Default" office:value-type="float" office:value="8698572133" calcext:value-type="float">
            <text:p>8698572133</text:p>
          </table:table-cell>
          <table:table-cell table:style-name="Default" office:value-type="string" calcext:value-type="string">
            <text:p>gobillamothy85@gmail.com</text:p>
          </table:table-cell>
        </table:table-row>
        <table:table-row table:style-name="ro5">
          <table:table-cell table:style-name="Default" office:value-type="float" office:value="1041" calcext:value-type="float">
            <text:p>1041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VIVEK RAJAN VERMA</text:p>
          </table:table-cell>
          <table:table-cell table:style-name="Default" office:value-type="float" office:value="9637895537" calcext:value-type="float">
            <text:p>9637895537</text:p>
          </table:table-cell>
          <table:table-cell table:style-name="Default" office:value-type="string" calcext:value-type="string">
            <text:p>vivekzmr3@gmail.com</text:p>
          </table:table-cell>
          <table:table-cell table:style-name="Default" office:value-type="string" calcext:value-type="string">
            <text:p>AJAY Thakur</text:p>
          </table:table-cell>
          <table:table-cell table:style-name="Default" office:value-type="float" office:value="8806743564" calcext:value-type="float">
            <text:p>8806743564</text:p>
          </table:table-cell>
          <table:table-cell table:style-name="Default" office:value-type="string" calcext:value-type="string">
            <text:p>thakurajay1717@gmail.com</text:p>
          </table:table-cell>
        </table:table-row>
        <table:table-row table:style-name="ro5">
          <table:table-cell table:style-name="Default" office:value-type="float" office:value="1042" calcext:value-type="float">
            <text:p>1042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mit kumar yadav</text:p>
          </table:table-cell>
          <table:table-cell table:style-name="Default" office:value-type="float" office:value="8698685036" calcext:value-type="float">
            <text:p>8698685036</text:p>
          </table:table-cell>
          <table:table-cell table:style-name="Default" office:value-type="string" calcext:value-type="string">
            <text:p>amit5841468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45" calcext:value-type="float">
            <text:p>104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Vaibhav Solanki</text:p>
          </table:table-cell>
          <table:table-cell table:style-name="Default" office:value-type="float" office:value="8698612753" calcext:value-type="float">
            <text:p>8698612753</text:p>
          </table:table-cell>
          <table:table-cell table:style-name="Default" office:value-type="string" calcext:value-type="string">
            <text:p>vbhvsolanki7500@gmail.com</text:p>
          </table:table-cell>
          <table:table-cell table:style-name="Default" office:value-type="string" calcext:value-type="string">
            <text:p>kamal Mehra</text:p>
          </table:table-cell>
          <table:table-cell table:style-name="Default" office:value-type="float" office:value="8698620670" calcext:value-type="float">
            <text:p>8698620670</text:p>
          </table:table-cell>
          <table:table-cell table:style-name="Default" office:value-type="string" calcext:value-type="string">
            <text:p>vbhvsolanki7500@gmail.com</text:p>
          </table:table-cell>
        </table:table-row>
        <table:table-row table:style-name="ro5">
          <table:table-cell table:style-name="Default" office:value-type="float" office:value="1047" calcext:value-type="float">
            <text:p>104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nusha</text:p>
          </table:table-cell>
          <table:table-cell table:style-name="Default" office:value-type="float" office:value="9701356712" calcext:value-type="float">
            <text:p>9701356712</text:p>
          </table:table-cell>
          <table:table-cell table:style-name="Default" office:value-type="string" calcext:value-type="string">
            <text:p>anushareddyrocks16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49" calcext:value-type="float">
            <text:p>1049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ubhendu Das Mohapatra</text:p>
          </table:table-cell>
          <table:table-cell table:style-name="Default" office:value-type="float" office:value="8698667601" calcext:value-type="float">
            <text:p>8698667601</text:p>
          </table:table-cell>
          <table:table-cell table:style-name="Default" office:value-type="string" calcext:value-type="string">
            <text:p>subhendu.bapu@gmail.com</text:p>
          </table:table-cell>
          <table:table-cell table:style-name="Default" office:value-type="string" calcext:value-type="string">
            <text:p>Kurra.Vijayakrishna Rao</text:p>
          </table:table-cell>
          <table:table-cell table:style-name="Default" office:value-type="float" office:value="8698674669" calcext:value-type="float">
            <text:p>8698674669</text:p>
          </table:table-cell>
          <table:table-cell table:style-name="Default" office:value-type="string" calcext:value-type="string">
            <text:p>vijayakrishnarao.kurra@gmail.com</text:p>
          </table:table-cell>
        </table:table-row>
        <table:table-row table:style-name="ro5">
          <table:table-cell table:style-name="Default" office:value-type="float" office:value="1052" calcext:value-type="float">
            <text:p>1052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unny Sarma</text:p>
          </table:table-cell>
          <table:table-cell table:style-name="Default" office:value-type="float" office:value="8698570745" calcext:value-type="float">
            <text:p>8698570745</text:p>
          </table:table-cell>
          <table:table-cell table:style-name="Default" office:value-type="string" calcext:value-type="string">
            <text:p>prezrishabh001@gmail.com</text:p>
          </table:table-cell>
          <table:table-cell table:style-name="Default" office:value-type="string" calcext:value-type="string">
            <text:p>Rishabh Tiwari</text:p>
          </table:table-cell>
          <table:table-cell table:style-name="Default" office:value-type="float" office:value="9407058785" calcext:value-type="float">
            <text:p>9407058785</text:p>
          </table:table-cell>
          <table:table-cell table:style-name="Default" office:value-type="string" calcext:value-type="string">
            <text:p>prezrishabh001@gmail.com</text:p>
          </table:table-cell>
        </table:table-row>
        <table:table-row table:style-name="ro5">
          <table:table-cell table:style-name="Default" office:value-type="float" office:value="1058" calcext:value-type="float">
            <text:p>1058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ai Talwadekar</text:p>
          </table:table-cell>
          <table:table-cell table:style-name="Default" office:value-type="float" office:value="9657190812" calcext:value-type="float">
            <text:p>9657190812</text:p>
          </table:table-cell>
          <table:table-cell table:style-name="Default" office:value-type="string" calcext:value-type="string">
            <text:p>saist19@gmail.com</text:p>
          </table:table-cell>
          <table:table-cell table:style-name="Default" office:value-type="string" calcext:value-type="string">
            <text:p>vaibhav Andhare</text:p>
          </table:table-cell>
          <table:table-cell table:style-name="Default" office:value-type="float" office:value="7030740901" calcext:value-type="float">
            <text:p>7030740901</text:p>
          </table:table-cell>
          <table:table-cell table:style-name="Default" office:value-type="string" calcext:value-type="string">
            <text:p>vaibhavandhare23@gmail.com</text:p>
          </table:table-cell>
        </table:table-row>
        <table:table-row table:style-name="ro5">
          <table:table-cell table:style-name="Default" office:value-type="float" office:value="1080" calcext:value-type="float">
            <text:p>1080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bhinav Levharkar</text:p>
          </table:table-cell>
          <table:table-cell table:style-name="Default" office:value-type="float" office:value="9423354065" calcext:value-type="float">
            <text:p>9423354065</text:p>
          </table:table-cell>
          <table:table-cell table:style-name="Default" office:value-type="string" calcext:value-type="string">
            <text:p>abhinav.levharkar@gmail.com</text:p>
          </table:table-cell>
          <table:table-cell table:style-name="Default" office:value-type="string" calcext:value-type="string">
            <text:p>Shrey Sinha</text:p>
          </table:table-cell>
          <table:table-cell table:style-name="Default" office:value-type="float" office:value="8554928702" calcext:value-type="float">
            <text:p>8554928702</text:p>
          </table:table-cell>
          <table:table-cell table:style-name="Default" office:value-type="string" calcext:value-type="string">
            <text:p>shreyk1999@gmail.com</text:p>
          </table:table-cell>
        </table:table-row>
        <table:table-row table:style-name="ro5">
          <table:table-cell table:style-name="Default" office:value-type="float" office:value="1095" calcext:value-type="float">
            <text:p>109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oumya Kumari</text:p>
          </table:table-cell>
          <table:table-cell table:style-name="Default" office:value-type="float" office:value="7276422122" calcext:value-type="float">
            <text:p>7276422122</text:p>
          </table:table-cell>
          <table:table-cell table:style-name="Default" office:value-type="string" calcext:value-type="string">
            <text:p>soumyakumar97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01" calcext:value-type="float">
            <text:p>1101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diti Chavan</text:p>
          </table:table-cell>
          <table:table-cell table:style-name="Default" office:value-type="float" office:value="7744853312" calcext:value-type="float">
            <text:p>7744853312</text:p>
          </table:table-cell>
          <table:table-cell table:style-name="Default" office:value-type="string" calcext:value-type="string">
            <text:p>chavanaditi98@gmail.com</text:p>
          </table:table-cell>
          <table:table-cell table:style-name="Default" office:value-type="string" calcext:value-type="string">
            <text:p>deepti prasad</text:p>
          </table:table-cell>
          <table:table-cell table:style-name="Default" office:value-type="float" office:value="9930719017" calcext:value-type="float">
            <text:p>9930719017</text:p>
          </table:table-cell>
          <table:table-cell table:style-name="Default" office:value-type="string" calcext:value-type="string">
            <text:p>deepti.prasad7@gmail.com</text:p>
          </table:table-cell>
        </table:table-row>
        <table:table-row table:style-name="ro5">
          <table:table-cell table:style-name="Default" office:value-type="float" office:value="1103" calcext:value-type="float">
            <text:p>110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Nikhil Kothari</text:p>
          </table:table-cell>
          <table:table-cell table:style-name="Default" office:value-type="float" office:value="9674943529" calcext:value-type="float">
            <text:p>9674943529</text:p>
          </table:table-cell>
          <table:table-cell table:style-name="Default" office:value-type="string" calcext:value-type="string">
            <text:p>nik.kothari22@live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08" calcext:value-type="float">
            <text:p>1108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ubham mishra</text:p>
          </table:table-cell>
          <table:table-cell table:style-name="Default" office:value-type="float" office:value="8237220758" calcext:value-type="float">
            <text:p>8237220758</text:p>
          </table:table-cell>
          <table:table-cell table:style-name="Default" office:value-type="string" calcext:value-type="string">
            <text:p>mishrasubham21081998@gmail.com</text:p>
          </table:table-cell>
          <table:table-cell table:style-name="Default" office:value-type="string" calcext:value-type="string">
            <text:p>soumak sinha</text:p>
          </table:table-cell>
          <table:table-cell table:style-name="Default" office:value-type="float" office:value="8237213276" calcext:value-type="float">
            <text:p>8237213276</text:p>
          </table:table-cell>
          <table:table-cell table:style-name="Default" office:value-type="string" calcext:value-type="string">
            <text:p>soumaksinha1@gmail.com</text:p>
          </table:table-cell>
        </table:table-row>
        <table:table-row table:style-name="ro5">
          <table:table-cell table:style-name="Default" office:value-type="float" office:value="1118" calcext:value-type="float">
            <text:p>1118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ushravya Udapikar</text:p>
          </table:table-cell>
          <table:table-cell table:style-name="Default" office:value-type="float" office:value="8805162176" calcext:value-type="float">
            <text:p>8805162176</text:p>
          </table:table-cell>
          <table:table-cell table:style-name="Default" office:value-type="string" calcext:value-type="string">
            <text:p>sushravyaudapikar@gmail.com</text:p>
          </table:table-cell>
          <table:table-cell table:style-name="Default" office:value-type="string" calcext:value-type="string">
            <text:p>Kemal Jambhulkar</text:p>
          </table:table-cell>
          <table:table-cell table:style-name="Default" office:value-type="float" office:value="8149406076" calcext:value-type="float">
            <text:p>8149406076</text:p>
          </table:table-cell>
          <table:table-cell table:style-name="Default" office:value-type="string" calcext:value-type="string">
            <text:p>sushravyaudapikar@gmail.com</text:p>
          </table:table-cell>
        </table:table-row>
        <table:table-row table:style-name="ro5">
          <table:table-cell table:style-name="Default" office:value-type="float" office:value="1121" calcext:value-type="float">
            <text:p>1121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Nikita Jantikar</text:p>
          </table:table-cell>
          <table:table-cell table:style-name="Default" office:value-type="float" office:value="9730642794" calcext:value-type="float">
            <text:p>9730642794</text:p>
          </table:table-cell>
          <table:table-cell table:style-name="Default" office:value-type="string" calcext:value-type="string">
            <text:p>nikita.jantikar@gmail.com</text:p>
          </table:table-cell>
          <table:table-cell table:style-name="Default" office:value-type="string" calcext:value-type="string">
            <text:p>Gautami Sangoram</text:p>
          </table:table-cell>
          <table:table-cell table:style-name="Default" office:value-type="float" office:value="8407986805" calcext:value-type="float">
            <text:p>8407986805</text:p>
          </table:table-cell>
          <table:table-cell table:style-name="Default" office:value-type="string" calcext:value-type="string">
            <text:p>gautami.sangoram@gmail.com</text:p>
          </table:table-cell>
        </table:table-row>
        <table:table-row table:style-name="ro5">
          <table:table-cell table:style-name="Default" office:value-type="float" office:value="1129" calcext:value-type="float">
            <text:p>1129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Harshal Mehta</text:p>
          </table:table-cell>
          <table:table-cell table:style-name="Default" office:value-type="float" office:value="9403033368" calcext:value-type="float">
            <text:p>9403033368</text:p>
          </table:table-cell>
          <table:table-cell table:style-name="Default" office:value-type="string" calcext:value-type="string">
            <text:p>mehtaharshal1998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35" calcext:value-type="float">
            <text:p>113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ditya Sinha</text:p>
          </table:table-cell>
          <table:table-cell table:style-name="Default" office:value-type="float" office:value="7304104892" calcext:value-type="float">
            <text:p>7304104892</text:p>
          </table:table-cell>
          <table:table-cell table:style-name="Default" office:value-type="string" calcext:value-type="string">
            <text:p>adityave.97@gmail.com</text:p>
          </table:table-cell>
          <table:table-cell table:style-name="Default" office:value-type="string" calcext:value-type="string">
            <text:p>Nikhil Mahajan</text:p>
          </table:table-cell>
          <table:table-cell table:style-name="Default" office:value-type="float" office:value="9009140067" calcext:value-type="float">
            <text:p>9009140067</text:p>
          </table:table-cell>
          <table:table-cell table:style-name="Default" office:value-type="string" calcext:value-type="string">
            <text:p>nikhilmahajan9847@gmail.com</text:p>
          </table:table-cell>
        </table:table-row>
        <table:table-row table:style-name="ro5">
          <table:table-cell table:style-name="Default" office:value-type="float" office:value="1145" calcext:value-type="float">
            <text:p>114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Bhushan Sadalage</text:p>
          </table:table-cell>
          <table:table-cell table:style-name="Default" office:value-type="float" office:value="8554057329" calcext:value-type="float">
            <text:p>8554057329</text:p>
          </table:table-cell>
          <table:table-cell table:style-name="Default" office:value-type="string" calcext:value-type="string">
            <text:p>sadalagebhushan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47" calcext:value-type="float">
            <text:p>114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Piyush V. Bendale</text:p>
          </table:table-cell>
          <table:table-cell table:style-name="Default" office:value-type="float" office:value="9158674554" calcext:value-type="float">
            <text:p>9158674554</text:p>
          </table:table-cell>
          <table:table-cell table:style-name="Default" office:value-type="string" calcext:value-type="string">
            <text:p>piyushbendale7@rediffmail.com</text:p>
          </table:table-cell>
          <table:table-cell table:style-name="Default" office:value-type="string" calcext:value-type="string">
            <text:p>vivek sonar</text:p>
          </table:table-cell>
          <table:table-cell table:style-name="Default" office:value-type="float" office:value="8237550016" calcext:value-type="float">
            <text:p>8237550016</text:p>
          </table:table-cell>
          <table:table-cell table:style-name="Default" office:value-type="string" calcext:value-type="string">
            <text:p>vivekgsonar112@gmail.com</text:p>
          </table:table-cell>
        </table:table-row>
        <table:table-row table:style-name="ro5">
          <table:table-cell table:style-name="Default" office:value-type="float" office:value="1153" calcext:value-type="float">
            <text:p>115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uraj kamble</text:p>
          </table:table-cell>
          <table:table-cell table:style-name="Default" office:value-type="float" office:value="9881824621" calcext:value-type="float">
            <text:p>9881824621</text:p>
          </table:table-cell>
          <table:table-cell table:style-name="Default" office:value-type="string" calcext:value-type="string">
            <text:p>kamblesuraj024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54" calcext:value-type="float">
            <text:p>1154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Nikhil yadav</text:p>
          </table:table-cell>
          <table:table-cell table:style-name="Default" office:value-type="float" office:value="9987130466" calcext:value-type="float">
            <text:p>9987130466</text:p>
          </table:table-cell>
          <table:table-cell table:style-name="Default" office:value-type="string" calcext:value-type="string">
            <text:p>nkhilcool542@gmail.com</text:p>
          </table:table-cell>
          <table:table-cell table:style-name="Default" office:value-type="string" calcext:value-type="string">
            <text:p>Shashank Shanbhag</text:p>
          </table:table-cell>
          <table:table-cell table:style-name="Default" office:value-type="float" office:value="7738456455" calcext:value-type="float">
            <text:p>7738456455</text:p>
          </table:table-cell>
          <table:table-cell table:style-name="Default" office:value-type="string" calcext:value-type="string">
            <text:p>shashankrobot72@gmail.com</text:p>
          </table:table-cell>
        </table:table-row>
        <table:table-row table:style-name="ro5">
          <table:table-cell table:style-name="Default" office:value-type="float" office:value="1156" calcext:value-type="float">
            <text:p>1156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hivam singh</text:p>
          </table:table-cell>
          <table:table-cell table:style-name="Default" office:value-type="float" office:value="8605750778" calcext:value-type="float">
            <text:p>8605750778</text:p>
          </table:table-cell>
          <table:table-cell table:style-name="Default" office:value-type="string" calcext:value-type="string">
            <text:p>16030122068@sicsr.ac.in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62" calcext:value-type="float">
            <text:p>1162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nkur sakhala</text:p>
          </table:table-cell>
          <table:table-cell table:style-name="Default" office:value-type="float" office:value="8805671969" calcext:value-type="float">
            <text:p>8805671969</text:p>
          </table:table-cell>
          <table:table-cell table:style-name="Default" office:value-type="string" calcext:value-type="string">
            <text:p>ankurgsakhala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82" calcext:value-type="float">
            <text:p>1182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Pranit Telore</text:p>
          </table:table-cell>
          <table:table-cell table:style-name="Default" office:value-type="float" office:value="9158753690" calcext:value-type="float">
            <text:p>9158753690</text:p>
          </table:table-cell>
          <table:table-cell table:style-name="Default" office:value-type="string" calcext:value-type="string">
            <text:p>pranit.telore1@gmail.com</text:p>
          </table:table-cell>
          <table:table-cell table:style-name="Default" office:value-type="string" calcext:value-type="string">
            <text:p>Kiran Bhore</text:p>
          </table:table-cell>
          <table:table-cell table:style-name="Default" office:value-type="float" office:value="9130725035" calcext:value-type="float">
            <text:p>9130725035</text:p>
          </table:table-cell>
          <table:table-cell table:style-name="Default" office:value-type="string" calcext:value-type="string">
            <text:p>kiranbhore583@gmail.com</text:p>
          </table:table-cell>
        </table:table-row>
        <table:table-row table:style-name="ro5">
          <table:table-cell table:style-name="Default" office:value-type="float" office:value="1193" calcext:value-type="float">
            <text:p>119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nikhil kasbe</text:p>
          </table:table-cell>
          <table:table-cell table:style-name="Default" office:value-type="float" office:value="9405711335" calcext:value-type="float">
            <text:p>9405711335</text:p>
          </table:table-cell>
          <table:table-cell table:style-name="Default" office:value-type="string" calcext:value-type="string">
            <text:p>nikhilkasbe@gmail.com</text:p>
          </table:table-cell>
          <table:table-cell table:style-name="Default" office:value-type="string" calcext:value-type="string">
            <text:p>Parish Kumar</text:p>
          </table:table-cell>
          <table:table-cell table:style-name="Default" office:value-type="float" office:value="9762565530" calcext:value-type="float">
            <text:p>9762565530</text:p>
          </table:table-cell>
          <table:table-cell table:style-name="Default" office:value-type="string" calcext:value-type="string">
            <text:p>parishk.haldkar@gmail.com</text:p>
          </table:table-cell>
        </table:table-row>
        <table:table-row table:style-name="ro5">
          <table:table-cell table:style-name="Default" office:value-type="float" office:value="1197" calcext:value-type="float">
            <text:p>119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Tanmay Patil</text:p>
          </table:table-cell>
          <table:table-cell table:style-name="Default" office:value-type="float" office:value="9130227572" calcext:value-type="float">
            <text:p>9130227572</text:p>
          </table:table-cell>
          <table:table-cell table:style-name="Default" office:value-type="string" calcext:value-type="string">
            <text:p>patiltanmay73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202" calcext:value-type="float">
            <text:p>1202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bhijeet awaghade</text:p>
          </table:table-cell>
          <table:table-cell table:style-name="Default" office:value-type="float" office:value="8149512522" calcext:value-type="float">
            <text:p>8149512522</text:p>
          </table:table-cell>
          <table:table-cell table:style-name="Default" office:value-type="string" calcext:value-type="string">
            <text:p>awaghadeabhijeet123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209" calcext:value-type="float">
            <text:p>1209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Pearl Swaminathan</text:p>
          </table:table-cell>
          <table:table-cell table:style-name="Default" office:value-type="float" office:value="9922487051" calcext:value-type="float">
            <text:p>9922487051</text:p>
          </table:table-cell>
          <table:table-cell table:style-name="Default" office:value-type="string" calcext:value-type="string">
            <text:p>pearlswaminathan014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hubham Koshti</text:p>
          </table:table-cell>
          <table:table-cell table:style-name="Default" office:value-type="float" office:value="9527900992" calcext:value-type="float">
            <text:p>9527900992</text:p>
          </table:table-cell>
          <table:table-cell table:style-name="Default" office:value-type="string" calcext:value-type="string">
            <text:p>shubham.koshti10016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217" calcext:value-type="float">
            <text:p>121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pranav <text:s/>borhade</text:p>
          </table:table-cell>
          <table:table-cell table:style-name="Default" office:value-type="float" office:value="8149892357" calcext:value-type="float">
            <text:p>8149892357</text:p>
          </table:table-cell>
          <table:table-cell table:style-name="Default" office:value-type="string" calcext:value-type="string">
            <text:p>rborhade04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223" calcext:value-type="float">
            <text:p>122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kash Nahar</text:p>
          </table:table-cell>
          <table:table-cell table:style-name="Default" office:value-type="float" office:value="9404934544" calcext:value-type="float">
            <text:p>9404934544</text:p>
          </table:table-cell>
          <table:table-cell table:style-name="Default" office:value-type="string" calcext:value-type="string">
            <text:p>akashn383@gmail.com</text:p>
          </table:table-cell>
          <table:table-cell table:style-name="Default" office:value-type="string" calcext:value-type="string">
            <text:p>Ameya Ade</text:p>
          </table:table-cell>
          <table:table-cell table:style-name="Default" office:value-type="float" office:value="8378001285" calcext:value-type="float">
            <text:p>8378001285</text:p>
          </table:table-cell>
          <table:table-cell table:style-name="Default" office:value-type="string" calcext:value-type="string">
            <text:p>ameyaaade@gmail.com</text:p>
          </table:table-cell>
        </table:table-row>
        <table:table-row table:style-name="ro5">
          <table:table-cell table:style-name="Default" office:value-type="float" office:value="1241" calcext:value-type="float">
            <text:p>1241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Devika Khandagale</text:p>
          </table:table-cell>
          <table:table-cell table:style-name="Default" office:value-type="float" office:value="8605318580" calcext:value-type="float">
            <text:p>8605318580</text:p>
          </table:table-cell>
          <table:table-cell table:style-name="Default" office:value-type="string" calcext:value-type="string">
            <text:p>vasudhakhandagale@gmail.com</text:p>
          </table:table-cell>
          <table:table-cell table:style-name="Default" office:value-type="string" calcext:value-type="string">
            <text:p>purvi modi</text:p>
          </table:table-cell>
          <table:table-cell table:style-name="Default" office:value-type="float" office:value="8087492913" calcext:value-type="float">
            <text:p>8087492913</text:p>
          </table:table-cell>
          <table:table-cell table:style-name="Default" office:value-type="string" calcext:value-type="string">
            <text:p>purvimodi1997@gmail.com</text:p>
          </table:table-cell>
        </table:table-row>
        <table:table-row table:style-name="ro5">
          <table:table-cell table:style-name="Default" office:value-type="float" office:value="1257" calcext:value-type="float">
            <text:p>125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omkar bhalerao</text:p>
          </table:table-cell>
          <table:table-cell table:style-name="Default" office:value-type="float" office:value="7350012572" calcext:value-type="float">
            <text:p>7350012572</text:p>
          </table:table-cell>
          <table:table-cell table:style-name="Default" office:value-type="string" calcext:value-type="string">
            <text:p>aomkar24@gmail.com</text:p>
          </table:table-cell>
          <table:table-cell table:style-name="Default" office:value-type="string" calcext:value-type="string">
            <text:p>Chappidi Vishnuvardhan Subbaiah</text:p>
          </table:table-cell>
          <table:table-cell table:style-name="Default" office:value-type="float" office:value="8149908309" calcext:value-type="float">
            <text:p>8149908309</text:p>
          </table:table-cell>
          <table:table-cell table:style-name="Default" office:value-type="string" calcext:value-type="string">
            <text:p>ashleyrocks0247@gmail.com</text:p>
          </table:table-cell>
        </table:table-row>
        <table:table-row table:style-name="ro5">
          <table:table-cell table:style-name="Default" office:value-type="float" office:value="1268" calcext:value-type="float">
            <text:p>1268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nuja mokadam</text:p>
          </table:table-cell>
          <table:table-cell table:style-name="Default" office:value-type="float" office:value="8983643611" calcext:value-type="float">
            <text:p>8983643611</text:p>
          </table:table-cell>
          <table:table-cell table:style-name="Default" office:value-type="string" calcext:value-type="string">
            <text:p>anujamokadam13@gmail.com</text:p>
          </table:table-cell>
          <table:table-cell table:style-name="Default" office:value-type="string" calcext:value-type="string">
            <text:p>Apurva Datkhile</text:p>
          </table:table-cell>
          <table:table-cell table:style-name="Default" office:value-type="float" office:value="9767376126" calcext:value-type="float">
            <text:p>9767376126</text:p>
          </table:table-cell>
          <table:table-cell table:style-name="Default" office:value-type="string" calcext:value-type="string">
            <text:p>datkhileapurva7@gmail.com</text:p>
          </table:table-cell>
        </table:table-row>
        <table:table-row table:style-name="ro5">
          <table:table-cell table:style-name="Default" office:value-type="float" office:value="1277" calcext:value-type="float">
            <text:p>127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haryu deshmukh</text:p>
          </table:table-cell>
          <table:table-cell table:style-name="Default" office:value-type="float" office:value="7057906428" calcext:value-type="float">
            <text:p>7057906428</text:p>
          </table:table-cell>
          <table:table-cell table:style-name="Default" office:value-type="string" calcext:value-type="string">
            <text:p>Sharyudeshmukh82@gmail.com</text:p>
          </table:table-cell>
          <table:table-cell table:style-name="Default" office:value-type="string" calcext:value-type="string">
            <text:p>revati girgaonkar</text:p>
          </table:table-cell>
          <table:table-cell table:style-name="Default" office:value-type="float" office:value="8408925005" calcext:value-type="float">
            <text:p>8408925005</text:p>
          </table:table-cell>
          <table:table-cell table:style-name="Default" office:value-type="string" calcext:value-type="string">
            <text:p>revatigirgaonkar7@gmail.com</text:p>
          </table:table-cell>
        </table:table-row>
        <table:table-row table:style-name="ro5">
          <table:table-cell table:style-name="Default" office:value-type="float" office:value="1278" calcext:value-type="float">
            <text:p>1278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akshi ambatkar</text:p>
          </table:table-cell>
          <table:table-cell table:style-name="Default" office:value-type="float" office:value="9975531162" calcext:value-type="float">
            <text:p>9975531162</text:p>
          </table:table-cell>
          <table:table-cell table:style-name="Default" office:value-type="string" calcext:value-type="string">
            <text:p>sakshiambatkar235788@gmail.com</text:p>
          </table:table-cell>
          <table:table-cell table:style-name="Default" office:value-type="string" calcext:value-type="string">
            <text:p>kalpesh gawali</text:p>
          </table:table-cell>
          <table:table-cell table:style-name="Default" office:value-type="float" office:value="8686874425" calcext:value-type="float">
            <text:p>8686874425</text:p>
          </table:table-cell>
          <table:table-cell table:style-name="Default" office:value-type="string" calcext:value-type="string">
            <text:p>kedarwanikar@gmail.com</text:p>
          </table:table-cell>
        </table:table-row>
        <table:table-row table:style-name="ro5">
          <table:table-cell table:style-name="Default" office:value-type="float" office:value="1282" calcext:value-type="float">
            <text:p>1282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harshil bhatt</text:p>
          </table:table-cell>
          <table:table-cell table:style-name="Default" office:value-type="float" office:value="9168778279" calcext:value-type="float">
            <text:p>9168778279</text:p>
          </table:table-cell>
          <table:table-cell table:style-name="Default" office:value-type="string" calcext:value-type="string">
            <text:p>harshilbhatt99@yahoo.in</text:p>
          </table:table-cell>
          <table:table-cell table:style-name="Default" office:value-type="string" calcext:value-type="string">
            <text:p>Akhilan P.S.</text:p>
          </table:table-cell>
          <table:table-cell table:style-name="Default" office:value-type="float" office:value="9921368372" calcext:value-type="float">
            <text:p>9921368372</text:p>
          </table:table-cell>
          <table:table-cell table:style-name="Default" office:value-type="string" calcext:value-type="string">
            <text:p>akhilan96.aps@gmail.com</text:p>
          </table:table-cell>
        </table:table-row>
        <table:table-row table:style-name="ro5">
          <table:table-cell table:style-name="Default" office:value-type="float" office:value="1284" calcext:value-type="float">
            <text:p>1284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hruti bidwalkar</text:p>
          </table:table-cell>
          <table:table-cell table:style-name="Default" office:value-type="float" office:value="9423085266" calcext:value-type="float">
            <text:p>9423085266</text:p>
          </table:table-cell>
          <table:table-cell table:style-name="Default" office:value-type="string" calcext:value-type="string">
            <text:p>shrutinb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305" calcext:value-type="float">
            <text:p>130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Rohit Awate</text:p>
          </table:table-cell>
          <table:table-cell table:style-name="Default" office:value-type="float" office:value="9673925924" calcext:value-type="float">
            <text:p>9673925924</text:p>
          </table:table-cell>
          <table:table-cell table:style-name="Default" office:value-type="string" calcext:value-type="string">
            <text:p>rohitawate121@gmail.com</text:p>
          </table:table-cell>
          <table:table-cell table:style-name="Default" office:value-type="string" calcext:value-type="string">
            <text:p>Divyank Agarwal</text:p>
          </table:table-cell>
          <table:table-cell table:style-name="Default" office:value-type="float" office:value="9767912137" calcext:value-type="float">
            <text:p>9767912137</text:p>
          </table:table-cell>
          <table:table-cell table:style-name="Default" office:value-type="string" calcext:value-type="string">
            <text:p>divyankagarwal7@gmail.com</text:p>
          </table:table-cell>
        </table:table-row>
        <table:table-row table:style-name="ro5">
          <table:table-cell table:style-name="Default" office:value-type="float" office:value="1315" calcext:value-type="float">
            <text:p>1315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tejashree kalel</text:p>
          </table:table-cell>
          <table:table-cell table:style-name="Default" office:value-type="float" office:value="8652868213" calcext:value-type="float">
            <text:p>8652868213</text:p>
          </table:table-cell>
          <table:table-cell table:style-name="Default" office:value-type="string" calcext:value-type="string">
            <text:p>tejashreekalel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319" calcext:value-type="float">
            <text:p>1319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Niket Doke</text:p>
          </table:table-cell>
          <table:table-cell table:style-name="Default" office:value-type="float" office:value="9503449099" calcext:value-type="float">
            <text:p>9503449099</text:p>
          </table:table-cell>
          <table:table-cell table:style-name="Default" office:value-type="string" calcext:value-type="string">
            <text:p>niketdoke456@gmail.com</text:p>
          </table:table-cell>
          <table:table-cell table:style-name="Default" office:value-type="string" calcext:value-type="string">
            <text:p>Chakor Pandkar</text:p>
          </table:table-cell>
          <table:table-cell table:style-name="Default" office:value-type="float" office:value="8308356069" calcext:value-type="float">
            <text:p>8308356069</text:p>
          </table:table-cell>
          <table:table-cell table:style-name="Default" office:value-type="string" calcext:value-type="string">
            <text:p>niketdoke456@gmail.com</text:p>
          </table:table-cell>
        </table:table-row>
        <table:table-row table:style-name="ro5">
          <table:table-cell table:style-name="Default" office:value-type="float" office:value="1323" calcext:value-type="float">
            <text:p>132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waraj Thamke</text:p>
          </table:table-cell>
          <table:table-cell table:style-name="Default" office:value-type="float" office:value="8888922255" calcext:value-type="float">
            <text:p>8888922255</text:p>
          </table:table-cell>
          <table:table-cell table:style-name="Default" office:value-type="string" calcext:value-type="string">
            <text:p>swarajthamke55@gmail.com</text:p>
          </table:table-cell>
          <table:table-cell table:style-name="Default" office:value-type="string" calcext:value-type="string">
            <text:p>Kunal Porwal</text:p>
          </table:table-cell>
          <table:table-cell table:style-name="Default" office:value-type="float" office:value="7507284704" calcext:value-type="float">
            <text:p>7507284704</text:p>
          </table:table-cell>
          <table:table-cell table:style-name="Default" office:value-type="string" calcext:value-type="string">
            <text:p>kunalprwl59@gmail.com</text:p>
          </table:table-cell>
        </table:table-row>
        <table:table-row table:style-name="ro5">
          <table:table-cell table:style-name="Default" office:value-type="float" office:value="1327" calcext:value-type="float">
            <text:p>132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varun goyal</text:p>
          </table:table-cell>
          <table:table-cell table:style-name="Default" office:value-type="float" office:value="8149404767" calcext:value-type="float">
            <text:p>8149404767</text:p>
          </table:table-cell>
          <table:table-cell table:style-name="Default" office:value-type="string" calcext:value-type="string">
            <text:p>varungoyal311213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30" calcext:value-type="float">
            <text:p>1030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neri rana</text:p>
          </table:table-cell>
          <table:table-cell table:style-name="Default" office:value-type="float" office:value="8149361566" calcext:value-type="float">
            <text:p>8149361566</text:p>
          </table:table-cell>
          <table:table-cell table:style-name="Default" office:value-type="string" calcext:value-type="string">
            <text:p>anerirana2000@gmail.com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031" calcext:value-type="float">
            <text:p>1031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Riti Agrawal</text:p>
          </table:table-cell>
          <table:table-cell table:style-name="Default" office:value-type="float" office:value="9028418234" calcext:value-type="float">
            <text:p>9028418234</text:p>
          </table:table-cell>
          <table:table-cell table:style-name="Default" office:value-type="string" calcext:value-type="string">
            <text:p>ritiagrawal026@gmail.com</text:p>
          </table:table-cell>
          <table:table-cell table:style-name="Default" office:value-type="string" calcext:value-type="string">
            <text:p>sonali jha</text:p>
          </table:table-cell>
          <table:table-cell table:style-name="Default" office:value-type="float" office:value="8412855145" calcext:value-type="float">
            <text:p>8412855145</text:p>
          </table:table-cell>
          <table:table-cell table:style-name="Default" office:value-type="string" calcext:value-type="string">
            <text:p>sonalijha108@gmail.com</text:p>
          </table:table-cell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Default" office:value-type="string" calcext:value-type="string">
            <text:p>RC</text:p>
          </table:table-cell>
          <table:table-cell table:style-name="ce5" office:value-type="string" calcext:value-type="string">
            <text:p>shivam baghul</text:p>
          </table:table-cell>
          <table:table-cell table:style-name="ce5" office:value-type="float" office:value="9405758131" calcext:value-type="float">
            <text:p>9405758131</text:p>
          </table:table-cell>
          <table:table-cell table:style-name="ce12" office:value-type="string" calcext:value-type="string">
            <text:p><text:a xlink:href="mailto:shivambaghal378@gmail.com" xlink:type="simple">shivambaghal378@gmail.com</text:a></text:p>
          </table:table-cell>
          <table:table-cell table:style-name="Default" table:number-columns-repeated="3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Default" office:value-type="string" calcext:value-type="string">
            <text:p>RC</text:p>
          </table:table-cell>
          <table:table-cell table:style-name="ce5" office:value-type="string" calcext:value-type="string">
            <text:p>raunak landge</text:p>
          </table:table-cell>
          <table:table-cell table:style-name="ce5" office:value-type="float" office:value="8605592249" calcext:value-type="float">
            <text:p>8605592249</text:p>
          </table:table-cell>
          <table:table-cell table:style-name="ce12" office:value-type="string" calcext:value-type="string">
            <text:p><text:a xlink:href="mailto:ronak.landge@gmailcom" xlink:type="simple">ronak.landge@gmailcom</text:a></text:p>
          </table:table-cell>
          <table:table-cell table:style-name="Default" table:number-columns-repeated="3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Default" office:value-type="string" calcext:value-type="string">
            <text:p>RC</text:p>
          </table:table-cell>
          <table:table-cell table:style-name="ce5" office:value-type="string" calcext:value-type="string">
            <text:p>niraj shinde</text:p>
          </table:table-cell>
          <table:table-cell table:style-name="ce5" office:value-type="float" office:value="8380856633" calcext:value-type="float">
            <text:p>8380856633</text:p>
          </table:table-cell>
          <table:table-cell table:style-name="ce12" office:value-type="string" calcext:value-type="string">
            <text:p><text:a xlink:href="mailto:nirajs615@gmail.com" xlink:type="simple">nirajs615@gmail.com</text:a></text:p>
          </table:table-cell>
          <table:table-cell table:style-name="Default" table:number-columns-repeated="3"/>
        </table:table-row>
        <table:table-row table:style-name="ro2"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Shipra Mittal</text:p>
          </table:table-cell>
          <table:table-cell table:style-name="ce5" office:value-type="float" office:value="9422901082" calcext:value-type="float">
            <text:p>9422901082</text:p>
          </table:table-cell>
          <table:table-cell table:style-name="ce12" office:value-type="string" calcext:value-type="string">
            <text:p><text:a xlink:href="mailto:shipramttl@gmail.com" xlink:type="simple">shipramttl@gmail.com</text:a></text:p>
          </table:table-cell>
          <table:table-cell table:style-name="ce5" office:value-type="string" calcext:value-type="string">
            <text:p>VaishnaviBoraste</text:p>
          </table:table-cell>
          <table:table-cell table:style-name="ce5" office:value-type="float" office:value="9172118844" calcext:value-type="float">
            <text:p>9172118844</text:p>
          </table:table-cell>
          <table:table-cell table:style-name="ce12" office:value-type="string" calcext:value-type="string">
            <text:p><text:a xlink:href="mailto:vashnaviboraste2011@gmail.com" xlink:type="simple">vashnaviboraste2011@gmail.com</text:a></text:p>
          </table:table-cell>
        </table:table-row>
        <table:table-row table:style-name="ro2">
          <table:table-cell table:style-name="ce5" office:value-type="float" office:value="409" calcext:value-type="float">
            <text:p>409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li Saheeb</text:p>
          </table:table-cell>
          <table:table-cell table:style-name="ce5" office:value-type="float" office:value="8149656172" calcext:value-type="float">
            <text:p>8149656172</text:p>
          </table:table-cell>
          <table:table-cell table:style-name="ce12" office:value-type="string" calcext:value-type="string">
            <text:p><text:a xlink:href="mailto:ali_saheeb@yahoo.com" xlink:type="simple">ali_saheeb@yahoo.com</text:a></text:p>
          </table:table-cell>
          <table:table-cell table:style-name="ce5" office:value-type="string" calcext:value-type="string">
            <text:p>Sadique</text:p>
          </table:table-cell>
          <table:table-cell table:style-name="ce5" office:value-type="float" office:value="744800245" calcext:value-type="float">
            <text:p>744800245</text:p>
          </table:table-cell>
          <table:table-cell table:style-name="ce12" office:value-type="string" calcext:value-type="string">
            <text:p><text:a xlink:href="mailto:sadil103.ss@gmail.com" xlink:type="simple">sadil103.ss@gmail.com</text:a></text:p>
          </table:table-cell>
        </table:table-row>
        <table:table-row table:style-name="ro2">
          <table:table-cell table:style-name="ce5" office:value-type="float" office:value="411" calcext:value-type="float">
            <text:p>41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jinkya Sulgudle</text:p>
          </table:table-cell>
          <table:table-cell table:style-name="ce5" office:value-type="float" office:value="7743924123" calcext:value-type="float">
            <text:p>7743924123</text:p>
          </table:table-cell>
          <table:table-cell table:style-name="ce12" office:value-type="string" calcext:value-type="string">
            <text:p><text:a xlink:href="mailto:adharashive@gmail.com" xlink:type="simple">adharashive@gmail.com</text:a></text:p>
          </table:table-cell>
          <table:table-cell table:style-name="Default" table:number-columns-repeated="2"/>
          <table:table-cell table:style-name="ce5"/>
        </table:table-row>
        <table:table-row table:style-name="ro2">
          <table:table-cell table:style-name="ce5" office:value-type="float" office:value="413" calcext:value-type="float">
            <text:p>41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shutosh Patil</text:p>
          </table:table-cell>
          <table:table-cell table:style-name="ce5" office:value-type="float" office:value="9029061840" calcext:value-type="float">
            <text:p>9029061840</text:p>
          </table:table-cell>
          <table:table-cell table:style-name="ce12" office:value-type="string" calcext:value-type="string">
            <text:p><text:a xlink:href="mailto:ashu1998.ap.ap@gmail.com" xlink:type="simple">ashu1998.ap.ap@gmail.com</text:a></text:p>
          </table:table-cell>
          <table:table-cell table:style-name="Default" table:number-columns-repeated="2"/>
          <table:table-cell table:style-name="ce5"/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vinash</text:p>
          </table:table-cell>
          <table:table-cell table:style-name="ce5" office:value-type="float" office:value="8983878885" calcext:value-type="float">
            <text:p>8983878885</text:p>
          </table:table-cell>
          <table:table-cell table:style-name="ce12" office:value-type="string" calcext:value-type="string">
            <text:p><text:a xlink:href="mailto:avinashugale2888@gmail.com" xlink:type="simple">avinashugale2888@gmail.com</text:a></text:p>
          </table:table-cell>
          <table:table-cell table:style-name="ce5" office:value-type="string" calcext:value-type="string">
            <text:p>Varshan</text:p>
          </table:table-cell>
          <table:table-cell table:style-name="ce5" office:value-type="float" office:value="8087974784" calcext:value-type="float">
            <text:p>8087974784</text:p>
          </table:table-cell>
          <table:table-cell table:style-name="ce5"/>
        </table:table-row>
        <table:table-row table:style-name="ro5">
          <table:table-cell table:style-name="ce5" office:value-type="float" office:value="421" calcext:value-type="float">
            <text:p>4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bhishek Shekade</text:p>
          </table:table-cell>
          <table:table-cell table:style-name="ce5" office:value-type="float" office:value="8087321560" calcext:value-type="float">
            <text:p>8087321560</text:p>
          </table:table-cell>
          <table:table-cell table:style-name="Default"/>
          <table:table-cell table:style-name="ce5" table:number-columns-repeated="3"/>
        </table:table-row>
        <table:table-row table:style-name="ro2">
          <table:table-cell table:style-name="ce5" office:value-type="float" office:value="426" calcext:value-type="float">
            <text:p>426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Ketan Ingale</text:p>
          </table:table-cell>
          <table:table-cell table:style-name="ce5" office:value-type="float" office:value="8275357858" calcext:value-type="float">
            <text:p>8275357858</text:p>
          </table:table-cell>
          <table:table-cell table:style-name="ce12" office:value-type="string" calcext:value-type="string">
            <text:p><text:a xlink:href="mailto:iketu312@gmail.com" xlink:type="simple">iketu312@gmail.com</text:a></text:p>
          </table:table-cell>
          <table:table-cell table:style-name="ce5" table:number-columns-repeated="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prathamesh</text:p>
          </table:table-cell>
          <table:table-cell table:style-name="ce5" office:value-type="float" office:value="8390654932" calcext:value-type="float">
            <text:p>8390654932</text:p>
          </table:table-cell>
          <table:table-cell table:style-name="ce12" office:value-type="string" calcext:value-type="string">
            <text:p><text:a xlink:href="mailto:prathameshnehe0701@gmail.com" xlink:type="simple">prathameshnehe0701@gmail.com</text:a></text:p>
          </table:table-cell>
          <table:table-cell table:style-name="Default" table:number-columns-repeated="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deepak</text:p>
          </table:table-cell>
          <table:table-cell table:style-name="ce5" office:value-type="float" office:value="9146070340" calcext:value-type="float">
            <text:p>9146070340</text:p>
          </table:table-cell>
          <table:table-cell table:style-name="ce12" office:value-type="string" calcext:value-type="string">
            <text:p><text:a xlink:href="mailto:itsdeepakchaudri@gmail.com" xlink:type="simple">itsdeepakchaudri@gmail.com</text:a></text:p>
          </table:table-cell>
          <table:table-cell table:style-name="ce5" office:value-type="string" calcext:value-type="string">
            <text:p>nikhil</text:p>
          </table:table-cell>
          <table:table-cell table:style-name="ce5" office:value-type="float" office:value="7028061967" calcext:value-type="float">
            <text:p>7028061967</text:p>
          </table:table-cell>
          <table:table-cell table:style-name="ce12" office:value-type="string" calcext:value-type="string">
            <text:p><text:a xlink:href="mailto:nikhilothawade0007@gmail.com" xlink:type="simple">nikhilothawade0007@gmail.com</text:a></text:p>
          </table:table-cell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pooja</text:p>
          </table:table-cell>
          <table:table-cell table:style-name="ce5" office:value-type="float" office:value="9579497998" calcext:value-type="float">
            <text:p>9579497998</text:p>
          </table:table-cell>
          <table:table-cell table:style-name="ce12" office:value-type="string" calcext:value-type="string">
            <text:p><text:a xlink:href="mailto:ppchaudhari4998@gmail.com" xlink:type="simple">ppchaudhari4998@gmail.com</text:a></text:p>
          </table:table-cell>
          <table:table-cell table:style-name="ce5" table:number-columns-repeated="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vishakha</text:p>
          </table:table-cell>
          <table:table-cell table:style-name="ce5" office:value-type="float" office:value="9579010370" calcext:value-type="float">
            <text:p>9579010370</text:p>
          </table:table-cell>
          <table:table-cell table:style-name="ce12" office:value-type="string" calcext:value-type="string">
            <text:p><text:a xlink:href="mailto:vskulkarni3112@gmail.com" xlink:type="simple">vskulkarni3112@gmail.com</text:a></text:p>
          </table:table-cell>
          <table:table-cell table:style-name="ce5" table:number-columns-repeated="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prajakta</text:p>
          </table:table-cell>
          <table:table-cell table:style-name="ce5" office:value-type="float" office:value="9423756472" calcext:value-type="float">
            <text:p>9423756472</text:p>
          </table:table-cell>
          <table:table-cell table:style-name="ce12" office:value-type="string" calcext:value-type="string">
            <text:p><text:a xlink:href="mailto:desaleprajakta2327@gmail.com" xlink:type="simple">desaleprajakta2327@gmail.com</text:a></text:p>
          </table:table-cell>
          <table:table-cell table:style-name="ce5" table:number-columns-repeated="3"/>
        </table:table-row>
        <table:table-row table:style-name="ro5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Vijaykumar Dangi</text:p>
          </table:table-cell>
          <table:table-cell table:style-name="Default" office:value-type="float" office:value="9921072057" calcext:value-type="float">
            <text:p>9921072057</text:p>
          </table:table-cell>
          <table:table-cell table:style-name="Default" office:value-type="string" calcext:value-type="string">
            <text:p><text:a xlink:href="mailto:vini.g.1602@gmail.com" xlink:type="simple">vini.g.1602@gmail.com</text:a>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Gaurav Bhaleroo</text:p>
          </table:table-cell>
          <table:table-cell table:style-name="Default" office:value-type="float" office:value="9423322840" calcext:value-type="float">
            <text:p>9423322840</text:p>
          </table:table-cell>
          <table:table-cell table:style-name="Default" office:value-type="string" calcext:value-type="string">
            <text:p><text:a xlink:href="mailto:gauravbhaleroo567@gmail.com" xlink:type="simple">gauravbhaleroo567@gmail.com</text:a></text:p>
          </table:table-cell>
          <table:table-cell table:style-name="Default" office:value-type="string" calcext:value-type="string">
            <text:p>Abhishek Jain</text:p>
          </table:table-cell>
          <table:table-cell table:style-name="Default" office:value-type="float" office:value="9130944323" calcext:value-type="float">
            <text:p>9130944323</text:p>
          </table:table-cell>
          <table:table-cell table:style-name="Default" office:value-type="string" calcext:value-type="string">
            <text:p><text:a xlink:href="mailto:abhirp123@gmail.com" xlink:type="simple">abhirp123@gmail.com</text:a></text:p>
          </table:table-cell>
        </table:table-row>
        <table:table-row table:style-name="ro5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Hrishikesh Datir</text:p>
          </table:table-cell>
          <table:table-cell table:style-name="Default" office:value-type="float" office:value="9503426107" calcext:value-type="float">
            <text:p>9503426107</text:p>
          </table:table-cell>
          <table:table-cell table:style-name="Default" office:value-type="string" calcext:value-type="string">
            <text:p><text:a xlink:href="mailto:hrishikeshdatir2016@gmail.com" xlink:type="simple">hrishikeshdatir2016@gmail.com</text:a>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Pavan Soni</text:p>
          </table:table-cell>
          <table:table-cell table:style-name="Default" office:value-type="float" office:value="7038940760" calcext:value-type="float">
            <text:p>7038940760</text:p>
          </table:table-cell>
          <table:table-cell table:style-name="Default" office:value-type="string" calcext:value-type="string">
            <text:p><text:a xlink:href="mailto:sonipavan002@gmail.com" xlink:type="simple">sonipavan002@gmail.com</text:a></text:p>
          </table:table-cell>
          <table:table-cell table:style-name="Default" office:value-type="string" calcext:value-type="string">
            <text:p>Balram Somani</text:p>
          </table:table-cell>
          <table:table-cell table:style-name="Default" office:value-type="float" office:value="9545999809" calcext:value-type="float">
            <text:p>9545999809</text:p>
          </table:table-cell>
          <table:table-cell table:style-name="Default" office:value-type="string" calcext:value-type="string">
            <text:p><text:a xlink:href="mailto:balramsomani3@gmail.com" xlink:type="simple">balramsomani3@gmail.com</text:a></text:p>
          </table:table-cell>
        </table:table-row>
        <table:table-row table:style-name="ro5">
          <table:table-cell table:style-name="ce5" office:value-type="float" office:value="338" calcext:value-type="float">
            <text:p>338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bhujbal komal</text:p>
          </table:table-cell>
          <table:table-cell table:style-name="ce5" office:value-type="float" office:value="9975292544" calcext:value-type="float">
            <text:p>9975292544</text:p>
          </table:table-cell>
          <table:table-cell table:style-name="ce13" office:value-type="string" calcext:value-type="string">
            <text:p><text:a xlink:href="mailto:bhujbalkomal17@gmail" xlink:type="simple">bhujbalkomal17@gmail.com</text:a></text:p>
          </table:table-cell>
          <table:table-cell table:style-name="ce5" office:value-type="string" calcext:value-type="string">
            <text:p>shital gadekar</text:p>
          </table:table-cell>
          <table:table-cell table:style-name="ce5" office:value-type="float" office:value="7057161370" calcext:value-type="float">
            <text:p>7057161370</text:p>
          </table:table-cell>
          <table:table-cell table:style-name="ce13" office:value-type="string" calcext:value-type="string">
            <text:p><text:a xlink:href="mailto:gadekarshital1@gmail.com" xlink:type="simple">gadekarshital1@gmail.com</text:a></text:p>
          </table:table-cell>
        </table:table-row>
        <table:table-row table:style-name="ro2">
          <table:table-cell table:style-name="Default" office:value-type="float" office:value="983" calcext:value-type="float">
            <text:p>98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Motish Mehta</text:p>
          </table:table-cell>
          <table:table-cell table:style-name="Default" office:value-type="float" office:value="9422247762" calcext:value-type="float">
            <text:p>9422247762</text:p>
          </table:table-cell>
          <table:table-cell table:style-name="ce14" office:value-type="string" calcext:value-type="string">
            <text:p><text:a xlink:href="mailto:mehta.motish97@gmail.com" xlink:type="simple">mehta.motish97@gmail.com</text:a>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984" calcext:value-type="float">
            <text:p>984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Omkesh Mitkari</text:p>
          </table:table-cell>
          <table:table-cell table:style-name="Default" office:value-type="float" office:value="7776887398" calcext:value-type="float">
            <text:p>7776887398</text:p>
          </table:table-cell>
          <table:table-cell table:style-name="ce14" office:value-type="string" calcext:value-type="string">
            <text:p><text:a xlink:href="mailto:ommitkari@gmail.com" xlink:type="simple">ommitkari@gmail.com</text:a></text:p>
          </table:table-cell>
          <table:table-cell table:style-name="Default" office:value-type="string" calcext:value-type="string">
            <text:p>Shubham Bodare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float" office:value="990" calcext:value-type="float">
            <text:p>990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Rajshekar Hiremadh</text:p>
          </table:table-cell>
          <table:table-cell table:style-name="Default" office:value-type="float" office:value="7773910200" calcext:value-type="float">
            <text:p>7773910200</text:p>
          </table:table-cell>
          <table:table-cell table:style-name="ce14" office:value-type="string" calcext:value-type="string">
            <text:p><text:a xlink:href="mailto:lordrajshekar@gmail.com" xlink:type="simple">lordrajshekar@gmail.com</text:a>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991" calcext:value-type="float">
            <text:p>991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ayali Patil</text:p>
          </table:table-cell>
          <table:table-cell table:style-name="Default" office:value-type="float" office:value="9822267293" calcext:value-type="float">
            <text:p>9822267293</text:p>
          </table:table-cell>
          <table:table-cell table:style-name="ce14" office:value-type="string" calcext:value-type="string">
            <text:p><text:a xlink:href="mailto:ssayali2610@gmail.com" xlink:type="simple">ssayali2610@gmail.com</text:a>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993" calcext:value-type="float">
            <text:p>993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Gaurav Bansode</text:p>
          </table:table-cell>
          <table:table-cell table:style-name="Default" office:value-type="float" office:value="9767987067" calcext:value-type="float">
            <text:p>9767987067</text:p>
          </table:table-cell>
          <table:table-cell table:style-name="ce14" office:value-type="string" calcext:value-type="string">
            <text:p><text:a xlink:href="mailto:gauravbansode90@gmail.com" xlink:type="simple">gauravbansode90@gmail.com</text:a></text:p>
          </table:table-cell>
          <table:table-cell table:style-name="Default" table:number-columns-repeated="3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Akhil Agrawal</text:p>
          </table:table-cell>
          <table:table-cell table:style-name="ce5" office:value-type="float" office:value="8120110218" calcext:value-type="float">
            <text:p>8120110218</text:p>
          </table:table-cell>
          <table:table-cell table:style-name="ce12" office:value-type="string" calcext:value-type="string">
            <text:p><text:a xlink:href="mailto:akhil8120110218@gmail.com" xlink:type="simple">akhil8120110218@gmail.com</text:a>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21:29:23.007040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7:14:09.884647996</meta:creation-date>
    <dc:date>2016-09-04T22:22:46.401508585</dc:date>
    <meta:editing-duration>PT5M14S</meta:editing-duration>
    <meta:editing-cycles>2</meta:editing-cycles>
    <meta:generator>LibreOffice/4.2.8.2$Linux_X86_64 LibreOffice_project/420m0$Build-2</meta:generator>
    <meta:document-statistic meta:table-count="10" meta:cell-count="4219" meta:object-count="0"/>
  </office:meta>
</office:document-meta>
</file>